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0.6681in"/>
    </style:style>
    <style:style style:name="co4" style:family="table-column">
      <style:table-column-properties fo:break-before="auto" style:column-width="0.9307in"/>
    </style:style>
    <style:style style:name="co1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2528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9193in"/>
    </style:style>
    <style:style style:name="co8" style:family="table-column">
      <style:table-column-properties fo:break-before="auto" style:column-width="1.0508in"/>
    </style:style>
    <style:style style:name="co9" style:family="table-column">
      <style:table-column-properties fo:break-before="auto" style:column-width="0.7118in"/>
    </style:style>
    <style:style style:name="co10" style:family="table-column">
      <style:table-column-properties fo:break-before="auto" style:column-width="0.4492in"/>
    </style:style>
    <style:style style:name="co11" style:family="table-column">
      <style:table-column-properties fo:break-before="auto" style:column-width="0.428in"/>
    </style:style>
    <style:style style:name="co12" style:family="table-column">
      <style:table-column-properties fo:break-before="auto" style:column-width="0.4929in"/>
    </style:style>
    <style:style style:name="co13" style:family="table-column">
      <style:table-column-properties fo:break-before="auto" style:column-width="1.0071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0.6134in"/>
    </style:style>
    <style:style style:name="co16" style:family="table-column">
      <style:table-column-properties fo:break-before="auto" style:column-width="0.7008in"/>
    </style:style>
    <style:style style:name="co17" style:family="table-column">
      <style:table-column-properties fo:break-before="auto" style:column-width="1.1484in"/>
    </style:style>
    <style:style style:name="co18" style:family="table-column">
      <style:table-column-properties fo:break-before="auto" style:column-width="1.1047in"/>
    </style:style>
    <style:style style:name="co19" style:family="table-column">
      <style:table-column-properties fo:break-before="auto" style:column-width="1.2665in"/>
    </style:style>
    <style:style style:name="co20" style:family="table-column">
      <style:table-column-properties fo:break-before="auto" style:column-width="1.1709in"/>
    </style:style>
    <style:style style:name="co21" style:family="table-column">
      <style:table-column-properties fo:break-before="auto" style:column-width="1.1598in"/>
    </style:style>
    <style:style style:name="co22" style:family="table-column">
      <style:table-column-properties fo:break-before="auto" style:column-width="0.1744in"/>
    </style:style>
    <style:style style:name="co23" style:family="table-column">
      <style:table-column-properties fo:break-before="auto" style:column-width="3.5398in"/>
    </style:style>
    <style:style style:name="co25" style:family="table-column">
      <style:table-column-properties fo:break-before="auto" style:column-width="3.561in"/>
    </style:style>
    <style:style style:name="co26" style:family="table-column">
      <style:table-column-properties fo:break-before="auto" style:column-width="0.229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8" style:family="table-cell" style:parent-style-name="Default" style:data-style-name="N37"/>
    <style:style style:name="ce2" style:family="table-cell" style:parent-style-name="Default">
      <style:table-cell-properties fo:background-color="#c0c0c0"/>
    </style:style>
    <style:style style:name="ce3" style:family="table-cell" style:parent-style-name="Default">
      <style:text-properties fo:color="#000000" style:text-outline="false" style:text-line-through-style="none" style:font-name="Courier New" fo:font-size="8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Courier New" style:font-size-complex="4.55000019073486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ff0000" style:text-outline="false" style:text-line-through-style="none" style:font-name="Courier New" fo:font-size="8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Courier New" style:font-size-complex="4.55000019073486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font-name="Courier New" fo:font-size="8pt" fo:text-shadow="none" style:text-underline-style="none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Courier New" style:font-size-complex="4.55000019073486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ff0000" style:text-outline="false" style:text-line-through-style="none" style:font-name="Courier New" fo:font-size="8pt" fo:text-shadow="none" style:text-underline-style="none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Courier New" style:font-size-complex="4.55000019073486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0c0c0"/>
      <style:text-properties fo:color="#000000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80">
      <style:text-properties fo:color="#ff0000"/>
    </style:style>
    <style:style style:name="ce11" style:family="table-cell" style:parent-style-name="Default" style:data-style-name="N80">
      <style:text-properties fo:color="#000000"/>
    </style:style>
    <style:style style:name="ce12" style:family="table-cell" style:parent-style-name="Default">
      <style:text-properties fo:color="#ff00ff"/>
    </style:style>
    <style:style style:name="ce13" style:family="table-cell" style:parent-style-name="Default" style:data-style-name="N80">
      <style:text-properties fo:color="#ff00ff"/>
    </style:style>
    <style:style style:name="ce14" style:family="table-cell" style:parent-style-name="Default" style:data-style-name="N0">
      <style:text-properties fo:color="#ff00ff"/>
    </style:style>
    <style:style style:name="ce15" style:family="table-cell" style:parent-style-name="Default">
      <style:table-cell-properties fo:background-color="#c0c0c0"/>
      <style:text-properties fo:color="#ff00ff"/>
    </style:style>
    <style:style style:name="ce16" style:family="table-cell" style:parent-style-name="Default" style:data-style-name="N80"/>
    <style:style style:name="ce17" style:family="table-cell" style:parent-style-name="Default">
      <style:table-cell-properties fo:background-color="#c0c0c0"/>
      <style:text-properties fo:color="#ff0000"/>
    </style:style>
    <style:style style:name="ce19" style:family="table-cell" style:parent-style-name="Default">
      <style:text-properties style:use-window-font-color="true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  <style:style style:name="T7" style:family="text">
      <style:text-properties fo:color="#800080"/>
    </style:style>
    <style:style style:name="T8" style:family="text">
      <style:text-properties fo:color="#808000"/>
    </style:style>
  </office:automatic-styles>
  <office:body>
    <office:spreadsheet>
      <table:table table:name="Sheet1" table:style-name="ta1" table:print="false">
        <table:table-column table:style-name="co5" table:default-cell-style-name="Default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0" table:default-cell-style-name="ce12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0" table:default-cell-style-name="ce12"/>
        <table:table-column table:style-name="co17" table:default-cell-style-name="ce8"/>
        <table:table-column table:style-name="co10" table:default-cell-style-name="ce8"/>
        <table:table-column table:style-name="co12" table:default-cell-style-name="ce8"/>
        <table:table-column table:style-name="co18" table:default-cell-style-name="ce8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ce7"/>
        <table:table-column table:style-name="co23" table:default-cell-style-name="ce8"/>
        <table:table-column table:style-name="co25" table:default-cell-style-name="ce8"/>
        <table:table-column table:style-name="co26" table:default-cell-style-name="ce7"/>
        <table:table-column table:style-name="co1" table:number-columns-repeated="996" table:default-cell-style-name="ce8"/>
        <table:table-row table:style-name="ro1">
          <table:table-cell office:value-type="string">
            <text:p>ID</text:p>
          </table:table-cell>
          <table:table-cell table:style-name="ce3" office:value-type="string">
            <text:p>EMPNO</text:p>
          </table:table-cell>
          <table:table-cell office:value-type="string">
            <text:p>ENAME</text:p>
          </table:table-cell>
          <table:table-cell office:value-type="string">
            <text:p>JOB</text:p>
          </table:table-cell>
          <table:table-cell office:value-type="string">
            <text:p>MGR_EMP_ID</text:p>
          </table:table-cell>
          <table:table-cell office:value-type="string">
            <text:p>Ellisson</text:p>
          </table:table-cell>
          <table:table-cell office:value-type="string">
            <text:p>King</text:p>
          </table:table-cell>
          <table:table-cell office:value-type="string">
            <text:p>Lane</text:p>
          </table:table-cell>
          <table:table-cell office:value-type="string">
            <text:p>Mgr</text:p>
          </table:table-cell>
          <table:table-cell office:value-type="string">
            <text:p>HIREDATE</text:p>
          </table:table-cell>
          <table:table-cell office:value-type="string">
            <text:p>FLAG</text:p>
          </table:table-cell>
          <table:table-cell office:value-type="string">
            <text:p>SAL</text:p>
          </table:table-cell>
          <table:table-cell office:value-type="string">
            <text:p>COMM</text:p>
          </table:table-cell>
          <table:table-cell office:value-type="string">
            <text:p>DEPT_ID</text:p>
          </table:table-cell>
          <table:table-cell office:value-type="string">
            <text:p>FLAG</text:p>
          </table:table-cell>
          <table:table-cell office:value-type="string">
            <text:p>EFF_BEG_DTM</text:p>
          </table:table-cell>
          <table:table-cell table:number-columns-repeated="2" table:style-name="ce12" office:value-type="string">
            <text:p>FLAG</text:p>
          </table:table-cell>
          <table:table-cell office:value-type="string">
            <text:p>EFF_END_DTM</text:p>
          </table:table-cell>
          <table:table-cell office:value-type="string">
            <text:p>LAST_ACTIVE</text:p>
          </table:table-cell>
          <table:table-cell office:value-type="string">
            <text:p>AUD_BEG_DTM</text:p>
          </table:table-cell>
          <table:table-cell office:value-type="string">
            <text:p>AUD_BEG_USR</text:p>
          </table:table-cell>
          <table:table-cell office:value-type="string">
            <text:p>AUD_END_DTM</text:p>
          </table:table-cell>
          <table:table-cell office:value-type="string">
            <text:p>AUD_END_USR</text:p>
          </table:table-cell>
          <table:table-cell/>
          <table:table-cell table:formula="of:=&quot;insert into EMP (&quot;&amp;[.A1]&amp;&quot;,&quot;&amp;[.B1]&amp;&quot;,&quot;&amp;[.C1]&amp;&quot;,&quot;&amp;[.D1]&amp;&quot;,&quot;&amp;[.E1]&amp;&quot;,&quot;&amp;[.J1]&amp;&quot;,&quot;&amp;[.L1]&amp;&quot;,&quot;&amp;[.M1]&amp;&quot;,&quot;&amp;[.N1]&amp;&quot;,&quot;&amp;[.P1]&amp;&quot;,&quot;&amp;[.U1]&amp;&quot;,&quot;&amp;[.V1]&amp;&quot;) values (&quot;" office:value-type="string" office:string-value="insert into EMP (ID,EMPNO,ENAME,JOB,MGR_EMP_ID,HIREDATE,SAL,COMM,DEPT_ID,EFF_BEG_DTM,AUD_BEG_DTM,AUD_BEG_USR) values (">
            <text:p>insert into EMP (ID,EMPNO,ENAME,JOB,MGR_EMP_ID,HIREDATE,SAL,COMM,DEPT_ID,EFF_BEG_DTM,AUD_BEG_DTM,AUD_BEG_USR) values (</text:p>
          </table:table-cell>
          <table:table-cell table:formula="of:=&quot;insert into EMP_HIST (EMP_&quot;&amp;[.A1]&amp;&quot;,&quot;&amp;[.B1]&amp;&quot;,&quot;&amp;[.C1]&amp;&quot;,&quot;&amp;[.D1]&amp;&quot;,&quot;&amp;[.E1]&amp;&quot;,&quot;&amp;[.J1]&amp;&quot;,&quot;&amp;[.L1]&amp;&quot;,&quot;&amp;[.M1]&amp;&quot;,&quot;&amp;[.N1]&amp;&quot;,&quot;&amp;[.P1]&amp;&quot;,&quot;&amp;[.S1]&amp;&quot;,&quot;&amp;[.T1]&amp;&quot;,&quot;&amp;[.U1]&amp;&quot;,&quot;&amp;[.V1]&amp;&quot;,&quot;&amp;[.W1]&amp;&quot;,&quot;&amp;[.X1]&amp;&quot;) values (&quot;" office:value-type="string" office:string-value="insert into EMP_HIST (EMP_ID,EMPNO,ENAME,JOB,MGR_EMP_ID,HIREDATE,SAL,COMM,DEPT_ID,EFF_BEG_DTM,EFF_END_DTM,LAST_ACTIVE,AUD_BEG_DTM,AUD_BEG_USR,AUD_END_DTM,AUD_END_USR) values (">
            <text:p>insert into EMP_HIST (EMP_ID,EMPNO,ENAME,JOB,MGR_EMP_ID,HIREDATE,SAL,COMM,DEPT_ID,EFF_BEG_DTM,EFF_END_DTM,LAST_ACTIVE,AUD_BEG_DTM,AUD_BEG_USR,AUD_END_DTM,AUD_END_USR) values (</text:p>
          </table:table-cell>
          <table:table-cell office:value-type="string">
            <text:p><text:s/>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7301">
            <text:p>7301</text:p>
          </table:table-cell>
          <table:table-cell table:style-name="ce9" office:value-type="string">
            <text:p>ELLISON</text:p>
          </table:table-cell>
          <table:table-cell table:style-name="ce9" office:value-type="string">
            <text:p>PRESIDENT</text:p>
          </table:table-cell>
          <table:table-cell table:style-name="ce9" office:value-type="string">
            <text:p>null</text:p>
          </table:table-cell>
          <table:table-cell table:style-name="ce9" table:number-columns-repeated="4"/>
          <table:table-cell table:style-name="ce10" office:value-type="date" office:date-value="1980-11-02">
            <text:p>2. Nov. 1980</text:p>
          </table:table-cell>
          <table:table-cell table:style-name="ce13"/>
          <table:table-cell table:style-name="ce9" office:value-type="float" office:value="4000">
            <text:p>4000</text:p>
          </table:table-cell>
          <table:table-cell table:style-name="ce9" office:value-type="string">
            <text:p>null</text:p>
          </table:table-cell>
          <table:table-cell table:style-name="ce9" office:value-type="float" office:value="1">
            <text:p>1</text:p>
          </table:table-cell>
          <table:table-cell table:formula="of:=IF([.P2]&lt;[.J2];[.O$1];&quot;&quot;)">
            <text:p/>
          </table:table-cell>
          <table:table-cell table:style-name="ce10" office:value-type="date" office:date-value="1980-11-02">
            <text:p>2. Nov. 1980</text:p>
          </table:table-cell>
          <table:table-cell table:style-name="ce9"/>
          <table:table-cell table:style-name="ce14" table:formula="of:=IF(AND([.P2]&gt;[.S2];[.S2]&lt;&gt;0);[.R$1];&quot;&quot;)">
            <text:p/>
          </table:table-cell>
          <table:table-cell table:style-name="ce10" office:value-type="date" office:date-value="1981-06-30">
            <text:p>30. Jun. 1981</text:p>
          </table:table-cell>
          <table:table-cell office:value-type="string">
            <text:p>Y</text:p>
          </table:table-cell>
          <table:table-cell table:style-name="ce16" table:formula="of:=[.P2]+(RAND()-0.5)*5" office:value-type="date" office:date-value="1980-10-30T15:20:23.4375">
            <text:p>30. Oct. 1980</text:p>
          </table:table-cell>
          <table:table-cell table:style-name="ce16" table:formula="of:=VLOOKUP([.U2];[Sheet2.$A$2:.$B$6];2)" office:value-type="string" office:string-value="DAVIS">
            <text:p>DAVIS</text:p>
          </table:table-cell>
          <table:table-cell table:style-name="ce16" table:formula="of:=IF([.S2]&lt;&gt;0;[.S2]+(RAND()-0.5)*5;&quot;&quot;)" office:value-type="date" office:date-value="1981-06-30T01:13:10.136719">
            <text:p>30. Jun. 1981</text:p>
          </table:table-cell>
          <table:table-cell table:style-name="ce16" table:formula="of:=IF([.W2]&lt;&gt;&quot;&quot;;VLOOKUP([.W2];[Sheet2.$A$2:.$B$6];2);&quot;&quot;)" office:value-type="string" office:string-value="THOMPSON">
            <text:p>THOMPSON</text:p>
          </table:table-cell>
          <table:table-cell table:style-name="ce17"/>
          <table:table-cell table:formula="of:=[.Z$1]&amp;[.A2]&amp;&quot;,&quot;&amp;[.B2]&amp;&quot;,'&quot;&amp;[.C2]&amp;&quot;','&quot;&amp;[.D2]&amp;&quot;',&quot;&amp;[.E2]&amp;&quot;,to_date('&quot;&amp;YEAR([.J2])&amp;&quot;-&quot;&amp;MONTH([.J2])&amp;&quot;-&quot;&amp;DAY([.J2])&amp;&quot;','YYYY-MM-DD'),&quot;&amp;[.L2]&amp;&quot;,&quot;&amp;[.M2]&amp;&quot;,&quot;&amp;[.N2]&amp;&quot;,to_date('&quot;&amp;YEAR([.P2])&amp;&quot;-&quot;&amp;MONTH([.P2])&amp;&quot;-&quot;&amp;DAY([.P2])&amp;&quot;','YYYY-MM-DD'),to_date('&quot;&amp;YEAR([.U2])&amp;&quot;-&quot;&amp;MONTH([.U2])&amp;&quot;-&quot;&amp;DAY([.U2])&amp;&quot;','YYYY-MM-DD'),'&quot;&amp;[.V2]&amp;&quot;');&quot;" office:value-type="string" office:string-value="insert into EMP (ID,EMPNO,ENAME,JOB,MGR_EMP_ID,HIREDATE,SAL,COMM,DEPT_ID,EFF_BEG_DTM,AUD_BEG_DTM,AUD_BEG_USR) values (1,7301,'ELLISON','PRESIDENT',null,to_date('1980-11-2','YYYY-MM-DD'),4000,null,1,to_date('1980-11-2','YYYY-MM-DD'),to_date('1980-10-30','YYYY-MM-DD'),'DAVIS');">
            <text:p>insert into EMP (ID,EMPNO,ENAME,JOB,MGR_EMP_ID,HIREDATE,SAL,COMM,DEPT_ID,EFF_BEG_DTM,AUD_BEG_DTM,AUD_BEG_USR) values (1,7301,'ELLISON','PRESIDENT',null,to_date('1980-11-2','YYYY-MM-DD'),4000,null,1,to_date('1980-11-2','YYYY-MM-DD'),to_date('1980-10-30','YYYY-MM-DD'),'DAVIS');</text:p>
          </table:table-cell>
          <table:table-cell table:style-name="ce19" table:formula="of:=[.AA$1]&amp;[.A2]&amp;&quot;,&quot;&amp;[.B2]&amp;&quot;,'&quot;&amp;[.C2]&amp;&quot;','&quot;&amp;[.D2]&amp;&quot;',&quot;&amp;[.E2]&amp;&quot;,to_date('&quot;&amp;YEAR([.J2])&amp;&quot;-&quot;&amp;MONTH([.J2])&amp;&quot;-&quot;&amp;DAY([.J2])&amp;&quot;','YYYY-MM-DD'),&quot;&amp;[.L2]&amp;&quot;,&quot;&amp;[.M2]&amp;&quot;,&quot;&amp;[.N2]&amp;&quot;,to_date('&quot;&amp;YEAR([.P2])&amp;&quot;-&quot;&amp;MONTH([.P2])&amp;&quot;-&quot;&amp;DAY([.P2])&amp;&quot;','YYYY-MM-DD'),to_date('&quot;&amp;YEAR([.S2])&amp;&quot;-&quot;&amp;MONTH([.S2])&amp;&quot;-&quot;&amp;DAY([.S2])&amp;&quot;','YYYY-MM-DD'),'&quot;&amp;[.T2]&amp;&quot;',to_date('&quot;&amp;YEAR([.U2])&amp;&quot;-&quot;&amp;MONTH([.U2])&amp;&quot;-&quot;&amp;DAY([.U2])&amp;&quot;','YYYY-MM-DD'),'&quot;&amp;[.V2]&amp;&quot;',to_date('&quot;&amp;YEAR([.W2])&amp;&quot;-&quot;&amp;MONTH([.W2])&amp;&quot;-&quot;&amp;DAY([.W2])&amp;&quot;','YYYY-MM-DD'),'&quot;&amp;[.X2]&amp;&quot;');&quot;" office:value-type="string" office:string-value="insert into EMP_HIST (EMP_ID,EMPNO,ENAME,JOB,MGR_EMP_ID,HIREDATE,SAL,COMM,DEPT_ID,EFF_BEG_DTM,EFF_END_DTM,LAST_ACTIVE,AUD_BEG_DTM,AUD_BEG_USR,AUD_END_DTM,AUD_END_USR) values (1,7301,'ELLISON','PRESIDENT',null,to_date('1980-11-2','YYYY-MM-DD'),4000,null,1,to_date('1980-11-2','YYYY-MM-DD'),to_date('1981-6-30','YYYY-MM-DD'),'Y',to_date('1980-10-30','YYYY-MM-DD'),'DAVIS',to_date('1981-6-30','YYYY-MM-DD'),'THOMPSON');">
            <text:p>insert into EMP_HIST (EMP_ID,EMPNO,ENAME,JOB,MGR_EMP_ID,HIREDATE,SAL,COMM,DEPT_ID,EFF_BEG_DTM,EFF_END_DTM,LAST_ACTIVE,AUD_BEG_DTM,AUD_BEG_USR,AUD_END_DTM,AUD_END_USR) values (1,7301,'ELLISON','PRESIDENT',null,to_date('1980-11-2','YYYY-MM-DD'),4000,null,1,to_date('1980-11-2','YYYY-MM-DD'),to_date('1981-6-30','YYYY-MM-DD'),'Y',to_date('1980-10-30','YYYY-MM-DD'),'DAVIS',to_date('1981-6-30','YYYY-MM-DD'),'THOMPSON');</text:p>
          </table:table-cell>
          <table:table-cell table:style-name="ce17" office:value-type="string">
            <text:p><text:s/></text:p>
          </table:table-cell>
          <table:table-cell table:style-name="ce19" table:formula="of:=IF([.W2]=&quot;&quot;;[.Z2];[.AA2])" office:value-type="string" office:string-value="insert into EMP_HIST (EMP_ID,EMPNO,ENAME,JOB,MGR_EMP_ID,HIREDATE,SAL,COMM,DEPT_ID,EFF_BEG_DTM,EFF_END_DTM,LAST_ACTIVE,AUD_BEG_DTM,AUD_BEG_USR,AUD_END_DTM,AUD_END_USR) values (1,7301,'ELLISON','PRESIDENT',null,to_date('1980-11-2','YYYY-MM-DD'),4000,null,1,to_date('1980-11-2','YYYY-MM-DD'),to_date('1981-6-30','YYYY-MM-DD'),'Y',to_date('1980-10-30','YYYY-MM-DD'),'DAVIS',to_date('1981-6-30','YYYY-MM-DD'),'THOMPSON');">
            <text:p>insert into EMP_HIST (EMP_ID,EMPNO,ENAME,JOB,MGR_EMP_ID,HIREDATE,SAL,COMM,DEPT_ID,EFF_BEG_DTM,EFF_END_DTM,LAST_ACTIVE,AUD_BEG_DTM,AUD_BEG_USR,AUD_END_DTM,AUD_END_USR) values (1,7301,'ELLISON','PRESIDENT',null,to_date('1980-11-2','YYYY-MM-DD'),4000,null,1,to_date('1980-11-2','YYYY-MM-DD'),to_date('1981-6-30','YYYY-MM-DD'),'Y',to_date('1980-10-30','YYYY-MM-DD'),'DAVIS',to_date('1981-6-30','YYYY-MM-DD'),'THOMPSON');</text:p>
          </table:table-cell>
          <table:table-cell table:style-name="ce9" table:number-columns-repeated="995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7344">
            <text:p>7344</text:p>
          </table:table-cell>
          <table:table-cell office:value-type="string">
            <text:p>DAVIS</text:p>
          </table:table-cell>
          <table:table-cell office:value-type="string">
            <text:p>CLERK</text:p>
          </table:table-cell>
          <table:table-cell office:value-type="float" office:value="1">
            <text:p>1</text:p>
          </table:table-cell>
          <table:table-cell office:value-type="string">
            <text:p>Ellisson</text:p>
          </table:table-cell>
          <table:table-cell table:number-columns-repeated="3"/>
          <table:table-cell table:style-name="ce11" office:value-type="date" office:date-value="1980-11-16">
            <text:p>16. Nov. 1980</text:p>
          </table:table-cell>
          <table:table-cell table:style-name="ce14" table:formula="of:=IF([.J3]&lt;[.J2];[.K$1];&quot;&quot;)">
            <text:p/>
          </table:table-cell>
          <table:table-cell office:value-type="float" office:value="1400">
            <text:p>14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3]&lt;[.J3];[.O$1];&quot;&quot;)">
            <text:p/>
          </table:table-cell>
          <table:table-cell table:style-name="ce11" office:value-type="date" office:date-value="1980-11-16">
            <text:p>16. Nov. 1980</text:p>
          </table:table-cell>
          <table:table-cell table:style-name="ce14" table:formula="of:=IF([.P3]&lt;[.P2];[.Q$1];&quot;&quot;)">
            <text:p/>
          </table:table-cell>
          <table:table-cell table:style-name="ce14" table:formula="of:=IF(AND([.P3]&gt;[.S3];[.S3]&lt;&gt;0);[.R$1];&quot;&quot;)">
            <text:p/>
          </table:table-cell>
          <table:table-cell table:style-name="ce11" office:value-type="date" office:date-value="1981-06-23">
            <text:p>23. Jun. 1981</text:p>
          </table:table-cell>
          <table:table-cell/>
          <table:table-cell table:style-name="ce16" table:formula="of:=[.P3]+(RAND()-0.5)*5" office:value-type="date" office:date-value="1980-11-14T17:37:35.273438">
            <text:p>14. Nov. 1980</text:p>
          </table:table-cell>
          <table:table-cell table:style-name="ce16" table:formula="of:=VLOOKUP([.U3];[Sheet2.$A$2:.$B$6];2)" office:value-type="string" office:string-value="DAVIS">
            <text:p>DAVIS</text:p>
          </table:table-cell>
          <table:table-cell table:style-name="ce16" table:formula="of:=IF([.S3]&lt;&gt;0;[.S3]+(RAND()-0.5)*5;&quot;&quot;)" office:value-type="date" office:date-value="1981-06-22T16:34:10.488281">
            <text:p>22. Jun. 1981</text:p>
          </table:table-cell>
          <table:table-cell table:style-name="ce16" table:formula="of:=IF([.W3]&lt;&gt;&quot;&quot;;VLOOKUP([.W3];[Sheet2.$A$2:.$B$6];2);&quot;&quot;)" office:value-type="string" office:string-value="THOMPSON">
            <text:p>THOMPSON</text:p>
          </table:table-cell>
          <table:table-cell/>
          <table:table-cell table:formula="of:=[.Z$1]&amp;[.A3]&amp;&quot;,&quot;&amp;[.B3]&amp;&quot;,'&quot;&amp;[.C3]&amp;&quot;','&quot;&amp;[.D3]&amp;&quot;',&quot;&amp;[.E3]&amp;&quot;,to_date('&quot;&amp;YEAR([.J3])&amp;&quot;-&quot;&amp;MONTH([.J3])&amp;&quot;-&quot;&amp;DAY([.J3])&amp;&quot;','YYYY-MM-DD'),&quot;&amp;[.L3]&amp;&quot;,&quot;&amp;[.M3]&amp;&quot;,&quot;&amp;[.N3]&amp;&quot;,to_date('&quot;&amp;YEAR([.P3])&amp;&quot;-&quot;&amp;MONTH([.P3])&amp;&quot;-&quot;&amp;DAY([.P3])&amp;&quot;','YYYY-MM-DD'),to_date('&quot;&amp;YEAR([.U3])&amp;&quot;-&quot;&amp;MONTH([.U3])&amp;&quot;-&quot;&amp;DAY([.U3])&amp;&quot;','YYYY-MM-DD'),'&quot;&amp;[.V3]&amp;&quot;');&quot;" office:value-type="string" office:string-value="insert into EMP (ID,EMPNO,ENAME,JOB,MGR_EMP_ID,HIREDATE,SAL,COMM,DEPT_ID,EFF_BEG_DTM,AUD_BEG_DTM,AUD_BEG_USR) values (2,7344,'DAVIS','CLERK',1,to_date('1980-11-16','YYYY-MM-DD'),1400,null,1,to_date('1980-11-16','YYYY-MM-DD'),to_date('1980-11-14','YYYY-MM-DD'),'DAVIS');">
            <text:p>insert into EMP (ID,EMPNO,ENAME,JOB,MGR_EMP_ID,HIREDATE,SAL,COMM,DEPT_ID,EFF_BEG_DTM,AUD_BEG_DTM,AUD_BEG_USR) values (2,7344,'DAVIS','CLERK',1,to_date('1980-11-16','YYYY-MM-DD'),1400,null,1,to_date('1980-11-16','YYYY-MM-DD'),to_date('1980-11-14','YYYY-MM-DD'),'DAVIS');</text:p>
          </table:table-cell>
          <table:table-cell table:style-name="ce19" table:formula="of:=[.AA$1]&amp;[.A3]&amp;&quot;,&quot;&amp;[.B3]&amp;&quot;,'&quot;&amp;[.C3]&amp;&quot;','&quot;&amp;[.D3]&amp;&quot;',&quot;&amp;[.E3]&amp;&quot;,to_date('&quot;&amp;YEAR([.J3])&amp;&quot;-&quot;&amp;MONTH([.J3])&amp;&quot;-&quot;&amp;DAY([.J3])&amp;&quot;','YYYY-MM-DD'),&quot;&amp;[.L3]&amp;&quot;,&quot;&amp;[.M3]&amp;&quot;,&quot;&amp;[.N3]&amp;&quot;,to_date('&quot;&amp;YEAR([.P3])&amp;&quot;-&quot;&amp;MONTH([.P3])&amp;&quot;-&quot;&amp;DAY([.P3])&amp;&quot;','YYYY-MM-DD'),to_date('&quot;&amp;YEAR([.S3])&amp;&quot;-&quot;&amp;MONTH([.S3])&amp;&quot;-&quot;&amp;DAY([.S3])&amp;&quot;','YYYY-MM-DD'),'&quot;&amp;[.T3]&amp;&quot;',to_date('&quot;&amp;YEAR([.U3])&amp;&quot;-&quot;&amp;MONTH([.U3])&amp;&quot;-&quot;&amp;DAY([.U3])&amp;&quot;','YYYY-MM-DD'),'&quot;&amp;[.V3]&amp;&quot;',to_date('&quot;&amp;YEAR([.W3])&amp;&quot;-&quot;&amp;MONTH([.W3])&amp;&quot;-&quot;&amp;DAY([.W3])&amp;&quot;','YYYY-MM-DD'),'&quot;&amp;[.X3]&amp;&quot;');&quot;" office:value-type="string" office:string-value="insert into EMP_HIST (EMP_ID,EMPNO,ENAME,JOB,MGR_EMP_ID,HIREDATE,SAL,COMM,DEPT_ID,EFF_BEG_DTM,EFF_END_DTM,LAST_ACTIVE,AUD_BEG_DTM,AUD_BEG_USR,AUD_END_DTM,AUD_END_USR) values (2,7344,'DAVIS','CLERK',1,to_date('1980-11-16','YYYY-MM-DD'),1400,null,1,to_date('1980-11-16','YYYY-MM-DD'),to_date('1981-6-23','YYYY-MM-DD'),'',to_date('1980-11-14','YYYY-MM-DD'),'DAVIS',to_date('1981-6-22','YYYY-MM-DD'),'THOMPSON');">
            <text:p>insert into EMP_HIST (EMP_ID,EMPNO,ENAME,JOB,MGR_EMP_ID,HIREDATE,SAL,COMM,DEPT_ID,EFF_BEG_DTM,EFF_END_DTM,LAST_ACTIVE,AUD_BEG_DTM,AUD_BEG_USR,AUD_END_DTM,AUD_END_USR) values (2,7344,'DAVIS','CLERK',1,to_date('1980-11-16','YYYY-MM-DD'),1400,null,1,to_date('1980-11-16','YYYY-MM-DD'),to_date('1981-6-23','YYYY-MM-DD'),'',to_date('1980-11-14','YYYY-MM-DD'),'DAVIS',to_date('1981-6-22','YYYY-MM-DD'),'THOMPSON');</text:p>
          </table:table-cell>
          <table:table-cell table:style-name="ce17" office:value-type="string">
            <text:p><text:s/></text:p>
          </table:table-cell>
          <table:table-cell table:style-name="ce19" table:formula="of:=IF([.W3]=&quot;&quot;;[.Z3];[.AA3])" office:value-type="string" office:string-value="insert into EMP_HIST (EMP_ID,EMPNO,ENAME,JOB,MGR_EMP_ID,HIREDATE,SAL,COMM,DEPT_ID,EFF_BEG_DTM,EFF_END_DTM,LAST_ACTIVE,AUD_BEG_DTM,AUD_BEG_USR,AUD_END_DTM,AUD_END_USR) values (2,7344,'DAVIS','CLERK',1,to_date('1980-11-16','YYYY-MM-DD'),1400,null,1,to_date('1980-11-16','YYYY-MM-DD'),to_date('1981-6-23','YYYY-MM-DD'),'',to_date('1980-11-14','YYYY-MM-DD'),'DAVIS',to_date('1981-6-22','YYYY-MM-DD'),'THOMPSON');">
            <text:p>insert into EMP_HIST (EMP_ID,EMPNO,ENAME,JOB,MGR_EMP_ID,HIREDATE,SAL,COMM,DEPT_ID,EFF_BEG_DTM,EFF_END_DTM,LAST_ACTIVE,AUD_BEG_DTM,AUD_BEG_USR,AUD_END_DTM,AUD_END_USR) values (2,7344,'DAVIS','CLERK',1,to_date('1980-11-16','YYYY-MM-DD'),1400,null,1,to_date('1980-11-16','YYYY-MM-DD'),to_date('1981-6-23','YYYY-MM-DD'),'',to_date('1980-11-14','YYYY-MM-DD'),'DAVIS',to_date('1981-6-22','YYYY-MM-DD'),'THOMPSON');</text:p>
          </table:table-cell>
          <table:table-cell table:number-columns-repeated="995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7344">
            <text:p>7344</text:p>
          </table:table-cell>
          <table:table-cell office:value-type="string">
            <text:p>DAVIS</text:p>
          </table:table-cell>
          <table:table-cell office:value-type="string">
            <text:p>CLERK</text:p>
          </table:table-cell>
          <table:table-cell table:style-name="ce5" office:value-type="float" office:value="11">
            <text:p>11</text:p>
          </table:table-cell>
          <table:table-cell table:style-name="ce5"/>
          <table:table-cell office:value-type="string">
            <text:p>King </text:p>
          </table:table-cell>
          <table:table-cell/>
          <table:table-cell table:style-name="ce5"/>
          <table:table-cell table:style-name="ce11" office:value-type="date" office:date-value="1980-11-16">
            <text:p>16. Nov. 1980</text:p>
          </table:table-cell>
          <table:table-cell table:style-name="ce14" table:formula="of:=IF([.J4]&lt;[.J3];[.K$1];&quot;&quot;)">
            <text:p/>
          </table:table-cell>
          <table:table-cell office:value-type="float" office:value="1400">
            <text:p>14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4]&lt;[.J4];[.O$1];&quot;&quot;)">
            <text:p/>
          </table:table-cell>
          <table:table-cell table:style-name="ce11" office:value-type="date" office:date-value="1981-06-23">
            <text:p>23. Jun. 1981</text:p>
          </table:table-cell>
          <table:table-cell table:style-name="ce14" table:formula="of:=IF([.P4]&lt;[.P3];[.Q$1];&quot;&quot;)">
            <text:p/>
          </table:table-cell>
          <table:table-cell table:style-name="ce14" table:formula="of:=IF(AND([.P4]&gt;[.S4];[.S4]&lt;&gt;0);[.R$1];&quot;&quot;)">
            <text:p/>
          </table:table-cell>
          <table:table-cell table:style-name="ce11" office:value-type="date" office:date-value="1981-08-21T12:00:00">
            <text:p>21. Aug. 1981</text:p>
          </table:table-cell>
          <table:table-cell/>
          <table:table-cell table:style-name="ce16" table:formula="of:=[.P4]+(RAND()-0.5)*5" office:value-type="date" office:date-value="1981-06-21T12:53:42.070313">
            <text:p>21. Jun. 1981</text:p>
          </table:table-cell>
          <table:table-cell table:style-name="ce16" table:formula="of:=VLOOKUP([.U4];[Sheet2.$A$2:.$B$6];2)" office:value-type="string" office:string-value="THOMPSON">
            <text:p>THOMPSON</text:p>
          </table:table-cell>
          <table:table-cell table:style-name="ce16" table:formula="of:=IF([.S4]&lt;&gt;0;[.S4]+(RAND()-0.5)*5;&quot;&quot;)" office:value-type="date" office:date-value="1981-08-19T11:36:45.175781">
            <text:p>19. Aug. 1981</text:p>
          </table:table-cell>
          <table:table-cell table:style-name="ce16" table:formula="of:=IF([.W4]&lt;&gt;&quot;&quot;;VLOOKUP([.W4];[Sheet2.$A$2:.$B$6];2);&quot;&quot;)" office:value-type="string" office:string-value="THOMPSON">
            <text:p>THOMPSON</text:p>
          </table:table-cell>
          <table:table-cell/>
          <table:table-cell table:formula="of:=[.Z$1]&amp;[.A4]&amp;&quot;,&quot;&amp;[.B4]&amp;&quot;,'&quot;&amp;[.C4]&amp;&quot;','&quot;&amp;[.D4]&amp;&quot;',&quot;&amp;[.E4]&amp;&quot;,to_date('&quot;&amp;YEAR([.J4])&amp;&quot;-&quot;&amp;MONTH([.J4])&amp;&quot;-&quot;&amp;DAY([.J4])&amp;&quot;','YYYY-MM-DD'),&quot;&amp;[.L4]&amp;&quot;,&quot;&amp;[.M4]&amp;&quot;,&quot;&amp;[.N4]&amp;&quot;,to_date('&quot;&amp;YEAR([.P4])&amp;&quot;-&quot;&amp;MONTH([.P4])&amp;&quot;-&quot;&amp;DAY([.P4])&amp;&quot;','YYYY-MM-DD'),to_date('&quot;&amp;YEAR([.U4])&amp;&quot;-&quot;&amp;MONTH([.U4])&amp;&quot;-&quot;&amp;DAY([.U4])&amp;&quot;','YYYY-MM-DD'),'&quot;&amp;[.V4]&amp;&quot;');&quot;" office:value-type="string" office:string-value="insert into EMP (ID,EMPNO,ENAME,JOB,MGR_EMP_ID,HIREDATE,SAL,COMM,DEPT_ID,EFF_BEG_DTM,AUD_BEG_DTM,AUD_BEG_USR) values (2,7344,'DAVIS','CLERK',11,to_date('1980-11-16','YYYY-MM-DD'),1400,null,1,to_date('1981-6-23','YYYY-MM-DD'),to_date('1981-6-21','YYYY-MM-DD'),'THOMPSON');">
            <text:p>insert into EMP (ID,EMPNO,ENAME,JOB,MGR_EMP_ID,HIREDATE,SAL,COMM,DEPT_ID,EFF_BEG_DTM,AUD_BEG_DTM,AUD_BEG_USR) values (2,7344,'DAVIS','CLERK',11,to_date('1980-11-16','YYYY-MM-DD'),1400,null,1,to_date('1981-6-23','YYYY-MM-DD'),to_date('1981-6-21','YYYY-MM-DD'),'THOMPSON');</text:p>
          </table:table-cell>
          <table:table-cell table:style-name="ce19" table:formula="of:=[.AA$1]&amp;[.A4]&amp;&quot;,&quot;&amp;[.B4]&amp;&quot;,'&quot;&amp;[.C4]&amp;&quot;','&quot;&amp;[.D4]&amp;&quot;',&quot;&amp;[.E4]&amp;&quot;,to_date('&quot;&amp;YEAR([.J4])&amp;&quot;-&quot;&amp;MONTH([.J4])&amp;&quot;-&quot;&amp;DAY([.J4])&amp;&quot;','YYYY-MM-DD'),&quot;&amp;[.L4]&amp;&quot;,&quot;&amp;[.M4]&amp;&quot;,&quot;&amp;[.N4]&amp;&quot;,to_date('&quot;&amp;YEAR([.P4])&amp;&quot;-&quot;&amp;MONTH([.P4])&amp;&quot;-&quot;&amp;DAY([.P4])&amp;&quot;','YYYY-MM-DD'),to_date('&quot;&amp;YEAR([.S4])&amp;&quot;-&quot;&amp;MONTH([.S4])&amp;&quot;-&quot;&amp;DAY([.S4])&amp;&quot;','YYYY-MM-DD'),'&quot;&amp;[.T4]&amp;&quot;',to_date('&quot;&amp;YEAR([.U4])&amp;&quot;-&quot;&amp;MONTH([.U4])&amp;&quot;-&quot;&amp;DAY([.U4])&amp;&quot;','YYYY-MM-DD'),'&quot;&amp;[.V4]&amp;&quot;',to_date('&quot;&amp;YEAR([.W4])&amp;&quot;-&quot;&amp;MONTH([.W4])&amp;&quot;-&quot;&amp;DAY([.W4])&amp;&quot;','YYYY-MM-DD'),'&quot;&amp;[.X4]&amp;&quot;');&quot;" office:value-type="string" office:string-value="insert into EMP_HIST (EMP_ID,EMPNO,ENAME,JOB,MGR_EMP_ID,HIREDATE,SAL,COMM,DEPT_ID,EFF_BEG_DTM,EFF_END_DTM,LAST_ACTIVE,AUD_BEG_DTM,AUD_BEG_USR,AUD_END_DTM,AUD_END_USR) values (2,7344,'DAVIS','CLERK',11,to_date('1980-11-16','YYYY-MM-DD'),1400,null,1,to_date('1981-6-23','YYYY-MM-DD'),to_date('1981-8-21','YYYY-MM-DD'),'',to_date('1981-6-21','YYYY-MM-DD'),'THOMPSON',to_date('1981-8-19','YYYY-MM-DD'),'THOMPSON');">
            <text:p>insert into EMP_HIST (EMP_ID,EMPNO,ENAME,JOB,MGR_EMP_ID,HIREDATE,SAL,COMM,DEPT_ID,EFF_BEG_DTM,EFF_END_DTM,LAST_ACTIVE,AUD_BEG_DTM,AUD_BEG_USR,AUD_END_DTM,AUD_END_USR) values (2,7344,'DAVIS','CLERK',11,to_date('1980-11-16','YYYY-MM-DD'),1400,null,1,to_date('1981-6-23','YYYY-MM-DD'),to_date('1981-8-21','YYYY-MM-DD'),'',to_date('1981-6-21','YYYY-MM-DD'),'THOMPSON',to_date('1981-8-19','YYYY-MM-DD'),'THOMPSON');</text:p>
          </table:table-cell>
          <table:table-cell table:style-name="ce17" office:value-type="string">
            <text:p><text:s/></text:p>
          </table:table-cell>
          <table:table-cell table:style-name="ce19" table:formula="of:=IF([.W4]=&quot;&quot;;[.Z4];[.AA4])" office:value-type="string" office:string-value="insert into EMP_HIST (EMP_ID,EMPNO,ENAME,JOB,MGR_EMP_ID,HIREDATE,SAL,COMM,DEPT_ID,EFF_BEG_DTM,EFF_END_DTM,LAST_ACTIVE,AUD_BEG_DTM,AUD_BEG_USR,AUD_END_DTM,AUD_END_USR) values (2,7344,'DAVIS','CLERK',11,to_date('1980-11-16','YYYY-MM-DD'),1400,null,1,to_date('1981-6-23','YYYY-MM-DD'),to_date('1981-8-21','YYYY-MM-DD'),'',to_date('1981-6-21','YYYY-MM-DD'),'THOMPSON',to_date('1981-8-19','YYYY-MM-DD'),'THOMPSON');">
            <text:p>insert into EMP_HIST (EMP_ID,EMPNO,ENAME,JOB,MGR_EMP_ID,HIREDATE,SAL,COMM,DEPT_ID,EFF_BEG_DTM,EFF_END_DTM,LAST_ACTIVE,AUD_BEG_DTM,AUD_BEG_USR,AUD_END_DTM,AUD_END_USR) values (2,7344,'DAVIS','CLERK',11,to_date('1980-11-16','YYYY-MM-DD'),1400,null,1,to_date('1981-6-23','YYYY-MM-DD'),to_date('1981-8-21','YYYY-MM-DD'),'',to_date('1981-6-21','YYYY-MM-DD'),'THOMPSON',to_date('1981-8-19','YYYY-MM-DD'),'THOMPSON');</text:p>
          </table:table-cell>
          <table:table-cell table:number-columns-repeated="995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7344">
            <text:p>7344</text:p>
          </table:table-cell>
          <table:table-cell office:value-type="string">
            <text:p>DAVIS</text:p>
          </table:table-cell>
          <table:table-cell office:value-type="string">
            <text:p>CLERK</text:p>
          </table:table-cell>
          <table:table-cell table:style-name="ce5" office:value-type="float" office:value="12">
            <text:p>12</text:p>
          </table:table-cell>
          <table:table-cell table:style-name="ce5"/>
          <table:table-cell/>
          <table:table-cell office:value-type="string">
            <text:p>Lane</text:p>
          </table:table-cell>
          <table:table-cell table:style-name="ce5"/>
          <table:table-cell table:style-name="ce11" office:value-type="date" office:date-value="1980-11-16">
            <text:p>16. Nov. 1980</text:p>
          </table:table-cell>
          <table:table-cell table:style-name="ce14" table:formula="of:=IF([.J5]&lt;[.J4];[.K$1];&quot;&quot;)">
            <text:p/>
          </table:table-cell>
          <table:table-cell office:value-type="float" office:value="1400">
            <text:p>14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5]&lt;[.J5];[.O$1];&quot;&quot;)">
            <text:p/>
          </table:table-cell>
          <table:table-cell table:style-name="ce11" office:value-type="date" office:date-value="1981-08-21T12:00:00">
            <text:p>21. Aug. 1981</text:p>
          </table:table-cell>
          <table:table-cell table:style-name="ce14" table:formula="of:=IF([.P5]&lt;[.P4];[.Q$1];&quot;&quot;)">
            <text:p/>
          </table:table-cell>
          <table:table-cell table:style-name="ce14" table:formula="of:=IF(AND([.P5]&gt;[.S5];[.S5]&lt;&gt;0);[.R$1];&quot;&quot;)">
            <text:p/>
          </table:table-cell>
          <table:table-cell table:style-name="ce11" office:value-type="date" office:date-value="1981-11-29">
            <text:p>29. Nov. 1981</text:p>
          </table:table-cell>
          <table:table-cell/>
          <table:table-cell table:style-name="ce16" table:formula="of:=[.P5]+(RAND()-0.5)*5" office:value-type="date" office:date-value="1981-08-19T01:47:26.777344">
            <text:p>19. Aug. 1981</text:p>
          </table:table-cell>
          <table:table-cell table:style-name="ce16" table:formula="of:=VLOOKUP([.U5];[Sheet2.$A$2:.$B$6];2)" office:value-type="string" office:string-value="THOMPSON">
            <text:p>THOMPSON</text:p>
          </table:table-cell>
          <table:table-cell table:style-name="ce16" table:formula="of:=IF([.S5]&lt;&gt;0;[.S5]+(RAND()-0.5)*5;&quot;&quot;)" office:value-type="date" office:date-value="1981-11-28T03:06:53.964844">
            <text:p>28. Nov. 1981</text:p>
          </table:table-cell>
          <table:table-cell table:style-name="ce16" table:formula="of:=IF([.W5]&lt;&gt;&quot;&quot;;VLOOKUP([.W5];[Sheet2.$A$2:.$B$6];2);&quot;&quot;)" office:value-type="string" office:string-value="SMITH">
            <text:p>SMITH</text:p>
          </table:table-cell>
          <table:table-cell/>
          <table:table-cell table:formula="of:=[.Z$1]&amp;[.A5]&amp;&quot;,&quot;&amp;[.B5]&amp;&quot;,'&quot;&amp;[.C5]&amp;&quot;','&quot;&amp;[.D5]&amp;&quot;',&quot;&amp;[.E5]&amp;&quot;,to_date('&quot;&amp;YEAR([.J5])&amp;&quot;-&quot;&amp;MONTH([.J5])&amp;&quot;-&quot;&amp;DAY([.J5])&amp;&quot;','YYYY-MM-DD'),&quot;&amp;[.L5]&amp;&quot;,&quot;&amp;[.M5]&amp;&quot;,&quot;&amp;[.N5]&amp;&quot;,to_date('&quot;&amp;YEAR([.P5])&amp;&quot;-&quot;&amp;MONTH([.P5])&amp;&quot;-&quot;&amp;DAY([.P5])&amp;&quot;','YYYY-MM-DD'),to_date('&quot;&amp;YEAR([.U5])&amp;&quot;-&quot;&amp;MONTH([.U5])&amp;&quot;-&quot;&amp;DAY([.U5])&amp;&quot;','YYYY-MM-DD'),'&quot;&amp;[.V5]&amp;&quot;');&quot;" office:value-type="string" office:string-value="insert into EMP (ID,EMPNO,ENAME,JOB,MGR_EMP_ID,HIREDATE,SAL,COMM,DEPT_ID,EFF_BEG_DTM,AUD_BEG_DTM,AUD_BEG_USR) values (2,7344,'DAVIS','CLERK',12,to_date('1980-11-16','YYYY-MM-DD'),1400,null,1,to_date('1981-8-21','YYYY-MM-DD'),to_date('1981-8-19','YYYY-MM-DD'),'THOMPSON');">
            <text:p>insert into EMP (ID,EMPNO,ENAME,JOB,MGR_EMP_ID,HIREDATE,SAL,COMM,DEPT_ID,EFF_BEG_DTM,AUD_BEG_DTM,AUD_BEG_USR) values (2,7344,'DAVIS','CLERK',12,to_date('1980-11-16','YYYY-MM-DD'),1400,null,1,to_date('1981-8-21','YYYY-MM-DD'),to_date('1981-8-19','YYYY-MM-DD'),'THOMPSON');</text:p>
          </table:table-cell>
          <table:table-cell table:style-name="ce19" table:formula="of:=[.AA$1]&amp;[.A5]&amp;&quot;,&quot;&amp;[.B5]&amp;&quot;,'&quot;&amp;[.C5]&amp;&quot;','&quot;&amp;[.D5]&amp;&quot;',&quot;&amp;[.E5]&amp;&quot;,to_date('&quot;&amp;YEAR([.J5])&amp;&quot;-&quot;&amp;MONTH([.J5])&amp;&quot;-&quot;&amp;DAY([.J5])&amp;&quot;','YYYY-MM-DD'),&quot;&amp;[.L5]&amp;&quot;,&quot;&amp;[.M5]&amp;&quot;,&quot;&amp;[.N5]&amp;&quot;,to_date('&quot;&amp;YEAR([.P5])&amp;&quot;-&quot;&amp;MONTH([.P5])&amp;&quot;-&quot;&amp;DAY([.P5])&amp;&quot;','YYYY-MM-DD'),to_date('&quot;&amp;YEAR([.S5])&amp;&quot;-&quot;&amp;MONTH([.S5])&amp;&quot;-&quot;&amp;DAY([.S5])&amp;&quot;','YYYY-MM-DD'),'&quot;&amp;[.T5]&amp;&quot;',to_date('&quot;&amp;YEAR([.U5])&amp;&quot;-&quot;&amp;MONTH([.U5])&amp;&quot;-&quot;&amp;DAY([.U5])&amp;&quot;','YYYY-MM-DD'),'&quot;&amp;[.V5]&amp;&quot;',to_date('&quot;&amp;YEAR([.W5])&amp;&quot;-&quot;&amp;MONTH([.W5])&amp;&quot;-&quot;&amp;DAY([.W5])&amp;&quot;','YYYY-MM-DD'),'&quot;&amp;[.X5]&amp;&quot;');&quot;" office:value-type="string" office:string-value="insert into EMP_HIST (EMP_ID,EMPNO,ENAME,JOB,MGR_EMP_ID,HIREDATE,SAL,COMM,DEPT_ID,EFF_BEG_DTM,EFF_END_DTM,LAST_ACTIVE,AUD_BEG_DTM,AUD_BEG_USR,AUD_END_DTM,AUD_END_USR) values (2,7344,'DAVIS','CLERK',12,to_date('1980-11-16','YYYY-MM-DD'),1400,null,1,to_date('1981-8-21','YYYY-MM-DD'),to_date('1981-11-29','YYYY-MM-DD'),'',to_date('1981-8-19','YYYY-MM-DD'),'THOMPSON',to_date('1981-11-28','YYYY-MM-DD'),'SMITH');">
            <text:p>insert into EMP_HIST (EMP_ID,EMPNO,ENAME,JOB,MGR_EMP_ID,HIREDATE,SAL,COMM,DEPT_ID,EFF_BEG_DTM,EFF_END_DTM,LAST_ACTIVE,AUD_BEG_DTM,AUD_BEG_USR,AUD_END_DTM,AUD_END_USR) values (2,7344,'DAVIS','CLERK',12,to_date('1980-11-16','YYYY-MM-DD'),1400,null,1,to_date('1981-8-21','YYYY-MM-DD'),to_date('1981-11-29','YYYY-MM-DD'),'',to_date('1981-8-19','YYYY-MM-DD'),'THOMPSON',to_date('1981-11-28','YYYY-MM-DD'),'SMITH');</text:p>
          </table:table-cell>
          <table:table-cell table:style-name="ce17" office:value-type="string">
            <text:p><text:s/></text:p>
          </table:table-cell>
          <table:table-cell table:style-name="ce19" table:formula="of:=IF([.W5]=&quot;&quot;;[.Z5];[.AA5])" office:value-type="string" office:string-value="insert into EMP_HIST (EMP_ID,EMPNO,ENAME,JOB,MGR_EMP_ID,HIREDATE,SAL,COMM,DEPT_ID,EFF_BEG_DTM,EFF_END_DTM,LAST_ACTIVE,AUD_BEG_DTM,AUD_BEG_USR,AUD_END_DTM,AUD_END_USR) values (2,7344,'DAVIS','CLERK',12,to_date('1980-11-16','YYYY-MM-DD'),1400,null,1,to_date('1981-8-21','YYYY-MM-DD'),to_date('1981-11-29','YYYY-MM-DD'),'',to_date('1981-8-19','YYYY-MM-DD'),'THOMPSON',to_date('1981-11-28','YYYY-MM-DD'),'SMITH');">
            <text:p>insert into EMP_HIST (EMP_ID,EMPNO,ENAME,JOB,MGR_EMP_ID,HIREDATE,SAL,COMM,DEPT_ID,EFF_BEG_DTM,EFF_END_DTM,LAST_ACTIVE,AUD_BEG_DTM,AUD_BEG_USR,AUD_END_DTM,AUD_END_USR) values (2,7344,'DAVIS','CLERK',12,to_date('1980-11-16','YYYY-MM-DD'),1400,null,1,to_date('1981-8-21','YYYY-MM-DD'),to_date('1981-11-29','YYYY-MM-DD'),'',to_date('1981-8-19','YYYY-MM-DD'),'THOMPSON',to_date('1981-11-28','YYYY-MM-DD'),'SMITH');</text:p>
          </table:table-cell>
          <table:table-cell table:number-columns-repeated="995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7344">
            <text:p>7344</text:p>
          </table:table-cell>
          <table:table-cell table:style-name="ce9" office:value-type="string">
            <text:p>DAVIS</text:p>
          </table:table-cell>
          <table:table-cell table:style-name="ce9" office:value-type="string">
            <text:p>CLERK</text:p>
          </table:table-cell>
          <table:table-cell table:style-name="ce6" office:value-type="float" office:value="15">
            <text:p>15</text:p>
          </table:table-cell>
          <table:table-cell table:style-name="ce9"/>
          <table:table-cell table:style-name="ce9" office:value-type="string">
            <text:p>King</text:p>
          </table:table-cell>
          <table:table-cell table:style-name="ce9" table:number-columns-repeated="2"/>
          <table:table-cell table:style-name="ce10" office:value-type="date" office:date-value="1980-11-16">
            <text:p>16. Nov. 1980</text:p>
          </table:table-cell>
          <table:table-cell table:style-name="ce14" table:formula="of:=IF([.J6]&lt;[.J5];[.K$1];&quot;&quot;)">
            <text:p/>
          </table:table-cell>
          <table:table-cell table:style-name="ce9" office:value-type="float" office:value="1400">
            <text:p>1400</text:p>
          </table:table-cell>
          <table:table-cell table:style-name="ce9" office:value-type="string">
            <text:p>null</text:p>
          </table:table-cell>
          <table:table-cell table:style-name="ce9" office:value-type="float" office:value="1">
            <text:p>1</text:p>
          </table:table-cell>
          <table:table-cell table:formula="of:=IF([.P6]&lt;[.J6];[.O$1];&quot;&quot;)">
            <text:p/>
          </table:table-cell>
          <table:table-cell table:style-name="ce10" office:value-type="date" office:date-value="1981-11-29">
            <text:p>29. Nov. 1981</text:p>
          </table:table-cell>
          <table:table-cell table:style-name="ce14" table:formula="of:=IF([.P6]&lt;[.P5];[.Q$1];&quot;&quot;)">
            <text:p/>
          </table:table-cell>
          <table:table-cell table:style-name="ce14" table:formula="of:=IF(AND([.P6]&gt;[.S6];[.S6]&lt;&gt;0);[.R$1];&quot;&quot;)">
            <text:p/>
          </table:table-cell>
          <table:table-cell table:style-name="ce10" office:value-type="date" office:date-value="1981-12-08">
            <text:p>8. Dec. 1981</text:p>
          </table:table-cell>
          <table:table-cell office:value-type="string">
            <text:p>Y</text:p>
          </table:table-cell>
          <table:table-cell table:style-name="ce16" table:formula="of:=[.P6]+(RAND()-0.5)*5" office:value-type="date" office:date-value="1981-11-28T11:41:43.125">
            <text:p>28. Nov. 1981</text:p>
          </table:table-cell>
          <table:table-cell table:style-name="ce16" table:formula="of:=VLOOKUP([.U6];[Sheet2.$A$2:.$B$6];2)" office:value-type="string" office:string-value="SMITH">
            <text:p>SMITH</text:p>
          </table:table-cell>
          <table:table-cell table:style-name="ce16" table:formula="of:=IF([.S6]&lt;&gt;0;[.S6]+(RAND()-0.5)*5;&quot;&quot;)" office:value-type="date" office:date-value="1981-12-10T02:56:23.789063">
            <text:p>10. Dec. 1981</text:p>
          </table:table-cell>
          <table:table-cell table:style-name="ce16" table:formula="of:=IF([.W6]&lt;&gt;&quot;&quot;;VLOOKUP([.W6];[Sheet2.$A$2:.$B$6];2);&quot;&quot;)" office:value-type="string" office:string-value="SMITH">
            <text:p>SMITH</text:p>
          </table:table-cell>
          <table:table-cell/>
          <table:table-cell table:formula="of:=[.Z$1]&amp;[.A6]&amp;&quot;,&quot;&amp;[.B6]&amp;&quot;,'&quot;&amp;[.C6]&amp;&quot;','&quot;&amp;[.D6]&amp;&quot;',&quot;&amp;[.E6]&amp;&quot;,to_date('&quot;&amp;YEAR([.J6])&amp;&quot;-&quot;&amp;MONTH([.J6])&amp;&quot;-&quot;&amp;DAY([.J6])&amp;&quot;','YYYY-MM-DD'),&quot;&amp;[.L6]&amp;&quot;,&quot;&amp;[.M6]&amp;&quot;,&quot;&amp;[.N6]&amp;&quot;,to_date('&quot;&amp;YEAR([.P6])&amp;&quot;-&quot;&amp;MONTH([.P6])&amp;&quot;-&quot;&amp;DAY([.P6])&amp;&quot;','YYYY-MM-DD'),to_date('&quot;&amp;YEAR([.U6])&amp;&quot;-&quot;&amp;MONTH([.U6])&amp;&quot;-&quot;&amp;DAY([.U6])&amp;&quot;','YYYY-MM-DD'),'&quot;&amp;[.V6]&amp;&quot;');&quot;" office:value-type="string" office:string-value="insert into EMP (ID,EMPNO,ENAME,JOB,MGR_EMP_ID,HIREDATE,SAL,COMM,DEPT_ID,EFF_BEG_DTM,AUD_BEG_DTM,AUD_BEG_USR) values (2,7344,'DAVIS','CLERK',15,to_date('1980-11-16','YYYY-MM-DD'),1400,null,1,to_date('1981-11-29','YYYY-MM-DD'),to_date('1981-11-28','YYYY-MM-DD'),'SMITH');">
            <text:p>insert into EMP (ID,EMPNO,ENAME,JOB,MGR_EMP_ID,HIREDATE,SAL,COMM,DEPT_ID,EFF_BEG_DTM,AUD_BEG_DTM,AUD_BEG_USR) values (2,7344,'DAVIS','CLERK',15,to_date('1980-11-16','YYYY-MM-DD'),1400,null,1,to_date('1981-11-29','YYYY-MM-DD'),to_date('1981-11-28','YYYY-MM-DD'),'SMITH');</text:p>
          </table:table-cell>
          <table:table-cell table:style-name="ce19" table:formula="of:=[.AA$1]&amp;[.A6]&amp;&quot;,&quot;&amp;[.B6]&amp;&quot;,'&quot;&amp;[.C6]&amp;&quot;','&quot;&amp;[.D6]&amp;&quot;',&quot;&amp;[.E6]&amp;&quot;,to_date('&quot;&amp;YEAR([.J6])&amp;&quot;-&quot;&amp;MONTH([.J6])&amp;&quot;-&quot;&amp;DAY([.J6])&amp;&quot;','YYYY-MM-DD'),&quot;&amp;[.L6]&amp;&quot;,&quot;&amp;[.M6]&amp;&quot;,&quot;&amp;[.N6]&amp;&quot;,to_date('&quot;&amp;YEAR([.P6])&amp;&quot;-&quot;&amp;MONTH([.P6])&amp;&quot;-&quot;&amp;DAY([.P6])&amp;&quot;','YYYY-MM-DD'),to_date('&quot;&amp;YEAR([.S6])&amp;&quot;-&quot;&amp;MONTH([.S6])&amp;&quot;-&quot;&amp;DAY([.S6])&amp;&quot;','YYYY-MM-DD'),'&quot;&amp;[.T6]&amp;&quot;',to_date('&quot;&amp;YEAR([.U6])&amp;&quot;-&quot;&amp;MONTH([.U6])&amp;&quot;-&quot;&amp;DAY([.U6])&amp;&quot;','YYYY-MM-DD'),'&quot;&amp;[.V6]&amp;&quot;',to_date('&quot;&amp;YEAR([.W6])&amp;&quot;-&quot;&amp;MONTH([.W6])&amp;&quot;-&quot;&amp;DAY([.W6])&amp;&quot;','YYYY-MM-DD'),'&quot;&amp;[.X6]&amp;&quot;');&quot;" office:value-type="string" office:string-value="insert into EMP_HIST (EMP_ID,EMPNO,ENAME,JOB,MGR_EMP_ID,HIREDATE,SAL,COMM,DEPT_ID,EFF_BEG_DTM,EFF_END_DTM,LAST_ACTIVE,AUD_BEG_DTM,AUD_BEG_USR,AUD_END_DTM,AUD_END_USR) values (2,7344,'DAVIS','CLERK',15,to_date('1980-11-16','YYYY-MM-DD'),1400,null,1,to_date('1981-11-29','YYYY-MM-DD'),to_date('1981-12-8','YYYY-MM-DD'),'Y',to_date('1981-11-28','YYYY-MM-DD'),'SMITH',to_date('1981-12-10','YYYY-MM-DD'),'SMITH');">
            <text:p>insert into EMP_HIST (EMP_ID,EMPNO,ENAME,JOB,MGR_EMP_ID,HIREDATE,SAL,COMM,DEPT_ID,EFF_BEG_DTM,EFF_END_DTM,LAST_ACTIVE,AUD_BEG_DTM,AUD_BEG_USR,AUD_END_DTM,AUD_END_USR) values (2,7344,'DAVIS','CLERK',15,to_date('1980-11-16','YYYY-MM-DD'),1400,null,1,to_date('1981-11-29','YYYY-MM-DD'),to_date('1981-12-8','YYYY-MM-DD'),'Y',to_date('1981-11-28','YYYY-MM-DD'),'SMITH',to_date('1981-12-10','YYYY-MM-DD'),'SMITH');</text:p>
          </table:table-cell>
          <table:table-cell table:style-name="ce17" office:value-type="string">
            <text:p><text:s/></text:p>
          </table:table-cell>
          <table:table-cell table:style-name="ce19" table:formula="of:=IF([.W6]=&quot;&quot;;[.Z6];[.AA6])" office:value-type="string" office:string-value="insert into EMP_HIST (EMP_ID,EMPNO,ENAME,JOB,MGR_EMP_ID,HIREDATE,SAL,COMM,DEPT_ID,EFF_BEG_DTM,EFF_END_DTM,LAST_ACTIVE,AUD_BEG_DTM,AUD_BEG_USR,AUD_END_DTM,AUD_END_USR) values (2,7344,'DAVIS','CLERK',15,to_date('1980-11-16','YYYY-MM-DD'),1400,null,1,to_date('1981-11-29','YYYY-MM-DD'),to_date('1981-12-8','YYYY-MM-DD'),'Y',to_date('1981-11-28','YYYY-MM-DD'),'SMITH',to_date('1981-12-10','YYYY-MM-DD'),'SMITH');">
            <text:p>insert into EMP_HIST (EMP_ID,EMPNO,ENAME,JOB,MGR_EMP_ID,HIREDATE,SAL,COMM,DEPT_ID,EFF_BEG_DTM,EFF_END_DTM,LAST_ACTIVE,AUD_BEG_DTM,AUD_BEG_USR,AUD_END_DTM,AUD_END_USR) values (2,7344,'DAVIS','CLERK',15,to_date('1980-11-16','YYYY-MM-DD'),1400,null,1,to_date('1981-11-29','YYYY-MM-DD'),to_date('1981-12-8','YYYY-MM-DD'),'Y',to_date('1981-11-28','YYYY-MM-DD'),'SMITH',to_date('1981-12-10','YYYY-MM-DD'),'SMITH');</text:p>
          </table:table-cell>
          <table:table-cell table:number-columns-repeated="995"/>
        </table:table-row>
        <table:table-row table:style-name="ro1">
          <table:table-cell office:value-type="float" office:value="3">
            <text:p>3</text:p>
          </table:table-cell>
          <table:table-cell table:style-name="ce5" office:value-type="float" office:value="7369">
            <text:p>7369</text:p>
          </table:table-cell>
          <table:table-cell office:value-type="string">
            <text:p>THOMPSON</text:p>
          </table:table-cell>
          <table:table-cell office:value-type="string">
            <text:p>CLERK</text:p>
          </table:table-cell>
          <table:table-cell office:value-type="float" office:value="1">
            <text:p>1</text:p>
          </table:table-cell>
          <table:table-cell office:value-type="string">
            <text:p>Ellisson</text:p>
          </table:table-cell>
          <table:table-cell table:number-columns-repeated="3"/>
          <table:table-cell table:style-name="ce11" office:value-type="date" office:date-value="1980-12-17">
            <text:p>17. Dec. 1980</text:p>
          </table:table-cell>
          <table:table-cell table:style-name="ce14" table:formula="of:=IF([.J7]&lt;[.J6];[.K$1];&quot;&quot;)">
            <text:p/>
          </table:table-cell>
          <table:table-cell office:value-type="float" office:value="800">
            <text:p>8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7]&lt;[.J7];[.O$1];&quot;&quot;)">
            <text:p/>
          </table:table-cell>
          <table:table-cell table:style-name="ce11" office:value-type="date" office:date-value="1980-12-17">
            <text:p>17. Dec. 1980</text:p>
          </table:table-cell>
          <table:table-cell table:style-name="ce14"/>
          <table:table-cell table:style-name="ce14" table:formula="of:=IF(AND([.P7]&gt;[.S7];[.S7]&lt;&gt;0);[.R$1];&quot;&quot;)">
            <text:p/>
          </table:table-cell>
          <table:table-cell table:style-name="ce11" office:value-type="date" office:date-value="1981-06-23">
            <text:p>23. Jun. 1981</text:p>
          </table:table-cell>
          <table:table-cell/>
          <table:table-cell table:style-name="ce16" table:formula="of:=[.P7]+(RAND()-0.5)*5" office:value-type="date" office:date-value="1980-12-18T02:05:19.921875">
            <text:p>18. Dec. 1980</text:p>
          </table:table-cell>
          <table:table-cell table:style-name="ce16" table:formula="of:=VLOOKUP([.U7];[Sheet2.$A$2:.$B$6];2)" office:value-type="string" office:string-value="DAVIS">
            <text:p>DAVIS</text:p>
          </table:table-cell>
          <table:table-cell table:style-name="ce16" table:formula="of:=IF([.S7]&lt;&gt;0;[.S7]+(RAND()-0.5)*5;&quot;&quot;)" office:value-type="date" office:date-value="1981-06-20T19:48:27.421875">
            <text:p>20. Jun. 1981</text:p>
          </table:table-cell>
          <table:table-cell table:style-name="ce16" table:formula="of:=IF([.W7]&lt;&gt;&quot;&quot;;VLOOKUP([.W7];[Sheet2.$A$2:.$B$6];2);&quot;&quot;)" office:value-type="string" office:string-value="THOMPSON">
            <text:p>THOMPSON</text:p>
          </table:table-cell>
          <table:table-cell/>
          <table:table-cell table:formula="of:=[.Z$1]&amp;[.A7]&amp;&quot;,&quot;&amp;[.B7]&amp;&quot;,'&quot;&amp;[.C7]&amp;&quot;','&quot;&amp;[.D7]&amp;&quot;',&quot;&amp;[.E7]&amp;&quot;,to_date('&quot;&amp;YEAR([.J7])&amp;&quot;-&quot;&amp;MONTH([.J7])&amp;&quot;-&quot;&amp;DAY([.J7])&amp;&quot;','YYYY-MM-DD'),&quot;&amp;[.L7]&amp;&quot;,&quot;&amp;[.M7]&amp;&quot;,&quot;&amp;[.N7]&amp;&quot;,to_date('&quot;&amp;YEAR([.P7])&amp;&quot;-&quot;&amp;MONTH([.P7])&amp;&quot;-&quot;&amp;DAY([.P7])&amp;&quot;','YYYY-MM-DD'),to_date('&quot;&amp;YEAR([.U7])&amp;&quot;-&quot;&amp;MONTH([.U7])&amp;&quot;-&quot;&amp;DAY([.U7])&amp;&quot;','YYYY-MM-DD'),'&quot;&amp;[.V7]&amp;&quot;');&quot;" office:value-type="string" office:string-value="insert into EMP (ID,EMPNO,ENAME,JOB,MGR_EMP_ID,HIREDATE,SAL,COMM,DEPT_ID,EFF_BEG_DTM,AUD_BEG_DTM,AUD_BEG_USR) values (3,7369,'THOMPSON','CLERK',1,to_date('1980-12-17','YYYY-MM-DD'),800,null,1,to_date('1980-12-17','YYYY-MM-DD'),to_date('1980-12-18','YYYY-MM-DD'),'DAVIS');">
            <text:p>insert into EMP (ID,EMPNO,ENAME,JOB,MGR_EMP_ID,HIREDATE,SAL,COMM,DEPT_ID,EFF_BEG_DTM,AUD_BEG_DTM,AUD_BEG_USR) values (3,7369,'THOMPSON','CLERK',1,to_date('1980-12-17','YYYY-MM-DD'),800,null,1,to_date('1980-12-17','YYYY-MM-DD'),to_date('1980-12-18','YYYY-MM-DD'),'DAVIS');</text:p>
          </table:table-cell>
          <table:table-cell table:style-name="ce19" table:formula="of:=[.AA$1]&amp;[.A7]&amp;&quot;,&quot;&amp;[.B7]&amp;&quot;,'&quot;&amp;[.C7]&amp;&quot;','&quot;&amp;[.D7]&amp;&quot;',&quot;&amp;[.E7]&amp;&quot;,to_date('&quot;&amp;YEAR([.J7])&amp;&quot;-&quot;&amp;MONTH([.J7])&amp;&quot;-&quot;&amp;DAY([.J7])&amp;&quot;','YYYY-MM-DD'),&quot;&amp;[.L7]&amp;&quot;,&quot;&amp;[.M7]&amp;&quot;,&quot;&amp;[.N7]&amp;&quot;,to_date('&quot;&amp;YEAR([.P7])&amp;&quot;-&quot;&amp;MONTH([.P7])&amp;&quot;-&quot;&amp;DAY([.P7])&amp;&quot;','YYYY-MM-DD'),to_date('&quot;&amp;YEAR([.S7])&amp;&quot;-&quot;&amp;MONTH([.S7])&amp;&quot;-&quot;&amp;DAY([.S7])&amp;&quot;','YYYY-MM-DD'),'&quot;&amp;[.T7]&amp;&quot;',to_date('&quot;&amp;YEAR([.U7])&amp;&quot;-&quot;&amp;MONTH([.U7])&amp;&quot;-&quot;&amp;DAY([.U7])&amp;&quot;','YYYY-MM-DD'),'&quot;&amp;[.V7]&amp;&quot;',to_date('&quot;&amp;YEAR([.W7])&amp;&quot;-&quot;&amp;MONTH([.W7])&amp;&quot;-&quot;&amp;DAY([.W7])&amp;&quot;','YYYY-MM-DD'),'&quot;&amp;[.X7]&amp;&quot;');&quot;" office:value-type="string" office:string-value="insert into EMP_HIST (EMP_ID,EMPNO,ENAME,JOB,MGR_EMP_ID,HIREDATE,SAL,COMM,DEPT_ID,EFF_BEG_DTM,EFF_END_DTM,LAST_ACTIVE,AUD_BEG_DTM,AUD_BEG_USR,AUD_END_DTM,AUD_END_USR) values (3,7369,'THOMPSON','CLERK',1,to_date('1980-12-17','YYYY-MM-DD'),800,null,1,to_date('1980-12-17','YYYY-MM-DD'),to_date('1981-6-23','YYYY-MM-DD'),'',to_date('1980-12-18','YYYY-MM-DD'),'DAVIS',to_date('1981-6-20','YYYY-MM-DD'),'THOMPSON');">
            <text:p>insert into EMP_HIST (EMP_ID,EMPNO,ENAME,JOB,MGR_EMP_ID,HIREDATE,SAL,COMM,DEPT_ID,EFF_BEG_DTM,EFF_END_DTM,LAST_ACTIVE,AUD_BEG_DTM,AUD_BEG_USR,AUD_END_DTM,AUD_END_USR) values (3,7369,'THOMPSON','CLERK',1,to_date('1980-12-17','YYYY-MM-DD'),800,null,1,to_date('1980-12-17','YYYY-MM-DD'),to_date('1981-6-23','YYYY-MM-DD'),'',to_date('1980-12-18','YYYY-MM-DD'),'DAVIS',to_date('1981-6-20','YYYY-MM-DD'),'THOMPSON');</text:p>
          </table:table-cell>
          <table:table-cell table:style-name="ce17" office:value-type="string">
            <text:p><text:s/></text:p>
          </table:table-cell>
          <table:table-cell table:style-name="ce19" table:formula="of:=IF([.W7]=&quot;&quot;;[.Z7];[.AA7])" office:value-type="string" office:string-value="insert into EMP_HIST (EMP_ID,EMPNO,ENAME,JOB,MGR_EMP_ID,HIREDATE,SAL,COMM,DEPT_ID,EFF_BEG_DTM,EFF_END_DTM,LAST_ACTIVE,AUD_BEG_DTM,AUD_BEG_USR,AUD_END_DTM,AUD_END_USR) values (3,7369,'THOMPSON','CLERK',1,to_date('1980-12-17','YYYY-MM-DD'),800,null,1,to_date('1980-12-17','YYYY-MM-DD'),to_date('1981-6-23','YYYY-MM-DD'),'',to_date('1980-12-18','YYYY-MM-DD'),'DAVIS',to_date('1981-6-20','YYYY-MM-DD'),'THOMPSON');">
            <text:p>insert into EMP_HIST (EMP_ID,EMPNO,ENAME,JOB,MGR_EMP_ID,HIREDATE,SAL,COMM,DEPT_ID,EFF_BEG_DTM,EFF_END_DTM,LAST_ACTIVE,AUD_BEG_DTM,AUD_BEG_USR,AUD_END_DTM,AUD_END_USR) values (3,7369,'THOMPSON','CLERK',1,to_date('1980-12-17','YYYY-MM-DD'),800,null,1,to_date('1980-12-17','YYYY-MM-DD'),to_date('1981-6-23','YYYY-MM-DD'),'',to_date('1980-12-18','YYYY-MM-DD'),'DAVIS',to_date('1981-6-20','YYYY-MM-DD'),'THOMPSON');</text:p>
          </table:table-cell>
          <table:table-cell table:number-columns-repeated="995"/>
        </table:table-row>
        <table:table-row table:style-name="ro1">
          <table:table-cell office:value-type="float" office:value="3">
            <text:p>3</text:p>
          </table:table-cell>
          <table:table-cell table:style-name="ce5" office:value-type="float" office:value="7369">
            <text:p>7369</text:p>
          </table:table-cell>
          <table:table-cell office:value-type="string">
            <text:p>THOMPSON</text:p>
          </table:table-cell>
          <table:table-cell office:value-type="string">
            <text:p>CLERK</text:p>
          </table:table-cell>
          <table:table-cell table:style-name="ce5" office:value-type="float" office:value="11">
            <text:p>11</text:p>
          </table:table-cell>
          <table:table-cell table:style-name="ce5"/>
          <table:table-cell office:value-type="string">
            <text:p>King </text:p>
          </table:table-cell>
          <table:table-cell/>
          <table:table-cell table:style-name="ce5"/>
          <table:table-cell table:style-name="ce11" office:value-type="date" office:date-value="1980-12-17">
            <text:p>17. Dec. 1980</text:p>
          </table:table-cell>
          <table:table-cell table:style-name="ce14" table:formula="of:=IF([.J8]&lt;[.J7];[.K$1];&quot;&quot;)">
            <text:p/>
          </table:table-cell>
          <table:table-cell office:value-type="float" office:value="800">
            <text:p>8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8]&lt;[.J8];[.O$1];&quot;&quot;)">
            <text:p/>
          </table:table-cell>
          <table:table-cell table:style-name="ce11" office:value-type="date" office:date-value="1981-06-23">
            <text:p>23. Jun. 1981</text:p>
          </table:table-cell>
          <table:table-cell table:style-name="ce14" table:formula="of:=IF([.P8]&lt;[.P7];[.Q$1];&quot;&quot;)">
            <text:p/>
          </table:table-cell>
          <table:table-cell table:style-name="ce14" table:formula="of:=IF(AND([.P8]&gt;[.S8];[.S8]&lt;&gt;0);[.R$1];&quot;&quot;)">
            <text:p/>
          </table:table-cell>
          <table:table-cell table:style-name="ce11" office:value-type="date" office:date-value="1981-08-21T12:00:00">
            <text:p>21. Aug. 1981</text:p>
          </table:table-cell>
          <table:table-cell/>
          <table:table-cell table:style-name="ce16" table:formula="of:=[.P8]+(RAND()-0.5)*5" office:value-type="date" office:date-value="1981-06-21T12:56:46.640625">
            <text:p>21. Jun. 1981</text:p>
          </table:table-cell>
          <table:table-cell table:style-name="ce16" table:formula="of:=VLOOKUP([.U8];[Sheet2.$A$2:.$B$6];2)" office:value-type="string" office:string-value="THOMPSON">
            <text:p>THOMPSON</text:p>
          </table:table-cell>
          <table:table-cell table:style-name="ce16" table:formula="of:=IF([.S8]&lt;&gt;0;[.S8]+(RAND()-0.5)*5;&quot;&quot;)" office:value-type="date" office:date-value="1981-08-23T18:09:45.351563">
            <text:p>23. Aug. 1981</text:p>
          </table:table-cell>
          <table:table-cell table:style-name="ce16" table:formula="of:=IF([.W8]&lt;&gt;&quot;&quot;;VLOOKUP([.W8];[Sheet2.$A$2:.$B$6];2);&quot;&quot;)" office:value-type="string" office:string-value="SMITH">
            <text:p>SMITH</text:p>
          </table:table-cell>
          <table:table-cell table:style-name="ce17"/>
          <table:table-cell table:formula="of:=[.Z$1]&amp;[.A8]&amp;&quot;,&quot;&amp;[.B8]&amp;&quot;,'&quot;&amp;[.C8]&amp;&quot;','&quot;&amp;[.D8]&amp;&quot;',&quot;&amp;[.E8]&amp;&quot;,to_date('&quot;&amp;YEAR([.J8])&amp;&quot;-&quot;&amp;MONTH([.J8])&amp;&quot;-&quot;&amp;DAY([.J8])&amp;&quot;','YYYY-MM-DD'),&quot;&amp;[.L8]&amp;&quot;,&quot;&amp;[.M8]&amp;&quot;,&quot;&amp;[.N8]&amp;&quot;,to_date('&quot;&amp;YEAR([.P8])&amp;&quot;-&quot;&amp;MONTH([.P8])&amp;&quot;-&quot;&amp;DAY([.P8])&amp;&quot;','YYYY-MM-DD'),to_date('&quot;&amp;YEAR([.U8])&amp;&quot;-&quot;&amp;MONTH([.U8])&amp;&quot;-&quot;&amp;DAY([.U8])&amp;&quot;','YYYY-MM-DD'),'&quot;&amp;[.V8]&amp;&quot;');&quot;" office:value-type="string" office:string-value="insert into EMP (ID,EMPNO,ENAME,JOB,MGR_EMP_ID,HIREDATE,SAL,COMM,DEPT_ID,EFF_BEG_DTM,AUD_BEG_DTM,AUD_BEG_USR) values (3,7369,'THOMPSON','CLERK',11,to_date('1980-12-17','YYYY-MM-DD'),800,null,1,to_date('1981-6-23','YYYY-MM-DD'),to_date('1981-6-21','YYYY-MM-DD'),'THOMPSON');">
            <text:p>insert into EMP (ID,EMPNO,ENAME,JOB,MGR_EMP_ID,HIREDATE,SAL,COMM,DEPT_ID,EFF_BEG_DTM,AUD_BEG_DTM,AUD_BEG_USR) values (3,7369,'THOMPSON','CLERK',11,to_date('1980-12-17','YYYY-MM-DD'),800,null,1,to_date('1981-6-23','YYYY-MM-DD'),to_date('1981-6-21','YYYY-MM-DD'),'THOMPSON');</text:p>
          </table:table-cell>
          <table:table-cell table:style-name="ce19" table:formula="of:=[.AA$1]&amp;[.A8]&amp;&quot;,&quot;&amp;[.B8]&amp;&quot;,'&quot;&amp;[.C8]&amp;&quot;','&quot;&amp;[.D8]&amp;&quot;',&quot;&amp;[.E8]&amp;&quot;,to_date('&quot;&amp;YEAR([.J8])&amp;&quot;-&quot;&amp;MONTH([.J8])&amp;&quot;-&quot;&amp;DAY([.J8])&amp;&quot;','YYYY-MM-DD'),&quot;&amp;[.L8]&amp;&quot;,&quot;&amp;[.M8]&amp;&quot;,&quot;&amp;[.N8]&amp;&quot;,to_date('&quot;&amp;YEAR([.P8])&amp;&quot;-&quot;&amp;MONTH([.P8])&amp;&quot;-&quot;&amp;DAY([.P8])&amp;&quot;','YYYY-MM-DD'),to_date('&quot;&amp;YEAR([.S8])&amp;&quot;-&quot;&amp;MONTH([.S8])&amp;&quot;-&quot;&amp;DAY([.S8])&amp;&quot;','YYYY-MM-DD'),'&quot;&amp;[.T8]&amp;&quot;',to_date('&quot;&amp;YEAR([.U8])&amp;&quot;-&quot;&amp;MONTH([.U8])&amp;&quot;-&quot;&amp;DAY([.U8])&amp;&quot;','YYYY-MM-DD'),'&quot;&amp;[.V8]&amp;&quot;',to_date('&quot;&amp;YEAR([.W8])&amp;&quot;-&quot;&amp;MONTH([.W8])&amp;&quot;-&quot;&amp;DAY([.W8])&amp;&quot;','YYYY-MM-DD'),'&quot;&amp;[.X8]&amp;&quot;');&quot;" office:value-type="string" office:string-value="insert into EMP_HIST (EMP_ID,EMPNO,ENAME,JOB,MGR_EMP_ID,HIREDATE,SAL,COMM,DEPT_ID,EFF_BEG_DTM,EFF_END_DTM,LAST_ACTIVE,AUD_BEG_DTM,AUD_BEG_USR,AUD_END_DTM,AUD_END_USR) values (3,7369,'THOMPSON','CLERK',11,to_date('1980-12-17','YYYY-MM-DD'),800,null,1,to_date('1981-6-23','YYYY-MM-DD'),to_date('1981-8-21','YYYY-MM-DD'),'',to_date('1981-6-21','YYYY-MM-DD'),'THOMPSON',to_date('1981-8-23','YYYY-MM-DD'),'SMITH');">
            <text:p>insert into EMP_HIST (EMP_ID,EMPNO,ENAME,JOB,MGR_EMP_ID,HIREDATE,SAL,COMM,DEPT_ID,EFF_BEG_DTM,EFF_END_DTM,LAST_ACTIVE,AUD_BEG_DTM,AUD_BEG_USR,AUD_END_DTM,AUD_END_USR) values (3,7369,'THOMPSON','CLERK',11,to_date('1980-12-17','YYYY-MM-DD'),800,null,1,to_date('1981-6-23','YYYY-MM-DD'),to_date('1981-8-21','YYYY-MM-DD'),'',to_date('1981-6-21','YYYY-MM-DD'),'THOMPSON',to_date('1981-8-23','YYYY-MM-DD'),'SMITH');</text:p>
          </table:table-cell>
          <table:table-cell table:style-name="ce17" office:value-type="string">
            <text:p><text:s/></text:p>
          </table:table-cell>
          <table:table-cell table:style-name="ce19" table:formula="of:=IF([.W8]=&quot;&quot;;[.Z8];[.AA8])" office:value-type="string" office:string-value="insert into EMP_HIST (EMP_ID,EMPNO,ENAME,JOB,MGR_EMP_ID,HIREDATE,SAL,COMM,DEPT_ID,EFF_BEG_DTM,EFF_END_DTM,LAST_ACTIVE,AUD_BEG_DTM,AUD_BEG_USR,AUD_END_DTM,AUD_END_USR) values (3,7369,'THOMPSON','CLERK',11,to_date('1980-12-17','YYYY-MM-DD'),800,null,1,to_date('1981-6-23','YYYY-MM-DD'),to_date('1981-8-21','YYYY-MM-DD'),'',to_date('1981-6-21','YYYY-MM-DD'),'THOMPSON',to_date('1981-8-23','YYYY-MM-DD'),'SMITH');">
            <text:p>insert into EMP_HIST (EMP_ID,EMPNO,ENAME,JOB,MGR_EMP_ID,HIREDATE,SAL,COMM,DEPT_ID,EFF_BEG_DTM,EFF_END_DTM,LAST_ACTIVE,AUD_BEG_DTM,AUD_BEG_USR,AUD_END_DTM,AUD_END_USR) values (3,7369,'THOMPSON','CLERK',11,to_date('1980-12-17','YYYY-MM-DD'),800,null,1,to_date('1981-6-23','YYYY-MM-DD'),to_date('1981-8-21','YYYY-MM-DD'),'',to_date('1981-6-21','YYYY-MM-DD'),'THOMPSON',to_date('1981-8-23','YYYY-MM-DD'),'SMITH');</text:p>
          </table:table-cell>
          <table:table-cell table:style-name="ce9" table:number-columns-repeated="995"/>
        </table:table-row>
        <table:table-row table:style-name="ro1">
          <table:table-cell office:value-type="float" office:value="3">
            <text:p>3</text:p>
          </table:table-cell>
          <table:table-cell table:style-name="ce5" office:value-type="float" office:value="7369">
            <text:p>7369</text:p>
          </table:table-cell>
          <table:table-cell office:value-type="string">
            <text:p>SMITH</text:p>
          </table:table-cell>
          <table:table-cell office:value-type="string">
            <text:p>CLERK</text:p>
          </table:table-cell>
          <table:table-cell table:style-name="ce5" office:value-type="float" office:value="12">
            <text:p>12</text:p>
          </table:table-cell>
          <table:table-cell table:style-name="ce5"/>
          <table:table-cell/>
          <table:table-cell office:value-type="string">
            <text:p>Lane</text:p>
          </table:table-cell>
          <table:table-cell table:style-name="ce5"/>
          <table:table-cell table:style-name="ce11" office:value-type="date" office:date-value="1980-12-17">
            <text:p>17. Dec. 1980</text:p>
          </table:table-cell>
          <table:table-cell table:style-name="ce14" table:formula="of:=IF([.J9]&lt;[.J8];[.K$1];&quot;&quot;)">
            <text:p/>
          </table:table-cell>
          <table:table-cell office:value-type="float" office:value="800">
            <text:p>8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9]&lt;[.J9];[.O$1];&quot;&quot;)">
            <text:p/>
          </table:table-cell>
          <table:table-cell table:style-name="ce11" office:value-type="date" office:date-value="1981-08-21T12:00:00">
            <text:p>21. Aug. 1981</text:p>
          </table:table-cell>
          <table:table-cell table:style-name="ce14" table:formula="of:=IF([.P9]&lt;[.P8];[.Q$1];&quot;&quot;)">
            <text:p/>
          </table:table-cell>
          <table:table-cell table:style-name="ce14" table:formula="of:=IF(AND([.P9]&gt;[.S9];[.S9]&lt;&gt;0);[.R$1];&quot;&quot;)">
            <text:p/>
          </table:table-cell>
          <table:table-cell table:style-name="ce11" office:value-type="date" office:date-value="1981-11-29">
            <text:p>29. Nov. 1981</text:p>
          </table:table-cell>
          <table:table-cell/>
          <table:table-cell table:style-name="ce16" table:formula="of:=[.P9]+(RAND()-0.5)*5" office:value-type="date" office:date-value="1981-08-20T15:10:51.269531">
            <text:p>20. Aug. 1981</text:p>
          </table:table-cell>
          <table:table-cell table:style-name="ce16" table:formula="of:=VLOOKUP([.U9];[Sheet2.$A$2:.$B$6];2)" office:value-type="string" office:string-value="THOMPSON">
            <text:p>THOMPSON</text:p>
          </table:table-cell>
          <table:table-cell table:style-name="ce16" table:formula="of:=IF([.S9]&lt;&gt;0;[.S9]+(RAND()-0.5)*5;&quot;&quot;)" office:value-type="date" office:date-value="1981-11-29T02:13:35.625">
            <text:p>29. Nov. 1981</text:p>
          </table:table-cell>
          <table:table-cell table:style-name="ce16" table:formula="of:=IF([.W9]&lt;&gt;&quot;&quot;;VLOOKUP([.W9];[Sheet2.$A$2:.$B$6];2);&quot;&quot;)" office:value-type="string" office:string-value="SMITH">
            <text:p>SMITH</text:p>
          </table:table-cell>
          <table:table-cell/>
          <table:table-cell table:formula="of:=[.Z$1]&amp;[.A9]&amp;&quot;,&quot;&amp;[.B9]&amp;&quot;,'&quot;&amp;[.C9]&amp;&quot;','&quot;&amp;[.D9]&amp;&quot;',&quot;&amp;[.E9]&amp;&quot;,to_date('&quot;&amp;YEAR([.J9])&amp;&quot;-&quot;&amp;MONTH([.J9])&amp;&quot;-&quot;&amp;DAY([.J9])&amp;&quot;','YYYY-MM-DD'),&quot;&amp;[.L9]&amp;&quot;,&quot;&amp;[.M9]&amp;&quot;,&quot;&amp;[.N9]&amp;&quot;,to_date('&quot;&amp;YEAR([.P9])&amp;&quot;-&quot;&amp;MONTH([.P9])&amp;&quot;-&quot;&amp;DAY([.P9])&amp;&quot;','YYYY-MM-DD'),to_date('&quot;&amp;YEAR([.U9])&amp;&quot;-&quot;&amp;MONTH([.U9])&amp;&quot;-&quot;&amp;DAY([.U9])&amp;&quot;','YYYY-MM-DD'),'&quot;&amp;[.V9]&amp;&quot;');&quot;" office:value-type="string" office:string-value="insert into EMP (ID,EMPNO,ENAME,JOB,MGR_EMP_ID,HIREDATE,SAL,COMM,DEPT_ID,EFF_BEG_DTM,AUD_BEG_DTM,AUD_BEG_USR) values (3,7369,'SMITH','CLERK',12,to_date('1980-12-17','YYYY-MM-DD'),800,null,1,to_date('1981-8-21','YYYY-MM-DD'),to_date('1981-8-20','YYYY-MM-DD'),'THOMPSON');">
            <text:p>insert into EMP (ID,EMPNO,ENAME,JOB,MGR_EMP_ID,HIREDATE,SAL,COMM,DEPT_ID,EFF_BEG_DTM,AUD_BEG_DTM,AUD_BEG_USR) values (3,7369,'SMITH','CLERK',12,to_date('1980-12-17','YYYY-MM-DD'),800,null,1,to_date('1981-8-21','YYYY-MM-DD'),to_date('1981-8-20','YYYY-MM-DD'),'THOMPSON');</text:p>
          </table:table-cell>
          <table:table-cell table:style-name="ce19" table:formula="of:=[.AA$1]&amp;[.A9]&amp;&quot;,&quot;&amp;[.B9]&amp;&quot;,'&quot;&amp;[.C9]&amp;&quot;','&quot;&amp;[.D9]&amp;&quot;',&quot;&amp;[.E9]&amp;&quot;,to_date('&quot;&amp;YEAR([.J9])&amp;&quot;-&quot;&amp;MONTH([.J9])&amp;&quot;-&quot;&amp;DAY([.J9])&amp;&quot;','YYYY-MM-DD'),&quot;&amp;[.L9]&amp;&quot;,&quot;&amp;[.M9]&amp;&quot;,&quot;&amp;[.N9]&amp;&quot;,to_date('&quot;&amp;YEAR([.P9])&amp;&quot;-&quot;&amp;MONTH([.P9])&amp;&quot;-&quot;&amp;DAY([.P9])&amp;&quot;','YYYY-MM-DD'),to_date('&quot;&amp;YEAR([.S9])&amp;&quot;-&quot;&amp;MONTH([.S9])&amp;&quot;-&quot;&amp;DAY([.S9])&amp;&quot;','YYYY-MM-DD'),'&quot;&amp;[.T9]&amp;&quot;',to_date('&quot;&amp;YEAR([.U9])&amp;&quot;-&quot;&amp;MONTH([.U9])&amp;&quot;-&quot;&amp;DAY([.U9])&amp;&quot;','YYYY-MM-DD'),'&quot;&amp;[.V9]&amp;&quot;',to_date('&quot;&amp;YEAR([.W9])&amp;&quot;-&quot;&amp;MONTH([.W9])&amp;&quot;-&quot;&amp;DAY([.W9])&amp;&quot;','YYYY-MM-DD'),'&quot;&amp;[.X9]&amp;&quot;');&quot;" office:value-type="string" office:string-value="insert into EMP_HIST (EMP_ID,EMPNO,ENAME,JOB,MGR_EMP_ID,HIREDATE,SAL,COMM,DEPT_ID,EFF_BEG_DTM,EFF_END_DTM,LAST_ACTIVE,AUD_BEG_DTM,AUD_BEG_USR,AUD_END_DTM,AUD_END_USR) values (3,7369,'SMITH','CLERK',12,to_date('1980-12-17','YYYY-MM-DD'),800,null,1,to_date('1981-8-21','YYYY-MM-DD'),to_date('1981-11-29','YYYY-MM-DD'),'',to_date('1981-8-20','YYYY-MM-DD'),'THOMPSON',to_date('1981-11-29','YYYY-MM-DD'),'SMITH');">
            <text:p>insert into EMP_HIST (EMP_ID,EMPNO,ENAME,JOB,MGR_EMP_ID,HIREDATE,SAL,COMM,DEPT_ID,EFF_BEG_DTM,EFF_END_DTM,LAST_ACTIVE,AUD_BEG_DTM,AUD_BEG_USR,AUD_END_DTM,AUD_END_USR) values (3,7369,'SMITH','CLERK',12,to_date('1980-12-17','YYYY-MM-DD'),800,null,1,to_date('1981-8-21','YYYY-MM-DD'),to_date('1981-11-29','YYYY-MM-DD'),'',to_date('1981-8-20','YYYY-MM-DD'),'THOMPSON',to_date('1981-11-29','YYYY-MM-DD'),'SMITH');</text:p>
          </table:table-cell>
          <table:table-cell table:style-name="ce17" office:value-type="string">
            <text:p><text:s/></text:p>
          </table:table-cell>
          <table:table-cell table:style-name="ce19" table:formula="of:=IF([.W9]=&quot;&quot;;[.Z9];[.AA9])" office:value-type="string" office:string-value="insert into EMP_HIST (EMP_ID,EMPNO,ENAME,JOB,MGR_EMP_ID,HIREDATE,SAL,COMM,DEPT_ID,EFF_BEG_DTM,EFF_END_DTM,LAST_ACTIVE,AUD_BEG_DTM,AUD_BEG_USR,AUD_END_DTM,AUD_END_USR) values (3,7369,'SMITH','CLERK',12,to_date('1980-12-17','YYYY-MM-DD'),800,null,1,to_date('1981-8-21','YYYY-MM-DD'),to_date('1981-11-29','YYYY-MM-DD'),'',to_date('1981-8-20','YYYY-MM-DD'),'THOMPSON',to_date('1981-11-29','YYYY-MM-DD'),'SMITH');">
            <text:p>insert into EMP_HIST (EMP_ID,EMPNO,ENAME,JOB,MGR_EMP_ID,HIREDATE,SAL,COMM,DEPT_ID,EFF_BEG_DTM,EFF_END_DTM,LAST_ACTIVE,AUD_BEG_DTM,AUD_BEG_USR,AUD_END_DTM,AUD_END_USR) values (3,7369,'SMITH','CLERK',12,to_date('1980-12-17','YYYY-MM-DD'),800,null,1,to_date('1981-8-21','YYYY-MM-DD'),to_date('1981-11-29','YYYY-MM-DD'),'',to_date('1981-8-20','YYYY-MM-DD'),'THOMPSON',to_date('1981-11-29','YYYY-MM-DD'),'SMITH');</text:p>
          </table:table-cell>
          <table:table-cell table:number-columns-repeated="995"/>
        </table:table-row>
        <table:table-row table:style-name="ro1">
          <table:table-cell office:value-type="float" office:value="3">
            <text:p>3</text:p>
          </table:table-cell>
          <table:table-cell table:style-name="ce5" office:value-type="float" office:value="7369">
            <text:p>7369</text:p>
          </table:table-cell>
          <table:table-cell office:value-type="string">
            <text:p>SMITH</text:p>
          </table:table-cell>
          <table:table-cell office:value-type="string">
            <text:p>CLERK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King</text:p>
          </table:table-cell>
          <table:table-cell table:number-columns-repeated="2"/>
          <table:table-cell table:style-name="ce11" office:value-type="date" office:date-value="1980-12-17">
            <text:p>17. Dec. 1980</text:p>
          </table:table-cell>
          <table:table-cell table:style-name="ce14" table:formula="of:=IF([.J10]&lt;[.J9];[.K$1];&quot;&quot;)">
            <text:p/>
          </table:table-cell>
          <table:table-cell office:value-type="float" office:value="800">
            <text:p>8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10]&lt;[.J10];[.O$1];&quot;&quot;)">
            <text:p/>
          </table:table-cell>
          <table:table-cell table:style-name="ce11" office:value-type="date" office:date-value="1981-11-29">
            <text:p>29. Nov. 1981</text:p>
          </table:table-cell>
          <table:table-cell table:style-name="ce14" table:formula="of:=IF([.P10]&lt;[.P9];[.Q$1];&quot;&quot;)">
            <text:p/>
          </table:table-cell>
          <table:table-cell table:style-name="ce14" table:formula="of:=IF(AND([.P10]&gt;[.S10];[.S10]&lt;&gt;0);[.R$1];&quot;&quot;)">
            <text:p/>
          </table:table-cell>
          <table:table-cell table:style-name="ce11" office:value-type="date" office:date-value="1983-02-26">
            <text:p>26. Feb. 1983</text:p>
          </table:table-cell>
          <table:table-cell/>
          <table:table-cell table:style-name="ce16" table:formula="of:=[.P10]+(RAND()-0.5)*5" office:value-type="date" office:date-value="1981-11-30T21:19:59.707031">
            <text:p>30. Nov. 1981</text:p>
          </table:table-cell>
          <table:table-cell table:style-name="ce16" table:formula="of:=VLOOKUP([.U10];[Sheet2.$A$2:.$B$6];2)" office:value-type="string" office:string-value="SMITH">
            <text:p>SMITH</text:p>
          </table:table-cell>
          <table:table-cell table:style-name="ce16" table:formula="of:=IF([.S10]&lt;&gt;0;[.S10]+(RAND()-0.5)*5;&quot;&quot;)" office:value-type="date" office:date-value="1983-02-24T10:41:12.363281">
            <text:p>24. Feb. 1983</text:p>
          </table:table-cell>
          <table:table-cell table:style-name="ce16" table:formula="of:=IF([.W10]&lt;&gt;&quot;&quot;;VLOOKUP([.W10];[Sheet2.$A$2:.$B$6];2);&quot;&quot;)" office:value-type="string" office:string-value="SMITH">
            <text:p>SMITH</text:p>
          </table:table-cell>
          <table:table-cell/>
          <table:table-cell table:formula="of:=[.Z$1]&amp;[.A10]&amp;&quot;,&quot;&amp;[.B10]&amp;&quot;,'&quot;&amp;[.C10]&amp;&quot;','&quot;&amp;[.D10]&amp;&quot;',&quot;&amp;[.E10]&amp;&quot;,to_date('&quot;&amp;YEAR([.J10])&amp;&quot;-&quot;&amp;MONTH([.J10])&amp;&quot;-&quot;&amp;DAY([.J10])&amp;&quot;','YYYY-MM-DD'),&quot;&amp;[.L10]&amp;&quot;,&quot;&amp;[.M10]&amp;&quot;,&quot;&amp;[.N10]&amp;&quot;,to_date('&quot;&amp;YEAR([.P10])&amp;&quot;-&quot;&amp;MONTH([.P10])&amp;&quot;-&quot;&amp;DAY([.P10])&amp;&quot;','YYYY-MM-DD'),to_date('&quot;&amp;YEAR([.U10])&amp;&quot;-&quot;&amp;MONTH([.U10])&amp;&quot;-&quot;&amp;DAY([.U10])&amp;&quot;','YYYY-MM-DD'),'&quot;&amp;[.V10]&amp;&quot;');&quot;" office:value-type="string" office:string-value="insert into EMP (ID,EMPNO,ENAME,JOB,MGR_EMP_ID,HIREDATE,SAL,COMM,DEPT_ID,EFF_BEG_DTM,AUD_BEG_DTM,AUD_BEG_USR) values (3,7369,'SMITH','CLERK',15,to_date('1980-12-17','YYYY-MM-DD'),800,null,1,to_date('1981-11-29','YYYY-MM-DD'),to_date('1981-11-30','YYYY-MM-DD'),'SMITH');">
            <text:p>insert into EMP (ID,EMPNO,ENAME,JOB,MGR_EMP_ID,HIREDATE,SAL,COMM,DEPT_ID,EFF_BEG_DTM,AUD_BEG_DTM,AUD_BEG_USR) values (3,7369,'SMITH','CLERK',15,to_date('1980-12-17','YYYY-MM-DD'),800,null,1,to_date('1981-11-29','YYYY-MM-DD'),to_date('1981-11-30','YYYY-MM-DD'),'SMITH');</text:p>
          </table:table-cell>
          <table:table-cell table:style-name="ce19" table:formula="of:=[.AA$1]&amp;[.A10]&amp;&quot;,&quot;&amp;[.B10]&amp;&quot;,'&quot;&amp;[.C10]&amp;&quot;','&quot;&amp;[.D10]&amp;&quot;',&quot;&amp;[.E10]&amp;&quot;,to_date('&quot;&amp;YEAR([.J10])&amp;&quot;-&quot;&amp;MONTH([.J10])&amp;&quot;-&quot;&amp;DAY([.J10])&amp;&quot;','YYYY-MM-DD'),&quot;&amp;[.L10]&amp;&quot;,&quot;&amp;[.M10]&amp;&quot;,&quot;&amp;[.N10]&amp;&quot;,to_date('&quot;&amp;YEAR([.P10])&amp;&quot;-&quot;&amp;MONTH([.P10])&amp;&quot;-&quot;&amp;DAY([.P10])&amp;&quot;','YYYY-MM-DD'),to_date('&quot;&amp;YEAR([.S10])&amp;&quot;-&quot;&amp;MONTH([.S10])&amp;&quot;-&quot;&amp;DAY([.S10])&amp;&quot;','YYYY-MM-DD'),'&quot;&amp;[.T10]&amp;&quot;',to_date('&quot;&amp;YEAR([.U10])&amp;&quot;-&quot;&amp;MONTH([.U10])&amp;&quot;-&quot;&amp;DAY([.U10])&amp;&quot;','YYYY-MM-DD'),'&quot;&amp;[.V10]&amp;&quot;',to_date('&quot;&amp;YEAR([.W10])&amp;&quot;-&quot;&amp;MONTH([.W10])&amp;&quot;-&quot;&amp;DAY([.W10])&amp;&quot;','YYYY-MM-DD'),'&quot;&amp;[.X10]&amp;&quot;');&quot;" office:value-type="string" office:string-value="insert into EMP_HIST (EMP_ID,EMPNO,ENAME,JOB,MGR_EMP_ID,HIREDATE,SAL,COMM,DEPT_ID,EFF_BEG_DTM,EFF_END_DTM,LAST_ACTIVE,AUD_BEG_DTM,AUD_BEG_USR,AUD_END_DTM,AUD_END_USR) values (3,7369,'SMITH','CLERK',15,to_date('1980-12-17','YYYY-MM-DD'),800,null,1,to_date('1981-11-29','YYYY-MM-DD'),to_date('1983-2-26','YYYY-MM-DD'),'',to_date('1981-11-30','YYYY-MM-DD'),'SMITH',to_date('1983-2-24','YYYY-MM-DD'),'SMITH');">
            <text:p>insert into EMP_HIST (EMP_ID,EMPNO,ENAME,JOB,MGR_EMP_ID,HIREDATE,SAL,COMM,DEPT_ID,EFF_BEG_DTM,EFF_END_DTM,LAST_ACTIVE,AUD_BEG_DTM,AUD_BEG_USR,AUD_END_DTM,AUD_END_USR) values (3,7369,'SMITH','CLERK',15,to_date('1980-12-17','YYYY-MM-DD'),800,null,1,to_date('1981-11-29','YYYY-MM-DD'),to_date('1983-2-26','YYYY-MM-DD'),'',to_date('1981-11-30','YYYY-MM-DD'),'SMITH',to_date('1983-2-24','YYYY-MM-DD'),'SMITH');</text:p>
          </table:table-cell>
          <table:table-cell table:style-name="ce17" office:value-type="string">
            <text:p><text:s/></text:p>
          </table:table-cell>
          <table:table-cell table:style-name="ce19" table:formula="of:=IF([.W10]=&quot;&quot;;[.Z10];[.AA10])" office:value-type="string" office:string-value="insert into EMP_HIST (EMP_ID,EMPNO,ENAME,JOB,MGR_EMP_ID,HIREDATE,SAL,COMM,DEPT_ID,EFF_BEG_DTM,EFF_END_DTM,LAST_ACTIVE,AUD_BEG_DTM,AUD_BEG_USR,AUD_END_DTM,AUD_END_USR) values (3,7369,'SMITH','CLERK',15,to_date('1980-12-17','YYYY-MM-DD'),800,null,1,to_date('1981-11-29','YYYY-MM-DD'),to_date('1983-2-26','YYYY-MM-DD'),'',to_date('1981-11-30','YYYY-MM-DD'),'SMITH',to_date('1983-2-24','YYYY-MM-DD'),'SMITH');">
            <text:p>insert into EMP_HIST (EMP_ID,EMPNO,ENAME,JOB,MGR_EMP_ID,HIREDATE,SAL,COMM,DEPT_ID,EFF_BEG_DTM,EFF_END_DTM,LAST_ACTIVE,AUD_BEG_DTM,AUD_BEG_USR,AUD_END_DTM,AUD_END_USR) values (3,7369,'SMITH','CLERK',15,to_date('1980-12-17','YYYY-MM-DD'),800,null,1,to_date('1981-11-29','YYYY-MM-DD'),to_date('1983-2-26','YYYY-MM-DD'),'',to_date('1981-11-30','YYYY-MM-DD'),'SMITH',to_date('1983-2-24','YYYY-MM-DD'),'SMITH');</text:p>
          </table:table-cell>
          <table:table-cell table:number-columns-repeated="995"/>
        </table:table-row>
        <table:table-row table:style-name="ro1">
          <table:table-cell office:value-type="float" office:value="3">
            <text:p>3</text:p>
          </table:table-cell>
          <table:table-cell table:style-name="ce5" office:value-type="float" office:value="7369">
            <text:p>7369</text:p>
          </table:table-cell>
          <table:table-cell office:value-type="string">
            <text:p>SMITH</text:p>
          </table:table-cell>
          <table:table-cell office:value-type="string">
            <text:p>CLERK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string">
            <text:p>Ford</text:p>
          </table:table-cell>
          <table:table-cell table:style-name="ce11" office:value-type="date" office:date-value="1980-12-17">
            <text:p>17. Dec. 1980</text:p>
          </table:table-cell>
          <table:table-cell table:style-name="ce14" table:formula="of:=IF([.J11]&lt;[.J10];[.K$1];&quot;&quot;)">
            <text:p/>
          </table:table-cell>
          <table:table-cell office:value-type="float" office:value="800">
            <text:p>800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formula="of:=IF([.P11]&lt;[.J11];[.O$1];&quot;&quot;)">
            <text:p/>
          </table:table-cell>
          <table:table-cell table:style-name="ce11" office:value-type="date" office:date-value="1983-02-26">
            <text:p>26. Feb. 1983</text:p>
          </table:table-cell>
          <table:table-cell table:style-name="ce14" table:formula="of:=IF([.P11]&lt;[.P10];[.Q$1];&quot;&quot;)">
            <text:p/>
          </table:table-cell>
          <table:table-cell table:style-name="ce14" table:formula="of:=IF(AND([.P11]&gt;[.S11];[.S11]&lt;&gt;0);[.R$1];&quot;&quot;)">
            <text:p/>
          </table:table-cell>
          <table:table-cell table:number-columns-repeated="2"/>
          <table:table-cell table:style-name="ce16" table:formula="of:=[.P11]+(RAND()-0.5)*5" office:value-type="date" office:date-value="1983-02-28T08:29:30.117188">
            <text:p>28. Feb. 1983</text:p>
          </table:table-cell>
          <table:table-cell table:style-name="ce16" table:formula="of:=VLOOKUP([.U11];[Sheet2.$A$2:.$B$6];2)" office:value-type="string" office:string-value="SMITH">
            <text:p>SMITH</text:p>
          </table:table-cell>
          <table:table-cell table:style-name="ce16" table:formula="of:=IF([.S11]&lt;&gt;0;[.S11]+(RAND()-0.5)*5;&quot;&quot;)">
            <text:p/>
          </table:table-cell>
          <table:table-cell table:style-name="ce16" table:formula="of:=IF([.W11]&lt;&gt;&quot;&quot;;VLOOKUP([.W11];[Sheet2.$A$2:.$B$6];2);&quot;&quot;)">
            <text:p/>
          </table:table-cell>
          <table:table-cell/>
          <table:table-cell table:formula="of:=[.Z$1]&amp;[.A11]&amp;&quot;,&quot;&amp;[.B11]&amp;&quot;,'&quot;&amp;[.C11]&amp;&quot;','&quot;&amp;[.D11]&amp;&quot;',&quot;&amp;[.E11]&amp;&quot;,to_date('&quot;&amp;YEAR([.J11])&amp;&quot;-&quot;&amp;MONTH([.J11])&amp;&quot;-&quot;&amp;DAY([.J11])&amp;&quot;','YYYY-MM-DD'),&quot;&amp;[.L11]&amp;&quot;,&quot;&amp;[.M11]&amp;&quot;,&quot;&amp;[.N11]&amp;&quot;,to_date('&quot;&amp;YEAR([.P11])&amp;&quot;-&quot;&amp;MONTH([.P11])&amp;&quot;-&quot;&amp;DAY([.P11])&amp;&quot;','YYYY-MM-DD'),to_date('&quot;&amp;YEAR([.U11])&amp;&quot;-&quot;&amp;MONTH([.U11])&amp;&quot;-&quot;&amp;DAY([.U11])&amp;&quot;','YYYY-MM-DD'),'&quot;&amp;[.V11]&amp;&quot;');&quot;" office:value-type="string" office:string-value="insert into EMP (ID,EMPNO,ENAME,JOB,MGR_EMP_ID,HIREDATE,SAL,COMM,DEPT_ID,EFF_BEG_DTM,AUD_BEG_DTM,AUD_BEG_USR) values (3,7369,'SMITH','CLERK',18,to_date('1980-12-17','YYYY-MM-DD'),800,null,2,to_date('1983-2-26','YYYY-MM-DD'),to_date('1983-2-28','YYYY-MM-DD'),'SMITH');">
            <text:p>insert into EMP (ID,EMPNO,ENAME,JOB,MGR_EMP_ID,HIREDATE,SAL,COMM,DEPT_ID,EFF_BEG_DTM,AUD_BEG_DTM,AUD_BEG_USR) values (3,7369,'SMITH','CLERK',18,to_date('1980-12-17','YYYY-MM-DD'),800,null,2,to_date('1983-2-26','YYYY-MM-DD'),to_date('1983-2-28','YYYY-MM-DD'),'SMITH');</text:p>
          </table:table-cell>
          <table:table-cell table:style-name="ce19" table:formula="of:=[.AA$1]&amp;[.A11]&amp;&quot;,&quot;&amp;[.B11]&amp;&quot;,'&quot;&amp;[.C11]&amp;&quot;','&quot;&amp;[.D11]&amp;&quot;',&quot;&amp;[.E11]&amp;&quot;,to_date('&quot;&amp;YEAR([.J11])&amp;&quot;-&quot;&amp;MONTH([.J11])&amp;&quot;-&quot;&amp;DAY([.J11])&amp;&quot;','YYYY-MM-DD'),&quot;&amp;[.L11]&amp;&quot;,&quot;&amp;[.M11]&amp;&quot;,&quot;&amp;[.N11]&amp;&quot;,to_date('&quot;&amp;YEAR([.P11])&amp;&quot;-&quot;&amp;MONTH([.P11])&amp;&quot;-&quot;&amp;DAY([.P11])&amp;&quot;','YYYY-MM-DD'),to_date('&quot;&amp;YEAR([.S11])&amp;&quot;-&quot;&amp;MONTH([.S11])&amp;&quot;-&quot;&amp;DAY([.S11])&amp;&quot;','YYYY-MM-DD'),'&quot;&amp;[.T11]&amp;&quot;',to_date('&quot;&amp;YEAR([.U11])&amp;&quot;-&quot;&amp;MONTH([.U11])&amp;&quot;-&quot;&amp;DAY([.U11])&amp;&quot;','YYYY-MM-DD'),'&quot;&amp;[.V11]&amp;&quot;',to_date('&quot;&amp;YEAR([.W11])&amp;&quot;-&quot;&amp;MONTH([.W11])&amp;&quot;-&quot;&amp;DAY([.W11])&amp;&quot;','YYYY-MM-DD'),'&quot;&amp;[.X11]&amp;&quot;');&quot;" office:value-type="string" office:string-value="insert into EMP_HIST (EMP_ID,EMPNO,ENAME,JOB,MGR_EMP_ID,HIREDATE,SAL,COMM,DEPT_ID,EFF_BEG_DTM,EFF_END_DTM,LAST_ACTIVE,AUD_BEG_DTM,AUD_BEG_USR,AUD_END_DTM,AUD_END_USR) values (3,7369,'SMITH','CLERK',18,to_date('1980-12-17','YYYY-MM-DD'),800,null,2,to_date('1983-2-26','YYYY-MM-DD'),to_date('1899-12-30','YYYY-MM-DD'),'',to_date('1983-2-28','YYYY-MM-DD'),'SMITH',to_date('1899-12-30','YYYY-MM-DD'),'');">
            <text:p>insert into EMP_HIST (EMP_ID,EMPNO,ENAME,JOB,MGR_EMP_ID,HIREDATE,SAL,COMM,DEPT_ID,EFF_BEG_DTM,EFF_END_DTM,LAST_ACTIVE,AUD_BEG_DTM,AUD_BEG_USR,AUD_END_DTM,AUD_END_USR) values (3,7369,'SMITH','CLERK',18,to_date('1980-12-17','YYYY-MM-DD'),800,null,2,to_date('1983-2-26','YYYY-MM-DD'),to_date('1899-12-30','YYYY-MM-DD'),'',to_date('1983-2-28','YYYY-MM-DD'),'SMITH',to_date('1899-12-30','YYYY-MM-DD'),'');</text:p>
          </table:table-cell>
          <table:table-cell table:style-name="ce17" office:value-type="string">
            <text:p><text:s/></text:p>
          </table:table-cell>
          <table:table-cell table:style-name="ce19" table:formula="of:=IF([.W11]=&quot;&quot;;[.Z11];[.AA11])" office:value-type="string" office:string-value="insert into EMP (ID,EMPNO,ENAME,JOB,MGR_EMP_ID,HIREDATE,SAL,COMM,DEPT_ID,EFF_BEG_DTM,AUD_BEG_DTM,AUD_BEG_USR) values (3,7369,'SMITH','CLERK',18,to_date('1980-12-17','YYYY-MM-DD'),800,null,2,to_date('1983-2-26','YYYY-MM-DD'),to_date('1983-2-28','YYYY-MM-DD'),'SMITH');">
            <text:p>insert into EMP (ID,EMPNO,ENAME,JOB,MGR_EMP_ID,HIREDATE,SAL,COMM,DEPT_ID,EFF_BEG_DTM,AUD_BEG_DTM,AUD_BEG_USR) values (3,7369,'SMITH','CLERK',18,to_date('1980-12-17','YYYY-MM-DD'),800,null,2,to_date('1983-2-26','YYYY-MM-DD'),to_date('1983-2-28','YYYY-MM-DD'),'SMITH');</text:p>
          </table:table-cell>
          <table:table-cell table:number-columns-repeated="995"/>
        </table:table-row>
        <table:table-row table:style-name="ro1">
          <table:table-cell office:value-type="float" office:value="4">
            <text:p>4</text:p>
          </table:table-cell>
          <table:table-cell table:style-name="ce5" office:value-type="float" office:value="7499">
            <text:p>7499</text:p>
          </table:table-cell>
          <table:table-cell office:value-type="string">
            <text:p>ALLEN</text:p>
          </table:table-cell>
          <table:table-cell office:value-type="string">
            <text:p>SALESMAN</text:p>
          </table:table-cell>
          <table:table-cell office:value-type="float" office:value="1">
            <text:p>1</text:p>
          </table:table-cell>
          <table:table-cell office:value-type="string">
            <text:p>Ellisson</text:p>
          </table:table-cell>
          <table:table-cell table:number-columns-repeated="3"/>
          <table:table-cell table:style-name="ce11" office:value-type="date" office:date-value="1981-02-20">
            <text:p>20. Feb. 1981</text:p>
          </table:table-cell>
          <table:table-cell table:style-name="ce14" table:formula="of:=IF([.J12]&lt;[.J11];[.K$1];&quot;&quot;)">
            <text:p/>
          </table:table-cell>
          <table:table-cell office:value-type="float" office:value="1600">
            <text:p>160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IF([.P12]&lt;[.J12];[.O$1];&quot;&quot;)">
            <text:p/>
          </table:table-cell>
          <table:table-cell table:style-name="ce11" office:value-type="date" office:date-value="1981-02-20">
            <text:p>20. Feb. 1981</text:p>
          </table:table-cell>
          <table:table-cell table:style-name="ce14"/>
          <table:table-cell table:style-name="ce14" table:formula="of:=IF(AND([.P12]&gt;[.S12];[.S12]&lt;&gt;0);[.R$1];&quot;&quot;)">
            <text:p/>
          </table:table-cell>
          <table:table-cell table:style-name="ce11" office:value-type="date" office:date-value="1981-05-15">
            <text:p>15. May. 1981</text:p>
          </table:table-cell>
          <table:table-cell/>
          <table:table-cell table:style-name="ce16" table:formula="of:=[.P12]+(RAND()-0.5)*5" office:value-type="date" office:date-value="1981-02-20T05:36:50.449219">
            <text:p>20. Feb. 1981</text:p>
          </table:table-cell>
          <table:table-cell table:style-name="ce16" table:formula="of:=VLOOKUP([.U12];[Sheet2.$A$2:.$B$6];2)" office:value-type="string" office:string-value="THOMPSON">
            <text:p>THOMPSON</text:p>
          </table:table-cell>
          <table:table-cell table:style-name="ce16" table:formula="of:=IF([.S12]&lt;&gt;0;[.S12]+(RAND()-0.5)*5;&quot;&quot;)" office:value-type="date" office:date-value="1981-05-14T13:13:07.5">
            <text:p>14. May. 1981</text:p>
          </table:table-cell>
          <table:table-cell table:style-name="ce16" table:formula="of:=IF([.W12]&lt;&gt;&quot;&quot;;VLOOKUP([.W12];[Sheet2.$A$2:.$B$6];2);&quot;&quot;)" office:value-type="string" office:string-value="THOMPSON">
            <text:p>THOMPSON</text:p>
          </table:table-cell>
          <table:table-cell/>
          <table:table-cell table:formula="of:=[.Z$1]&amp;[.A12]&amp;&quot;,&quot;&amp;[.B12]&amp;&quot;,'&quot;&amp;[.C12]&amp;&quot;','&quot;&amp;[.D12]&amp;&quot;',&quot;&amp;[.E12]&amp;&quot;,to_date('&quot;&amp;YEAR([.J12])&amp;&quot;-&quot;&amp;MONTH([.J12])&amp;&quot;-&quot;&amp;DAY([.J12])&amp;&quot;','YYYY-MM-DD'),&quot;&amp;[.L12]&amp;&quot;,&quot;&amp;[.M12]&amp;&quot;,&quot;&amp;[.N12]&amp;&quot;,to_date('&quot;&amp;YEAR([.P12])&amp;&quot;-&quot;&amp;MONTH([.P12])&amp;&quot;-&quot;&amp;DAY([.P12])&amp;&quot;','YYYY-MM-DD'),to_date('&quot;&amp;YEAR([.U12])&amp;&quot;-&quot;&amp;MONTH([.U12])&amp;&quot;-&quot;&amp;DAY([.U12])&amp;&quot;','YYYY-MM-DD'),'&quot;&amp;[.V12]&amp;&quot;');&quot;" office:value-type="string" office:string-value="insert into EMP (ID,EMPNO,ENAME,JOB,MGR_EMP_ID,HIREDATE,SAL,COMM,DEPT_ID,EFF_BEG_DTM,AUD_BEG_DTM,AUD_BEG_USR) values (4,7499,'ALLEN','SALESMAN',1,to_date('1981-2-20','YYYY-MM-DD'),1600,300,1,to_date('1981-2-20','YYYY-MM-DD'),to_date('1981-2-20','YYYY-MM-DD'),'THOMPSON');">
            <text:p>insert into EMP (ID,EMPNO,ENAME,JOB,MGR_EMP_ID,HIREDATE,SAL,COMM,DEPT_ID,EFF_BEG_DTM,AUD_BEG_DTM,AUD_BEG_USR) values (4,7499,'ALLEN','SALESMAN',1,to_date('1981-2-20','YYYY-MM-DD'),1600,300,1,to_date('1981-2-20','YYYY-MM-DD'),to_date('1981-2-20','YYYY-MM-DD'),'THOMPSON');</text:p>
          </table:table-cell>
          <table:table-cell table:style-name="ce19" table:formula="of:=[.AA$1]&amp;[.A12]&amp;&quot;,&quot;&amp;[.B12]&amp;&quot;,'&quot;&amp;[.C12]&amp;&quot;','&quot;&amp;[.D12]&amp;&quot;',&quot;&amp;[.E12]&amp;&quot;,to_date('&quot;&amp;YEAR([.J12])&amp;&quot;-&quot;&amp;MONTH([.J12])&amp;&quot;-&quot;&amp;DAY([.J12])&amp;&quot;','YYYY-MM-DD'),&quot;&amp;[.L12]&amp;&quot;,&quot;&amp;[.M12]&amp;&quot;,&quot;&amp;[.N12]&amp;&quot;,to_date('&quot;&amp;YEAR([.P12])&amp;&quot;-&quot;&amp;MONTH([.P12])&amp;&quot;-&quot;&amp;DAY([.P12])&amp;&quot;','YYYY-MM-DD'),to_date('&quot;&amp;YEAR([.S12])&amp;&quot;-&quot;&amp;MONTH([.S12])&amp;&quot;-&quot;&amp;DAY([.S12])&amp;&quot;','YYYY-MM-DD'),'&quot;&amp;[.T12]&amp;&quot;',to_date('&quot;&amp;YEAR([.U12])&amp;&quot;-&quot;&amp;MONTH([.U12])&amp;&quot;-&quot;&amp;DAY([.U12])&amp;&quot;','YYYY-MM-DD'),'&quot;&amp;[.V12]&amp;&quot;',to_date('&quot;&amp;YEAR([.W12])&amp;&quot;-&quot;&amp;MONTH([.W12])&amp;&quot;-&quot;&amp;DAY([.W12])&amp;&quot;','YYYY-MM-DD'),'&quot;&amp;[.X12]&amp;&quot;');&quot;" office:value-type="string" office:string-value="insert into EMP_HIST (EMP_ID,EMPNO,ENAME,JOB,MGR_EMP_ID,HIREDATE,SAL,COMM,DEPT_ID,EFF_BEG_DTM,EFF_END_DTM,LAST_ACTIVE,AUD_BEG_DTM,AUD_BEG_USR,AUD_END_DTM,AUD_END_USR) values (4,7499,'ALLEN','SALESMAN',1,to_date('1981-2-20','YYYY-MM-DD'),1600,300,1,to_date('1981-2-20','YYYY-MM-DD'),to_date('1981-5-15','YYYY-MM-DD'),'',to_date('1981-2-20','YYYY-MM-DD'),'THOMPSON',to_date('1981-5-14','YYYY-MM-DD'),'THOMPSON');">
            <text:p>insert into EMP_HIST (EMP_ID,EMPNO,ENAME,JOB,MGR_EMP_ID,HIREDATE,SAL,COMM,DEPT_ID,EFF_BEG_DTM,EFF_END_DTM,LAST_ACTIVE,AUD_BEG_DTM,AUD_BEG_USR,AUD_END_DTM,AUD_END_USR) values (4,7499,'ALLEN','SALESMAN',1,to_date('1981-2-20','YYYY-MM-DD'),1600,300,1,to_date('1981-2-20','YYYY-MM-DD'),to_date('1981-5-15','YYYY-MM-DD'),'',to_date('1981-2-20','YYYY-MM-DD'),'THOMPSON',to_date('1981-5-14','YYYY-MM-DD'),'THOMPSON');</text:p>
          </table:table-cell>
          <table:table-cell table:style-name="ce17" office:value-type="string">
            <text:p><text:s/></text:p>
          </table:table-cell>
          <table:table-cell table:style-name="ce19" table:formula="of:=IF([.W12]=&quot;&quot;;[.Z12];[.AA12])" office:value-type="string" office:string-value="insert into EMP_HIST (EMP_ID,EMPNO,ENAME,JOB,MGR_EMP_ID,HIREDATE,SAL,COMM,DEPT_ID,EFF_BEG_DTM,EFF_END_DTM,LAST_ACTIVE,AUD_BEG_DTM,AUD_BEG_USR,AUD_END_DTM,AUD_END_USR) values (4,7499,'ALLEN','SALESMAN',1,to_date('1981-2-20','YYYY-MM-DD'),1600,300,1,to_date('1981-2-20','YYYY-MM-DD'),to_date('1981-5-15','YYYY-MM-DD'),'',to_date('1981-2-20','YYYY-MM-DD'),'THOMPSON',to_date('1981-5-14','YYYY-MM-DD'),'THOMPSON');">
            <text:p>insert into EMP_HIST (EMP_ID,EMPNO,ENAME,JOB,MGR_EMP_ID,HIREDATE,SAL,COMM,DEPT_ID,EFF_BEG_DTM,EFF_END_DTM,LAST_ACTIVE,AUD_BEG_DTM,AUD_BEG_USR,AUD_END_DTM,AUD_END_USR) values (4,7499,'ALLEN','SALESMAN',1,to_date('1981-2-20','YYYY-MM-DD'),1600,300,1,to_date('1981-2-20','YYYY-MM-DD'),to_date('1981-5-15','YYYY-MM-DD'),'',to_date('1981-2-20','YYYY-MM-DD'),'THOMPSON',to_date('1981-5-14','YYYY-MM-DD'),'THOMPSON');</text:p>
          </table:table-cell>
          <table:table-cell table:number-columns-repeated="995"/>
        </table:table-row>
        <table:table-row table:style-name="ro1">
          <table:table-cell office:value-type="float" office:value="4">
            <text:p>4</text:p>
          </table:table-cell>
          <table:table-cell table:style-name="ce5" office:value-type="float" office:value="7499">
            <text:p>7499</text:p>
          </table:table-cell>
          <table:table-cell office:value-type="string">
            <text:p>ALLEN</text:p>
          </table:table-cell>
          <table:table-cell office:value-type="string">
            <text:p>SALESMAN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Blake</text:p>
          </table:table-cell>
          <table:table-cell table:style-name="ce11" office:value-type="date" office:date-value="1981-02-20">
            <text:p>20. Feb. 1981</text:p>
          </table:table-cell>
          <table:table-cell table:style-name="ce14" table:formula="of:=IF([.J13]&lt;[.J12];[.K$1];&quot;&quot;)">
            <text:p/>
          </table:table-cell>
          <table:table-cell office:value-type="float" office:value="1600">
            <text:p>1600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table:formula="of:=IF([.P13]&lt;[.J13];[.O$1];&quot;&quot;)">
            <text:p/>
          </table:table-cell>
          <table:table-cell table:style-name="ce11" office:value-type="date" office:date-value="1981-05-15">
            <text:p>15. May. 1981</text:p>
          </table:table-cell>
          <table:table-cell table:style-name="ce14" table:formula="of:=IF([.P13]&lt;[.P12];[.Q$1];&quot;&quot;)">
            <text:p/>
          </table:table-cell>
          <table:table-cell table:style-name="ce14" table:formula="of:=IF(AND([.P13]&gt;[.S13];[.S13]&lt;&gt;0);[.R$1];&quot;&quot;)">
            <text:p/>
          </table:table-cell>
          <table:table-cell table:style-name="ce11"/>
          <table:table-cell/>
          <table:table-cell table:style-name="ce16" table:formula="of:=[.P13]+(RAND()-0.5)*5" office:value-type="date" office:date-value="1981-05-14T20:10:23.144531">
            <text:p>14. May. 1981</text:p>
          </table:table-cell>
          <table:table-cell table:style-name="ce16" table:formula="of:=VLOOKUP([.U13];[Sheet2.$A$2:.$B$6];2)" office:value-type="string" office:string-value="THOMPSON">
            <text:p>THOMPSON</text:p>
          </table:table-cell>
          <table:table-cell table:style-name="ce16" table:formula="of:=IF([.S13]&lt;&gt;0;[.S13]+(RAND()-0.5)*5;&quot;&quot;)">
            <text:p/>
          </table:table-cell>
          <table:table-cell table:style-name="ce16" table:formula="of:=IF([.W13]&lt;&gt;&quot;&quot;;VLOOKUP([.W13];[Sheet2.$A$2:.$B$6];2);&quot;&quot;)">
            <text:p/>
          </table:table-cell>
          <table:table-cell table:style-name="ce17"/>
          <table:table-cell table:formula="of:=[.Z$1]&amp;[.A13]&amp;&quot;,&quot;&amp;[.B13]&amp;&quot;,'&quot;&amp;[.C13]&amp;&quot;','&quot;&amp;[.D13]&amp;&quot;',&quot;&amp;[.E13]&amp;&quot;,to_date('&quot;&amp;YEAR([.J13])&amp;&quot;-&quot;&amp;MONTH([.J13])&amp;&quot;-&quot;&amp;DAY([.J13])&amp;&quot;','YYYY-MM-DD'),&quot;&amp;[.L13]&amp;&quot;,&quot;&amp;[.M13]&amp;&quot;,&quot;&amp;[.N13]&amp;&quot;,to_date('&quot;&amp;YEAR([.P13])&amp;&quot;-&quot;&amp;MONTH([.P13])&amp;&quot;-&quot;&amp;DAY([.P13])&amp;&quot;','YYYY-MM-DD'),to_date('&quot;&amp;YEAR([.U13])&amp;&quot;-&quot;&amp;MONTH([.U13])&amp;&quot;-&quot;&amp;DAY([.U13])&amp;&quot;','YYYY-MM-DD'),'&quot;&amp;[.V13]&amp;&quot;');&quot;" office:value-type="string" office:string-value="insert into EMP (ID,EMPNO,ENAME,JOB,MGR_EMP_ID,HIREDATE,SAL,COMM,DEPT_ID,EFF_BEG_DTM,AUD_BEG_DTM,AUD_BEG_USR) values (4,7499,'ALLEN','SALESMAN',8,to_date('1981-2-20','YYYY-MM-DD'),1600,300,3,to_date('1981-5-15','YYYY-MM-DD'),to_date('1981-5-14','YYYY-MM-DD'),'THOMPSON');">
            <text:p>insert into EMP (ID,EMPNO,ENAME,JOB,MGR_EMP_ID,HIREDATE,SAL,COMM,DEPT_ID,EFF_BEG_DTM,AUD_BEG_DTM,AUD_BEG_USR) values (4,7499,'ALLEN','SALESMAN',8,to_date('1981-2-20','YYYY-MM-DD'),1600,300,3,to_date('1981-5-15','YYYY-MM-DD'),to_date('1981-5-14','YYYY-MM-DD'),'THOMPSON');</text:p>
          </table:table-cell>
          <table:table-cell table:style-name="ce19" table:formula="of:=[.AA$1]&amp;[.A13]&amp;&quot;,&quot;&amp;[.B13]&amp;&quot;,'&quot;&amp;[.C13]&amp;&quot;','&quot;&amp;[.D13]&amp;&quot;',&quot;&amp;[.E13]&amp;&quot;,to_date('&quot;&amp;YEAR([.J13])&amp;&quot;-&quot;&amp;MONTH([.J13])&amp;&quot;-&quot;&amp;DAY([.J13])&amp;&quot;','YYYY-MM-DD'),&quot;&amp;[.L13]&amp;&quot;,&quot;&amp;[.M13]&amp;&quot;,&quot;&amp;[.N13]&amp;&quot;,to_date('&quot;&amp;YEAR([.P13])&amp;&quot;-&quot;&amp;MONTH([.P13])&amp;&quot;-&quot;&amp;DAY([.P13])&amp;&quot;','YYYY-MM-DD'),to_date('&quot;&amp;YEAR([.S13])&amp;&quot;-&quot;&amp;MONTH([.S13])&amp;&quot;-&quot;&amp;DAY([.S13])&amp;&quot;','YYYY-MM-DD'),'&quot;&amp;[.T13]&amp;&quot;',to_date('&quot;&amp;YEAR([.U13])&amp;&quot;-&quot;&amp;MONTH([.U13])&amp;&quot;-&quot;&amp;DAY([.U13])&amp;&quot;','YYYY-MM-DD'),'&quot;&amp;[.V13]&amp;&quot;',to_date('&quot;&amp;YEAR([.W13])&amp;&quot;-&quot;&amp;MONTH([.W13])&amp;&quot;-&quot;&amp;DAY([.W13])&amp;&quot;','YYYY-MM-DD'),'&quot;&amp;[.X13]&amp;&quot;');&quot;" office:value-type="string" office:string-value="insert into EMP_HIST (EMP_ID,EMPNO,ENAME,JOB,MGR_EMP_ID,HIREDATE,SAL,COMM,DEPT_ID,EFF_BEG_DTM,EFF_END_DTM,LAST_ACTIVE,AUD_BEG_DTM,AUD_BEG_USR,AUD_END_DTM,AUD_END_USR) values (4,7499,'ALLEN','SALESMAN',8,to_date('1981-2-20','YYYY-MM-DD'),1600,300,3,to_date('1981-5-15','YYYY-MM-DD'),to_date('1899-12-30','YYYY-MM-DD'),'',to_date('1981-5-14','YYYY-MM-DD'),'THOMPSON',to_date('1899-12-30','YYYY-MM-DD'),'');">
            <text:p>insert into EMP_HIST (EMP_ID,EMPNO,ENAME,JOB,MGR_EMP_ID,HIREDATE,SAL,COMM,DEPT_ID,EFF_BEG_DTM,EFF_END_DTM,LAST_ACTIVE,AUD_BEG_DTM,AUD_BEG_USR,AUD_END_DTM,AUD_END_USR) values (4,7499,'ALLEN','SALESMAN',8,to_date('1981-2-20','YYYY-MM-DD'),1600,300,3,to_date('1981-5-15','YYYY-MM-DD'),to_date('1899-12-30','YYYY-MM-DD'),'',to_date('1981-5-14','YYYY-MM-DD'),'THOMPSON',to_date('1899-12-30','YYYY-MM-DD'),'');</text:p>
          </table:table-cell>
          <table:table-cell table:style-name="ce17" office:value-type="string">
            <text:p><text:s/></text:p>
          </table:table-cell>
          <table:table-cell table:style-name="ce19" table:formula="of:=IF([.W13]=&quot;&quot;;[.Z13];[.AA13])" office:value-type="string" office:string-value="insert into EMP (ID,EMPNO,ENAME,JOB,MGR_EMP_ID,HIREDATE,SAL,COMM,DEPT_ID,EFF_BEG_DTM,AUD_BEG_DTM,AUD_BEG_USR) values (4,7499,'ALLEN','SALESMAN',8,to_date('1981-2-20','YYYY-MM-DD'),1600,300,3,to_date('1981-5-15','YYYY-MM-DD'),to_date('1981-5-14','YYYY-MM-DD'),'THOMPSON');">
            <text:p>insert into EMP (ID,EMPNO,ENAME,JOB,MGR_EMP_ID,HIREDATE,SAL,COMM,DEPT_ID,EFF_BEG_DTM,AUD_BEG_DTM,AUD_BEG_USR) values (4,7499,'ALLEN','SALESMAN',8,to_date('1981-2-20','YYYY-MM-DD'),1600,300,3,to_date('1981-5-15','YYYY-MM-DD'),to_date('1981-5-14','YYYY-MM-DD'),'THOMPSON');</text:p>
          </table:table-cell>
          <table:table-cell table:style-name="ce9" table:number-columns-repeated="995"/>
        </table:table-row>
        <table:table-row table:style-name="ro1">
          <table:table-cell office:value-type="float" office:value="5">
            <text:p>5</text:p>
          </table:table-cell>
          <table:table-cell table:style-name="ce5" office:value-type="float" office:value="7521">
            <text:p>7521</text:p>
          </table:table-cell>
          <table:table-cell office:value-type="string">
            <text:p>WARD</text:p>
          </table:table-cell>
          <table:table-cell office:value-type="string">
            <text:p>SALESMAN</text:p>
          </table:table-cell>
          <table:table-cell office:value-type="float" office:value="1">
            <text:p>1</text:p>
          </table:table-cell>
          <table:table-cell office:value-type="string">
            <text:p>Ellisson</text:p>
          </table:table-cell>
          <table:table-cell table:number-columns-repeated="3"/>
          <table:table-cell table:style-name="ce11" office:value-type="date" office:date-value="1981-02-22">
            <text:p>22. Feb. 1981</text:p>
          </table:table-cell>
          <table:table-cell table:style-name="ce14" table:formula="of:=IF([.J14]&lt;[.J13];[.K$1];&quot;&quot;)">
            <text:p/>
          </table:table-cell>
          <table:table-cell office:value-type="float" office:value="1250">
            <text:p>125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IF([.P14]&lt;[.J14];[.O$1];&quot;&quot;)">
            <text:p/>
          </table:table-cell>
          <table:table-cell table:style-name="ce11" office:value-type="date" office:date-value="1981-02-22">
            <text:p>22. Feb. 1981</text:p>
          </table:table-cell>
          <table:table-cell table:style-name="ce14"/>
          <table:table-cell table:style-name="ce14" table:formula="of:=IF(AND([.P14]&gt;[.S14];[.S14]&lt;&gt;0);[.R$1];&quot;&quot;)">
            <text:p/>
          </table:table-cell>
          <table:table-cell table:style-name="ce11" office:value-type="date" office:date-value="1981-05-15">
            <text:p>15. May. 1981</text:p>
          </table:table-cell>
          <table:table-cell/>
          <table:table-cell table:style-name="ce16" table:formula="of:=[.P14]+(RAND()-0.5)*5" office:value-type="date" office:date-value="1981-02-22T13:32:19.746094">
            <text:p>22. Feb. 1981</text:p>
          </table:table-cell>
          <table:table-cell table:style-name="ce16" table:formula="of:=VLOOKUP([.U14];[Sheet2.$A$2:.$B$6];2)" office:value-type="string" office:string-value="THOMPSON">
            <text:p>THOMPSON</text:p>
          </table:table-cell>
          <table:table-cell table:style-name="ce16" table:formula="of:=IF([.S14]&lt;&gt;0;[.S14]+(RAND()-0.5)*5;&quot;&quot;)" office:value-type="date" office:date-value="1981-05-15T00:12:18.28125">
            <text:p>15. May. 1981</text:p>
          </table:table-cell>
          <table:table-cell table:style-name="ce16" table:formula="of:=IF([.W14]&lt;&gt;&quot;&quot;;VLOOKUP([.W14];[Sheet2.$A$2:.$B$6];2);&quot;&quot;)" office:value-type="string" office:string-value="THOMPSON">
            <text:p>THOMPSON</text:p>
          </table:table-cell>
          <table:table-cell table:style-name="ce17"/>
          <table:table-cell table:formula="of:=[.Z$1]&amp;[.A14]&amp;&quot;,&quot;&amp;[.B14]&amp;&quot;,'&quot;&amp;[.C14]&amp;&quot;','&quot;&amp;[.D14]&amp;&quot;',&quot;&amp;[.E14]&amp;&quot;,to_date('&quot;&amp;YEAR([.J14])&amp;&quot;-&quot;&amp;MONTH([.J14])&amp;&quot;-&quot;&amp;DAY([.J14])&amp;&quot;','YYYY-MM-DD'),&quot;&amp;[.L14]&amp;&quot;,&quot;&amp;[.M14]&amp;&quot;,&quot;&amp;[.N14]&amp;&quot;,to_date('&quot;&amp;YEAR([.P14])&amp;&quot;-&quot;&amp;MONTH([.P14])&amp;&quot;-&quot;&amp;DAY([.P14])&amp;&quot;','YYYY-MM-DD'),to_date('&quot;&amp;YEAR([.U14])&amp;&quot;-&quot;&amp;MONTH([.U14])&amp;&quot;-&quot;&amp;DAY([.U14])&amp;&quot;','YYYY-MM-DD'),'&quot;&amp;[.V14]&amp;&quot;');&quot;" office:value-type="string" office:string-value="insert into EMP (ID,EMPNO,ENAME,JOB,MGR_EMP_ID,HIREDATE,SAL,COMM,DEPT_ID,EFF_BEG_DTM,AUD_BEG_DTM,AUD_BEG_USR) values (5,7521,'WARD','SALESMAN',1,to_date('1981-2-22','YYYY-MM-DD'),1250,500,1,to_date('1981-2-22','YYYY-MM-DD'),to_date('1981-2-22','YYYY-MM-DD'),'THOMPSON');">
            <text:p>insert into EMP (ID,EMPNO,ENAME,JOB,MGR_EMP_ID,HIREDATE,SAL,COMM,DEPT_ID,EFF_BEG_DTM,AUD_BEG_DTM,AUD_BEG_USR) values (5,7521,'WARD','SALESMAN',1,to_date('1981-2-22','YYYY-MM-DD'),1250,500,1,to_date('1981-2-22','YYYY-MM-DD'),to_date('1981-2-22','YYYY-MM-DD'),'THOMPSON');</text:p>
          </table:table-cell>
          <table:table-cell table:style-name="ce19" table:formula="of:=[.AA$1]&amp;[.A14]&amp;&quot;,&quot;&amp;[.B14]&amp;&quot;,'&quot;&amp;[.C14]&amp;&quot;','&quot;&amp;[.D14]&amp;&quot;',&quot;&amp;[.E14]&amp;&quot;,to_date('&quot;&amp;YEAR([.J14])&amp;&quot;-&quot;&amp;MONTH([.J14])&amp;&quot;-&quot;&amp;DAY([.J14])&amp;&quot;','YYYY-MM-DD'),&quot;&amp;[.L14]&amp;&quot;,&quot;&amp;[.M14]&amp;&quot;,&quot;&amp;[.N14]&amp;&quot;,to_date('&quot;&amp;YEAR([.P14])&amp;&quot;-&quot;&amp;MONTH([.P14])&amp;&quot;-&quot;&amp;DAY([.P14])&amp;&quot;','YYYY-MM-DD'),to_date('&quot;&amp;YEAR([.S14])&amp;&quot;-&quot;&amp;MONTH([.S14])&amp;&quot;-&quot;&amp;DAY([.S14])&amp;&quot;','YYYY-MM-DD'),'&quot;&amp;[.T14]&amp;&quot;',to_date('&quot;&amp;YEAR([.U14])&amp;&quot;-&quot;&amp;MONTH([.U14])&amp;&quot;-&quot;&amp;DAY([.U14])&amp;&quot;','YYYY-MM-DD'),'&quot;&amp;[.V14]&amp;&quot;',to_date('&quot;&amp;YEAR([.W14])&amp;&quot;-&quot;&amp;MONTH([.W14])&amp;&quot;-&quot;&amp;DAY([.W14])&amp;&quot;','YYYY-MM-DD'),'&quot;&amp;[.X14]&amp;&quot;');&quot;" office:value-type="string" office:string-value="insert into EMP_HIST (EMP_ID,EMPNO,ENAME,JOB,MGR_EMP_ID,HIREDATE,SAL,COMM,DEPT_ID,EFF_BEG_DTM,EFF_END_DTM,LAST_ACTIVE,AUD_BEG_DTM,AUD_BEG_USR,AUD_END_DTM,AUD_END_USR) values (5,7521,'WARD','SALESMAN',1,to_date('1981-2-22','YYYY-MM-DD'),1250,500,1,to_date('1981-2-22','YYYY-MM-DD'),to_date('1981-5-15','YYYY-MM-DD'),'',to_date('1981-2-22','YYYY-MM-DD'),'THOMPSON',to_date('1981-5-15','YYYY-MM-DD'),'THOMPSON');">
            <text:p>insert into EMP_HIST (EMP_ID,EMPNO,ENAME,JOB,MGR_EMP_ID,HIREDATE,SAL,COMM,DEPT_ID,EFF_BEG_DTM,EFF_END_DTM,LAST_ACTIVE,AUD_BEG_DTM,AUD_BEG_USR,AUD_END_DTM,AUD_END_USR) values (5,7521,'WARD','SALESMAN',1,to_date('1981-2-22','YYYY-MM-DD'),1250,500,1,to_date('1981-2-22','YYYY-MM-DD'),to_date('1981-5-15','YYYY-MM-DD'),'',to_date('1981-2-22','YYYY-MM-DD'),'THOMPSON',to_date('1981-5-15','YYYY-MM-DD'),'THOMPSON');</text:p>
          </table:table-cell>
          <table:table-cell table:style-name="ce17" office:value-type="string">
            <text:p><text:s/></text:p>
          </table:table-cell>
          <table:table-cell table:style-name="ce19" table:formula="of:=IF([.W14]=&quot;&quot;;[.Z14];[.AA14])" office:value-type="string" office:string-value="insert into EMP_HIST (EMP_ID,EMPNO,ENAME,JOB,MGR_EMP_ID,HIREDATE,SAL,COMM,DEPT_ID,EFF_BEG_DTM,EFF_END_DTM,LAST_ACTIVE,AUD_BEG_DTM,AUD_BEG_USR,AUD_END_DTM,AUD_END_USR) values (5,7521,'WARD','SALESMAN',1,to_date('1981-2-22','YYYY-MM-DD'),1250,500,1,to_date('1981-2-22','YYYY-MM-DD'),to_date('1981-5-15','YYYY-MM-DD'),'',to_date('1981-2-22','YYYY-MM-DD'),'THOMPSON',to_date('1981-5-15','YYYY-MM-DD'),'THOMPSON');">
            <text:p>insert into EMP_HIST (EMP_ID,EMPNO,ENAME,JOB,MGR_EMP_ID,HIREDATE,SAL,COMM,DEPT_ID,EFF_BEG_DTM,EFF_END_DTM,LAST_ACTIVE,AUD_BEG_DTM,AUD_BEG_USR,AUD_END_DTM,AUD_END_USR) values (5,7521,'WARD','SALESMAN',1,to_date('1981-2-22','YYYY-MM-DD'),1250,500,1,to_date('1981-2-22','YYYY-MM-DD'),to_date('1981-5-15','YYYY-MM-DD'),'',to_date('1981-2-22','YYYY-MM-DD'),'THOMPSON',to_date('1981-5-15','YYYY-MM-DD'),'THOMPSON');</text:p>
          </table:table-cell>
          <table:table-cell table:style-name="ce9" table:number-columns-repeated="995"/>
        </table:table-row>
        <table:table-row table:style-name="ro1">
          <table:table-cell office:value-type="float" office:value="5">
            <text:p>5</text:p>
          </table:table-cell>
          <table:table-cell table:style-name="ce5" office:value-type="float" office:value="7521">
            <text:p>7521</text:p>
          </table:table-cell>
          <table:table-cell office:value-type="string">
            <text:p>WARD</text:p>
          </table:table-cell>
          <table:table-cell office:value-type="string">
            <text:p>SALESMAN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Blake</text:p>
          </table:table-cell>
          <table:table-cell table:style-name="ce11" office:value-type="date" office:date-value="1981-02-22">
            <text:p>22. Feb. 1981</text:p>
          </table:table-cell>
          <table:table-cell table:style-name="ce14" table:formula="of:=IF([.J15]&lt;[.J14];[.K$1];&quot;&quot;)">
            <text:p/>
          </table:table-cell>
          <table:table-cell office:value-type="float" office:value="1250">
            <text:p>1250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table:formula="of:=IF([.P15]&lt;[.J15];[.O$1];&quot;&quot;)">
            <text:p/>
          </table:table-cell>
          <table:table-cell table:style-name="ce11" office:value-type="date" office:date-value="1981-05-15">
            <text:p>15. May. 1981</text:p>
          </table:table-cell>
          <table:table-cell table:style-name="ce14" table:formula="of:=IF([.P15]&lt;[.P14];[.Q$1];&quot;&quot;)">
            <text:p/>
          </table:table-cell>
          <table:table-cell table:style-name="ce14" table:formula="of:=IF(AND([.P15]&gt;[.S15];[.S15]&lt;&gt;0);[.R$1];&quot;&quot;)">
            <text:p/>
          </table:table-cell>
          <table:table-cell table:style-name="ce11"/>
          <table:table-cell/>
          <table:table-cell table:style-name="ce16" table:formula="of:=[.P15]+(RAND()-0.5)*5" office:value-type="date" office:date-value="1981-05-14T09:48:46.757813">
            <text:p>14. May. 1981</text:p>
          </table:table-cell>
          <table:table-cell table:style-name="ce16" table:formula="of:=VLOOKUP([.U15];[Sheet2.$A$2:.$B$6];2)" office:value-type="string" office:string-value="THOMPSON">
            <text:p>THOMPSON</text:p>
          </table:table-cell>
          <table:table-cell table:style-name="ce16" table:formula="of:=IF([.S15]&lt;&gt;0;[.S15]+(RAND()-0.5)*5;&quot;&quot;)">
            <text:p/>
          </table:table-cell>
          <table:table-cell table:style-name="ce16" table:formula="of:=IF([.W15]&lt;&gt;&quot;&quot;;VLOOKUP([.W15];[Sheet2.$A$2:.$B$6];2);&quot;&quot;)">
            <text:p/>
          </table:table-cell>
          <table:table-cell/>
          <table:table-cell table:formula="of:=[.Z$1]&amp;[.A15]&amp;&quot;,&quot;&amp;[.B15]&amp;&quot;,'&quot;&amp;[.C15]&amp;&quot;','&quot;&amp;[.D15]&amp;&quot;',&quot;&amp;[.E15]&amp;&quot;,to_date('&quot;&amp;YEAR([.J15])&amp;&quot;-&quot;&amp;MONTH([.J15])&amp;&quot;-&quot;&amp;DAY([.J15])&amp;&quot;','YYYY-MM-DD'),&quot;&amp;[.L15]&amp;&quot;,&quot;&amp;[.M15]&amp;&quot;,&quot;&amp;[.N15]&amp;&quot;,to_date('&quot;&amp;YEAR([.P15])&amp;&quot;-&quot;&amp;MONTH([.P15])&amp;&quot;-&quot;&amp;DAY([.P15])&amp;&quot;','YYYY-MM-DD'),to_date('&quot;&amp;YEAR([.U15])&amp;&quot;-&quot;&amp;MONTH([.U15])&amp;&quot;-&quot;&amp;DAY([.U15])&amp;&quot;','YYYY-MM-DD'),'&quot;&amp;[.V15]&amp;&quot;');&quot;" office:value-type="string" office:string-value="insert into EMP (ID,EMPNO,ENAME,JOB,MGR_EMP_ID,HIREDATE,SAL,COMM,DEPT_ID,EFF_BEG_DTM,AUD_BEG_DTM,AUD_BEG_USR) values (5,7521,'WARD','SALESMAN',8,to_date('1981-2-22','YYYY-MM-DD'),1250,500,3,to_date('1981-5-15','YYYY-MM-DD'),to_date('1981-5-14','YYYY-MM-DD'),'THOMPSON');">
            <text:p>insert into EMP (ID,EMPNO,ENAME,JOB,MGR_EMP_ID,HIREDATE,SAL,COMM,DEPT_ID,EFF_BEG_DTM,AUD_BEG_DTM,AUD_BEG_USR) values (5,7521,'WARD','SALESMAN',8,to_date('1981-2-22','YYYY-MM-DD'),1250,500,3,to_date('1981-5-15','YYYY-MM-DD'),to_date('1981-5-14','YYYY-MM-DD'),'THOMPSON');</text:p>
          </table:table-cell>
          <table:table-cell table:style-name="ce19" table:formula="of:=[.AA$1]&amp;[.A15]&amp;&quot;,&quot;&amp;[.B15]&amp;&quot;,'&quot;&amp;[.C15]&amp;&quot;','&quot;&amp;[.D15]&amp;&quot;',&quot;&amp;[.E15]&amp;&quot;,to_date('&quot;&amp;YEAR([.J15])&amp;&quot;-&quot;&amp;MONTH([.J15])&amp;&quot;-&quot;&amp;DAY([.J15])&amp;&quot;','YYYY-MM-DD'),&quot;&amp;[.L15]&amp;&quot;,&quot;&amp;[.M15]&amp;&quot;,&quot;&amp;[.N15]&amp;&quot;,to_date('&quot;&amp;YEAR([.P15])&amp;&quot;-&quot;&amp;MONTH([.P15])&amp;&quot;-&quot;&amp;DAY([.P15])&amp;&quot;','YYYY-MM-DD'),to_date('&quot;&amp;YEAR([.S15])&amp;&quot;-&quot;&amp;MONTH([.S15])&amp;&quot;-&quot;&amp;DAY([.S15])&amp;&quot;','YYYY-MM-DD'),'&quot;&amp;[.T15]&amp;&quot;',to_date('&quot;&amp;YEAR([.U15])&amp;&quot;-&quot;&amp;MONTH([.U15])&amp;&quot;-&quot;&amp;DAY([.U15])&amp;&quot;','YYYY-MM-DD'),'&quot;&amp;[.V15]&amp;&quot;',to_date('&quot;&amp;YEAR([.W15])&amp;&quot;-&quot;&amp;MONTH([.W15])&amp;&quot;-&quot;&amp;DAY([.W15])&amp;&quot;','YYYY-MM-DD'),'&quot;&amp;[.X15]&amp;&quot;');&quot;" office:value-type="string" office:string-value="insert into EMP_HIST (EMP_ID,EMPNO,ENAME,JOB,MGR_EMP_ID,HIREDATE,SAL,COMM,DEPT_ID,EFF_BEG_DTM,EFF_END_DTM,LAST_ACTIVE,AUD_BEG_DTM,AUD_BEG_USR,AUD_END_DTM,AUD_END_USR) values (5,7521,'WARD','SALESMAN',8,to_date('1981-2-22','YYYY-MM-DD'),1250,500,3,to_date('1981-5-15','YYYY-MM-DD'),to_date('1899-12-30','YYYY-MM-DD'),'',to_date('1981-5-14','YYYY-MM-DD'),'THOMPSON',to_date('1899-12-30','YYYY-MM-DD'),'');">
            <text:p>insert into EMP_HIST (EMP_ID,EMPNO,ENAME,JOB,MGR_EMP_ID,HIREDATE,SAL,COMM,DEPT_ID,EFF_BEG_DTM,EFF_END_DTM,LAST_ACTIVE,AUD_BEG_DTM,AUD_BEG_USR,AUD_END_DTM,AUD_END_USR) values (5,7521,'WARD','SALESMAN',8,to_date('1981-2-22','YYYY-MM-DD'),1250,500,3,to_date('1981-5-15','YYYY-MM-DD'),to_date('1899-12-30','YYYY-MM-DD'),'',to_date('1981-5-14','YYYY-MM-DD'),'THOMPSON',to_date('1899-12-30','YYYY-MM-DD'),'');</text:p>
          </table:table-cell>
          <table:table-cell table:style-name="ce17" office:value-type="string">
            <text:p><text:s/></text:p>
          </table:table-cell>
          <table:table-cell table:style-name="ce19" table:formula="of:=IF([.W15]=&quot;&quot;;[.Z15];[.AA15])" office:value-type="string" office:string-value="insert into EMP (ID,EMPNO,ENAME,JOB,MGR_EMP_ID,HIREDATE,SAL,COMM,DEPT_ID,EFF_BEG_DTM,AUD_BEG_DTM,AUD_BEG_USR) values (5,7521,'WARD','SALESMAN',8,to_date('1981-2-22','YYYY-MM-DD'),1250,500,3,to_date('1981-5-15','YYYY-MM-DD'),to_date('1981-5-14','YYYY-MM-DD'),'THOMPSON');">
            <text:p>insert into EMP (ID,EMPNO,ENAME,JOB,MGR_EMP_ID,HIREDATE,SAL,COMM,DEPT_ID,EFF_BEG_DTM,AUD_BEG_DTM,AUD_BEG_USR) values (5,7521,'WARD','SALESMAN',8,to_date('1981-2-22','YYYY-MM-DD'),1250,500,3,to_date('1981-5-15','YYYY-MM-DD'),to_date('1981-5-14','YYYY-MM-DD'),'THOMPSON');</text:p>
          </table:table-cell>
          <table:table-cell table:number-columns-repeated="995"/>
        </table:table-row>
        <table:table-row table:style-name="ro1">
          <table:table-cell office:value-type="float" office:value="6">
            <text:p>6</text:p>
          </table:table-cell>
          <table:table-cell table:style-name="ce5" office:value-type="float" office:value="7566">
            <text:p>7566</text:p>
          </table:table-cell>
          <table:table-cell office:value-type="string">
            <text:p>JONES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office:value-type="string">
            <text:p>Ellisson</text:p>
          </table:table-cell>
          <table:table-cell table:number-columns-repeated="3"/>
          <table:table-cell table:style-name="ce11" office:value-type="date" office:date-value="1981-04-02">
            <text:p>2. Apr. 1981</text:p>
          </table:table-cell>
          <table:table-cell table:style-name="ce14" table:formula="of:=IF([.J16]&lt;[.J15];[.K$1];&quot;&quot;)">
            <text:p/>
          </table:table-cell>
          <table:table-cell office:value-type="float" office:value="2975">
            <text:p>2975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formula="of:=IF([.P16]&lt;[.J16];[.O$1];&quot;&quot;)">
            <text:p/>
          </table:table-cell>
          <table:table-cell table:style-name="ce11" office:value-type="date" office:date-value="1981-04-02">
            <text:p>2. Apr. 1981</text:p>
          </table:table-cell>
          <table:table-cell table:style-name="ce14"/>
          <table:table-cell table:style-name="ce14" table:formula="of:=IF(AND([.P16]&gt;[.S16];[.S16]&lt;&gt;0);[.R$1];&quot;&quot;)">
            <text:p/>
          </table:table-cell>
          <table:table-cell table:style-name="ce11" office:value-type="date" office:date-value="1981-06-23">
            <text:p>23. Jun. 1981</text:p>
          </table:table-cell>
          <table:table-cell/>
          <table:table-cell table:style-name="ce16" table:formula="of:=[.P16]+(RAND()-0.5)*5" office:value-type="date" office:date-value="1981-03-31T09:23:12.1875">
            <text:p>31. Mar. 1981</text:p>
          </table:table-cell>
          <table:table-cell table:style-name="ce16" table:formula="of:=VLOOKUP([.U16];[Sheet2.$A$2:.$B$6];2)" office:value-type="string" office:string-value="THOMPSON">
            <text:p>THOMPSON</text:p>
          </table:table-cell>
          <table:table-cell table:style-name="ce16" table:formula="of:=IF([.S16]&lt;&gt;0;[.S16]+(RAND()-0.5)*5;&quot;&quot;)" office:value-type="date" office:date-value="1981-06-21T00:33:26.542969">
            <text:p>21. Jun. 1981</text:p>
          </table:table-cell>
          <table:table-cell table:style-name="ce16" table:formula="of:=IF([.W16]&lt;&gt;&quot;&quot;;VLOOKUP([.W16];[Sheet2.$A$2:.$B$6];2);&quot;&quot;)" office:value-type="string" office:string-value="THOMPSON">
            <text:p>THOMPSON</text:p>
          </table:table-cell>
          <table:table-cell/>
          <table:table-cell table:formula="of:=[.Z$1]&amp;[.A16]&amp;&quot;,&quot;&amp;[.B16]&amp;&quot;,'&quot;&amp;[.C16]&amp;&quot;','&quot;&amp;[.D16]&amp;&quot;',&quot;&amp;[.E16]&amp;&quot;,to_date('&quot;&amp;YEAR([.J16])&amp;&quot;-&quot;&amp;MONTH([.J16])&amp;&quot;-&quot;&amp;DAY([.J16])&amp;&quot;','YYYY-MM-DD'),&quot;&amp;[.L16]&amp;&quot;,&quot;&amp;[.M16]&amp;&quot;,&quot;&amp;[.N16]&amp;&quot;,to_date('&quot;&amp;YEAR([.P16])&amp;&quot;-&quot;&amp;MONTH([.P16])&amp;&quot;-&quot;&amp;DAY([.P16])&amp;&quot;','YYYY-MM-DD'),to_date('&quot;&amp;YEAR([.U16])&amp;&quot;-&quot;&amp;MONTH([.U16])&amp;&quot;-&quot;&amp;DAY([.U16])&amp;&quot;','YYYY-MM-DD'),'&quot;&amp;[.V16]&amp;&quot;');&quot;" office:value-type="string" office:string-value="insert into EMP (ID,EMPNO,ENAME,JOB,MGR_EMP_ID,HIREDATE,SAL,COMM,DEPT_ID,EFF_BEG_DTM,AUD_BEG_DTM,AUD_BEG_USR) values (6,7566,'JONES','MANAGER',1,to_date('1981-4-2','YYYY-MM-DD'),2975,null,2,to_date('1981-4-2','YYYY-MM-DD'),to_date('1981-3-31','YYYY-MM-DD'),'THOMPSON');">
            <text:p>insert into EMP (ID,EMPNO,ENAME,JOB,MGR_EMP_ID,HIREDATE,SAL,COMM,DEPT_ID,EFF_BEG_DTM,AUD_BEG_DTM,AUD_BEG_USR) values (6,7566,'JONES','MANAGER',1,to_date('1981-4-2','YYYY-MM-DD'),2975,null,2,to_date('1981-4-2','YYYY-MM-DD'),to_date('1981-3-31','YYYY-MM-DD'),'THOMPSON');</text:p>
          </table:table-cell>
          <table:table-cell table:style-name="ce19" table:formula="of:=[.AA$1]&amp;[.A16]&amp;&quot;,&quot;&amp;[.B16]&amp;&quot;,'&quot;&amp;[.C16]&amp;&quot;','&quot;&amp;[.D16]&amp;&quot;',&quot;&amp;[.E16]&amp;&quot;,to_date('&quot;&amp;YEAR([.J16])&amp;&quot;-&quot;&amp;MONTH([.J16])&amp;&quot;-&quot;&amp;DAY([.J16])&amp;&quot;','YYYY-MM-DD'),&quot;&amp;[.L16]&amp;&quot;,&quot;&amp;[.M16]&amp;&quot;,&quot;&amp;[.N16]&amp;&quot;,to_date('&quot;&amp;YEAR([.P16])&amp;&quot;-&quot;&amp;MONTH([.P16])&amp;&quot;-&quot;&amp;DAY([.P16])&amp;&quot;','YYYY-MM-DD'),to_date('&quot;&amp;YEAR([.S16])&amp;&quot;-&quot;&amp;MONTH([.S16])&amp;&quot;-&quot;&amp;DAY([.S16])&amp;&quot;','YYYY-MM-DD'),'&quot;&amp;[.T16]&amp;&quot;',to_date('&quot;&amp;YEAR([.U16])&amp;&quot;-&quot;&amp;MONTH([.U16])&amp;&quot;-&quot;&amp;DAY([.U16])&amp;&quot;','YYYY-MM-DD'),'&quot;&amp;[.V16]&amp;&quot;',to_date('&quot;&amp;YEAR([.W16])&amp;&quot;-&quot;&amp;MONTH([.W16])&amp;&quot;-&quot;&amp;DAY([.W16])&amp;&quot;','YYYY-MM-DD'),'&quot;&amp;[.X16]&amp;&quot;');&quot;" office:value-type="string" office:string-value="insert into EMP_HIST (EMP_ID,EMPNO,ENAME,JOB,MGR_EMP_ID,HIREDATE,SAL,COMM,DEPT_ID,EFF_BEG_DTM,EFF_END_DTM,LAST_ACTIVE,AUD_BEG_DTM,AUD_BEG_USR,AUD_END_DTM,AUD_END_USR) values (6,7566,'JONES','MANAGER',1,to_date('1981-4-2','YYYY-MM-DD'),2975,null,2,to_date('1981-4-2','YYYY-MM-DD'),to_date('1981-6-23','YYYY-MM-DD'),'',to_date('1981-3-31','YYYY-MM-DD'),'THOMPSON',to_date('1981-6-21','YYYY-MM-DD'),'THOMPSON');">
            <text:p>insert into EMP_HIST (EMP_ID,EMPNO,ENAME,JOB,MGR_EMP_ID,HIREDATE,SAL,COMM,DEPT_ID,EFF_BEG_DTM,EFF_END_DTM,LAST_ACTIVE,AUD_BEG_DTM,AUD_BEG_USR,AUD_END_DTM,AUD_END_USR) values (6,7566,'JONES','MANAGER',1,to_date('1981-4-2','YYYY-MM-DD'),2975,null,2,to_date('1981-4-2','YYYY-MM-DD'),to_date('1981-6-23','YYYY-MM-DD'),'',to_date('1981-3-31','YYYY-MM-DD'),'THOMPSON',to_date('1981-6-21','YYYY-MM-DD'),'THOMPSON');</text:p>
          </table:table-cell>
          <table:table-cell table:style-name="ce17" office:value-type="string">
            <text:p><text:s/></text:p>
          </table:table-cell>
          <table:table-cell table:style-name="ce19" table:formula="of:=IF([.W16]=&quot;&quot;;[.Z16];[.AA16])" office:value-type="string" office:string-value="insert into EMP_HIST (EMP_ID,EMPNO,ENAME,JOB,MGR_EMP_ID,HIREDATE,SAL,COMM,DEPT_ID,EFF_BEG_DTM,EFF_END_DTM,LAST_ACTIVE,AUD_BEG_DTM,AUD_BEG_USR,AUD_END_DTM,AUD_END_USR) values (6,7566,'JONES','MANAGER',1,to_date('1981-4-2','YYYY-MM-DD'),2975,null,2,to_date('1981-4-2','YYYY-MM-DD'),to_date('1981-6-23','YYYY-MM-DD'),'',to_date('1981-3-31','YYYY-MM-DD'),'THOMPSON',to_date('1981-6-21','YYYY-MM-DD'),'THOMPSON');">
            <text:p>insert into EMP_HIST (EMP_ID,EMPNO,ENAME,JOB,MGR_EMP_ID,HIREDATE,SAL,COMM,DEPT_ID,EFF_BEG_DTM,EFF_END_DTM,LAST_ACTIVE,AUD_BEG_DTM,AUD_BEG_USR,AUD_END_DTM,AUD_END_USR) values (6,7566,'JONES','MANAGER',1,to_date('1981-4-2','YYYY-MM-DD'),2975,null,2,to_date('1981-4-2','YYYY-MM-DD'),to_date('1981-6-23','YYYY-MM-DD'),'',to_date('1981-3-31','YYYY-MM-DD'),'THOMPSON',to_date('1981-6-21','YYYY-MM-DD'),'THOMPSON');</text:p>
          </table:table-cell>
          <table:table-cell table:number-columns-repeated="995"/>
        </table:table-row>
        <table:table-row table:style-name="ro1">
          <table:table-cell office:value-type="float" office:value="6">
            <text:p>6</text:p>
          </table:table-cell>
          <table:table-cell table:style-name="ce5" office:value-type="float" office:value="7566">
            <text:p>7566</text:p>
          </table:table-cell>
          <table:table-cell office:value-type="string">
            <text:p>JONES</text:p>
          </table:table-cell>
          <table:table-cell office:value-type="string">
            <text:p>MANAGER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King</text:p>
          </table:table-cell>
          <table:table-cell table:number-columns-repeated="2"/>
          <table:table-cell table:style-name="ce11" office:value-type="date" office:date-value="1981-04-02">
            <text:p>2. Apr. 1981</text:p>
          </table:table-cell>
          <table:table-cell table:style-name="ce14" table:formula="of:=IF([.J17]&lt;[.J16];[.K$1];&quot;&quot;)">
            <text:p/>
          </table:table-cell>
          <table:table-cell office:value-type="float" office:value="2975">
            <text:p>2975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formula="of:=IF([.P17]&lt;[.J17];[.O$1];&quot;&quot;)">
            <text:p/>
          </table:table-cell>
          <table:table-cell table:style-name="ce11" office:value-type="date" office:date-value="1981-06-23">
            <text:p>23. Jun. 1981</text:p>
          </table:table-cell>
          <table:table-cell table:style-name="ce14" table:formula="of:=IF([.P17]&lt;[.P16];[.Q$1];&quot;&quot;)">
            <text:p/>
          </table:table-cell>
          <table:table-cell table:style-name="ce14" table:formula="of:=IF(AND([.P17]&gt;[.S17];[.S17]&lt;&gt;0);[.R$1];&quot;&quot;)">
            <text:p/>
          </table:table-cell>
          <table:table-cell table:style-name="ce11" office:value-type="date" office:date-value="1981-08-21T12:00:00">
            <text:p>21. Aug. 1981</text:p>
          </table:table-cell>
          <table:table-cell/>
          <table:table-cell table:style-name="ce16" table:formula="of:=[.P17]+(RAND()-0.5)*5" office:value-type="date" office:date-value="1981-06-24T17:00:43.066406">
            <text:p>24. Jun. 1981</text:p>
          </table:table-cell>
          <table:table-cell table:style-name="ce16" table:formula="of:=VLOOKUP([.U17];[Sheet2.$A$2:.$B$6];2)" office:value-type="string" office:string-value="THOMPSON">
            <text:p>THOMPSON</text:p>
          </table:table-cell>
          <table:table-cell table:style-name="ce16" table:formula="of:=IF([.S17]&lt;&gt;0;[.S17]+(RAND()-0.5)*5;&quot;&quot;)" office:value-type="date" office:date-value="1981-08-22T16:25:31.054688">
            <text:p>22. Aug. 1981</text:p>
          </table:table-cell>
          <table:table-cell table:style-name="ce16" table:formula="of:=IF([.W17]&lt;&gt;&quot;&quot;;VLOOKUP([.W17];[Sheet2.$A$2:.$B$6];2);&quot;&quot;)" office:value-type="string" office:string-value="SMITH">
            <text:p>SMITH</text:p>
          </table:table-cell>
          <table:table-cell/>
          <table:table-cell table:formula="of:=[.Z$1]&amp;[.A17]&amp;&quot;,&quot;&amp;[.B17]&amp;&quot;,'&quot;&amp;[.C17]&amp;&quot;','&quot;&amp;[.D17]&amp;&quot;',&quot;&amp;[.E17]&amp;&quot;,to_date('&quot;&amp;YEAR([.J17])&amp;&quot;-&quot;&amp;MONTH([.J17])&amp;&quot;-&quot;&amp;DAY([.J17])&amp;&quot;','YYYY-MM-DD'),&quot;&amp;[.L17]&amp;&quot;,&quot;&amp;[.M17]&amp;&quot;,&quot;&amp;[.N17]&amp;&quot;,to_date('&quot;&amp;YEAR([.P17])&amp;&quot;-&quot;&amp;MONTH([.P17])&amp;&quot;-&quot;&amp;DAY([.P17])&amp;&quot;','YYYY-MM-DD'),to_date('&quot;&amp;YEAR([.U17])&amp;&quot;-&quot;&amp;MONTH([.U17])&amp;&quot;-&quot;&amp;DAY([.U17])&amp;&quot;','YYYY-MM-DD'),'&quot;&amp;[.V17]&amp;&quot;');&quot;" office:value-type="string" office:string-value="insert into EMP (ID,EMPNO,ENAME,JOB,MGR_EMP_ID,HIREDATE,SAL,COMM,DEPT_ID,EFF_BEG_DTM,AUD_BEG_DTM,AUD_BEG_USR) values (6,7566,'JONES','MANAGER',11,to_date('1981-4-2','YYYY-MM-DD'),2975,null,2,to_date('1981-6-23','YYYY-MM-DD'),to_date('1981-6-24','YYYY-MM-DD'),'THOMPSON');">
            <text:p>insert into EMP (ID,EMPNO,ENAME,JOB,MGR_EMP_ID,HIREDATE,SAL,COMM,DEPT_ID,EFF_BEG_DTM,AUD_BEG_DTM,AUD_BEG_USR) values (6,7566,'JONES','MANAGER',11,to_date('1981-4-2','YYYY-MM-DD'),2975,null,2,to_date('1981-6-23','YYYY-MM-DD'),to_date('1981-6-24','YYYY-MM-DD'),'THOMPSON');</text:p>
          </table:table-cell>
          <table:table-cell table:style-name="ce19" table:formula="of:=[.AA$1]&amp;[.A17]&amp;&quot;,&quot;&amp;[.B17]&amp;&quot;,'&quot;&amp;[.C17]&amp;&quot;','&quot;&amp;[.D17]&amp;&quot;',&quot;&amp;[.E17]&amp;&quot;,to_date('&quot;&amp;YEAR([.J17])&amp;&quot;-&quot;&amp;MONTH([.J17])&amp;&quot;-&quot;&amp;DAY([.J17])&amp;&quot;','YYYY-MM-DD'),&quot;&amp;[.L17]&amp;&quot;,&quot;&amp;[.M17]&amp;&quot;,&quot;&amp;[.N17]&amp;&quot;,to_date('&quot;&amp;YEAR([.P17])&amp;&quot;-&quot;&amp;MONTH([.P17])&amp;&quot;-&quot;&amp;DAY([.P17])&amp;&quot;','YYYY-MM-DD'),to_date('&quot;&amp;YEAR([.S17])&amp;&quot;-&quot;&amp;MONTH([.S17])&amp;&quot;-&quot;&amp;DAY([.S17])&amp;&quot;','YYYY-MM-DD'),'&quot;&amp;[.T17]&amp;&quot;',to_date('&quot;&amp;YEAR([.U17])&amp;&quot;-&quot;&amp;MONTH([.U17])&amp;&quot;-&quot;&amp;DAY([.U17])&amp;&quot;','YYYY-MM-DD'),'&quot;&amp;[.V17]&amp;&quot;',to_date('&quot;&amp;YEAR([.W17])&amp;&quot;-&quot;&amp;MONTH([.W17])&amp;&quot;-&quot;&amp;DAY([.W17])&amp;&quot;','YYYY-MM-DD'),'&quot;&amp;[.X17]&amp;&quot;');&quot;" office:value-type="string" office:string-value="insert into EMP_HIST (EMP_ID,EMPNO,ENAME,JOB,MGR_EMP_ID,HIREDATE,SAL,COMM,DEPT_ID,EFF_BEG_DTM,EFF_END_DTM,LAST_ACTIVE,AUD_BEG_DTM,AUD_BEG_USR,AUD_END_DTM,AUD_END_USR) values (6,7566,'JONES','MANAGER',11,to_date('1981-4-2','YYYY-MM-DD'),2975,null,2,to_date('1981-6-23','YYYY-MM-DD'),to_date('1981-8-21','YYYY-MM-DD'),'',to_date('1981-6-24','YYYY-MM-DD'),'THOMPSON',to_date('1981-8-22','YYYY-MM-DD'),'SMITH');">
            <text:p>insert into EMP_HIST (EMP_ID,EMPNO,ENAME,JOB,MGR_EMP_ID,HIREDATE,SAL,COMM,DEPT_ID,EFF_BEG_DTM,EFF_END_DTM,LAST_ACTIVE,AUD_BEG_DTM,AUD_BEG_USR,AUD_END_DTM,AUD_END_USR) values (6,7566,'JONES','MANAGER',11,to_date('1981-4-2','YYYY-MM-DD'),2975,null,2,to_date('1981-6-23','YYYY-MM-DD'),to_date('1981-8-21','YYYY-MM-DD'),'',to_date('1981-6-24','YYYY-MM-DD'),'THOMPSON',to_date('1981-8-22','YYYY-MM-DD'),'SMITH');</text:p>
          </table:table-cell>
          <table:table-cell table:style-name="ce17" office:value-type="string">
            <text:p><text:s/></text:p>
          </table:table-cell>
          <table:table-cell table:style-name="ce19" table:formula="of:=IF([.W17]=&quot;&quot;;[.Z17];[.AA17])" office:value-type="string" office:string-value="insert into EMP_HIST (EMP_ID,EMPNO,ENAME,JOB,MGR_EMP_ID,HIREDATE,SAL,COMM,DEPT_ID,EFF_BEG_DTM,EFF_END_DTM,LAST_ACTIVE,AUD_BEG_DTM,AUD_BEG_USR,AUD_END_DTM,AUD_END_USR) values (6,7566,'JONES','MANAGER',11,to_date('1981-4-2','YYYY-MM-DD'),2975,null,2,to_date('1981-6-23','YYYY-MM-DD'),to_date('1981-8-21','YYYY-MM-DD'),'',to_date('1981-6-24','YYYY-MM-DD'),'THOMPSON',to_date('1981-8-22','YYYY-MM-DD'),'SMITH');">
            <text:p>insert into EMP_HIST (EMP_ID,EMPNO,ENAME,JOB,MGR_EMP_ID,HIREDATE,SAL,COMM,DEPT_ID,EFF_BEG_DTM,EFF_END_DTM,LAST_ACTIVE,AUD_BEG_DTM,AUD_BEG_USR,AUD_END_DTM,AUD_END_USR) values (6,7566,'JONES','MANAGER',11,to_date('1981-4-2','YYYY-MM-DD'),2975,null,2,to_date('1981-6-23','YYYY-MM-DD'),to_date('1981-8-21','YYYY-MM-DD'),'',to_date('1981-6-24','YYYY-MM-DD'),'THOMPSON',to_date('1981-8-22','YYYY-MM-DD'),'SMITH');</text:p>
          </table:table-cell>
          <table:table-cell table:number-columns-repeated="995"/>
        </table:table-row>
        <table:table-row table:style-name="ro1">
          <table:table-cell office:value-type="float" office:value="6">
            <text:p>6</text:p>
          </table:table-cell>
          <table:table-cell table:style-name="ce5" office:value-type="float" office:value="7566">
            <text:p>7566</text:p>
          </table:table-cell>
          <table:table-cell office:value-type="string">
            <text:p>JONES</text:p>
          </table:table-cell>
          <table:table-cell office:value-type="string">
            <text:p>MANAGER</text:p>
          </table:table-cell>
          <table:table-cell table:style-name="ce5" office:value-type="float" office:value="12">
            <text:p>12</text:p>
          </table:table-cell>
          <table:table-cell table:number-columns-repeated="2"/>
          <table:table-cell office:value-type="string">
            <text:p>Lane</text:p>
          </table:table-cell>
          <table:table-cell/>
          <table:table-cell table:style-name="ce11" office:value-type="date" office:date-value="1981-04-02">
            <text:p>2. Apr. 1981</text:p>
          </table:table-cell>
          <table:table-cell table:style-name="ce14" table:formula="of:=IF([.J18]&lt;[.J17];[.K$1];&quot;&quot;)">
            <text:p/>
          </table:table-cell>
          <table:table-cell office:value-type="float" office:value="2975">
            <text:p>2975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formula="of:=IF([.P18]&lt;[.J18];[.O$1];&quot;&quot;)">
            <text:p/>
          </table:table-cell>
          <table:table-cell table:style-name="ce11" office:value-type="date" office:date-value="1981-08-21T12:00:00">
            <text:p>21. Aug. 1981</text:p>
          </table:table-cell>
          <table:table-cell table:style-name="ce14" table:formula="of:=IF([.P18]&lt;[.P17];[.Q$1];&quot;&quot;)">
            <text:p/>
          </table:table-cell>
          <table:table-cell table:style-name="ce14" table:formula="of:=IF(AND([.P18]&gt;[.S18];[.S18]&lt;&gt;0);[.R$1];&quot;&quot;)">
            <text:p/>
          </table:table-cell>
          <table:table-cell table:style-name="ce11" office:value-type="date" office:date-value="1981-11-29">
            <text:p>29. Nov. 1981</text:p>
          </table:table-cell>
          <table:table-cell/>
          <table:table-cell table:style-name="ce16" table:formula="of:=[.P18]+(RAND()-0.5)*5" office:value-type="date" office:date-value="1981-08-19T12:29:16.054688">
            <text:p>19. Aug. 1981</text:p>
          </table:table-cell>
          <table:table-cell table:style-name="ce16" table:formula="of:=VLOOKUP([.U18];[Sheet2.$A$2:.$B$6];2)" office:value-type="string" office:string-value="THOMPSON">
            <text:p>THOMPSON</text:p>
          </table:table-cell>
          <table:table-cell table:style-name="ce16" table:formula="of:=IF([.S18]&lt;&gt;0;[.S18]+(RAND()-0.5)*5;&quot;&quot;)" office:value-type="date" office:date-value="1981-11-30T11:29:35.390625">
            <text:p>30. Nov. 1981</text:p>
          </table:table-cell>
          <table:table-cell table:style-name="ce16" table:formula="of:=IF([.W18]&lt;&gt;&quot;&quot;;VLOOKUP([.W18];[Sheet2.$A$2:.$B$6];2);&quot;&quot;)" office:value-type="string" office:string-value="SMITH">
            <text:p>SMITH</text:p>
          </table:table-cell>
          <table:table-cell/>
          <table:table-cell table:formula="of:=[.Z$1]&amp;[.A18]&amp;&quot;,&quot;&amp;[.B18]&amp;&quot;,'&quot;&amp;[.C18]&amp;&quot;','&quot;&amp;[.D18]&amp;&quot;',&quot;&amp;[.E18]&amp;&quot;,to_date('&quot;&amp;YEAR([.J18])&amp;&quot;-&quot;&amp;MONTH([.J18])&amp;&quot;-&quot;&amp;DAY([.J18])&amp;&quot;','YYYY-MM-DD'),&quot;&amp;[.L18]&amp;&quot;,&quot;&amp;[.M18]&amp;&quot;,&quot;&amp;[.N18]&amp;&quot;,to_date('&quot;&amp;YEAR([.P18])&amp;&quot;-&quot;&amp;MONTH([.P18])&amp;&quot;-&quot;&amp;DAY([.P18])&amp;&quot;','YYYY-MM-DD'),to_date('&quot;&amp;YEAR([.U18])&amp;&quot;-&quot;&amp;MONTH([.U18])&amp;&quot;-&quot;&amp;DAY([.U18])&amp;&quot;','YYYY-MM-DD'),'&quot;&amp;[.V18]&amp;&quot;');&quot;" office:value-type="string" office:string-value="insert into EMP (ID,EMPNO,ENAME,JOB,MGR_EMP_ID,HIREDATE,SAL,COMM,DEPT_ID,EFF_BEG_DTM,AUD_BEG_DTM,AUD_BEG_USR) values (6,7566,'JONES','MANAGER',12,to_date('1981-4-2','YYYY-MM-DD'),2975,null,2,to_date('1981-8-21','YYYY-MM-DD'),to_date('1981-8-19','YYYY-MM-DD'),'THOMPSON');">
            <text:p>insert into EMP (ID,EMPNO,ENAME,JOB,MGR_EMP_ID,HIREDATE,SAL,COMM,DEPT_ID,EFF_BEG_DTM,AUD_BEG_DTM,AUD_BEG_USR) values (6,7566,'JONES','MANAGER',12,to_date('1981-4-2','YYYY-MM-DD'),2975,null,2,to_date('1981-8-21','YYYY-MM-DD'),to_date('1981-8-19','YYYY-MM-DD'),'THOMPSON');</text:p>
          </table:table-cell>
          <table:table-cell table:style-name="ce19" table:formula="of:=[.AA$1]&amp;[.A18]&amp;&quot;,&quot;&amp;[.B18]&amp;&quot;,'&quot;&amp;[.C18]&amp;&quot;','&quot;&amp;[.D18]&amp;&quot;',&quot;&amp;[.E18]&amp;&quot;,to_date('&quot;&amp;YEAR([.J18])&amp;&quot;-&quot;&amp;MONTH([.J18])&amp;&quot;-&quot;&amp;DAY([.J18])&amp;&quot;','YYYY-MM-DD'),&quot;&amp;[.L18]&amp;&quot;,&quot;&amp;[.M18]&amp;&quot;,&quot;&amp;[.N18]&amp;&quot;,to_date('&quot;&amp;YEAR([.P18])&amp;&quot;-&quot;&amp;MONTH([.P18])&amp;&quot;-&quot;&amp;DAY([.P18])&amp;&quot;','YYYY-MM-DD'),to_date('&quot;&amp;YEAR([.S18])&amp;&quot;-&quot;&amp;MONTH([.S18])&amp;&quot;-&quot;&amp;DAY([.S18])&amp;&quot;','YYYY-MM-DD'),'&quot;&amp;[.T18]&amp;&quot;',to_date('&quot;&amp;YEAR([.U18])&amp;&quot;-&quot;&amp;MONTH([.U18])&amp;&quot;-&quot;&amp;DAY([.U18])&amp;&quot;','YYYY-MM-DD'),'&quot;&amp;[.V18]&amp;&quot;',to_date('&quot;&amp;YEAR([.W18])&amp;&quot;-&quot;&amp;MONTH([.W18])&amp;&quot;-&quot;&amp;DAY([.W18])&amp;&quot;','YYYY-MM-DD'),'&quot;&amp;[.X18]&amp;&quot;');&quot;" office:value-type="string" office:string-value="insert into EMP_HIST (EMP_ID,EMPNO,ENAME,JOB,MGR_EMP_ID,HIREDATE,SAL,COMM,DEPT_ID,EFF_BEG_DTM,EFF_END_DTM,LAST_ACTIVE,AUD_BEG_DTM,AUD_BEG_USR,AUD_END_DTM,AUD_END_USR) values (6,7566,'JONES','MANAGER',12,to_date('1981-4-2','YYYY-MM-DD'),2975,null,2,to_date('1981-8-21','YYYY-MM-DD'),to_date('1981-11-29','YYYY-MM-DD'),'',to_date('1981-8-19','YYYY-MM-DD'),'THOMPSON',to_date('1981-11-30','YYYY-MM-DD'),'SMITH');">
            <text:p>insert into EMP_HIST (EMP_ID,EMPNO,ENAME,JOB,MGR_EMP_ID,HIREDATE,SAL,COMM,DEPT_ID,EFF_BEG_DTM,EFF_END_DTM,LAST_ACTIVE,AUD_BEG_DTM,AUD_BEG_USR,AUD_END_DTM,AUD_END_USR) values (6,7566,'JONES','MANAGER',12,to_date('1981-4-2','YYYY-MM-DD'),2975,null,2,to_date('1981-8-21','YYYY-MM-DD'),to_date('1981-11-29','YYYY-MM-DD'),'',to_date('1981-8-19','YYYY-MM-DD'),'THOMPSON',to_date('1981-11-30','YYYY-MM-DD'),'SMITH');</text:p>
          </table:table-cell>
          <table:table-cell table:style-name="ce17" office:value-type="string">
            <text:p><text:s/></text:p>
          </table:table-cell>
          <table:table-cell table:style-name="ce19" table:formula="of:=IF([.W18]=&quot;&quot;;[.Z18];[.AA18])" office:value-type="string" office:string-value="insert into EMP_HIST (EMP_ID,EMPNO,ENAME,JOB,MGR_EMP_ID,HIREDATE,SAL,COMM,DEPT_ID,EFF_BEG_DTM,EFF_END_DTM,LAST_ACTIVE,AUD_BEG_DTM,AUD_BEG_USR,AUD_END_DTM,AUD_END_USR) values (6,7566,'JONES','MANAGER',12,to_date('1981-4-2','YYYY-MM-DD'),2975,null,2,to_date('1981-8-21','YYYY-MM-DD'),to_date('1981-11-29','YYYY-MM-DD'),'',to_date('1981-8-19','YYYY-MM-DD'),'THOMPSON',to_date('1981-11-30','YYYY-MM-DD'),'SMITH');">
            <text:p>insert into EMP_HIST (EMP_ID,EMPNO,ENAME,JOB,MGR_EMP_ID,HIREDATE,SAL,COMM,DEPT_ID,EFF_BEG_DTM,EFF_END_DTM,LAST_ACTIVE,AUD_BEG_DTM,AUD_BEG_USR,AUD_END_DTM,AUD_END_USR) values (6,7566,'JONES','MANAGER',12,to_date('1981-4-2','YYYY-MM-DD'),2975,null,2,to_date('1981-8-21','YYYY-MM-DD'),to_date('1981-11-29','YYYY-MM-DD'),'',to_date('1981-8-19','YYYY-MM-DD'),'THOMPSON',to_date('1981-11-30','YYYY-MM-DD'),'SMITH');</text:p>
          </table:table-cell>
          <table:table-cell table:number-columns-repeated="995"/>
        </table:table-row>
        <table:table-row table:style-name="ro1">
          <table:table-cell office:value-type="float" office:value="6">
            <text:p>6</text:p>
          </table:table-cell>
          <table:table-cell table:style-name="ce5" office:value-type="float" office:value="7566">
            <text:p>7566</text:p>
          </table:table-cell>
          <table:table-cell office:value-type="string">
            <text:p>JONES</text:p>
          </table:table-cell>
          <table:table-cell office:value-type="string">
            <text:p>MANAGER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King</text:p>
          </table:table-cell>
          <table:table-cell table:number-columns-repeated="2"/>
          <table:table-cell table:style-name="ce11" office:value-type="date" office:date-value="1981-04-02">
            <text:p>2. Apr. 1981</text:p>
          </table:table-cell>
          <table:table-cell table:style-name="ce14" table:formula="of:=IF([.J19]&lt;[.J18];[.K$1];&quot;&quot;)">
            <text:p/>
          </table:table-cell>
          <table:table-cell office:value-type="float" office:value="2975">
            <text:p>2975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formula="of:=IF([.P19]&lt;[.J19];[.O$1];&quot;&quot;)">
            <text:p/>
          </table:table-cell>
          <table:table-cell table:style-name="ce11" office:value-type="date" office:date-value="1981-11-29">
            <text:p>29. Nov. 1981</text:p>
          </table:table-cell>
          <table:table-cell table:style-name="ce14" table:formula="of:=IF([.P19]&lt;[.P18];[.Q$1];&quot;&quot;)">
            <text:p/>
          </table:table-cell>
          <table:table-cell table:style-name="ce14" table:formula="of:=IF(AND([.P19]&gt;[.S19];[.S19]&lt;&gt;0);[.R$1];&quot;&quot;)">
            <text:p/>
          </table:table-cell>
          <table:table-cell table:style-name="ce11"/>
          <table:table-cell/>
          <table:table-cell table:style-name="ce16" table:formula="of:=[.P19]+(RAND()-0.5)*5" office:value-type="date" office:date-value="1981-11-30T14:49:06.09375">
            <text:p>30. Nov. 1981</text:p>
          </table:table-cell>
          <table:table-cell table:style-name="ce16" table:formula="of:=VLOOKUP([.U19];[Sheet2.$A$2:.$B$6];2)" office:value-type="string" office:string-value="SMITH">
            <text:p>SMITH</text:p>
          </table:table-cell>
          <table:table-cell table:style-name="ce16" table:formula="of:=IF([.S19]&lt;&gt;0;[.S19]+(RAND()-0.5)*5;&quot;&quot;)">
            <text:p/>
          </table:table-cell>
          <table:table-cell table:style-name="ce16" table:formula="of:=IF([.W19]&lt;&gt;&quot;&quot;;VLOOKUP([.W19];[Sheet2.$A$2:.$B$6];2);&quot;&quot;)">
            <text:p/>
          </table:table-cell>
          <table:table-cell/>
          <table:table-cell table:formula="of:=[.Z$1]&amp;[.A19]&amp;&quot;,&quot;&amp;[.B19]&amp;&quot;,'&quot;&amp;[.C19]&amp;&quot;','&quot;&amp;[.D19]&amp;&quot;',&quot;&amp;[.E19]&amp;&quot;,to_date('&quot;&amp;YEAR([.J19])&amp;&quot;-&quot;&amp;MONTH([.J19])&amp;&quot;-&quot;&amp;DAY([.J19])&amp;&quot;','YYYY-MM-DD'),&quot;&amp;[.L19]&amp;&quot;,&quot;&amp;[.M19]&amp;&quot;,&quot;&amp;[.N19]&amp;&quot;,to_date('&quot;&amp;YEAR([.P19])&amp;&quot;-&quot;&amp;MONTH([.P19])&amp;&quot;-&quot;&amp;DAY([.P19])&amp;&quot;','YYYY-MM-DD'),to_date('&quot;&amp;YEAR([.U19])&amp;&quot;-&quot;&amp;MONTH([.U19])&amp;&quot;-&quot;&amp;DAY([.U19])&amp;&quot;','YYYY-MM-DD'),'&quot;&amp;[.V19]&amp;&quot;');&quot;" office:value-type="string" office:string-value="insert into EMP (ID,EMPNO,ENAME,JOB,MGR_EMP_ID,HIREDATE,SAL,COMM,DEPT_ID,EFF_BEG_DTM,AUD_BEG_DTM,AUD_BEG_USR) values (6,7566,'JONES','MANAGER',15,to_date('1981-4-2','YYYY-MM-DD'),2975,null,2,to_date('1981-11-29','YYYY-MM-DD'),to_date('1981-11-30','YYYY-MM-DD'),'SMITH');">
            <text:p>insert into EMP (ID,EMPNO,ENAME,JOB,MGR_EMP_ID,HIREDATE,SAL,COMM,DEPT_ID,EFF_BEG_DTM,AUD_BEG_DTM,AUD_BEG_USR) values (6,7566,'JONES','MANAGER',15,to_date('1981-4-2','YYYY-MM-DD'),2975,null,2,to_date('1981-11-29','YYYY-MM-DD'),to_date('1981-11-30','YYYY-MM-DD'),'SMITH');</text:p>
          </table:table-cell>
          <table:table-cell table:style-name="ce19" table:formula="of:=[.AA$1]&amp;[.A19]&amp;&quot;,&quot;&amp;[.B19]&amp;&quot;,'&quot;&amp;[.C19]&amp;&quot;','&quot;&amp;[.D19]&amp;&quot;',&quot;&amp;[.E19]&amp;&quot;,to_date('&quot;&amp;YEAR([.J19])&amp;&quot;-&quot;&amp;MONTH([.J19])&amp;&quot;-&quot;&amp;DAY([.J19])&amp;&quot;','YYYY-MM-DD'),&quot;&amp;[.L19]&amp;&quot;,&quot;&amp;[.M19]&amp;&quot;,&quot;&amp;[.N19]&amp;&quot;,to_date('&quot;&amp;YEAR([.P19])&amp;&quot;-&quot;&amp;MONTH([.P19])&amp;&quot;-&quot;&amp;DAY([.P19])&amp;&quot;','YYYY-MM-DD'),to_date('&quot;&amp;YEAR([.S19])&amp;&quot;-&quot;&amp;MONTH([.S19])&amp;&quot;-&quot;&amp;DAY([.S19])&amp;&quot;','YYYY-MM-DD'),'&quot;&amp;[.T19]&amp;&quot;',to_date('&quot;&amp;YEAR([.U19])&amp;&quot;-&quot;&amp;MONTH([.U19])&amp;&quot;-&quot;&amp;DAY([.U19])&amp;&quot;','YYYY-MM-DD'),'&quot;&amp;[.V19]&amp;&quot;',to_date('&quot;&amp;YEAR([.W19])&amp;&quot;-&quot;&amp;MONTH([.W19])&amp;&quot;-&quot;&amp;DAY([.W19])&amp;&quot;','YYYY-MM-DD'),'&quot;&amp;[.X19]&amp;&quot;');&quot;" office:value-type="string" office:string-value="insert into EMP_HIST (EMP_ID,EMPNO,ENAME,JOB,MGR_EMP_ID,HIREDATE,SAL,COMM,DEPT_ID,EFF_BEG_DTM,EFF_END_DTM,LAST_ACTIVE,AUD_BEG_DTM,AUD_BEG_USR,AUD_END_DTM,AUD_END_USR) values (6,7566,'JONES','MANAGER',15,to_date('1981-4-2','YYYY-MM-DD'),2975,null,2,to_date('1981-11-29','YYYY-MM-DD'),to_date('1899-12-30','YYYY-MM-DD'),'',to_date('1981-11-30','YYYY-MM-DD'),'SMITH',to_date('1899-12-30','YYYY-MM-DD'),'');">
            <text:p>insert into EMP_HIST (EMP_ID,EMPNO,ENAME,JOB,MGR_EMP_ID,HIREDATE,SAL,COMM,DEPT_ID,EFF_BEG_DTM,EFF_END_DTM,LAST_ACTIVE,AUD_BEG_DTM,AUD_BEG_USR,AUD_END_DTM,AUD_END_USR) values (6,7566,'JONES','MANAGER',15,to_date('1981-4-2','YYYY-MM-DD'),2975,null,2,to_date('1981-11-29','YYYY-MM-DD'),to_date('1899-12-30','YYYY-MM-DD'),'',to_date('1981-11-30','YYYY-MM-DD'),'SMITH',to_date('1899-12-30','YYYY-MM-DD'),'');</text:p>
          </table:table-cell>
          <table:table-cell table:style-name="ce17" office:value-type="string">
            <text:p><text:s/></text:p>
          </table:table-cell>
          <table:table-cell table:style-name="ce19" table:formula="of:=IF([.W19]=&quot;&quot;;[.Z19];[.AA19])" office:value-type="string" office:string-value="insert into EMP (ID,EMPNO,ENAME,JOB,MGR_EMP_ID,HIREDATE,SAL,COMM,DEPT_ID,EFF_BEG_DTM,AUD_BEG_DTM,AUD_BEG_USR) values (6,7566,'JONES','MANAGER',15,to_date('1981-4-2','YYYY-MM-DD'),2975,null,2,to_date('1981-11-29','YYYY-MM-DD'),to_date('1981-11-30','YYYY-MM-DD'),'SMITH');">
            <text:p>insert into EMP (ID,EMPNO,ENAME,JOB,MGR_EMP_ID,HIREDATE,SAL,COMM,DEPT_ID,EFF_BEG_DTM,AUD_BEG_DTM,AUD_BEG_USR) values (6,7566,'JONES','MANAGER',15,to_date('1981-4-2','YYYY-MM-DD'),2975,null,2,to_date('1981-11-29','YYYY-MM-DD'),to_date('1981-11-30','YYYY-MM-DD'),'SMITH');</text:p>
          </table:table-cell>
          <table:table-cell table:number-columns-repeated="995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7654">
            <text:p>7654</text:p>
          </table:table-cell>
          <table:table-cell table:style-name="ce9" office:value-type="string">
            <text:p>MARTIN</text:p>
          </table:table-cell>
          <table:table-cell table:style-name="ce9" office:value-type="string">
            <text:p>SALESMAN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Ellisson</text:p>
          </table:table-cell>
          <table:table-cell table:style-name="ce9" table:number-columns-repeated="3"/>
          <table:table-cell table:style-name="ce10" office:value-type="date" office:date-value="1981-04-17">
            <text:p>17. Apr. 1981</text:p>
          </table:table-cell>
          <table:table-cell table:style-name="ce14" table:formula="of:=IF([.J20]&lt;[.J19];[.K$1];&quot;&quot;)">
            <text:p/>
          </table:table-cell>
          <table:table-cell table:style-name="ce9" office:value-type="float" office:value="1250">
            <text:p>1250</text:p>
          </table:table-cell>
          <table:table-cell table:style-name="ce9" office:value-type="float" office:value="1400">
            <text:p>1400</text:p>
          </table:table-cell>
          <table:table-cell table:style-name="ce9" office:value-type="float" office:value="3">
            <text:p>3</text:p>
          </table:table-cell>
          <table:table-cell table:formula="of:=IF([.P20]&lt;[.J20];[.O$1];&quot;&quot;)">
            <text:p/>
          </table:table-cell>
          <table:table-cell table:style-name="ce10" office:value-type="date" office:date-value="1981-04-17">
            <text:p>17. Apr. 1981</text:p>
          </table:table-cell>
          <table:table-cell table:style-name="ce14"/>
          <table:table-cell table:style-name="ce14" table:formula="of:=IF(AND([.P20]&gt;[.S20];[.S20]&lt;&gt;0);[.R$1];&quot;&quot;)">
            <text:p/>
          </table:table-cell>
          <table:table-cell table:style-name="ce10" office:value-type="date" office:date-value="1981-05-15">
            <text:p>15. May. 1981</text:p>
          </table:table-cell>
          <table:table-cell office:value-type="string">
            <text:p>Y</text:p>
          </table:table-cell>
          <table:table-cell table:style-name="ce16" table:formula="of:=[.P20]+(RAND()-0.5)*5" office:value-type="date" office:date-value="1981-04-18T18:04:52.675781">
            <text:p>18. Apr. 1981</text:p>
          </table:table-cell>
          <table:table-cell table:style-name="ce16" table:formula="of:=VLOOKUP([.U20];[Sheet2.$A$2:.$B$6];2)" office:value-type="string" office:string-value="THOMPSON">
            <text:p>THOMPSON</text:p>
          </table:table-cell>
          <table:table-cell table:style-name="ce16" table:formula="of:=IF([.S20]&lt;&gt;0;[.S20]+(RAND()-0.5)*5;&quot;&quot;)" office:value-type="date" office:date-value="1981-05-14T13:54:52.382813">
            <text:p>14. May. 1981</text:p>
          </table:table-cell>
          <table:table-cell table:style-name="ce16" table:formula="of:=IF([.W20]&lt;&gt;&quot;&quot;;VLOOKUP([.W20];[Sheet2.$A$2:.$B$6];2);&quot;&quot;)" office:value-type="string" office:string-value="THOMPSON">
            <text:p>THOMPSON</text:p>
          </table:table-cell>
          <table:table-cell table:style-name="ce17"/>
          <table:table-cell table:formula="of:=[.Z$1]&amp;[.A20]&amp;&quot;,&quot;&amp;[.B20]&amp;&quot;,'&quot;&amp;[.C20]&amp;&quot;','&quot;&amp;[.D20]&amp;&quot;',&quot;&amp;[.E20]&amp;&quot;,to_date('&quot;&amp;YEAR([.J20])&amp;&quot;-&quot;&amp;MONTH([.J20])&amp;&quot;-&quot;&amp;DAY([.J20])&amp;&quot;','YYYY-MM-DD'),&quot;&amp;[.L20]&amp;&quot;,&quot;&amp;[.M20]&amp;&quot;,&quot;&amp;[.N20]&amp;&quot;,to_date('&quot;&amp;YEAR([.P20])&amp;&quot;-&quot;&amp;MONTH([.P20])&amp;&quot;-&quot;&amp;DAY([.P20])&amp;&quot;','YYYY-MM-DD'),to_date('&quot;&amp;YEAR([.U20])&amp;&quot;-&quot;&amp;MONTH([.U20])&amp;&quot;-&quot;&amp;DAY([.U20])&amp;&quot;','YYYY-MM-DD'),'&quot;&amp;[.V20]&amp;&quot;');&quot;" office:value-type="string" office:string-value="insert into EMP (ID,EMPNO,ENAME,JOB,MGR_EMP_ID,HIREDATE,SAL,COMM,DEPT_ID,EFF_BEG_DTM,AUD_BEG_DTM,AUD_BEG_USR) values (7,7654,'MARTIN','SALESMAN',1,to_date('1981-4-17','YYYY-MM-DD'),1250,1400,3,to_date('1981-4-17','YYYY-MM-DD'),to_date('1981-4-18','YYYY-MM-DD'),'THOMPSON');">
            <text:p>insert into EMP (ID,EMPNO,ENAME,JOB,MGR_EMP_ID,HIREDATE,SAL,COMM,DEPT_ID,EFF_BEG_DTM,AUD_BEG_DTM,AUD_BEG_USR) values (7,7654,'MARTIN','SALESMAN',1,to_date('1981-4-17','YYYY-MM-DD'),1250,1400,3,to_date('1981-4-17','YYYY-MM-DD'),to_date('1981-4-18','YYYY-MM-DD'),'THOMPSON');</text:p>
          </table:table-cell>
          <table:table-cell table:style-name="ce19" table:formula="of:=[.AA$1]&amp;[.A20]&amp;&quot;,&quot;&amp;[.B20]&amp;&quot;,'&quot;&amp;[.C20]&amp;&quot;','&quot;&amp;[.D20]&amp;&quot;',&quot;&amp;[.E20]&amp;&quot;,to_date('&quot;&amp;YEAR([.J20])&amp;&quot;-&quot;&amp;MONTH([.J20])&amp;&quot;-&quot;&amp;DAY([.J20])&amp;&quot;','YYYY-MM-DD'),&quot;&amp;[.L20]&amp;&quot;,&quot;&amp;[.M20]&amp;&quot;,&quot;&amp;[.N20]&amp;&quot;,to_date('&quot;&amp;YEAR([.P20])&amp;&quot;-&quot;&amp;MONTH([.P20])&amp;&quot;-&quot;&amp;DAY([.P20])&amp;&quot;','YYYY-MM-DD'),to_date('&quot;&amp;YEAR([.S20])&amp;&quot;-&quot;&amp;MONTH([.S20])&amp;&quot;-&quot;&amp;DAY([.S20])&amp;&quot;','YYYY-MM-DD'),'&quot;&amp;[.T20]&amp;&quot;',to_date('&quot;&amp;YEAR([.U20])&amp;&quot;-&quot;&amp;MONTH([.U20])&amp;&quot;-&quot;&amp;DAY([.U20])&amp;&quot;','YYYY-MM-DD'),'&quot;&amp;[.V20]&amp;&quot;',to_date('&quot;&amp;YEAR([.W20])&amp;&quot;-&quot;&amp;MONTH([.W20])&amp;&quot;-&quot;&amp;DAY([.W20])&amp;&quot;','YYYY-MM-DD'),'&quot;&amp;[.X20]&amp;&quot;');&quot;" office:value-type="string" office:string-value="insert into EMP_HIST (EMP_ID,EMPNO,ENAME,JOB,MGR_EMP_ID,HIREDATE,SAL,COMM,DEPT_ID,EFF_BEG_DTM,EFF_END_DTM,LAST_ACTIVE,AUD_BEG_DTM,AUD_BEG_USR,AUD_END_DTM,AUD_END_USR) values (7,7654,'MARTIN','SALESMAN',1,to_date('1981-4-17','YYYY-MM-DD'),1250,1400,3,to_date('1981-4-17','YYYY-MM-DD'),to_date('1981-5-15','YYYY-MM-DD'),'Y',to_date('1981-4-18','YYYY-MM-DD'),'THOMPSON',to_date('1981-5-14','YYYY-MM-DD'),'THOMPSON');">
            <text:p>insert into EMP_HIST (EMP_ID,EMPNO,ENAME,JOB,MGR_EMP_ID,HIREDATE,SAL,COMM,DEPT_ID,EFF_BEG_DTM,EFF_END_DTM,LAST_ACTIVE,AUD_BEG_DTM,AUD_BEG_USR,AUD_END_DTM,AUD_END_USR) values (7,7654,'MARTIN','SALESMAN',1,to_date('1981-4-17','YYYY-MM-DD'),1250,1400,3,to_date('1981-4-17','YYYY-MM-DD'),to_date('1981-5-15','YYYY-MM-DD'),'Y',to_date('1981-4-18','YYYY-MM-DD'),'THOMPSON',to_date('1981-5-14','YYYY-MM-DD'),'THOMPSON');</text:p>
          </table:table-cell>
          <table:table-cell table:style-name="ce17" office:value-type="string">
            <text:p><text:s/></text:p>
          </table:table-cell>
          <table:table-cell table:style-name="ce19" table:formula="of:=IF([.W20]=&quot;&quot;;[.Z20];[.AA20])" office:value-type="string" office:string-value="insert into EMP_HIST (EMP_ID,EMPNO,ENAME,JOB,MGR_EMP_ID,HIREDATE,SAL,COMM,DEPT_ID,EFF_BEG_DTM,EFF_END_DTM,LAST_ACTIVE,AUD_BEG_DTM,AUD_BEG_USR,AUD_END_DTM,AUD_END_USR) values (7,7654,'MARTIN','SALESMAN',1,to_date('1981-4-17','YYYY-MM-DD'),1250,1400,3,to_date('1981-4-17','YYYY-MM-DD'),to_date('1981-5-15','YYYY-MM-DD'),'Y',to_date('1981-4-18','YYYY-MM-DD'),'THOMPSON',to_date('1981-5-14','YYYY-MM-DD'),'THOMPSON');">
            <text:p>insert into EMP_HIST (EMP_ID,EMPNO,ENAME,JOB,MGR_EMP_ID,HIREDATE,SAL,COMM,DEPT_ID,EFF_BEG_DTM,EFF_END_DTM,LAST_ACTIVE,AUD_BEG_DTM,AUD_BEG_USR,AUD_END_DTM,AUD_END_USR) values (7,7654,'MARTIN','SALESMAN',1,to_date('1981-4-17','YYYY-MM-DD'),1250,1400,3,to_date('1981-4-17','YYYY-MM-DD'),to_date('1981-5-15','YYYY-MM-DD'),'Y',to_date('1981-4-18','YYYY-MM-DD'),'THOMPSON',to_date('1981-5-14','YYYY-MM-DD'),'THOMPSON');</text:p>
          </table:table-cell>
          <table:table-cell table:style-name="ce9" table:number-columns-repeated="995"/>
        </table:table-row>
        <table:table-row table:style-name="ro1">
          <table:table-cell office:value-type="float" office:value="8">
            <text:p>8</text:p>
          </table:table-cell>
          <table:table-cell table:style-name="ce5" office:value-type="float" office:value="7698">
            <text:p>7698</text:p>
          </table:table-cell>
          <table:table-cell office:value-type="string">
            <text:p>BLAKE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office:value-type="string">
            <text:p>Ellisson</text:p>
          </table:table-cell>
          <table:table-cell table:number-columns-repeated="3"/>
          <table:table-cell table:style-name="ce11" office:value-type="date" office:date-value="1981-05-01">
            <text:p>1. May. 1981</text:p>
          </table:table-cell>
          <table:table-cell table:style-name="ce14" table:formula="of:=IF([.J21]&lt;[.J20];[.K$1];&quot;&quot;)">
            <text:p/>
          </table:table-cell>
          <table:table-cell office:value-type="float" office:value="2850">
            <text:p>285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table:formula="of:=IF([.P21]&lt;[.J21];[.O$1];&quot;&quot;)">
            <text:p/>
          </table:table-cell>
          <table:table-cell table:style-name="ce11" office:value-type="date" office:date-value="1981-05-01">
            <text:p>1. May. 1981</text:p>
          </table:table-cell>
          <table:table-cell table:style-name="ce14" table:formula="of:=IF([.P21]&lt;[.P20];[.Q$1];&quot;&quot;)">
            <text:p/>
          </table:table-cell>
          <table:table-cell table:style-name="ce14" table:formula="of:=IF(AND([.P21]&gt;[.S21];[.S21]&lt;&gt;0);[.R$1];&quot;&quot;)">
            <text:p/>
          </table:table-cell>
          <table:table-cell table:style-name="ce11" office:value-type="date" office:date-value="1981-06-23">
            <text:p>23. Jun. 1981</text:p>
          </table:table-cell>
          <table:table-cell/>
          <table:table-cell table:style-name="ce16" table:formula="of:=[.P21]+(RAND()-0.5)*5" office:value-type="date" office:date-value="1981-05-01T11:52:21.210938">
            <text:p>1. May. 1981</text:p>
          </table:table-cell>
          <table:table-cell table:style-name="ce16" table:formula="of:=VLOOKUP([.U21];[Sheet2.$A$2:.$B$6];2)" office:value-type="string" office:string-value="THOMPSON">
            <text:p>THOMPSON</text:p>
          </table:table-cell>
          <table:table-cell table:style-name="ce16" table:formula="of:=IF([.S21]&lt;&gt;0;[.S21]+(RAND()-0.5)*5;&quot;&quot;)" office:value-type="date" office:date-value="1981-06-23T20:54:11.953125">
            <text:p>23. Jun. 1981</text:p>
          </table:table-cell>
          <table:table-cell table:style-name="ce16" table:formula="of:=IF([.W21]&lt;&gt;&quot;&quot;;VLOOKUP([.W21];[Sheet2.$A$2:.$B$6];2);&quot;&quot;)" office:value-type="string" office:string-value="THOMPSON">
            <text:p>THOMPSON</text:p>
          </table:table-cell>
          <table:table-cell/>
          <table:table-cell table:formula="of:=[.Z$1]&amp;[.A21]&amp;&quot;,&quot;&amp;[.B21]&amp;&quot;,'&quot;&amp;[.C21]&amp;&quot;','&quot;&amp;[.D21]&amp;&quot;',&quot;&amp;[.E21]&amp;&quot;,to_date('&quot;&amp;YEAR([.J21])&amp;&quot;-&quot;&amp;MONTH([.J21])&amp;&quot;-&quot;&amp;DAY([.J21])&amp;&quot;','YYYY-MM-DD'),&quot;&amp;[.L21]&amp;&quot;,&quot;&amp;[.M21]&amp;&quot;,&quot;&amp;[.N21]&amp;&quot;,to_date('&quot;&amp;YEAR([.P21])&amp;&quot;-&quot;&amp;MONTH([.P21])&amp;&quot;-&quot;&amp;DAY([.P21])&amp;&quot;','YYYY-MM-DD'),to_date('&quot;&amp;YEAR([.U21])&amp;&quot;-&quot;&amp;MONTH([.U21])&amp;&quot;-&quot;&amp;DAY([.U21])&amp;&quot;','YYYY-MM-DD'),'&quot;&amp;[.V21]&amp;&quot;');&quot;" office:value-type="string" office:string-value="insert into EMP (ID,EMPNO,ENAME,JOB,MGR_EMP_ID,HIREDATE,SAL,COMM,DEPT_ID,EFF_BEG_DTM,AUD_BEG_DTM,AUD_BEG_USR) values (8,7698,'BLAKE','MANAGER',1,to_date('1981-5-1','YYYY-MM-DD'),2850,null,3,to_date('1981-5-1','YYYY-MM-DD'),to_date('1981-5-1','YYYY-MM-DD'),'THOMPSON');">
            <text:p>insert into EMP (ID,EMPNO,ENAME,JOB,MGR_EMP_ID,HIREDATE,SAL,COMM,DEPT_ID,EFF_BEG_DTM,AUD_BEG_DTM,AUD_BEG_USR) values (8,7698,'BLAKE','MANAGER',1,to_date('1981-5-1','YYYY-MM-DD'),2850,null,3,to_date('1981-5-1','YYYY-MM-DD'),to_date('1981-5-1','YYYY-MM-DD'),'THOMPSON');</text:p>
          </table:table-cell>
          <table:table-cell table:style-name="ce19" table:formula="of:=[.AA$1]&amp;[.A21]&amp;&quot;,&quot;&amp;[.B21]&amp;&quot;,'&quot;&amp;[.C21]&amp;&quot;','&quot;&amp;[.D21]&amp;&quot;',&quot;&amp;[.E21]&amp;&quot;,to_date('&quot;&amp;YEAR([.J21])&amp;&quot;-&quot;&amp;MONTH([.J21])&amp;&quot;-&quot;&amp;DAY([.J21])&amp;&quot;','YYYY-MM-DD'),&quot;&amp;[.L21]&amp;&quot;,&quot;&amp;[.M21]&amp;&quot;,&quot;&amp;[.N21]&amp;&quot;,to_date('&quot;&amp;YEAR([.P21])&amp;&quot;-&quot;&amp;MONTH([.P21])&amp;&quot;-&quot;&amp;DAY([.P21])&amp;&quot;','YYYY-MM-DD'),to_date('&quot;&amp;YEAR([.S21])&amp;&quot;-&quot;&amp;MONTH([.S21])&amp;&quot;-&quot;&amp;DAY([.S21])&amp;&quot;','YYYY-MM-DD'),'&quot;&amp;[.T21]&amp;&quot;',to_date('&quot;&amp;YEAR([.U21])&amp;&quot;-&quot;&amp;MONTH([.U21])&amp;&quot;-&quot;&amp;DAY([.U21])&amp;&quot;','YYYY-MM-DD'),'&quot;&amp;[.V21]&amp;&quot;',to_date('&quot;&amp;YEAR([.W21])&amp;&quot;-&quot;&amp;MONTH([.W21])&amp;&quot;-&quot;&amp;DAY([.W21])&amp;&quot;','YYYY-MM-DD'),'&quot;&amp;[.X21]&amp;&quot;');&quot;" office:value-type="string" office:string-value="insert into EMP_HIST (EMP_ID,EMPNO,ENAME,JOB,MGR_EMP_ID,HIREDATE,SAL,COMM,DEPT_ID,EFF_BEG_DTM,EFF_END_DTM,LAST_ACTIVE,AUD_BEG_DTM,AUD_BEG_USR,AUD_END_DTM,AUD_END_USR) values (8,7698,'BLAKE','MANAGER',1,to_date('1981-5-1','YYYY-MM-DD'),2850,null,3,to_date('1981-5-1','YYYY-MM-DD'),to_date('1981-6-23','YYYY-MM-DD'),'',to_date('1981-5-1','YYYY-MM-DD'),'THOMPSON',to_date('1981-6-23','YYYY-MM-DD'),'THOMPSON');">
            <text:p>insert into EMP_HIST (EMP_ID,EMPNO,ENAME,JOB,MGR_EMP_ID,HIREDATE,SAL,COMM,DEPT_ID,EFF_BEG_DTM,EFF_END_DTM,LAST_ACTIVE,AUD_BEG_DTM,AUD_BEG_USR,AUD_END_DTM,AUD_END_USR) values (8,7698,'BLAKE','MANAGER',1,to_date('1981-5-1','YYYY-MM-DD'),2850,null,3,to_date('1981-5-1','YYYY-MM-DD'),to_date('1981-6-23','YYYY-MM-DD'),'',to_date('1981-5-1','YYYY-MM-DD'),'THOMPSON',to_date('1981-6-23','YYYY-MM-DD'),'THOMPSON');</text:p>
          </table:table-cell>
          <table:table-cell table:style-name="ce17" office:value-type="string">
            <text:p><text:s/></text:p>
          </table:table-cell>
          <table:table-cell table:style-name="ce19" table:formula="of:=IF([.W21]=&quot;&quot;;[.Z21];[.AA21])" office:value-type="string" office:string-value="insert into EMP_HIST (EMP_ID,EMPNO,ENAME,JOB,MGR_EMP_ID,HIREDATE,SAL,COMM,DEPT_ID,EFF_BEG_DTM,EFF_END_DTM,LAST_ACTIVE,AUD_BEG_DTM,AUD_BEG_USR,AUD_END_DTM,AUD_END_USR) values (8,7698,'BLAKE','MANAGER',1,to_date('1981-5-1','YYYY-MM-DD'),2850,null,3,to_date('1981-5-1','YYYY-MM-DD'),to_date('1981-6-23','YYYY-MM-DD'),'',to_date('1981-5-1','YYYY-MM-DD'),'THOMPSON',to_date('1981-6-23','YYYY-MM-DD'),'THOMPSON');">
            <text:p>insert into EMP_HIST (EMP_ID,EMPNO,ENAME,JOB,MGR_EMP_ID,HIREDATE,SAL,COMM,DEPT_ID,EFF_BEG_DTM,EFF_END_DTM,LAST_ACTIVE,AUD_BEG_DTM,AUD_BEG_USR,AUD_END_DTM,AUD_END_USR) values (8,7698,'BLAKE','MANAGER',1,to_date('1981-5-1','YYYY-MM-DD'),2850,null,3,to_date('1981-5-1','YYYY-MM-DD'),to_date('1981-6-23','YYYY-MM-DD'),'',to_date('1981-5-1','YYYY-MM-DD'),'THOMPSON',to_date('1981-6-23','YYYY-MM-DD'),'THOMPSON');</text:p>
          </table:table-cell>
          <table:table-cell table:number-columns-repeated="995"/>
        </table:table-row>
        <table:table-row table:style-name="ro1">
          <table:table-cell office:value-type="float" office:value="8">
            <text:p>8</text:p>
          </table:table-cell>
          <table:table-cell table:style-name="ce5" office:value-type="float" office:value="7698">
            <text:p>7698</text:p>
          </table:table-cell>
          <table:table-cell office:value-type="string">
            <text:p>BLAKE</text:p>
          </table:table-cell>
          <table:table-cell office:value-type="string">
            <text:p>MANAGER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King</text:p>
          </table:table-cell>
          <table:table-cell table:number-columns-repeated="2"/>
          <table:table-cell table:style-name="ce11" office:value-type="date" office:date-value="1981-05-01">
            <text:p>1. May. 1981</text:p>
          </table:table-cell>
          <table:table-cell table:style-name="ce14" table:formula="of:=IF([.J22]&lt;[.J21];[.K$1];&quot;&quot;)">
            <text:p/>
          </table:table-cell>
          <table:table-cell office:value-type="float" office:value="2850">
            <text:p>285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table:formula="of:=IF([.P22]&lt;[.J22];[.O$1];&quot;&quot;)">
            <text:p/>
          </table:table-cell>
          <table:table-cell table:style-name="ce11" office:value-type="date" office:date-value="1981-06-23">
            <text:p>23. Jun. 1981</text:p>
          </table:table-cell>
          <table:table-cell table:style-name="ce14" table:formula="of:=IF([.P22]&lt;[.P21];[.Q$1];&quot;&quot;)">
            <text:p/>
          </table:table-cell>
          <table:table-cell table:style-name="ce14" table:formula="of:=IF(AND([.P22]&gt;[.S22];[.S22]&lt;&gt;0);[.R$1];&quot;&quot;)">
            <text:p/>
          </table:table-cell>
          <table:table-cell table:style-name="ce11" office:value-type="date" office:date-value="1981-08-21T12:00:00">
            <text:p>21. Aug. 1981</text:p>
          </table:table-cell>
          <table:table-cell/>
          <table:table-cell table:style-name="ce16" table:formula="of:=[.P22]+(RAND()-0.5)*5" office:value-type="date" office:date-value="1981-06-21T12:43:48.808594">
            <text:p>21. Jun. 1981</text:p>
          </table:table-cell>
          <table:table-cell table:style-name="ce16" table:formula="of:=VLOOKUP([.U22];[Sheet2.$A$2:.$B$6];2)" office:value-type="string" office:string-value="THOMPSON">
            <text:p>THOMPSON</text:p>
          </table:table-cell>
          <table:table-cell table:style-name="ce16" table:formula="of:=IF([.S22]&lt;&gt;0;[.S22]+(RAND()-0.5)*5;&quot;&quot;)" office:value-type="date" office:date-value="1981-08-21T13:50:04.980469">
            <text:p>21. Aug. 1981</text:p>
          </table:table-cell>
          <table:table-cell table:style-name="ce16" table:formula="of:=IF([.W22]&lt;&gt;&quot;&quot;;VLOOKUP([.W22];[Sheet2.$A$2:.$B$6];2);&quot;&quot;)" office:value-type="string" office:string-value="SMITH">
            <text:p>SMITH</text:p>
          </table:table-cell>
          <table:table-cell/>
          <table:table-cell table:formula="of:=[.Z$1]&amp;[.A22]&amp;&quot;,&quot;&amp;[.B22]&amp;&quot;,'&quot;&amp;[.C22]&amp;&quot;','&quot;&amp;[.D22]&amp;&quot;',&quot;&amp;[.E22]&amp;&quot;,to_date('&quot;&amp;YEAR([.J22])&amp;&quot;-&quot;&amp;MONTH([.J22])&amp;&quot;-&quot;&amp;DAY([.J22])&amp;&quot;','YYYY-MM-DD'),&quot;&amp;[.L22]&amp;&quot;,&quot;&amp;[.M22]&amp;&quot;,&quot;&amp;[.N22]&amp;&quot;,to_date('&quot;&amp;YEAR([.P22])&amp;&quot;-&quot;&amp;MONTH([.P22])&amp;&quot;-&quot;&amp;DAY([.P22])&amp;&quot;','YYYY-MM-DD'),to_date('&quot;&amp;YEAR([.U22])&amp;&quot;-&quot;&amp;MONTH([.U22])&amp;&quot;-&quot;&amp;DAY([.U22])&amp;&quot;','YYYY-MM-DD'),'&quot;&amp;[.V22]&amp;&quot;');&quot;" office:value-type="string" office:string-value="insert into EMP (ID,EMPNO,ENAME,JOB,MGR_EMP_ID,HIREDATE,SAL,COMM,DEPT_ID,EFF_BEG_DTM,AUD_BEG_DTM,AUD_BEG_USR) values (8,7698,'BLAKE','MANAGER',11,to_date('1981-5-1','YYYY-MM-DD'),2850,null,3,to_date('1981-6-23','YYYY-MM-DD'),to_date('1981-6-21','YYYY-MM-DD'),'THOMPSON');">
            <text:p>insert into EMP (ID,EMPNO,ENAME,JOB,MGR_EMP_ID,HIREDATE,SAL,COMM,DEPT_ID,EFF_BEG_DTM,AUD_BEG_DTM,AUD_BEG_USR) values (8,7698,'BLAKE','MANAGER',11,to_date('1981-5-1','YYYY-MM-DD'),2850,null,3,to_date('1981-6-23','YYYY-MM-DD'),to_date('1981-6-21','YYYY-MM-DD'),'THOMPSON');</text:p>
          </table:table-cell>
          <table:table-cell table:style-name="ce19" table:formula="of:=[.AA$1]&amp;[.A22]&amp;&quot;,&quot;&amp;[.B22]&amp;&quot;,'&quot;&amp;[.C22]&amp;&quot;','&quot;&amp;[.D22]&amp;&quot;',&quot;&amp;[.E22]&amp;&quot;,to_date('&quot;&amp;YEAR([.J22])&amp;&quot;-&quot;&amp;MONTH([.J22])&amp;&quot;-&quot;&amp;DAY([.J22])&amp;&quot;','YYYY-MM-DD'),&quot;&amp;[.L22]&amp;&quot;,&quot;&amp;[.M22]&amp;&quot;,&quot;&amp;[.N22]&amp;&quot;,to_date('&quot;&amp;YEAR([.P22])&amp;&quot;-&quot;&amp;MONTH([.P22])&amp;&quot;-&quot;&amp;DAY([.P22])&amp;&quot;','YYYY-MM-DD'),to_date('&quot;&amp;YEAR([.S22])&amp;&quot;-&quot;&amp;MONTH([.S22])&amp;&quot;-&quot;&amp;DAY([.S22])&amp;&quot;','YYYY-MM-DD'),'&quot;&amp;[.T22]&amp;&quot;',to_date('&quot;&amp;YEAR([.U22])&amp;&quot;-&quot;&amp;MONTH([.U22])&amp;&quot;-&quot;&amp;DAY([.U22])&amp;&quot;','YYYY-MM-DD'),'&quot;&amp;[.V22]&amp;&quot;',to_date('&quot;&amp;YEAR([.W22])&amp;&quot;-&quot;&amp;MONTH([.W22])&amp;&quot;-&quot;&amp;DAY([.W22])&amp;&quot;','YYYY-MM-DD'),'&quot;&amp;[.X22]&amp;&quot;');&quot;" office:value-type="string" office:string-value="insert into EMP_HIST (EMP_ID,EMPNO,ENAME,JOB,MGR_EMP_ID,HIREDATE,SAL,COMM,DEPT_ID,EFF_BEG_DTM,EFF_END_DTM,LAST_ACTIVE,AUD_BEG_DTM,AUD_BEG_USR,AUD_END_DTM,AUD_END_USR) values (8,7698,'BLAKE','MANAGER',11,to_date('1981-5-1','YYYY-MM-DD'),2850,null,3,to_date('1981-6-23','YYYY-MM-DD'),to_date('1981-8-21','YYYY-MM-DD'),'',to_date('1981-6-21','YYYY-MM-DD'),'THOMPSON',to_date('1981-8-21','YYYY-MM-DD'),'SMITH');">
            <text:p>insert into EMP_HIST (EMP_ID,EMPNO,ENAME,JOB,MGR_EMP_ID,HIREDATE,SAL,COMM,DEPT_ID,EFF_BEG_DTM,EFF_END_DTM,LAST_ACTIVE,AUD_BEG_DTM,AUD_BEG_USR,AUD_END_DTM,AUD_END_USR) values (8,7698,'BLAKE','MANAGER',11,to_date('1981-5-1','YYYY-MM-DD'),2850,null,3,to_date('1981-6-23','YYYY-MM-DD'),to_date('1981-8-21','YYYY-MM-DD'),'',to_date('1981-6-21','YYYY-MM-DD'),'THOMPSON',to_date('1981-8-21','YYYY-MM-DD'),'SMITH');</text:p>
          </table:table-cell>
          <table:table-cell table:style-name="ce17" office:value-type="string">
            <text:p><text:s/></text:p>
          </table:table-cell>
          <table:table-cell table:style-name="ce19" table:formula="of:=IF([.W22]=&quot;&quot;;[.Z22];[.AA22])" office:value-type="string" office:string-value="insert into EMP_HIST (EMP_ID,EMPNO,ENAME,JOB,MGR_EMP_ID,HIREDATE,SAL,COMM,DEPT_ID,EFF_BEG_DTM,EFF_END_DTM,LAST_ACTIVE,AUD_BEG_DTM,AUD_BEG_USR,AUD_END_DTM,AUD_END_USR) values (8,7698,'BLAKE','MANAGER',11,to_date('1981-5-1','YYYY-MM-DD'),2850,null,3,to_date('1981-6-23','YYYY-MM-DD'),to_date('1981-8-21','YYYY-MM-DD'),'',to_date('1981-6-21','YYYY-MM-DD'),'THOMPSON',to_date('1981-8-21','YYYY-MM-DD'),'SMITH');">
            <text:p>insert into EMP_HIST (EMP_ID,EMPNO,ENAME,JOB,MGR_EMP_ID,HIREDATE,SAL,COMM,DEPT_ID,EFF_BEG_DTM,EFF_END_DTM,LAST_ACTIVE,AUD_BEG_DTM,AUD_BEG_USR,AUD_END_DTM,AUD_END_USR) values (8,7698,'BLAKE','MANAGER',11,to_date('1981-5-1','YYYY-MM-DD'),2850,null,3,to_date('1981-6-23','YYYY-MM-DD'),to_date('1981-8-21','YYYY-MM-DD'),'',to_date('1981-6-21','YYYY-MM-DD'),'THOMPSON',to_date('1981-8-21','YYYY-MM-DD'),'SMITH');</text:p>
          </table:table-cell>
          <table:table-cell table:number-columns-repeated="995"/>
        </table:table-row>
        <table:table-row table:style-name="ro1">
          <table:table-cell office:value-type="float" office:value="8">
            <text:p>8</text:p>
          </table:table-cell>
          <table:table-cell table:style-name="ce5" office:value-type="float" office:value="7698">
            <text:p>7698</text:p>
          </table:table-cell>
          <table:table-cell office:value-type="string">
            <text:p>BLAKE</text:p>
          </table:table-cell>
          <table:table-cell office:value-type="string">
            <text:p>MANAGER</text:p>
          </table:table-cell>
          <table:table-cell table:style-name="ce5" office:value-type="float" office:value="12">
            <text:p>12</text:p>
          </table:table-cell>
          <table:table-cell table:number-columns-repeated="2"/>
          <table:table-cell office:value-type="string">
            <text:p>Lane</text:p>
          </table:table-cell>
          <table:table-cell/>
          <table:table-cell table:style-name="ce11" office:value-type="date" office:date-value="1981-05-01">
            <text:p>1. May. 1981</text:p>
          </table:table-cell>
          <table:table-cell table:style-name="ce14" table:formula="of:=IF([.J23]&lt;[.J22];[.K$1];&quot;&quot;)">
            <text:p/>
          </table:table-cell>
          <table:table-cell office:value-type="float" office:value="2850">
            <text:p>285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table:formula="of:=IF([.P23]&lt;[.J23];[.O$1];&quot;&quot;)">
            <text:p/>
          </table:table-cell>
          <table:table-cell table:style-name="ce11" office:value-type="date" office:date-value="1981-08-21T12:00:00">
            <text:p>21. Aug. 1981</text:p>
          </table:table-cell>
          <table:table-cell table:style-name="ce14" table:formula="of:=IF([.P23]&lt;[.P22];[.Q$1];&quot;&quot;)">
            <text:p/>
          </table:table-cell>
          <table:table-cell table:style-name="ce14" table:formula="of:=IF(AND([.P23]&gt;[.S23];[.S23]&lt;&gt;0);[.R$1];&quot;&quot;)">
            <text:p/>
          </table:table-cell>
          <table:table-cell table:style-name="ce11" office:value-type="date" office:date-value="1981-11-29">
            <text:p>29. Nov. 1981</text:p>
          </table:table-cell>
          <table:table-cell/>
          <table:table-cell table:style-name="ce16" table:formula="of:=[.P23]+(RAND()-0.5)*5" office:value-type="date" office:date-value="1981-08-20T12:36:23.203125">
            <text:p>20. Aug. 1981</text:p>
          </table:table-cell>
          <table:table-cell table:style-name="ce16" table:formula="of:=VLOOKUP([.U23];[Sheet2.$A$2:.$B$6];2)" office:value-type="string" office:string-value="THOMPSON">
            <text:p>THOMPSON</text:p>
          </table:table-cell>
          <table:table-cell table:style-name="ce16" table:formula="of:=IF([.S23]&lt;&gt;0;[.S23]+(RAND()-0.5)*5;&quot;&quot;)" office:value-type="date" office:date-value="1981-11-30T03:21:47.8125">
            <text:p>30. Nov. 1981</text:p>
          </table:table-cell>
          <table:table-cell table:style-name="ce16" table:formula="of:=IF([.W23]&lt;&gt;&quot;&quot;;VLOOKUP([.W23];[Sheet2.$A$2:.$B$6];2);&quot;&quot;)" office:value-type="string" office:string-value="SMITH">
            <text:p>SMITH</text:p>
          </table:table-cell>
          <table:table-cell/>
          <table:table-cell table:formula="of:=[.Z$1]&amp;[.A23]&amp;&quot;,&quot;&amp;[.B23]&amp;&quot;,'&quot;&amp;[.C23]&amp;&quot;','&quot;&amp;[.D23]&amp;&quot;',&quot;&amp;[.E23]&amp;&quot;,to_date('&quot;&amp;YEAR([.J23])&amp;&quot;-&quot;&amp;MONTH([.J23])&amp;&quot;-&quot;&amp;DAY([.J23])&amp;&quot;','YYYY-MM-DD'),&quot;&amp;[.L23]&amp;&quot;,&quot;&amp;[.M23]&amp;&quot;,&quot;&amp;[.N23]&amp;&quot;,to_date('&quot;&amp;YEAR([.P23])&amp;&quot;-&quot;&amp;MONTH([.P23])&amp;&quot;-&quot;&amp;DAY([.P23])&amp;&quot;','YYYY-MM-DD'),to_date('&quot;&amp;YEAR([.U23])&amp;&quot;-&quot;&amp;MONTH([.U23])&amp;&quot;-&quot;&amp;DAY([.U23])&amp;&quot;','YYYY-MM-DD'),'&quot;&amp;[.V23]&amp;&quot;');&quot;" office:value-type="string" office:string-value="insert into EMP (ID,EMPNO,ENAME,JOB,MGR_EMP_ID,HIREDATE,SAL,COMM,DEPT_ID,EFF_BEG_DTM,AUD_BEG_DTM,AUD_BEG_USR) values (8,7698,'BLAKE','MANAGER',12,to_date('1981-5-1','YYYY-MM-DD'),2850,null,3,to_date('1981-8-21','YYYY-MM-DD'),to_date('1981-8-20','YYYY-MM-DD'),'THOMPSON');">
            <text:p>insert into EMP (ID,EMPNO,ENAME,JOB,MGR_EMP_ID,HIREDATE,SAL,COMM,DEPT_ID,EFF_BEG_DTM,AUD_BEG_DTM,AUD_BEG_USR) values (8,7698,'BLAKE','MANAGER',12,to_date('1981-5-1','YYYY-MM-DD'),2850,null,3,to_date('1981-8-21','YYYY-MM-DD'),to_date('1981-8-20','YYYY-MM-DD'),'THOMPSON');</text:p>
          </table:table-cell>
          <table:table-cell table:style-name="ce19" table:formula="of:=[.AA$1]&amp;[.A23]&amp;&quot;,&quot;&amp;[.B23]&amp;&quot;,'&quot;&amp;[.C23]&amp;&quot;','&quot;&amp;[.D23]&amp;&quot;',&quot;&amp;[.E23]&amp;&quot;,to_date('&quot;&amp;YEAR([.J23])&amp;&quot;-&quot;&amp;MONTH([.J23])&amp;&quot;-&quot;&amp;DAY([.J23])&amp;&quot;','YYYY-MM-DD'),&quot;&amp;[.L23]&amp;&quot;,&quot;&amp;[.M23]&amp;&quot;,&quot;&amp;[.N23]&amp;&quot;,to_date('&quot;&amp;YEAR([.P23])&amp;&quot;-&quot;&amp;MONTH([.P23])&amp;&quot;-&quot;&amp;DAY([.P23])&amp;&quot;','YYYY-MM-DD'),to_date('&quot;&amp;YEAR([.S23])&amp;&quot;-&quot;&amp;MONTH([.S23])&amp;&quot;-&quot;&amp;DAY([.S23])&amp;&quot;','YYYY-MM-DD'),'&quot;&amp;[.T23]&amp;&quot;',to_date('&quot;&amp;YEAR([.U23])&amp;&quot;-&quot;&amp;MONTH([.U23])&amp;&quot;-&quot;&amp;DAY([.U23])&amp;&quot;','YYYY-MM-DD'),'&quot;&amp;[.V23]&amp;&quot;',to_date('&quot;&amp;YEAR([.W23])&amp;&quot;-&quot;&amp;MONTH([.W23])&amp;&quot;-&quot;&amp;DAY([.W23])&amp;&quot;','YYYY-MM-DD'),'&quot;&amp;[.X23]&amp;&quot;');&quot;" office:value-type="string" office:string-value="insert into EMP_HIST (EMP_ID,EMPNO,ENAME,JOB,MGR_EMP_ID,HIREDATE,SAL,COMM,DEPT_ID,EFF_BEG_DTM,EFF_END_DTM,LAST_ACTIVE,AUD_BEG_DTM,AUD_BEG_USR,AUD_END_DTM,AUD_END_USR) values (8,7698,'BLAKE','MANAGER',12,to_date('1981-5-1','YYYY-MM-DD'),2850,null,3,to_date('1981-8-21','YYYY-MM-DD'),to_date('1981-11-29','YYYY-MM-DD'),'',to_date('1981-8-20','YYYY-MM-DD'),'THOMPSON',to_date('1981-11-30','YYYY-MM-DD'),'SMITH');">
            <text:p>insert into EMP_HIST (EMP_ID,EMPNO,ENAME,JOB,MGR_EMP_ID,HIREDATE,SAL,COMM,DEPT_ID,EFF_BEG_DTM,EFF_END_DTM,LAST_ACTIVE,AUD_BEG_DTM,AUD_BEG_USR,AUD_END_DTM,AUD_END_USR) values (8,7698,'BLAKE','MANAGER',12,to_date('1981-5-1','YYYY-MM-DD'),2850,null,3,to_date('1981-8-21','YYYY-MM-DD'),to_date('1981-11-29','YYYY-MM-DD'),'',to_date('1981-8-20','YYYY-MM-DD'),'THOMPSON',to_date('1981-11-30','YYYY-MM-DD'),'SMITH');</text:p>
          </table:table-cell>
          <table:table-cell table:style-name="ce17" office:value-type="string">
            <text:p><text:s/></text:p>
          </table:table-cell>
          <table:table-cell table:style-name="ce19" table:formula="of:=IF([.W23]=&quot;&quot;;[.Z23];[.AA23])" office:value-type="string" office:string-value="insert into EMP_HIST (EMP_ID,EMPNO,ENAME,JOB,MGR_EMP_ID,HIREDATE,SAL,COMM,DEPT_ID,EFF_BEG_DTM,EFF_END_DTM,LAST_ACTIVE,AUD_BEG_DTM,AUD_BEG_USR,AUD_END_DTM,AUD_END_USR) values (8,7698,'BLAKE','MANAGER',12,to_date('1981-5-1','YYYY-MM-DD'),2850,null,3,to_date('1981-8-21','YYYY-MM-DD'),to_date('1981-11-29','YYYY-MM-DD'),'',to_date('1981-8-20','YYYY-MM-DD'),'THOMPSON',to_date('1981-11-30','YYYY-MM-DD'),'SMITH');">
            <text:p>insert into EMP_HIST (EMP_ID,EMPNO,ENAME,JOB,MGR_EMP_ID,HIREDATE,SAL,COMM,DEPT_ID,EFF_BEG_DTM,EFF_END_DTM,LAST_ACTIVE,AUD_BEG_DTM,AUD_BEG_USR,AUD_END_DTM,AUD_END_USR) values (8,7698,'BLAKE','MANAGER',12,to_date('1981-5-1','YYYY-MM-DD'),2850,null,3,to_date('1981-8-21','YYYY-MM-DD'),to_date('1981-11-29','YYYY-MM-DD'),'',to_date('1981-8-20','YYYY-MM-DD'),'THOMPSON',to_date('1981-11-30','YYYY-MM-DD'),'SMITH');</text:p>
          </table:table-cell>
          <table:table-cell table:number-columns-repeated="995"/>
        </table:table-row>
        <table:table-row table:style-name="ro1">
          <table:table-cell office:value-type="float" office:value="8">
            <text:p>8</text:p>
          </table:table-cell>
          <table:table-cell table:style-name="ce5" office:value-type="float" office:value="7698">
            <text:p>7698</text:p>
          </table:table-cell>
          <table:table-cell office:value-type="string">
            <text:p>BLAKE</text:p>
          </table:table-cell>
          <table:table-cell office:value-type="string">
            <text:p>MANAGER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King</text:p>
          </table:table-cell>
          <table:table-cell table:number-columns-repeated="2"/>
          <table:table-cell table:style-name="ce11" office:value-type="date" office:date-value="1981-05-01">
            <text:p>1. May. 1981</text:p>
          </table:table-cell>
          <table:table-cell table:style-name="ce14" table:formula="of:=IF([.J24]&lt;[.J23];[.K$1];&quot;&quot;)">
            <text:p/>
          </table:table-cell>
          <table:table-cell office:value-type="float" office:value="2850">
            <text:p>285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table:formula="of:=IF([.P24]&lt;[.J24];[.O$1];&quot;&quot;)">
            <text:p/>
          </table:table-cell>
          <table:table-cell table:style-name="ce11" office:value-type="date" office:date-value="1981-11-29">
            <text:p>29. Nov. 1981</text:p>
          </table:table-cell>
          <table:table-cell table:style-name="ce14" table:formula="of:=IF([.P24]&lt;[.P23];[.Q$1];&quot;&quot;)">
            <text:p/>
          </table:table-cell>
          <table:table-cell table:style-name="ce14" table:formula="of:=IF(AND([.P24]&gt;[.S24];[.S24]&lt;&gt;0);[.R$1];&quot;&quot;)">
            <text:p/>
          </table:table-cell>
          <table:table-cell table:style-name="ce11"/>
          <table:table-cell/>
          <table:table-cell table:style-name="ce16" table:formula="of:=[.P24]+(RAND()-0.5)*5" office:value-type="date" office:date-value="1981-11-28T02:14:23.085938">
            <text:p>28. Nov. 1981</text:p>
          </table:table-cell>
          <table:table-cell table:style-name="ce16" table:formula="of:=VLOOKUP([.U24];[Sheet2.$A$2:.$B$6];2)" office:value-type="string" office:string-value="SMITH">
            <text:p>SMITH</text:p>
          </table:table-cell>
          <table:table-cell table:style-name="ce16" table:formula="of:=IF([.S24]&lt;&gt;0;[.S24]+(RAND()-0.5)*5;&quot;&quot;)">
            <text:p/>
          </table:table-cell>
          <table:table-cell table:style-name="ce16" table:formula="of:=IF([.W24]&lt;&gt;&quot;&quot;;VLOOKUP([.W24];[Sheet2.$A$2:.$B$6];2);&quot;&quot;)">
            <text:p/>
          </table:table-cell>
          <table:table-cell/>
          <table:table-cell table:formula="of:=[.Z$1]&amp;[.A24]&amp;&quot;,&quot;&amp;[.B24]&amp;&quot;,'&quot;&amp;[.C24]&amp;&quot;','&quot;&amp;[.D24]&amp;&quot;',&quot;&amp;[.E24]&amp;&quot;,to_date('&quot;&amp;YEAR([.J24])&amp;&quot;-&quot;&amp;MONTH([.J24])&amp;&quot;-&quot;&amp;DAY([.J24])&amp;&quot;','YYYY-MM-DD'),&quot;&amp;[.L24]&amp;&quot;,&quot;&amp;[.M24]&amp;&quot;,&quot;&amp;[.N24]&amp;&quot;,to_date('&quot;&amp;YEAR([.P24])&amp;&quot;-&quot;&amp;MONTH([.P24])&amp;&quot;-&quot;&amp;DAY([.P24])&amp;&quot;','YYYY-MM-DD'),to_date('&quot;&amp;YEAR([.U24])&amp;&quot;-&quot;&amp;MONTH([.U24])&amp;&quot;-&quot;&amp;DAY([.U24])&amp;&quot;','YYYY-MM-DD'),'&quot;&amp;[.V24]&amp;&quot;');&quot;" office:value-type="string" office:string-value="insert into EMP (ID,EMPNO,ENAME,JOB,MGR_EMP_ID,HIREDATE,SAL,COMM,DEPT_ID,EFF_BEG_DTM,AUD_BEG_DTM,AUD_BEG_USR) values (8,7698,'BLAKE','MANAGER',15,to_date('1981-5-1','YYYY-MM-DD'),2850,null,3,to_date('1981-11-29','YYYY-MM-DD'),to_date('1981-11-28','YYYY-MM-DD'),'SMITH');">
            <text:p>insert into EMP (ID,EMPNO,ENAME,JOB,MGR_EMP_ID,HIREDATE,SAL,COMM,DEPT_ID,EFF_BEG_DTM,AUD_BEG_DTM,AUD_BEG_USR) values (8,7698,'BLAKE','MANAGER',15,to_date('1981-5-1','YYYY-MM-DD'),2850,null,3,to_date('1981-11-29','YYYY-MM-DD'),to_date('1981-11-28','YYYY-MM-DD'),'SMITH');</text:p>
          </table:table-cell>
          <table:table-cell table:style-name="ce19" table:formula="of:=[.AA$1]&amp;[.A24]&amp;&quot;,&quot;&amp;[.B24]&amp;&quot;,'&quot;&amp;[.C24]&amp;&quot;','&quot;&amp;[.D24]&amp;&quot;',&quot;&amp;[.E24]&amp;&quot;,to_date('&quot;&amp;YEAR([.J24])&amp;&quot;-&quot;&amp;MONTH([.J24])&amp;&quot;-&quot;&amp;DAY([.J24])&amp;&quot;','YYYY-MM-DD'),&quot;&amp;[.L24]&amp;&quot;,&quot;&amp;[.M24]&amp;&quot;,&quot;&amp;[.N24]&amp;&quot;,to_date('&quot;&amp;YEAR([.P24])&amp;&quot;-&quot;&amp;MONTH([.P24])&amp;&quot;-&quot;&amp;DAY([.P24])&amp;&quot;','YYYY-MM-DD'),to_date('&quot;&amp;YEAR([.S24])&amp;&quot;-&quot;&amp;MONTH([.S24])&amp;&quot;-&quot;&amp;DAY([.S24])&amp;&quot;','YYYY-MM-DD'),'&quot;&amp;[.T24]&amp;&quot;',to_date('&quot;&amp;YEAR([.U24])&amp;&quot;-&quot;&amp;MONTH([.U24])&amp;&quot;-&quot;&amp;DAY([.U24])&amp;&quot;','YYYY-MM-DD'),'&quot;&amp;[.V24]&amp;&quot;',to_date('&quot;&amp;YEAR([.W24])&amp;&quot;-&quot;&amp;MONTH([.W24])&amp;&quot;-&quot;&amp;DAY([.W24])&amp;&quot;','YYYY-MM-DD'),'&quot;&amp;[.X24]&amp;&quot;');&quot;" office:value-type="string" office:string-value="insert into EMP_HIST (EMP_ID,EMPNO,ENAME,JOB,MGR_EMP_ID,HIREDATE,SAL,COMM,DEPT_ID,EFF_BEG_DTM,EFF_END_DTM,LAST_ACTIVE,AUD_BEG_DTM,AUD_BEG_USR,AUD_END_DTM,AUD_END_USR) values (8,7698,'BLAKE','MANAGER',15,to_date('1981-5-1','YYYY-MM-DD'),2850,null,3,to_date('1981-11-29','YYYY-MM-DD'),to_date('1899-12-30','YYYY-MM-DD'),'',to_date('1981-11-28','YYYY-MM-DD'),'SMITH',to_date('1899-12-30','YYYY-MM-DD'),'');">
            <text:p>insert into EMP_HIST (EMP_ID,EMPNO,ENAME,JOB,MGR_EMP_ID,HIREDATE,SAL,COMM,DEPT_ID,EFF_BEG_DTM,EFF_END_DTM,LAST_ACTIVE,AUD_BEG_DTM,AUD_BEG_USR,AUD_END_DTM,AUD_END_USR) values (8,7698,'BLAKE','MANAGER',15,to_date('1981-5-1','YYYY-MM-DD'),2850,null,3,to_date('1981-11-29','YYYY-MM-DD'),to_date('1899-12-30','YYYY-MM-DD'),'',to_date('1981-11-28','YYYY-MM-DD'),'SMITH',to_date('1899-12-30','YYYY-MM-DD'),'');</text:p>
          </table:table-cell>
          <table:table-cell table:style-name="ce17" office:value-type="string">
            <text:p><text:s/></text:p>
          </table:table-cell>
          <table:table-cell table:style-name="ce19" table:formula="of:=IF([.W24]=&quot;&quot;;[.Z24];[.AA24])" office:value-type="string" office:string-value="insert into EMP (ID,EMPNO,ENAME,JOB,MGR_EMP_ID,HIREDATE,SAL,COMM,DEPT_ID,EFF_BEG_DTM,AUD_BEG_DTM,AUD_BEG_USR) values (8,7698,'BLAKE','MANAGER',15,to_date('1981-5-1','YYYY-MM-DD'),2850,null,3,to_date('1981-11-29','YYYY-MM-DD'),to_date('1981-11-28','YYYY-MM-DD'),'SMITH');">
            <text:p>insert into EMP (ID,EMPNO,ENAME,JOB,MGR_EMP_ID,HIREDATE,SAL,COMM,DEPT_ID,EFF_BEG_DTM,AUD_BEG_DTM,AUD_BEG_USR) values (8,7698,'BLAKE','MANAGER',15,to_date('1981-5-1','YYYY-MM-DD'),2850,null,3,to_date('1981-11-29','YYYY-MM-DD'),to_date('1981-11-28','YYYY-MM-DD'),'SMITH');</text:p>
          </table:table-cell>
          <table:table-cell table:number-columns-repeated="995"/>
        </table:table-row>
        <table:table-row table:style-name="ro1">
          <table:table-cell office:value-type="float" office:value="9">
            <text:p>9</text:p>
          </table:table-cell>
          <table:table-cell table:style-name="ce5" office:value-type="float" office:value="7782">
            <text:p>7782</text:p>
          </table:table-cell>
          <table:table-cell office:value-type="string">
            <text:p>CLARK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office:value-type="string">
            <text:p>Ellisson</text:p>
          </table:table-cell>
          <table:table-cell table:number-columns-repeated="3"/>
          <table:table-cell table:style-name="ce11" office:value-type="date" office:date-value="1981-06-09">
            <text:p>9. Jun. 1981</text:p>
          </table:table-cell>
          <table:table-cell table:style-name="ce14" table:formula="of:=IF([.J25]&lt;[.J24];[.K$1];&quot;&quot;)">
            <text:p/>
          </table:table-cell>
          <table:table-cell office:value-type="float" office:value="2450">
            <text:p>245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25]&lt;[.J25];[.O$1];&quot;&quot;)">
            <text:p/>
          </table:table-cell>
          <table:table-cell table:style-name="ce11" office:value-type="date" office:date-value="1981-06-09">
            <text:p>9. Jun. 1981</text:p>
          </table:table-cell>
          <table:table-cell table:style-name="ce14"/>
          <table:table-cell table:style-name="ce14" table:formula="of:=IF(AND([.P25]&gt;[.S25];[.S25]&lt;&gt;0);[.R$1];&quot;&quot;)">
            <text:p/>
          </table:table-cell>
          <table:table-cell table:style-name="ce11" office:value-type="date" office:date-value="1981-06-23">
            <text:p>23. Jun. 1981</text:p>
          </table:table-cell>
          <table:table-cell/>
          <table:table-cell table:style-name="ce16" table:formula="of:=[.P25]+(RAND()-0.5)*5" office:value-type="date" office:date-value="1981-06-09T15:43:03.984375">
            <text:p>9. Jun. 1981</text:p>
          </table:table-cell>
          <table:table-cell table:style-name="ce16" table:formula="of:=VLOOKUP([.U25];[Sheet2.$A$2:.$B$6];2)" office:value-type="string" office:string-value="THOMPSON">
            <text:p>THOMPSON</text:p>
          </table:table-cell>
          <table:table-cell table:style-name="ce16" table:formula="of:=IF([.S25]&lt;&gt;0;[.S25]+(RAND()-0.5)*5;&quot;&quot;)" office:value-type="date" office:date-value="1981-06-23T15:44:09.902344">
            <text:p>23. Jun. 1981</text:p>
          </table:table-cell>
          <table:table-cell table:style-name="ce16" table:formula="of:=IF([.W25]&lt;&gt;&quot;&quot;;VLOOKUP([.W25];[Sheet2.$A$2:.$B$6];2);&quot;&quot;)" office:value-type="string" office:string-value="THOMPSON">
            <text:p>THOMPSON</text:p>
          </table:table-cell>
          <table:table-cell/>
          <table:table-cell table:formula="of:=[.Z$1]&amp;[.A25]&amp;&quot;,&quot;&amp;[.B25]&amp;&quot;,'&quot;&amp;[.C25]&amp;&quot;','&quot;&amp;[.D25]&amp;&quot;',&quot;&amp;[.E25]&amp;&quot;,to_date('&quot;&amp;YEAR([.J25])&amp;&quot;-&quot;&amp;MONTH([.J25])&amp;&quot;-&quot;&amp;DAY([.J25])&amp;&quot;','YYYY-MM-DD'),&quot;&amp;[.L25]&amp;&quot;,&quot;&amp;[.M25]&amp;&quot;,&quot;&amp;[.N25]&amp;&quot;,to_date('&quot;&amp;YEAR([.P25])&amp;&quot;-&quot;&amp;MONTH([.P25])&amp;&quot;-&quot;&amp;DAY([.P25])&amp;&quot;','YYYY-MM-DD'),to_date('&quot;&amp;YEAR([.U25])&amp;&quot;-&quot;&amp;MONTH([.U25])&amp;&quot;-&quot;&amp;DAY([.U25])&amp;&quot;','YYYY-MM-DD'),'&quot;&amp;[.V25]&amp;&quot;');&quot;" office:value-type="string" office:string-value="insert into EMP (ID,EMPNO,ENAME,JOB,MGR_EMP_ID,HIREDATE,SAL,COMM,DEPT_ID,EFF_BEG_DTM,AUD_BEG_DTM,AUD_BEG_USR) values (9,7782,'CLARK','MANAGER',1,to_date('1981-6-9','YYYY-MM-DD'),2450,null,1,to_date('1981-6-9','YYYY-MM-DD'),to_date('1981-6-9','YYYY-MM-DD'),'THOMPSON');">
            <text:p>insert into EMP (ID,EMPNO,ENAME,JOB,MGR_EMP_ID,HIREDATE,SAL,COMM,DEPT_ID,EFF_BEG_DTM,AUD_BEG_DTM,AUD_BEG_USR) values (9,7782,'CLARK','MANAGER',1,to_date('1981-6-9','YYYY-MM-DD'),2450,null,1,to_date('1981-6-9','YYYY-MM-DD'),to_date('1981-6-9','YYYY-MM-DD'),'THOMPSON');</text:p>
          </table:table-cell>
          <table:table-cell table:style-name="ce19" table:formula="of:=[.AA$1]&amp;[.A25]&amp;&quot;,&quot;&amp;[.B25]&amp;&quot;,'&quot;&amp;[.C25]&amp;&quot;','&quot;&amp;[.D25]&amp;&quot;',&quot;&amp;[.E25]&amp;&quot;,to_date('&quot;&amp;YEAR([.J25])&amp;&quot;-&quot;&amp;MONTH([.J25])&amp;&quot;-&quot;&amp;DAY([.J25])&amp;&quot;','YYYY-MM-DD'),&quot;&amp;[.L25]&amp;&quot;,&quot;&amp;[.M25]&amp;&quot;,&quot;&amp;[.N25]&amp;&quot;,to_date('&quot;&amp;YEAR([.P25])&amp;&quot;-&quot;&amp;MONTH([.P25])&amp;&quot;-&quot;&amp;DAY([.P25])&amp;&quot;','YYYY-MM-DD'),to_date('&quot;&amp;YEAR([.S25])&amp;&quot;-&quot;&amp;MONTH([.S25])&amp;&quot;-&quot;&amp;DAY([.S25])&amp;&quot;','YYYY-MM-DD'),'&quot;&amp;[.T25]&amp;&quot;',to_date('&quot;&amp;YEAR([.U25])&amp;&quot;-&quot;&amp;MONTH([.U25])&amp;&quot;-&quot;&amp;DAY([.U25])&amp;&quot;','YYYY-MM-DD'),'&quot;&amp;[.V25]&amp;&quot;',to_date('&quot;&amp;YEAR([.W25])&amp;&quot;-&quot;&amp;MONTH([.W25])&amp;&quot;-&quot;&amp;DAY([.W25])&amp;&quot;','YYYY-MM-DD'),'&quot;&amp;[.X25]&amp;&quot;');&quot;" office:value-type="string" office:string-value="insert into EMP_HIST (EMP_ID,EMPNO,ENAME,JOB,MGR_EMP_ID,HIREDATE,SAL,COMM,DEPT_ID,EFF_BEG_DTM,EFF_END_DTM,LAST_ACTIVE,AUD_BEG_DTM,AUD_BEG_USR,AUD_END_DTM,AUD_END_USR) values (9,7782,'CLARK','MANAGER',1,to_date('1981-6-9','YYYY-MM-DD'),2450,null,1,to_date('1981-6-9','YYYY-MM-DD'),to_date('1981-6-23','YYYY-MM-DD'),'',to_date('1981-6-9','YYYY-MM-DD'),'THOMPSON',to_date('1981-6-23','YYYY-MM-DD'),'THOMPSON');">
            <text:p>insert into EMP_HIST (EMP_ID,EMPNO,ENAME,JOB,MGR_EMP_ID,HIREDATE,SAL,COMM,DEPT_ID,EFF_BEG_DTM,EFF_END_DTM,LAST_ACTIVE,AUD_BEG_DTM,AUD_BEG_USR,AUD_END_DTM,AUD_END_USR) values (9,7782,'CLARK','MANAGER',1,to_date('1981-6-9','YYYY-MM-DD'),2450,null,1,to_date('1981-6-9','YYYY-MM-DD'),to_date('1981-6-23','YYYY-MM-DD'),'',to_date('1981-6-9','YYYY-MM-DD'),'THOMPSON',to_date('1981-6-23','YYYY-MM-DD'),'THOMPSON');</text:p>
          </table:table-cell>
          <table:table-cell table:style-name="ce17" office:value-type="string">
            <text:p><text:s/></text:p>
          </table:table-cell>
          <table:table-cell table:style-name="ce19" table:formula="of:=IF([.W25]=&quot;&quot;;[.Z25];[.AA25])" office:value-type="string" office:string-value="insert into EMP_HIST (EMP_ID,EMPNO,ENAME,JOB,MGR_EMP_ID,HIREDATE,SAL,COMM,DEPT_ID,EFF_BEG_DTM,EFF_END_DTM,LAST_ACTIVE,AUD_BEG_DTM,AUD_BEG_USR,AUD_END_DTM,AUD_END_USR) values (9,7782,'CLARK','MANAGER',1,to_date('1981-6-9','YYYY-MM-DD'),2450,null,1,to_date('1981-6-9','YYYY-MM-DD'),to_date('1981-6-23','YYYY-MM-DD'),'',to_date('1981-6-9','YYYY-MM-DD'),'THOMPSON',to_date('1981-6-23','YYYY-MM-DD'),'THOMPSON');">
            <text:p>insert into EMP_HIST (EMP_ID,EMPNO,ENAME,JOB,MGR_EMP_ID,HIREDATE,SAL,COMM,DEPT_ID,EFF_BEG_DTM,EFF_END_DTM,LAST_ACTIVE,AUD_BEG_DTM,AUD_BEG_USR,AUD_END_DTM,AUD_END_USR) values (9,7782,'CLARK','MANAGER',1,to_date('1981-6-9','YYYY-MM-DD'),2450,null,1,to_date('1981-6-9','YYYY-MM-DD'),to_date('1981-6-23','YYYY-MM-DD'),'',to_date('1981-6-9','YYYY-MM-DD'),'THOMPSON',to_date('1981-6-23','YYYY-MM-DD'),'THOMPSON');</text:p>
          </table:table-cell>
          <table:table-cell table:number-columns-repeated="995"/>
        </table:table-row>
        <table:table-row table:style-name="ro1">
          <table:table-cell office:value-type="float" office:value="9">
            <text:p>9</text:p>
          </table:table-cell>
          <table:table-cell table:style-name="ce5" office:value-type="float" office:value="7782">
            <text:p>7782</text:p>
          </table:table-cell>
          <table:table-cell office:value-type="string">
            <text:p>CLARK</text:p>
          </table:table-cell>
          <table:table-cell office:value-type="string">
            <text:p>MANAGER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King</text:p>
          </table:table-cell>
          <table:table-cell table:number-columns-repeated="2"/>
          <table:table-cell table:style-name="ce11" office:value-type="date" office:date-value="1981-06-09">
            <text:p>9. Jun. 1981</text:p>
          </table:table-cell>
          <table:table-cell table:style-name="ce14" table:formula="of:=IF([.J26]&lt;[.J25];[.K$1];&quot;&quot;)">
            <text:p/>
          </table:table-cell>
          <table:table-cell office:value-type="float" office:value="2450">
            <text:p>245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26]&lt;[.J26];[.O$1];&quot;&quot;)">
            <text:p/>
          </table:table-cell>
          <table:table-cell table:style-name="ce11" office:value-type="date" office:date-value="1981-06-23">
            <text:p>23. Jun. 1981</text:p>
          </table:table-cell>
          <table:table-cell table:style-name="ce14" table:formula="of:=IF([.P26]&lt;[.P25];[.Q$1];&quot;&quot;)">
            <text:p/>
          </table:table-cell>
          <table:table-cell table:style-name="ce14" table:formula="of:=IF(AND([.P26]&gt;[.S26];[.S26]&lt;&gt;0);[.R$1];&quot;&quot;)">
            <text:p/>
          </table:table-cell>
          <table:table-cell table:style-name="ce11" office:value-type="date" office:date-value="1981-08-21T12:00:00">
            <text:p>21. Aug. 1981</text:p>
          </table:table-cell>
          <table:table-cell/>
          <table:table-cell table:style-name="ce16" table:formula="of:=[.P26]+(RAND()-0.5)*5" office:value-type="date" office:date-value="1981-06-21T21:39:04.042969">
            <text:p>21. Jun. 1981</text:p>
          </table:table-cell>
          <table:table-cell table:style-name="ce16" table:formula="of:=VLOOKUP([.U26];[Sheet2.$A$2:.$B$6];2)" office:value-type="string" office:string-value="THOMPSON">
            <text:p>THOMPSON</text:p>
          </table:table-cell>
          <table:table-cell table:style-name="ce16" table:formula="of:=IF([.S26]&lt;&gt;0;[.S26]+(RAND()-0.5)*5;&quot;&quot;)" office:value-type="date" office:date-value="1981-08-21T17:55:17.871094">
            <text:p>21. Aug. 1981</text:p>
          </table:table-cell>
          <table:table-cell table:style-name="ce16" table:formula="of:=IF([.W26]&lt;&gt;&quot;&quot;;VLOOKUP([.W26];[Sheet2.$A$2:.$B$6];2);&quot;&quot;)" office:value-type="string" office:string-value="SMITH">
            <text:p>SMITH</text:p>
          </table:table-cell>
          <table:table-cell/>
          <table:table-cell table:formula="of:=[.Z$1]&amp;[.A26]&amp;&quot;,&quot;&amp;[.B26]&amp;&quot;,'&quot;&amp;[.C26]&amp;&quot;','&quot;&amp;[.D26]&amp;&quot;',&quot;&amp;[.E26]&amp;&quot;,to_date('&quot;&amp;YEAR([.J26])&amp;&quot;-&quot;&amp;MONTH([.J26])&amp;&quot;-&quot;&amp;DAY([.J26])&amp;&quot;','YYYY-MM-DD'),&quot;&amp;[.L26]&amp;&quot;,&quot;&amp;[.M26]&amp;&quot;,&quot;&amp;[.N26]&amp;&quot;,to_date('&quot;&amp;YEAR([.P26])&amp;&quot;-&quot;&amp;MONTH([.P26])&amp;&quot;-&quot;&amp;DAY([.P26])&amp;&quot;','YYYY-MM-DD'),to_date('&quot;&amp;YEAR([.U26])&amp;&quot;-&quot;&amp;MONTH([.U26])&amp;&quot;-&quot;&amp;DAY([.U26])&amp;&quot;','YYYY-MM-DD'),'&quot;&amp;[.V26]&amp;&quot;');&quot;" office:value-type="string" office:string-value="insert into EMP (ID,EMPNO,ENAME,JOB,MGR_EMP_ID,HIREDATE,SAL,COMM,DEPT_ID,EFF_BEG_DTM,AUD_BEG_DTM,AUD_BEG_USR) values (9,7782,'CLARK','MANAGER',11,to_date('1981-6-9','YYYY-MM-DD'),2450,null,1,to_date('1981-6-23','YYYY-MM-DD'),to_date('1981-6-21','YYYY-MM-DD'),'THOMPSON');">
            <text:p>insert into EMP (ID,EMPNO,ENAME,JOB,MGR_EMP_ID,HIREDATE,SAL,COMM,DEPT_ID,EFF_BEG_DTM,AUD_BEG_DTM,AUD_BEG_USR) values (9,7782,'CLARK','MANAGER',11,to_date('1981-6-9','YYYY-MM-DD'),2450,null,1,to_date('1981-6-23','YYYY-MM-DD'),to_date('1981-6-21','YYYY-MM-DD'),'THOMPSON');</text:p>
          </table:table-cell>
          <table:table-cell table:style-name="ce19" table:formula="of:=[.AA$1]&amp;[.A26]&amp;&quot;,&quot;&amp;[.B26]&amp;&quot;,'&quot;&amp;[.C26]&amp;&quot;','&quot;&amp;[.D26]&amp;&quot;',&quot;&amp;[.E26]&amp;&quot;,to_date('&quot;&amp;YEAR([.J26])&amp;&quot;-&quot;&amp;MONTH([.J26])&amp;&quot;-&quot;&amp;DAY([.J26])&amp;&quot;','YYYY-MM-DD'),&quot;&amp;[.L26]&amp;&quot;,&quot;&amp;[.M26]&amp;&quot;,&quot;&amp;[.N26]&amp;&quot;,to_date('&quot;&amp;YEAR([.P26])&amp;&quot;-&quot;&amp;MONTH([.P26])&amp;&quot;-&quot;&amp;DAY([.P26])&amp;&quot;','YYYY-MM-DD'),to_date('&quot;&amp;YEAR([.S26])&amp;&quot;-&quot;&amp;MONTH([.S26])&amp;&quot;-&quot;&amp;DAY([.S26])&amp;&quot;','YYYY-MM-DD'),'&quot;&amp;[.T26]&amp;&quot;',to_date('&quot;&amp;YEAR([.U26])&amp;&quot;-&quot;&amp;MONTH([.U26])&amp;&quot;-&quot;&amp;DAY([.U26])&amp;&quot;','YYYY-MM-DD'),'&quot;&amp;[.V26]&amp;&quot;',to_date('&quot;&amp;YEAR([.W26])&amp;&quot;-&quot;&amp;MONTH([.W26])&amp;&quot;-&quot;&amp;DAY([.W26])&amp;&quot;','YYYY-MM-DD'),'&quot;&amp;[.X26]&amp;&quot;');&quot;" office:value-type="string" office:string-value="insert into EMP_HIST (EMP_ID,EMPNO,ENAME,JOB,MGR_EMP_ID,HIREDATE,SAL,COMM,DEPT_ID,EFF_BEG_DTM,EFF_END_DTM,LAST_ACTIVE,AUD_BEG_DTM,AUD_BEG_USR,AUD_END_DTM,AUD_END_USR) values (9,7782,'CLARK','MANAGER',11,to_date('1981-6-9','YYYY-MM-DD'),2450,null,1,to_date('1981-6-23','YYYY-MM-DD'),to_date('1981-8-21','YYYY-MM-DD'),'',to_date('1981-6-21','YYYY-MM-DD'),'THOMPSON',to_date('1981-8-21','YYYY-MM-DD'),'SMITH');">
            <text:p>insert into EMP_HIST (EMP_ID,EMPNO,ENAME,JOB,MGR_EMP_ID,HIREDATE,SAL,COMM,DEPT_ID,EFF_BEG_DTM,EFF_END_DTM,LAST_ACTIVE,AUD_BEG_DTM,AUD_BEG_USR,AUD_END_DTM,AUD_END_USR) values (9,7782,'CLARK','MANAGER',11,to_date('1981-6-9','YYYY-MM-DD'),2450,null,1,to_date('1981-6-23','YYYY-MM-DD'),to_date('1981-8-21','YYYY-MM-DD'),'',to_date('1981-6-21','YYYY-MM-DD'),'THOMPSON',to_date('1981-8-21','YYYY-MM-DD'),'SMITH');</text:p>
          </table:table-cell>
          <table:table-cell table:style-name="ce17" office:value-type="string">
            <text:p><text:s/></text:p>
          </table:table-cell>
          <table:table-cell table:style-name="ce19" table:formula="of:=IF([.W26]=&quot;&quot;;[.Z26];[.AA26])" office:value-type="string" office:string-value="insert into EMP_HIST (EMP_ID,EMPNO,ENAME,JOB,MGR_EMP_ID,HIREDATE,SAL,COMM,DEPT_ID,EFF_BEG_DTM,EFF_END_DTM,LAST_ACTIVE,AUD_BEG_DTM,AUD_BEG_USR,AUD_END_DTM,AUD_END_USR) values (9,7782,'CLARK','MANAGER',11,to_date('1981-6-9','YYYY-MM-DD'),2450,null,1,to_date('1981-6-23','YYYY-MM-DD'),to_date('1981-8-21','YYYY-MM-DD'),'',to_date('1981-6-21','YYYY-MM-DD'),'THOMPSON',to_date('1981-8-21','YYYY-MM-DD'),'SMITH');">
            <text:p>insert into EMP_HIST (EMP_ID,EMPNO,ENAME,JOB,MGR_EMP_ID,HIREDATE,SAL,COMM,DEPT_ID,EFF_BEG_DTM,EFF_END_DTM,LAST_ACTIVE,AUD_BEG_DTM,AUD_BEG_USR,AUD_END_DTM,AUD_END_USR) values (9,7782,'CLARK','MANAGER',11,to_date('1981-6-9','YYYY-MM-DD'),2450,null,1,to_date('1981-6-23','YYYY-MM-DD'),to_date('1981-8-21','YYYY-MM-DD'),'',to_date('1981-6-21','YYYY-MM-DD'),'THOMPSON',to_date('1981-8-21','YYYY-MM-DD'),'SMITH');</text:p>
          </table:table-cell>
          <table:table-cell table:number-columns-repeated="995"/>
        </table:table-row>
        <table:table-row table:style-name="ro1">
          <table:table-cell office:value-type="float" office:value="9">
            <text:p>9</text:p>
          </table:table-cell>
          <table:table-cell table:style-name="ce5" office:value-type="float" office:value="7782">
            <text:p>7782</text:p>
          </table:table-cell>
          <table:table-cell office:value-type="string">
            <text:p>CLARK</text:p>
          </table:table-cell>
          <table:table-cell office:value-type="string">
            <text:p>MANAGER</text:p>
          </table:table-cell>
          <table:table-cell table:style-name="ce5" office:value-type="float" office:value="12">
            <text:p>12</text:p>
          </table:table-cell>
          <table:table-cell table:number-columns-repeated="2"/>
          <table:table-cell office:value-type="string">
            <text:p>Lane</text:p>
          </table:table-cell>
          <table:table-cell/>
          <table:table-cell table:style-name="ce11" office:value-type="date" office:date-value="1981-06-09">
            <text:p>9. Jun. 1981</text:p>
          </table:table-cell>
          <table:table-cell table:style-name="ce14" table:formula="of:=IF([.J27]&lt;[.J26];[.K$1];&quot;&quot;)">
            <text:p/>
          </table:table-cell>
          <table:table-cell office:value-type="float" office:value="2450">
            <text:p>245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27]&lt;[.J27];[.O$1];&quot;&quot;)">
            <text:p/>
          </table:table-cell>
          <table:table-cell table:style-name="ce11" office:value-type="date" office:date-value="1981-08-21T12:00:00">
            <text:p>21. Aug. 1981</text:p>
          </table:table-cell>
          <table:table-cell table:style-name="ce14" table:formula="of:=IF([.P27]&lt;[.P26];[.Q$1];&quot;&quot;)">
            <text:p/>
          </table:table-cell>
          <table:table-cell table:style-name="ce14" table:formula="of:=IF(AND([.P27]&gt;[.S27];[.S27]&lt;&gt;0);[.R$1];&quot;&quot;)">
            <text:p/>
          </table:table-cell>
          <table:table-cell table:style-name="ce11" office:value-type="date" office:date-value="1981-11-29">
            <text:p>29. Nov. 1981</text:p>
          </table:table-cell>
          <table:table-cell/>
          <table:table-cell table:style-name="ce16" table:formula="of:=[.P27]+(RAND()-0.5)*5" office:value-type="date" office:date-value="1981-08-19T16:10:05.566406">
            <text:p>19. Aug. 1981</text:p>
          </table:table-cell>
          <table:table-cell table:style-name="ce16" table:formula="of:=VLOOKUP([.U27];[Sheet2.$A$2:.$B$6];2)" office:value-type="string" office:string-value="THOMPSON">
            <text:p>THOMPSON</text:p>
          </table:table-cell>
          <table:table-cell table:style-name="ce16" table:formula="of:=IF([.S27]&lt;&gt;0;[.S27]+(RAND()-0.5)*5;&quot;&quot;)" office:value-type="date" office:date-value="1981-11-29T18:56:38.730469">
            <text:p>29. Nov. 1981</text:p>
          </table:table-cell>
          <table:table-cell table:style-name="ce16" table:formula="of:=IF([.W27]&lt;&gt;&quot;&quot;;VLOOKUP([.W27];[Sheet2.$A$2:.$B$6];2);&quot;&quot;)" office:value-type="string" office:string-value="SMITH">
            <text:p>SMITH</text:p>
          </table:table-cell>
          <table:table-cell/>
          <table:table-cell table:formula="of:=[.Z$1]&amp;[.A27]&amp;&quot;,&quot;&amp;[.B27]&amp;&quot;,'&quot;&amp;[.C27]&amp;&quot;','&quot;&amp;[.D27]&amp;&quot;',&quot;&amp;[.E27]&amp;&quot;,to_date('&quot;&amp;YEAR([.J27])&amp;&quot;-&quot;&amp;MONTH([.J27])&amp;&quot;-&quot;&amp;DAY([.J27])&amp;&quot;','YYYY-MM-DD'),&quot;&amp;[.L27]&amp;&quot;,&quot;&amp;[.M27]&amp;&quot;,&quot;&amp;[.N27]&amp;&quot;,to_date('&quot;&amp;YEAR([.P27])&amp;&quot;-&quot;&amp;MONTH([.P27])&amp;&quot;-&quot;&amp;DAY([.P27])&amp;&quot;','YYYY-MM-DD'),to_date('&quot;&amp;YEAR([.U27])&amp;&quot;-&quot;&amp;MONTH([.U27])&amp;&quot;-&quot;&amp;DAY([.U27])&amp;&quot;','YYYY-MM-DD'),'&quot;&amp;[.V27]&amp;&quot;');&quot;" office:value-type="string" office:string-value="insert into EMP (ID,EMPNO,ENAME,JOB,MGR_EMP_ID,HIREDATE,SAL,COMM,DEPT_ID,EFF_BEG_DTM,AUD_BEG_DTM,AUD_BEG_USR) values (9,7782,'CLARK','MANAGER',12,to_date('1981-6-9','YYYY-MM-DD'),2450,null,1,to_date('1981-8-21','YYYY-MM-DD'),to_date('1981-8-19','YYYY-MM-DD'),'THOMPSON');">
            <text:p>insert into EMP (ID,EMPNO,ENAME,JOB,MGR_EMP_ID,HIREDATE,SAL,COMM,DEPT_ID,EFF_BEG_DTM,AUD_BEG_DTM,AUD_BEG_USR) values (9,7782,'CLARK','MANAGER',12,to_date('1981-6-9','YYYY-MM-DD'),2450,null,1,to_date('1981-8-21','YYYY-MM-DD'),to_date('1981-8-19','YYYY-MM-DD'),'THOMPSON');</text:p>
          </table:table-cell>
          <table:table-cell table:style-name="ce19" table:formula="of:=[.AA$1]&amp;[.A27]&amp;&quot;,&quot;&amp;[.B27]&amp;&quot;,'&quot;&amp;[.C27]&amp;&quot;','&quot;&amp;[.D27]&amp;&quot;',&quot;&amp;[.E27]&amp;&quot;,to_date('&quot;&amp;YEAR([.J27])&amp;&quot;-&quot;&amp;MONTH([.J27])&amp;&quot;-&quot;&amp;DAY([.J27])&amp;&quot;','YYYY-MM-DD'),&quot;&amp;[.L27]&amp;&quot;,&quot;&amp;[.M27]&amp;&quot;,&quot;&amp;[.N27]&amp;&quot;,to_date('&quot;&amp;YEAR([.P27])&amp;&quot;-&quot;&amp;MONTH([.P27])&amp;&quot;-&quot;&amp;DAY([.P27])&amp;&quot;','YYYY-MM-DD'),to_date('&quot;&amp;YEAR([.S27])&amp;&quot;-&quot;&amp;MONTH([.S27])&amp;&quot;-&quot;&amp;DAY([.S27])&amp;&quot;','YYYY-MM-DD'),'&quot;&amp;[.T27]&amp;&quot;',to_date('&quot;&amp;YEAR([.U27])&amp;&quot;-&quot;&amp;MONTH([.U27])&amp;&quot;-&quot;&amp;DAY([.U27])&amp;&quot;','YYYY-MM-DD'),'&quot;&amp;[.V27]&amp;&quot;',to_date('&quot;&amp;YEAR([.W27])&amp;&quot;-&quot;&amp;MONTH([.W27])&amp;&quot;-&quot;&amp;DAY([.W27])&amp;&quot;','YYYY-MM-DD'),'&quot;&amp;[.X27]&amp;&quot;');&quot;" office:value-type="string" office:string-value="insert into EMP_HIST (EMP_ID,EMPNO,ENAME,JOB,MGR_EMP_ID,HIREDATE,SAL,COMM,DEPT_ID,EFF_BEG_DTM,EFF_END_DTM,LAST_ACTIVE,AUD_BEG_DTM,AUD_BEG_USR,AUD_END_DTM,AUD_END_USR) values (9,7782,'CLARK','MANAGER',12,to_date('1981-6-9','YYYY-MM-DD'),2450,null,1,to_date('1981-8-21','YYYY-MM-DD'),to_date('1981-11-29','YYYY-MM-DD'),'',to_date('1981-8-19','YYYY-MM-DD'),'THOMPSON',to_date('1981-11-29','YYYY-MM-DD'),'SMITH');">
            <text:p>insert into EMP_HIST (EMP_ID,EMPNO,ENAME,JOB,MGR_EMP_ID,HIREDATE,SAL,COMM,DEPT_ID,EFF_BEG_DTM,EFF_END_DTM,LAST_ACTIVE,AUD_BEG_DTM,AUD_BEG_USR,AUD_END_DTM,AUD_END_USR) values (9,7782,'CLARK','MANAGER',12,to_date('1981-6-9','YYYY-MM-DD'),2450,null,1,to_date('1981-8-21','YYYY-MM-DD'),to_date('1981-11-29','YYYY-MM-DD'),'',to_date('1981-8-19','YYYY-MM-DD'),'THOMPSON',to_date('1981-11-29','YYYY-MM-DD'),'SMITH');</text:p>
          </table:table-cell>
          <table:table-cell table:style-name="ce17" office:value-type="string">
            <text:p><text:s/></text:p>
          </table:table-cell>
          <table:table-cell table:style-name="ce19" table:formula="of:=IF([.W27]=&quot;&quot;;[.Z27];[.AA27])" office:value-type="string" office:string-value="insert into EMP_HIST (EMP_ID,EMPNO,ENAME,JOB,MGR_EMP_ID,HIREDATE,SAL,COMM,DEPT_ID,EFF_BEG_DTM,EFF_END_DTM,LAST_ACTIVE,AUD_BEG_DTM,AUD_BEG_USR,AUD_END_DTM,AUD_END_USR) values (9,7782,'CLARK','MANAGER',12,to_date('1981-6-9','YYYY-MM-DD'),2450,null,1,to_date('1981-8-21','YYYY-MM-DD'),to_date('1981-11-29','YYYY-MM-DD'),'',to_date('1981-8-19','YYYY-MM-DD'),'THOMPSON',to_date('1981-11-29','YYYY-MM-DD'),'SMITH');">
            <text:p>insert into EMP_HIST (EMP_ID,EMPNO,ENAME,JOB,MGR_EMP_ID,HIREDATE,SAL,COMM,DEPT_ID,EFF_BEG_DTM,EFF_END_DTM,LAST_ACTIVE,AUD_BEG_DTM,AUD_BEG_USR,AUD_END_DTM,AUD_END_USR) values (9,7782,'CLARK','MANAGER',12,to_date('1981-6-9','YYYY-MM-DD'),2450,null,1,to_date('1981-8-21','YYYY-MM-DD'),to_date('1981-11-29','YYYY-MM-DD'),'',to_date('1981-8-19','YYYY-MM-DD'),'THOMPSON',to_date('1981-11-29','YYYY-MM-DD'),'SMITH');</text:p>
          </table:table-cell>
          <table:table-cell table:number-columns-repeated="995"/>
        </table:table-row>
        <table:table-row table:style-name="ro1">
          <table:table-cell office:value-type="float" office:value="9">
            <text:p>9</text:p>
          </table:table-cell>
          <table:table-cell table:style-name="ce5" office:value-type="float" office:value="7782">
            <text:p>7782</text:p>
          </table:table-cell>
          <table:table-cell office:value-type="string">
            <text:p>CLARK</text:p>
          </table:table-cell>
          <table:table-cell office:value-type="string">
            <text:p>MANAGER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King</text:p>
          </table:table-cell>
          <table:table-cell table:number-columns-repeated="2"/>
          <table:table-cell table:style-name="ce11" office:value-type="date" office:date-value="1981-06-09">
            <text:p>9. Jun. 1981</text:p>
          </table:table-cell>
          <table:table-cell table:style-name="ce14" table:formula="of:=IF([.J28]&lt;[.J27];[.K$1];&quot;&quot;)">
            <text:p/>
          </table:table-cell>
          <table:table-cell office:value-type="float" office:value="2450">
            <text:p>245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28]&lt;[.J28];[.O$1];&quot;&quot;)">
            <text:p/>
          </table:table-cell>
          <table:table-cell table:style-name="ce11" office:value-type="date" office:date-value="1981-11-29">
            <text:p>29. Nov. 1981</text:p>
          </table:table-cell>
          <table:table-cell table:style-name="ce14" table:formula="of:=IF([.P28]&lt;[.P27];[.Q$1];&quot;&quot;)">
            <text:p/>
          </table:table-cell>
          <table:table-cell table:style-name="ce14" table:formula="of:=IF(AND([.P28]&gt;[.S28];[.S28]&lt;&gt;0);[.R$1];&quot;&quot;)">
            <text:p/>
          </table:table-cell>
          <table:table-cell table:style-name="ce11"/>
          <table:table-cell/>
          <table:table-cell table:style-name="ce16" table:formula="of:=[.P28]+(RAND()-0.5)*5" office:value-type="date" office:date-value="1981-12-01T09:21:21.445313">
            <text:p>1. Dec. 1981</text:p>
          </table:table-cell>
          <table:table-cell table:style-name="ce16" table:formula="of:=VLOOKUP([.U28];[Sheet2.$A$2:.$B$6];2)" office:value-type="string" office:string-value="SMITH">
            <text:p>SMITH</text:p>
          </table:table-cell>
          <table:table-cell table:style-name="ce16" table:formula="of:=IF([.S28]&lt;&gt;0;[.S28]+(RAND()-0.5)*5;&quot;&quot;)">
            <text:p/>
          </table:table-cell>
          <table:table-cell table:style-name="ce16" table:formula="of:=IF([.W28]&lt;&gt;&quot;&quot;;VLOOKUP([.W28];[Sheet2.$A$2:.$B$6];2);&quot;&quot;)">
            <text:p/>
          </table:table-cell>
          <table:table-cell table:style-name="ce17"/>
          <table:table-cell table:formula="of:=[.Z$1]&amp;[.A28]&amp;&quot;,&quot;&amp;[.B28]&amp;&quot;,'&quot;&amp;[.C28]&amp;&quot;','&quot;&amp;[.D28]&amp;&quot;',&quot;&amp;[.E28]&amp;&quot;,to_date('&quot;&amp;YEAR([.J28])&amp;&quot;-&quot;&amp;MONTH([.J28])&amp;&quot;-&quot;&amp;DAY([.J28])&amp;&quot;','YYYY-MM-DD'),&quot;&amp;[.L28]&amp;&quot;,&quot;&amp;[.M28]&amp;&quot;,&quot;&amp;[.N28]&amp;&quot;,to_date('&quot;&amp;YEAR([.P28])&amp;&quot;-&quot;&amp;MONTH([.P28])&amp;&quot;-&quot;&amp;DAY([.P28])&amp;&quot;','YYYY-MM-DD'),to_date('&quot;&amp;YEAR([.U28])&amp;&quot;-&quot;&amp;MONTH([.U28])&amp;&quot;-&quot;&amp;DAY([.U28])&amp;&quot;','YYYY-MM-DD'),'&quot;&amp;[.V28]&amp;&quot;');&quot;" office:value-type="string" office:string-value="insert into EMP (ID,EMPNO,ENAME,JOB,MGR_EMP_ID,HIREDATE,SAL,COMM,DEPT_ID,EFF_BEG_DTM,AUD_BEG_DTM,AUD_BEG_USR) values (9,7782,'CLARK','MANAGER',15,to_date('1981-6-9','YYYY-MM-DD'),2450,null,1,to_date('1981-11-29','YYYY-MM-DD'),to_date('1981-12-1','YYYY-MM-DD'),'SMITH');">
            <text:p>insert into EMP (ID,EMPNO,ENAME,JOB,MGR_EMP_ID,HIREDATE,SAL,COMM,DEPT_ID,EFF_BEG_DTM,AUD_BEG_DTM,AUD_BEG_USR) values (9,7782,'CLARK','MANAGER',15,to_date('1981-6-9','YYYY-MM-DD'),2450,null,1,to_date('1981-11-29','YYYY-MM-DD'),to_date('1981-12-1','YYYY-MM-DD'),'SMITH');</text:p>
          </table:table-cell>
          <table:table-cell table:style-name="ce19" table:formula="of:=[.AA$1]&amp;[.A28]&amp;&quot;,&quot;&amp;[.B28]&amp;&quot;,'&quot;&amp;[.C28]&amp;&quot;','&quot;&amp;[.D28]&amp;&quot;',&quot;&amp;[.E28]&amp;&quot;,to_date('&quot;&amp;YEAR([.J28])&amp;&quot;-&quot;&amp;MONTH([.J28])&amp;&quot;-&quot;&amp;DAY([.J28])&amp;&quot;','YYYY-MM-DD'),&quot;&amp;[.L28]&amp;&quot;,&quot;&amp;[.M28]&amp;&quot;,&quot;&amp;[.N28]&amp;&quot;,to_date('&quot;&amp;YEAR([.P28])&amp;&quot;-&quot;&amp;MONTH([.P28])&amp;&quot;-&quot;&amp;DAY([.P28])&amp;&quot;','YYYY-MM-DD'),to_date('&quot;&amp;YEAR([.S28])&amp;&quot;-&quot;&amp;MONTH([.S28])&amp;&quot;-&quot;&amp;DAY([.S28])&amp;&quot;','YYYY-MM-DD'),'&quot;&amp;[.T28]&amp;&quot;',to_date('&quot;&amp;YEAR([.U28])&amp;&quot;-&quot;&amp;MONTH([.U28])&amp;&quot;-&quot;&amp;DAY([.U28])&amp;&quot;','YYYY-MM-DD'),'&quot;&amp;[.V28]&amp;&quot;',to_date('&quot;&amp;YEAR([.W28])&amp;&quot;-&quot;&amp;MONTH([.W28])&amp;&quot;-&quot;&amp;DAY([.W28])&amp;&quot;','YYYY-MM-DD'),'&quot;&amp;[.X28]&amp;&quot;');&quot;" office:value-type="string" office:string-value="insert into EMP_HIST (EMP_ID,EMPNO,ENAME,JOB,MGR_EMP_ID,HIREDATE,SAL,COMM,DEPT_ID,EFF_BEG_DTM,EFF_END_DTM,LAST_ACTIVE,AUD_BEG_DTM,AUD_BEG_USR,AUD_END_DTM,AUD_END_USR) values (9,7782,'CLARK','MANAGER',15,to_date('1981-6-9','YYYY-MM-DD'),2450,null,1,to_date('1981-11-29','YYYY-MM-DD'),to_date('1899-12-30','YYYY-MM-DD'),'',to_date('1981-12-1','YYYY-MM-DD'),'SMITH',to_date('1899-12-30','YYYY-MM-DD'),'');">
            <text:p>insert into EMP_HIST (EMP_ID,EMPNO,ENAME,JOB,MGR_EMP_ID,HIREDATE,SAL,COMM,DEPT_ID,EFF_BEG_DTM,EFF_END_DTM,LAST_ACTIVE,AUD_BEG_DTM,AUD_BEG_USR,AUD_END_DTM,AUD_END_USR) values (9,7782,'CLARK','MANAGER',15,to_date('1981-6-9','YYYY-MM-DD'),2450,null,1,to_date('1981-11-29','YYYY-MM-DD'),to_date('1899-12-30','YYYY-MM-DD'),'',to_date('1981-12-1','YYYY-MM-DD'),'SMITH',to_date('1899-12-30','YYYY-MM-DD'),'');</text:p>
          </table:table-cell>
          <table:table-cell table:style-name="ce17" office:value-type="string">
            <text:p><text:s/></text:p>
          </table:table-cell>
          <table:table-cell table:style-name="ce19" table:formula="of:=IF([.W28]=&quot;&quot;;[.Z28];[.AA28])" office:value-type="string" office:string-value="insert into EMP (ID,EMPNO,ENAME,JOB,MGR_EMP_ID,HIREDATE,SAL,COMM,DEPT_ID,EFF_BEG_DTM,AUD_BEG_DTM,AUD_BEG_USR) values (9,7782,'CLARK','MANAGER',15,to_date('1981-6-9','YYYY-MM-DD'),2450,null,1,to_date('1981-11-29','YYYY-MM-DD'),to_date('1981-12-1','YYYY-MM-DD'),'SMITH');">
            <text:p>insert into EMP (ID,EMPNO,ENAME,JOB,MGR_EMP_ID,HIREDATE,SAL,COMM,DEPT_ID,EFF_BEG_DTM,AUD_BEG_DTM,AUD_BEG_USR) values (9,7782,'CLARK','MANAGER',15,to_date('1981-6-9','YYYY-MM-DD'),2450,null,1,to_date('1981-11-29','YYYY-MM-DD'),to_date('1981-12-1','YYYY-MM-DD'),'SMITH');</text:p>
          </table:table-cell>
          <table:table-cell table:style-name="ce9" table:number-columns-repeated="995"/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float" office:value="7788">
            <text:p>7788</text:p>
          </table:table-cell>
          <table:table-cell table:style-name="ce9" office:value-type="string">
            <text:p>SCOTT</text:p>
          </table:table-cell>
          <table:table-cell table:style-name="ce9" office:value-type="string">
            <text:p>ANALYST</text:p>
          </table:table-cell>
          <table:table-cell table:style-name="ce9" office:value-type="float" office:value="6">
            <text:p>6</text:p>
          </table:table-cell>
          <table:table-cell table:style-name="ce9" table:number-columns-repeated="3"/>
          <table:table-cell table:style-name="ce9" office:value-type="string">
            <text:p>Jones</text:p>
          </table:table-cell>
          <table:table-cell table:style-name="ce10" office:value-type="date" office:date-value="1981-06-12">
            <text:p>12. Jun. 1981</text:p>
          </table:table-cell>
          <table:table-cell table:style-name="ce14" table:formula="of:=IF([.J29]&lt;[.J28];[.K$1];&quot;&quot;)">
            <text:p/>
          </table:table-cell>
          <table:table-cell table:style-name="ce9" office:value-type="float" office:value="3000">
            <text:p>3000</text:p>
          </table:table-cell>
          <table:table-cell table:style-name="ce9" office:value-type="string">
            <text:p>null</text:p>
          </table:table-cell>
          <table:table-cell table:style-name="ce9" office:value-type="float" office:value="2">
            <text:p>2</text:p>
          </table:table-cell>
          <table:table-cell table:formula="of:=IF([.P29]&lt;[.J29];[.O$1];&quot;&quot;)">
            <text:p/>
          </table:table-cell>
          <table:table-cell table:style-name="ce10" office:value-type="date" office:date-value="1981-06-12">
            <text:p>12. Jun. 1981</text:p>
          </table:table-cell>
          <table:table-cell table:style-name="ce14"/>
          <table:table-cell table:style-name="ce14" table:formula="of:=IF(AND([.P29]&gt;[.S29];[.S29]&lt;&gt;0);[.R$1];&quot;&quot;)">
            <text:p/>
          </table:table-cell>
          <table:table-cell table:style-name="ce10" office:value-type="date" office:date-value="1982-03-10">
            <text:p>10. Mar. 1982</text:p>
          </table:table-cell>
          <table:table-cell office:value-type="string">
            <text:p>Y</text:p>
          </table:table-cell>
          <table:table-cell table:style-name="ce16" table:formula="of:=[.P29]+(RAND()-0.5)*5" office:value-type="date" office:date-value="1981-06-10T22:33:46.757813">
            <text:p>10. Jun. 1981</text:p>
          </table:table-cell>
          <table:table-cell table:style-name="ce16" table:formula="of:=VLOOKUP([.U29];[Sheet2.$A$2:.$B$6];2)" office:value-type="string" office:string-value="THOMPSON">
            <text:p>THOMPSON</text:p>
          </table:table-cell>
          <table:table-cell table:style-name="ce16" table:formula="of:=IF([.S29]&lt;&gt;0;[.S29]+(RAND()-0.5)*5;&quot;&quot;)" office:value-type="date" office:date-value="1982-03-07T12:42:50.800781">
            <text:p>7. Mar. 1982</text:p>
          </table:table-cell>
          <table:table-cell table:style-name="ce16" table:formula="of:=IF([.W29]&lt;&gt;&quot;&quot;;VLOOKUP([.W29];[Sheet2.$A$2:.$B$6];2);&quot;&quot;)" office:value-type="string" office:string-value="JAMES">
            <text:p>JAMES</text:p>
          </table:table-cell>
          <table:table-cell table:style-name="ce17"/>
          <table:table-cell table:formula="of:=[.Z$1]&amp;[.A29]&amp;&quot;,&quot;&amp;[.B29]&amp;&quot;,'&quot;&amp;[.C29]&amp;&quot;','&quot;&amp;[.D29]&amp;&quot;',&quot;&amp;[.E29]&amp;&quot;,to_date('&quot;&amp;YEAR([.J29])&amp;&quot;-&quot;&amp;MONTH([.J29])&amp;&quot;-&quot;&amp;DAY([.J29])&amp;&quot;','YYYY-MM-DD'),&quot;&amp;[.L29]&amp;&quot;,&quot;&amp;[.M29]&amp;&quot;,&quot;&amp;[.N29]&amp;&quot;,to_date('&quot;&amp;YEAR([.P29])&amp;&quot;-&quot;&amp;MONTH([.P29])&amp;&quot;-&quot;&amp;DAY([.P29])&amp;&quot;','YYYY-MM-DD'),to_date('&quot;&amp;YEAR([.U29])&amp;&quot;-&quot;&amp;MONTH([.U29])&amp;&quot;-&quot;&amp;DAY([.U29])&amp;&quot;','YYYY-MM-DD'),'&quot;&amp;[.V29]&amp;&quot;');&quot;" office:value-type="string" office:string-value="insert into EMP (ID,EMPNO,ENAME,JOB,MGR_EMP_ID,HIREDATE,SAL,COMM,DEPT_ID,EFF_BEG_DTM,AUD_BEG_DTM,AUD_BEG_USR) values (10,7788,'SCOTT','ANALYST',6,to_date('1981-6-12','YYYY-MM-DD'),3000,null,2,to_date('1981-6-12','YYYY-MM-DD'),to_date('1981-6-10','YYYY-MM-DD'),'THOMPSON');">
            <text:p>insert into EMP (ID,EMPNO,ENAME,JOB,MGR_EMP_ID,HIREDATE,SAL,COMM,DEPT_ID,EFF_BEG_DTM,AUD_BEG_DTM,AUD_BEG_USR) values (10,7788,'SCOTT','ANALYST',6,to_date('1981-6-12','YYYY-MM-DD'),3000,null,2,to_date('1981-6-12','YYYY-MM-DD'),to_date('1981-6-10','YYYY-MM-DD'),'THOMPSON');</text:p>
          </table:table-cell>
          <table:table-cell table:style-name="ce19" table:formula="of:=[.AA$1]&amp;[.A29]&amp;&quot;,&quot;&amp;[.B29]&amp;&quot;,'&quot;&amp;[.C29]&amp;&quot;','&quot;&amp;[.D29]&amp;&quot;',&quot;&amp;[.E29]&amp;&quot;,to_date('&quot;&amp;YEAR([.J29])&amp;&quot;-&quot;&amp;MONTH([.J29])&amp;&quot;-&quot;&amp;DAY([.J29])&amp;&quot;','YYYY-MM-DD'),&quot;&amp;[.L29]&amp;&quot;,&quot;&amp;[.M29]&amp;&quot;,&quot;&amp;[.N29]&amp;&quot;,to_date('&quot;&amp;YEAR([.P29])&amp;&quot;-&quot;&amp;MONTH([.P29])&amp;&quot;-&quot;&amp;DAY([.P29])&amp;&quot;','YYYY-MM-DD'),to_date('&quot;&amp;YEAR([.S29])&amp;&quot;-&quot;&amp;MONTH([.S29])&amp;&quot;-&quot;&amp;DAY([.S29])&amp;&quot;','YYYY-MM-DD'),'&quot;&amp;[.T29]&amp;&quot;',to_date('&quot;&amp;YEAR([.U29])&amp;&quot;-&quot;&amp;MONTH([.U29])&amp;&quot;-&quot;&amp;DAY([.U29])&amp;&quot;','YYYY-MM-DD'),'&quot;&amp;[.V29]&amp;&quot;',to_date('&quot;&amp;YEAR([.W29])&amp;&quot;-&quot;&amp;MONTH([.W29])&amp;&quot;-&quot;&amp;DAY([.W29])&amp;&quot;','YYYY-MM-DD'),'&quot;&amp;[.X29]&amp;&quot;');&quot;" office:value-type="string" office:string-value="insert into EMP_HIST (EMP_ID,EMPNO,ENAME,JOB,MGR_EMP_ID,HIREDATE,SAL,COMM,DEPT_ID,EFF_BEG_DTM,EFF_END_DTM,LAST_ACTIVE,AUD_BEG_DTM,AUD_BEG_USR,AUD_END_DTM,AUD_END_USR) values (10,7788,'SCOTT','ANALYST',6,to_date('1981-6-12','YYYY-MM-DD'),3000,null,2,to_date('1981-6-12','YYYY-MM-DD'),to_date('1982-3-10','YYYY-MM-DD'),'Y',to_date('1981-6-10','YYYY-MM-DD'),'THOMPSON',to_date('1982-3-7','YYYY-MM-DD'),'JAMES');">
            <text:p>insert into EMP_HIST (EMP_ID,EMPNO,ENAME,JOB,MGR_EMP_ID,HIREDATE,SAL,COMM,DEPT_ID,EFF_BEG_DTM,EFF_END_DTM,LAST_ACTIVE,AUD_BEG_DTM,AUD_BEG_USR,AUD_END_DTM,AUD_END_USR) values (10,7788,'SCOTT','ANALYST',6,to_date('1981-6-12','YYYY-MM-DD'),3000,null,2,to_date('1981-6-12','YYYY-MM-DD'),to_date('1982-3-10','YYYY-MM-DD'),'Y',to_date('1981-6-10','YYYY-MM-DD'),'THOMPSON',to_date('1982-3-7','YYYY-MM-DD'),'JAMES');</text:p>
          </table:table-cell>
          <table:table-cell table:style-name="ce17" office:value-type="string">
            <text:p><text:s/></text:p>
          </table:table-cell>
          <table:table-cell table:style-name="ce19" table:formula="of:=IF([.W29]=&quot;&quot;;[.Z29];[.AA29])" office:value-type="string" office:string-value="insert into EMP_HIST (EMP_ID,EMPNO,ENAME,JOB,MGR_EMP_ID,HIREDATE,SAL,COMM,DEPT_ID,EFF_BEG_DTM,EFF_END_DTM,LAST_ACTIVE,AUD_BEG_DTM,AUD_BEG_USR,AUD_END_DTM,AUD_END_USR) values (10,7788,'SCOTT','ANALYST',6,to_date('1981-6-12','YYYY-MM-DD'),3000,null,2,to_date('1981-6-12','YYYY-MM-DD'),to_date('1982-3-10','YYYY-MM-DD'),'Y',to_date('1981-6-10','YYYY-MM-DD'),'THOMPSON',to_date('1982-3-7','YYYY-MM-DD'),'JAMES');">
            <text:p>insert into EMP_HIST (EMP_ID,EMPNO,ENAME,JOB,MGR_EMP_ID,HIREDATE,SAL,COMM,DEPT_ID,EFF_BEG_DTM,EFF_END_DTM,LAST_ACTIVE,AUD_BEG_DTM,AUD_BEG_USR,AUD_END_DTM,AUD_END_USR) values (10,7788,'SCOTT','ANALYST',6,to_date('1981-6-12','YYYY-MM-DD'),3000,null,2,to_date('1981-6-12','YYYY-MM-DD'),to_date('1982-3-10','YYYY-MM-DD'),'Y',to_date('1981-6-10','YYYY-MM-DD'),'THOMPSON',to_date('1982-3-7','YYYY-MM-DD'),'JAMES');</text:p>
          </table:table-cell>
          <table:table-cell table:style-name="ce9" table:number-columns-repeated="995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7839">
            <text:p>7839</text:p>
          </table:table-cell>
          <table:table-cell table:style-name="ce9" office:value-type="string">
            <text:p>KING</text:p>
          </table:table-cell>
          <table:table-cell table:style-name="ce9" office:value-type="string">
            <text:p>PRESIDENT</text:p>
          </table:table-cell>
          <table:table-cell table:style-name="ce9" office:value-type="string">
            <text:p>null</text:p>
          </table:table-cell>
          <table:table-cell table:style-name="ce9" table:number-columns-repeated="4"/>
          <table:table-cell table:style-name="ce10" office:value-type="date" office:date-value="1981-06-16">
            <text:p>16. Jun. 1981</text:p>
          </table:table-cell>
          <table:table-cell table:style-name="ce14" table:formula="of:=IF([.J30]&lt;[.J29];[.K$1];&quot;&quot;)">
            <text:p/>
          </table:table-cell>
          <table:table-cell table:style-name="ce9" office:value-type="float" office:value="5000">
            <text:p>5000</text:p>
          </table:table-cell>
          <table:table-cell table:style-name="ce9" office:value-type="string">
            <text:p>null</text:p>
          </table:table-cell>
          <table:table-cell table:style-name="ce9" office:value-type="float" office:value="1">
            <text:p>1</text:p>
          </table:table-cell>
          <table:table-cell table:formula="of:=IF([.P30]&lt;[.J30];[.O$1];&quot;&quot;)">
            <text:p/>
          </table:table-cell>
          <table:table-cell table:style-name="ce10" office:value-type="date" office:date-value="1981-06-16">
            <text:p>16. Jun. 1981</text:p>
          </table:table-cell>
          <table:table-cell table:style-name="ce14" table:formula="of:=IF([.P30]&lt;[.P29];[.Q$1];&quot;&quot;)">
            <text:p/>
          </table:table-cell>
          <table:table-cell table:style-name="ce14" table:formula="of:=IF(AND([.P30]&gt;[.S30];[.S30]&lt;&gt;0);[.R$1];&quot;&quot;)">
            <text:p/>
          </table:table-cell>
          <table:table-cell table:style-name="ce10" office:value-type="date" office:date-value="1981-08-28T12:00:00">
            <text:p>28. Aug. 1981</text:p>
          </table:table-cell>
          <table:table-cell office:value-type="string">
            <text:p>Y</text:p>
          </table:table-cell>
          <table:table-cell table:style-name="ce16" table:formula="of:=[.P30]+(RAND()-0.5)*5" office:value-type="date" office:date-value="1981-06-14T07:41:41.367188">
            <text:p>14. Jun. 1981</text:p>
          </table:table-cell>
          <table:table-cell table:style-name="ce16" table:formula="of:=VLOOKUP([.U30];[Sheet2.$A$2:.$B$6];2)" office:value-type="string" office:string-value="THOMPSON">
            <text:p>THOMPSON</text:p>
          </table:table-cell>
          <table:table-cell table:style-name="ce16" table:formula="of:=IF([.S30]&lt;&gt;0;[.S30]+(RAND()-0.5)*5;&quot;&quot;)" office:value-type="date" office:date-value="1981-08-29T06:08:31.523438">
            <text:p>29. Aug. 1981</text:p>
          </table:table-cell>
          <table:table-cell table:style-name="ce16" table:formula="of:=IF([.W30]&lt;&gt;&quot;&quot;;VLOOKUP([.W30];[Sheet2.$A$2:.$B$6];2);&quot;&quot;)" office:value-type="string" office:string-value="SMITH">
            <text:p>SMITH</text:p>
          </table:table-cell>
          <table:table-cell/>
          <table:table-cell table:formula="of:=[.Z$1]&amp;[.A30]&amp;&quot;,&quot;&amp;[.B30]&amp;&quot;,'&quot;&amp;[.C30]&amp;&quot;','&quot;&amp;[.D30]&amp;&quot;',&quot;&amp;[.E30]&amp;&quot;,to_date('&quot;&amp;YEAR([.J30])&amp;&quot;-&quot;&amp;MONTH([.J30])&amp;&quot;-&quot;&amp;DAY([.J30])&amp;&quot;','YYYY-MM-DD'),&quot;&amp;[.L30]&amp;&quot;,&quot;&amp;[.M30]&amp;&quot;,&quot;&amp;[.N30]&amp;&quot;,to_date('&quot;&amp;YEAR([.P30])&amp;&quot;-&quot;&amp;MONTH([.P30])&amp;&quot;-&quot;&amp;DAY([.P30])&amp;&quot;','YYYY-MM-DD'),to_date('&quot;&amp;YEAR([.U30])&amp;&quot;-&quot;&amp;MONTH([.U30])&amp;&quot;-&quot;&amp;DAY([.U30])&amp;&quot;','YYYY-MM-DD'),'&quot;&amp;[.V30]&amp;&quot;');&quot;" office:value-type="string" office:string-value="insert into EMP (ID,EMPNO,ENAME,JOB,MGR_EMP_ID,HIREDATE,SAL,COMM,DEPT_ID,EFF_BEG_DTM,AUD_BEG_DTM,AUD_BEG_USR) values (11,7839,'KING','PRESIDENT',null,to_date('1981-6-16','YYYY-MM-DD'),5000,null,1,to_date('1981-6-16','YYYY-MM-DD'),to_date('1981-6-14','YYYY-MM-DD'),'THOMPSON');">
            <text:p>insert into EMP (ID,EMPNO,ENAME,JOB,MGR_EMP_ID,HIREDATE,SAL,COMM,DEPT_ID,EFF_BEG_DTM,AUD_BEG_DTM,AUD_BEG_USR) values (11,7839,'KING','PRESIDENT',null,to_date('1981-6-16','YYYY-MM-DD'),5000,null,1,to_date('1981-6-16','YYYY-MM-DD'),to_date('1981-6-14','YYYY-MM-DD'),'THOMPSON');</text:p>
          </table:table-cell>
          <table:table-cell table:style-name="ce19" table:formula="of:=[.AA$1]&amp;[.A30]&amp;&quot;,&quot;&amp;[.B30]&amp;&quot;,'&quot;&amp;[.C30]&amp;&quot;','&quot;&amp;[.D30]&amp;&quot;',&quot;&amp;[.E30]&amp;&quot;,to_date('&quot;&amp;YEAR([.J30])&amp;&quot;-&quot;&amp;MONTH([.J30])&amp;&quot;-&quot;&amp;DAY([.J30])&amp;&quot;','YYYY-MM-DD'),&quot;&amp;[.L30]&amp;&quot;,&quot;&amp;[.M30]&amp;&quot;,&quot;&amp;[.N30]&amp;&quot;,to_date('&quot;&amp;YEAR([.P30])&amp;&quot;-&quot;&amp;MONTH([.P30])&amp;&quot;-&quot;&amp;DAY([.P30])&amp;&quot;','YYYY-MM-DD'),to_date('&quot;&amp;YEAR([.S30])&amp;&quot;-&quot;&amp;MONTH([.S30])&amp;&quot;-&quot;&amp;DAY([.S30])&amp;&quot;','YYYY-MM-DD'),'&quot;&amp;[.T30]&amp;&quot;',to_date('&quot;&amp;YEAR([.U30])&amp;&quot;-&quot;&amp;MONTH([.U30])&amp;&quot;-&quot;&amp;DAY([.U30])&amp;&quot;','YYYY-MM-DD'),'&quot;&amp;[.V30]&amp;&quot;',to_date('&quot;&amp;YEAR([.W30])&amp;&quot;-&quot;&amp;MONTH([.W30])&amp;&quot;-&quot;&amp;DAY([.W30])&amp;&quot;','YYYY-MM-DD'),'&quot;&amp;[.X30]&amp;&quot;');&quot;" office:value-type="string" office:string-value="insert into EMP_HIST (EMP_ID,EMPNO,ENAME,JOB,MGR_EMP_ID,HIREDATE,SAL,COMM,DEPT_ID,EFF_BEG_DTM,EFF_END_DTM,LAST_ACTIVE,AUD_BEG_DTM,AUD_BEG_USR,AUD_END_DTM,AUD_END_USR) values (11,7839,'KING','PRESIDENT',null,to_date('1981-6-16','YYYY-MM-DD'),5000,null,1,to_date('1981-6-16','YYYY-MM-DD'),to_date('1981-8-28','YYYY-MM-DD'),'Y',to_date('1981-6-14','YYYY-MM-DD'),'THOMPSON',to_date('1981-8-29','YYYY-MM-DD'),'SMITH');">
            <text:p>insert into EMP_HIST (EMP_ID,EMPNO,ENAME,JOB,MGR_EMP_ID,HIREDATE,SAL,COMM,DEPT_ID,EFF_BEG_DTM,EFF_END_DTM,LAST_ACTIVE,AUD_BEG_DTM,AUD_BEG_USR,AUD_END_DTM,AUD_END_USR) values (11,7839,'KING','PRESIDENT',null,to_date('1981-6-16','YYYY-MM-DD'),5000,null,1,to_date('1981-6-16','YYYY-MM-DD'),to_date('1981-8-28','YYYY-MM-DD'),'Y',to_date('1981-6-14','YYYY-MM-DD'),'THOMPSON',to_date('1981-8-29','YYYY-MM-DD'),'SMITH');</text:p>
          </table:table-cell>
          <table:table-cell table:style-name="ce17" office:value-type="string">
            <text:p><text:s/></text:p>
          </table:table-cell>
          <table:table-cell table:style-name="ce19" table:formula="of:=IF([.W30]=&quot;&quot;;[.Z30];[.AA30])" office:value-type="string" office:string-value="insert into EMP_HIST (EMP_ID,EMPNO,ENAME,JOB,MGR_EMP_ID,HIREDATE,SAL,COMM,DEPT_ID,EFF_BEG_DTM,EFF_END_DTM,LAST_ACTIVE,AUD_BEG_DTM,AUD_BEG_USR,AUD_END_DTM,AUD_END_USR) values (11,7839,'KING','PRESIDENT',null,to_date('1981-6-16','YYYY-MM-DD'),5000,null,1,to_date('1981-6-16','YYYY-MM-DD'),to_date('1981-8-28','YYYY-MM-DD'),'Y',to_date('1981-6-14','YYYY-MM-DD'),'THOMPSON',to_date('1981-8-29','YYYY-MM-DD'),'SMITH');">
            <text:p>insert into EMP_HIST (EMP_ID,EMPNO,ENAME,JOB,MGR_EMP_ID,HIREDATE,SAL,COMM,DEPT_ID,EFF_BEG_DTM,EFF_END_DTM,LAST_ACTIVE,AUD_BEG_DTM,AUD_BEG_USR,AUD_END_DTM,AUD_END_USR) values (11,7839,'KING','PRESIDENT',null,to_date('1981-6-16','YYYY-MM-DD'),5000,null,1,to_date('1981-6-16','YYYY-MM-DD'),to_date('1981-8-28','YYYY-MM-DD'),'Y',to_date('1981-6-14','YYYY-MM-DD'),'THOMPSON',to_date('1981-8-29','YYYY-MM-DD'),'SMITH');</text:p>
          </table:table-cell>
          <table:table-cell table:number-columns-repeated="995"/>
        </table:table-row>
        <table:table-row table:style-name="ro1">
          <table:table-cell office:value-type="float" office:value="12">
            <text:p>12</text:p>
          </table:table-cell>
          <table:table-cell table:style-name="ce6" office:value-type="float" office:value="7840">
            <text:p>7840</text:p>
          </table:table-cell>
          <table:table-cell table:style-name="ce9" office:value-type="string">
            <text:p>LANE</text:p>
          </table:table-cell>
          <table:table-cell table:style-name="ce9" office:value-type="string">
            <text:p>PRESIDENT</text:p>
          </table:table-cell>
          <table:table-cell table:style-name="ce9" office:value-type="string">
            <text:p>null</text:p>
          </table:table-cell>
          <table:table-cell table:style-name="ce9" table:number-columns-repeated="4"/>
          <table:table-cell table:style-name="ce10" office:value-type="date" office:date-value="1981-08-14T12:00:00">
            <text:p>14. Aug. 1981</text:p>
          </table:table-cell>
          <table:table-cell table:style-name="ce14" table:formula="of:=IF([.J31]&lt;[.J30];[.K$1];&quot;&quot;)">
            <text:p/>
          </table:table-cell>
          <table:table-cell table:style-name="ce9" office:value-type="float" office:value="6000">
            <text:p>6000</text:p>
          </table:table-cell>
          <table:table-cell table:style-name="ce9" office:value-type="string">
            <text:p>null</text:p>
          </table:table-cell>
          <table:table-cell table:style-name="ce9" office:value-type="float" office:value="1">
            <text:p>1</text:p>
          </table:table-cell>
          <table:table-cell table:formula="of:=IF([.P31]&lt;[.J31];[.O$1];&quot;&quot;)">
            <text:p/>
          </table:table-cell>
          <table:table-cell table:style-name="ce10" office:value-type="date" office:date-value="1981-08-14T12:00:00">
            <text:p>14. Aug. 1981</text:p>
          </table:table-cell>
          <table:table-cell table:style-name="ce14" table:formula="of:=IF([.P31]&lt;[.P30];[.Q$1];&quot;&quot;)">
            <text:p/>
          </table:table-cell>
          <table:table-cell table:style-name="ce14" table:formula="of:=IF(AND([.P31]&gt;[.S31];[.S31]&lt;&gt;0);[.R$1];&quot;&quot;)">
            <text:p/>
          </table:table-cell>
          <table:table-cell table:style-name="ce10" office:value-type="date" office:date-value="1981-12-01">
            <text:p>1. Dec. 1981</text:p>
          </table:table-cell>
          <table:table-cell office:value-type="string">
            <text:p>Y</text:p>
          </table:table-cell>
          <table:table-cell table:style-name="ce16" table:formula="of:=[.P31]+(RAND()-0.5)*5" office:value-type="date" office:date-value="1981-08-15T04:47:39.960938">
            <text:p>15. Aug. 1981</text:p>
          </table:table-cell>
          <table:table-cell table:style-name="ce16" table:formula="of:=VLOOKUP([.U31];[Sheet2.$A$2:.$B$6];2)" office:value-type="string" office:string-value="THOMPSON">
            <text:p>THOMPSON</text:p>
          </table:table-cell>
          <table:table-cell table:style-name="ce16" table:formula="of:=IF([.S31]&lt;&gt;0;[.S31]+(RAND()-0.5)*5;&quot;&quot;)" office:value-type="date" office:date-value="1981-11-28T13:52:03.632813">
            <text:p>28. Nov. 1981</text:p>
          </table:table-cell>
          <table:table-cell table:style-name="ce16" table:formula="of:=IF([.W31]&lt;&gt;&quot;&quot;;VLOOKUP([.W31];[Sheet2.$A$2:.$B$6];2);&quot;&quot;)" office:value-type="string" office:string-value="SMITH">
            <text:p>SMITH</text:p>
          </table:table-cell>
          <table:table-cell/>
          <table:table-cell table:formula="of:=[.Z$1]&amp;[.A31]&amp;&quot;,&quot;&amp;[.B31]&amp;&quot;,'&quot;&amp;[.C31]&amp;&quot;','&quot;&amp;[.D31]&amp;&quot;',&quot;&amp;[.E31]&amp;&quot;,to_date('&quot;&amp;YEAR([.J31])&amp;&quot;-&quot;&amp;MONTH([.J31])&amp;&quot;-&quot;&amp;DAY([.J31])&amp;&quot;','YYYY-MM-DD'),&quot;&amp;[.L31]&amp;&quot;,&quot;&amp;[.M31]&amp;&quot;,&quot;&amp;[.N31]&amp;&quot;,to_date('&quot;&amp;YEAR([.P31])&amp;&quot;-&quot;&amp;MONTH([.P31])&amp;&quot;-&quot;&amp;DAY([.P31])&amp;&quot;','YYYY-MM-DD'),to_date('&quot;&amp;YEAR([.U31])&amp;&quot;-&quot;&amp;MONTH([.U31])&amp;&quot;-&quot;&amp;DAY([.U31])&amp;&quot;','YYYY-MM-DD'),'&quot;&amp;[.V31]&amp;&quot;');&quot;" office:value-type="string" office:string-value="insert into EMP (ID,EMPNO,ENAME,JOB,MGR_EMP_ID,HIREDATE,SAL,COMM,DEPT_ID,EFF_BEG_DTM,AUD_BEG_DTM,AUD_BEG_USR) values (12,7840,'LANE','PRESIDENT',null,to_date('1981-8-14','YYYY-MM-DD'),6000,null,1,to_date('1981-8-14','YYYY-MM-DD'),to_date('1981-8-15','YYYY-MM-DD'),'THOMPSON');">
            <text:p>insert into EMP (ID,EMPNO,ENAME,JOB,MGR_EMP_ID,HIREDATE,SAL,COMM,DEPT_ID,EFF_BEG_DTM,AUD_BEG_DTM,AUD_BEG_USR) values (12,7840,'LANE','PRESIDENT',null,to_date('1981-8-14','YYYY-MM-DD'),6000,null,1,to_date('1981-8-14','YYYY-MM-DD'),to_date('1981-8-15','YYYY-MM-DD'),'THOMPSON');</text:p>
          </table:table-cell>
          <table:table-cell table:style-name="ce19" table:formula="of:=[.AA$1]&amp;[.A31]&amp;&quot;,&quot;&amp;[.B31]&amp;&quot;,'&quot;&amp;[.C31]&amp;&quot;','&quot;&amp;[.D31]&amp;&quot;',&quot;&amp;[.E31]&amp;&quot;,to_date('&quot;&amp;YEAR([.J31])&amp;&quot;-&quot;&amp;MONTH([.J31])&amp;&quot;-&quot;&amp;DAY([.J31])&amp;&quot;','YYYY-MM-DD'),&quot;&amp;[.L31]&amp;&quot;,&quot;&amp;[.M31]&amp;&quot;,&quot;&amp;[.N31]&amp;&quot;,to_date('&quot;&amp;YEAR([.P31])&amp;&quot;-&quot;&amp;MONTH([.P31])&amp;&quot;-&quot;&amp;DAY([.P31])&amp;&quot;','YYYY-MM-DD'),to_date('&quot;&amp;YEAR([.S31])&amp;&quot;-&quot;&amp;MONTH([.S31])&amp;&quot;-&quot;&amp;DAY([.S31])&amp;&quot;','YYYY-MM-DD'),'&quot;&amp;[.T31]&amp;&quot;',to_date('&quot;&amp;YEAR([.U31])&amp;&quot;-&quot;&amp;MONTH([.U31])&amp;&quot;-&quot;&amp;DAY([.U31])&amp;&quot;','YYYY-MM-DD'),'&quot;&amp;[.V31]&amp;&quot;',to_date('&quot;&amp;YEAR([.W31])&amp;&quot;-&quot;&amp;MONTH([.W31])&amp;&quot;-&quot;&amp;DAY([.W31])&amp;&quot;','YYYY-MM-DD'),'&quot;&amp;[.X31]&amp;&quot;');&quot;" office:value-type="string" office:string-value="insert into EMP_HIST (EMP_ID,EMPNO,ENAME,JOB,MGR_EMP_ID,HIREDATE,SAL,COMM,DEPT_ID,EFF_BEG_DTM,EFF_END_DTM,LAST_ACTIVE,AUD_BEG_DTM,AUD_BEG_USR,AUD_END_DTM,AUD_END_USR) values (12,7840,'LANE','PRESIDENT',null,to_date('1981-8-14','YYYY-MM-DD'),6000,null,1,to_date('1981-8-14','YYYY-MM-DD'),to_date('1981-12-1','YYYY-MM-DD'),'Y',to_date('1981-8-15','YYYY-MM-DD'),'THOMPSON',to_date('1981-11-28','YYYY-MM-DD'),'SMITH');">
            <text:p>insert into EMP_HIST (EMP_ID,EMPNO,ENAME,JOB,MGR_EMP_ID,HIREDATE,SAL,COMM,DEPT_ID,EFF_BEG_DTM,EFF_END_DTM,LAST_ACTIVE,AUD_BEG_DTM,AUD_BEG_USR,AUD_END_DTM,AUD_END_USR) values (12,7840,'LANE','PRESIDENT',null,to_date('1981-8-14','YYYY-MM-DD'),6000,null,1,to_date('1981-8-14','YYYY-MM-DD'),to_date('1981-12-1','YYYY-MM-DD'),'Y',to_date('1981-8-15','YYYY-MM-DD'),'THOMPSON',to_date('1981-11-28','YYYY-MM-DD'),'SMITH');</text:p>
          </table:table-cell>
          <table:table-cell table:style-name="ce17" office:value-type="string">
            <text:p><text:s/></text:p>
          </table:table-cell>
          <table:table-cell table:style-name="ce19" table:formula="of:=IF([.W31]=&quot;&quot;;[.Z31];[.AA31])" office:value-type="string" office:string-value="insert into EMP_HIST (EMP_ID,EMPNO,ENAME,JOB,MGR_EMP_ID,HIREDATE,SAL,COMM,DEPT_ID,EFF_BEG_DTM,EFF_END_DTM,LAST_ACTIVE,AUD_BEG_DTM,AUD_BEG_USR,AUD_END_DTM,AUD_END_USR) values (12,7840,'LANE','PRESIDENT',null,to_date('1981-8-14','YYYY-MM-DD'),6000,null,1,to_date('1981-8-14','YYYY-MM-DD'),to_date('1981-12-1','YYYY-MM-DD'),'Y',to_date('1981-8-15','YYYY-MM-DD'),'THOMPSON',to_date('1981-11-28','YYYY-MM-DD'),'SMITH');">
            <text:p>insert into EMP_HIST (EMP_ID,EMPNO,ENAME,JOB,MGR_EMP_ID,HIREDATE,SAL,COMM,DEPT_ID,EFF_BEG_DTM,EFF_END_DTM,LAST_ACTIVE,AUD_BEG_DTM,AUD_BEG_USR,AUD_END_DTM,AUD_END_USR) values (12,7840,'LANE','PRESIDENT',null,to_date('1981-8-14','YYYY-MM-DD'),6000,null,1,to_date('1981-8-14','YYYY-MM-DD'),to_date('1981-12-1','YYYY-MM-DD'),'Y',to_date('1981-8-15','YYYY-MM-DD'),'THOMPSON',to_date('1981-11-28','YYYY-MM-DD'),'SMITH');</text:p>
          </table:table-cell>
          <table:table-cell table:number-columns-repeated="995"/>
        </table:table-row>
        <table:table-row table:style-name="ro1">
          <table:table-cell office:value-type="float" office:value="13">
            <text:p>13</text:p>
          </table:table-cell>
          <table:table-cell table:style-name="ce5" office:value-type="float" office:value="7844">
            <text:p>7844</text:p>
          </table:table-cell>
          <table:table-cell office:value-type="string">
            <text:p>TURNER</text:p>
          </table:table-cell>
          <table:table-cell office:value-type="string">
            <text:p>SALESMAN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Blake</text:p>
          </table:table-cell>
          <table:table-cell table:style-name="ce11" office:value-type="date" office:date-value="1981-09-08">
            <text:p>8. Sep. 1981</text:p>
          </table:table-cell>
          <table:table-cell table:style-name="ce14" table:formula="of:=IF([.J32]&lt;[.J31];[.K$1];&quot;&quot;)">
            <text:p/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IF([.P32]&lt;[.J32];[.O$1];&quot;&quot;)">
            <text:p/>
          </table:table-cell>
          <table:table-cell table:style-name="ce11" office:value-type="date" office:date-value="1981-09-08">
            <text:p>8. Sep. 1981</text:p>
          </table:table-cell>
          <table:table-cell table:style-name="ce14" table:formula="of:=IF([.P32]&lt;[.P31];[.Q$1];&quot;&quot;)">
            <text:p/>
          </table:table-cell>
          <table:table-cell table:style-name="ce14" table:formula="of:=IF(AND([.P32]&gt;[.S32];[.S32]&lt;&gt;0);[.R$1];&quot;&quot;)">
            <text:p/>
          </table:table-cell>
          <table:table-cell table:style-name="ce11"/>
          <table:table-cell/>
          <table:table-cell table:style-name="ce16" table:formula="of:=[.P32]+(RAND()-0.5)*5" office:value-type="date" office:date-value="1981-09-09T15:45:21.09375">
            <text:p>9. Sep. 1981</text:p>
          </table:table-cell>
          <table:table-cell table:style-name="ce16" table:formula="of:=VLOOKUP([.U32];[Sheet2.$A$2:.$B$6];2)" office:value-type="string" office:string-value="SMITH">
            <text:p>SMITH</text:p>
          </table:table-cell>
          <table:table-cell table:style-name="ce16" table:formula="of:=IF([.S32]&lt;&gt;0;[.S32]+(RAND()-0.5)*5;&quot;&quot;)">
            <text:p/>
          </table:table-cell>
          <table:table-cell table:style-name="ce16" table:formula="of:=IF([.W32]&lt;&gt;&quot;&quot;;VLOOKUP([.W32];[Sheet2.$A$2:.$B$6];2);&quot;&quot;)">
            <text:p/>
          </table:table-cell>
          <table:table-cell/>
          <table:table-cell table:formula="of:=[.Z$1]&amp;[.A32]&amp;&quot;,&quot;&amp;[.B32]&amp;&quot;,'&quot;&amp;[.C32]&amp;&quot;','&quot;&amp;[.D32]&amp;&quot;',&quot;&amp;[.E32]&amp;&quot;,to_date('&quot;&amp;YEAR([.J32])&amp;&quot;-&quot;&amp;MONTH([.J32])&amp;&quot;-&quot;&amp;DAY([.J32])&amp;&quot;','YYYY-MM-DD'),&quot;&amp;[.L32]&amp;&quot;,&quot;&amp;[.M32]&amp;&quot;,&quot;&amp;[.N32]&amp;&quot;,to_date('&quot;&amp;YEAR([.P32])&amp;&quot;-&quot;&amp;MONTH([.P32])&amp;&quot;-&quot;&amp;DAY([.P32])&amp;&quot;','YYYY-MM-DD'),to_date('&quot;&amp;YEAR([.U32])&amp;&quot;-&quot;&amp;MONTH([.U32])&amp;&quot;-&quot;&amp;DAY([.U32])&amp;&quot;','YYYY-MM-DD'),'&quot;&amp;[.V32]&amp;&quot;');&quot;" office:value-type="string" office:string-value="insert into EMP (ID,EMPNO,ENAME,JOB,MGR_EMP_ID,HIREDATE,SAL,COMM,DEPT_ID,EFF_BEG_DTM,AUD_BEG_DTM,AUD_BEG_USR) values (13,7844,'TURNER','SALESMAN',8,to_date('1981-9-8','YYYY-MM-DD'),1500,0,3,to_date('1981-9-8','YYYY-MM-DD'),to_date('1981-9-9','YYYY-MM-DD'),'SMITH');">
            <text:p>insert into EMP (ID,EMPNO,ENAME,JOB,MGR_EMP_ID,HIREDATE,SAL,COMM,DEPT_ID,EFF_BEG_DTM,AUD_BEG_DTM,AUD_BEG_USR) values (13,7844,'TURNER','SALESMAN',8,to_date('1981-9-8','YYYY-MM-DD'),1500,0,3,to_date('1981-9-8','YYYY-MM-DD'),to_date('1981-9-9','YYYY-MM-DD'),'SMITH');</text:p>
          </table:table-cell>
          <table:table-cell table:style-name="ce19" table:formula="of:=[.AA$1]&amp;[.A32]&amp;&quot;,&quot;&amp;[.B32]&amp;&quot;,'&quot;&amp;[.C32]&amp;&quot;','&quot;&amp;[.D32]&amp;&quot;',&quot;&amp;[.E32]&amp;&quot;,to_date('&quot;&amp;YEAR([.J32])&amp;&quot;-&quot;&amp;MONTH([.J32])&amp;&quot;-&quot;&amp;DAY([.J32])&amp;&quot;','YYYY-MM-DD'),&quot;&amp;[.L32]&amp;&quot;,&quot;&amp;[.M32]&amp;&quot;,&quot;&amp;[.N32]&amp;&quot;,to_date('&quot;&amp;YEAR([.P32])&amp;&quot;-&quot;&amp;MONTH([.P32])&amp;&quot;-&quot;&amp;DAY([.P32])&amp;&quot;','YYYY-MM-DD'),to_date('&quot;&amp;YEAR([.S32])&amp;&quot;-&quot;&amp;MONTH([.S32])&amp;&quot;-&quot;&amp;DAY([.S32])&amp;&quot;','YYYY-MM-DD'),'&quot;&amp;[.T32]&amp;&quot;',to_date('&quot;&amp;YEAR([.U32])&amp;&quot;-&quot;&amp;MONTH([.U32])&amp;&quot;-&quot;&amp;DAY([.U32])&amp;&quot;','YYYY-MM-DD'),'&quot;&amp;[.V32]&amp;&quot;',to_date('&quot;&amp;YEAR([.W32])&amp;&quot;-&quot;&amp;MONTH([.W32])&amp;&quot;-&quot;&amp;DAY([.W32])&amp;&quot;','YYYY-MM-DD'),'&quot;&amp;[.X32]&amp;&quot;');&quot;" office:value-type="string" office:string-value="insert into EMP_HIST (EMP_ID,EMPNO,ENAME,JOB,MGR_EMP_ID,HIREDATE,SAL,COMM,DEPT_ID,EFF_BEG_DTM,EFF_END_DTM,LAST_ACTIVE,AUD_BEG_DTM,AUD_BEG_USR,AUD_END_DTM,AUD_END_USR) values (13,7844,'TURNER','SALESMAN',8,to_date('1981-9-8','YYYY-MM-DD'),1500,0,3,to_date('1981-9-8','YYYY-MM-DD'),to_date('1899-12-30','YYYY-MM-DD'),'',to_date('1981-9-9','YYYY-MM-DD'),'SMITH',to_date('1899-12-30','YYYY-MM-DD'),'');">
            <text:p>insert into EMP_HIST (EMP_ID,EMPNO,ENAME,JOB,MGR_EMP_ID,HIREDATE,SAL,COMM,DEPT_ID,EFF_BEG_DTM,EFF_END_DTM,LAST_ACTIVE,AUD_BEG_DTM,AUD_BEG_USR,AUD_END_DTM,AUD_END_USR) values (13,7844,'TURNER','SALESMAN',8,to_date('1981-9-8','YYYY-MM-DD'),1500,0,3,to_date('1981-9-8','YYYY-MM-DD'),to_date('1899-12-30','YYYY-MM-DD'),'',to_date('1981-9-9','YYYY-MM-DD'),'SMITH',to_date('1899-12-30','YYYY-MM-DD'),'');</text:p>
          </table:table-cell>
          <table:table-cell table:style-name="ce17" office:value-type="string">
            <text:p><text:s/></text:p>
          </table:table-cell>
          <table:table-cell table:style-name="ce19" table:formula="of:=IF([.W32]=&quot;&quot;;[.Z32];[.AA32])" office:value-type="string" office:string-value="insert into EMP (ID,EMPNO,ENAME,JOB,MGR_EMP_ID,HIREDATE,SAL,COMM,DEPT_ID,EFF_BEG_DTM,AUD_BEG_DTM,AUD_BEG_USR) values (13,7844,'TURNER','SALESMAN',8,to_date('1981-9-8','YYYY-MM-DD'),1500,0,3,to_date('1981-9-8','YYYY-MM-DD'),to_date('1981-9-9','YYYY-MM-DD'),'SMITH');">
            <text:p>insert into EMP (ID,EMPNO,ENAME,JOB,MGR_EMP_ID,HIREDATE,SAL,COMM,DEPT_ID,EFF_BEG_DTM,AUD_BEG_DTM,AUD_BEG_USR) values (13,7844,'TURNER','SALESMAN',8,to_date('1981-9-8','YYYY-MM-DD'),1500,0,3,to_date('1981-9-8','YYYY-MM-DD'),to_date('1981-9-9','YYYY-MM-DD'),'SMITH');</text:p>
          </table:table-cell>
          <table:table-cell table:number-columns-repeated="995"/>
        </table:table-row>
        <table:table-row table:style-name="ro1">
          <table:table-cell office:value-type="float" office:value="14">
            <text:p>14</text:p>
          </table:table-cell>
          <table:table-cell table:style-name="ce5" office:value-type="float" office:value="7654">
            <text:p>7654</text:p>
          </table:table-cell>
          <table:table-cell office:value-type="string">
            <text:p>MARTIN</text:p>
          </table:table-cell>
          <table:table-cell office:value-type="string">
            <text:p>SALESMAN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Blake</text:p>
          </table:table-cell>
          <table:table-cell table:style-name="ce11" office:value-type="date" office:date-value="1981-09-28">
            <text:p>28. Sep. 1981</text:p>
          </table:table-cell>
          <table:table-cell table:style-name="ce14" table:formula="of:=IF([.J33]&lt;[.J32];[.K$1];&quot;&quot;)">
            <text:p/>
          </table:table-cell>
          <table:table-cell office:value-type="float" office:value="1250">
            <text:p>1250</text:p>
          </table:table-cell>
          <table:table-cell office:value-type="float" office:value="1400">
            <text:p>1400</text:p>
          </table:table-cell>
          <table:table-cell office:value-type="float" office:value="3">
            <text:p>3</text:p>
          </table:table-cell>
          <table:table-cell table:formula="of:=IF([.P33]&lt;[.J33];[.O$1];&quot;&quot;)">
            <text:p/>
          </table:table-cell>
          <table:table-cell table:style-name="ce11" office:value-type="date" office:date-value="1981-09-28">
            <text:p>28. Sep. 1981</text:p>
          </table:table-cell>
          <table:table-cell table:style-name="ce14" table:formula="of:=IF([.P33]&lt;[.P32];[.Q$1];&quot;&quot;)">
            <text:p/>
          </table:table-cell>
          <table:table-cell table:style-name="ce14" table:formula="of:=IF(AND([.P33]&gt;[.S33];[.S33]&lt;&gt;0);[.R$1];&quot;&quot;)">
            <text:p/>
          </table:table-cell>
          <table:table-cell table:style-name="ce11"/>
          <table:table-cell/>
          <table:table-cell table:style-name="ce16" table:formula="of:=[.P33]+(RAND()-0.5)*5" office:value-type="date" office:date-value="1981-09-26T00:53:39.433594">
            <text:p>26. Sep. 1981</text:p>
          </table:table-cell>
          <table:table-cell table:style-name="ce16" table:formula="of:=VLOOKUP([.U33];[Sheet2.$A$2:.$B$6];2)" office:value-type="string" office:string-value="SMITH">
            <text:p>SMITH</text:p>
          </table:table-cell>
          <table:table-cell table:style-name="ce16" table:formula="of:=IF([.S33]&lt;&gt;0;[.S33]+(RAND()-0.5)*5;&quot;&quot;)">
            <text:p/>
          </table:table-cell>
          <table:table-cell table:style-name="ce16" table:formula="of:=IF([.W33]&lt;&gt;&quot;&quot;;VLOOKUP([.W33];[Sheet2.$A$2:.$B$6];2);&quot;&quot;)">
            <text:p/>
          </table:table-cell>
          <table:table-cell/>
          <table:table-cell table:formula="of:=[.Z$1]&amp;[.A33]&amp;&quot;,&quot;&amp;[.B33]&amp;&quot;,'&quot;&amp;[.C33]&amp;&quot;','&quot;&amp;[.D33]&amp;&quot;',&quot;&amp;[.E33]&amp;&quot;,to_date('&quot;&amp;YEAR([.J33])&amp;&quot;-&quot;&amp;MONTH([.J33])&amp;&quot;-&quot;&amp;DAY([.J33])&amp;&quot;','YYYY-MM-DD'),&quot;&amp;[.L33]&amp;&quot;,&quot;&amp;[.M33]&amp;&quot;,&quot;&amp;[.N33]&amp;&quot;,to_date('&quot;&amp;YEAR([.P33])&amp;&quot;-&quot;&amp;MONTH([.P33])&amp;&quot;-&quot;&amp;DAY([.P33])&amp;&quot;','YYYY-MM-DD'),to_date('&quot;&amp;YEAR([.U33])&amp;&quot;-&quot;&amp;MONTH([.U33])&amp;&quot;-&quot;&amp;DAY([.U33])&amp;&quot;','YYYY-MM-DD'),'&quot;&amp;[.V33]&amp;&quot;');&quot;" office:value-type="string" office:string-value="insert into EMP (ID,EMPNO,ENAME,JOB,MGR_EMP_ID,HIREDATE,SAL,COMM,DEPT_ID,EFF_BEG_DTM,AUD_BEG_DTM,AUD_BEG_USR) values (14,7654,'MARTIN','SALESMAN',8,to_date('1981-9-28','YYYY-MM-DD'),1250,1400,3,to_date('1981-9-28','YYYY-MM-DD'),to_date('1981-9-26','YYYY-MM-DD'),'SMITH');">
            <text:p>insert into EMP (ID,EMPNO,ENAME,JOB,MGR_EMP_ID,HIREDATE,SAL,COMM,DEPT_ID,EFF_BEG_DTM,AUD_BEG_DTM,AUD_BEG_USR) values (14,7654,'MARTIN','SALESMAN',8,to_date('1981-9-28','YYYY-MM-DD'),1250,1400,3,to_date('1981-9-28','YYYY-MM-DD'),to_date('1981-9-26','YYYY-MM-DD'),'SMITH');</text:p>
          </table:table-cell>
          <table:table-cell table:style-name="ce19" table:formula="of:=[.AA$1]&amp;[.A33]&amp;&quot;,&quot;&amp;[.B33]&amp;&quot;,'&quot;&amp;[.C33]&amp;&quot;','&quot;&amp;[.D33]&amp;&quot;',&quot;&amp;[.E33]&amp;&quot;,to_date('&quot;&amp;YEAR([.J33])&amp;&quot;-&quot;&amp;MONTH([.J33])&amp;&quot;-&quot;&amp;DAY([.J33])&amp;&quot;','YYYY-MM-DD'),&quot;&amp;[.L33]&amp;&quot;,&quot;&amp;[.M33]&amp;&quot;,&quot;&amp;[.N33]&amp;&quot;,to_date('&quot;&amp;YEAR([.P33])&amp;&quot;-&quot;&amp;MONTH([.P33])&amp;&quot;-&quot;&amp;DAY([.P33])&amp;&quot;','YYYY-MM-DD'),to_date('&quot;&amp;YEAR([.S33])&amp;&quot;-&quot;&amp;MONTH([.S33])&amp;&quot;-&quot;&amp;DAY([.S33])&amp;&quot;','YYYY-MM-DD'),'&quot;&amp;[.T33]&amp;&quot;',to_date('&quot;&amp;YEAR([.U33])&amp;&quot;-&quot;&amp;MONTH([.U33])&amp;&quot;-&quot;&amp;DAY([.U33])&amp;&quot;','YYYY-MM-DD'),'&quot;&amp;[.V33]&amp;&quot;',to_date('&quot;&amp;YEAR([.W33])&amp;&quot;-&quot;&amp;MONTH([.W33])&amp;&quot;-&quot;&amp;DAY([.W33])&amp;&quot;','YYYY-MM-DD'),'&quot;&amp;[.X33]&amp;&quot;');&quot;" office:value-type="string" office:string-value="insert into EMP_HIST (EMP_ID,EMPNO,ENAME,JOB,MGR_EMP_ID,HIREDATE,SAL,COMM,DEPT_ID,EFF_BEG_DTM,EFF_END_DTM,LAST_ACTIVE,AUD_BEG_DTM,AUD_BEG_USR,AUD_END_DTM,AUD_END_USR) values (14,7654,'MARTIN','SALESMAN',8,to_date('1981-9-28','YYYY-MM-DD'),1250,1400,3,to_date('1981-9-28','YYYY-MM-DD'),to_date('1899-12-30','YYYY-MM-DD'),'',to_date('1981-9-26','YYYY-MM-DD'),'SMITH',to_date('1899-12-30','YYYY-MM-DD'),'');">
            <text:p>insert into EMP_HIST (EMP_ID,EMPNO,ENAME,JOB,MGR_EMP_ID,HIREDATE,SAL,COMM,DEPT_ID,EFF_BEG_DTM,EFF_END_DTM,LAST_ACTIVE,AUD_BEG_DTM,AUD_BEG_USR,AUD_END_DTM,AUD_END_USR) values (14,7654,'MARTIN','SALESMAN',8,to_date('1981-9-28','YYYY-MM-DD'),1250,1400,3,to_date('1981-9-28','YYYY-MM-DD'),to_date('1899-12-30','YYYY-MM-DD'),'',to_date('1981-9-26','YYYY-MM-DD'),'SMITH',to_date('1899-12-30','YYYY-MM-DD'),'');</text:p>
          </table:table-cell>
          <table:table-cell table:style-name="ce17" office:value-type="string">
            <text:p><text:s/></text:p>
          </table:table-cell>
          <table:table-cell table:style-name="ce19" table:formula="of:=IF([.W33]=&quot;&quot;;[.Z33];[.AA33])" office:value-type="string" office:string-value="insert into EMP (ID,EMPNO,ENAME,JOB,MGR_EMP_ID,HIREDATE,SAL,COMM,DEPT_ID,EFF_BEG_DTM,AUD_BEG_DTM,AUD_BEG_USR) values (14,7654,'MARTIN','SALESMAN',8,to_date('1981-9-28','YYYY-MM-DD'),1250,1400,3,to_date('1981-9-28','YYYY-MM-DD'),to_date('1981-9-26','YYYY-MM-DD'),'SMITH');">
            <text:p>insert into EMP (ID,EMPNO,ENAME,JOB,MGR_EMP_ID,HIREDATE,SAL,COMM,DEPT_ID,EFF_BEG_DTM,AUD_BEG_DTM,AUD_BEG_USR) values (14,7654,'MARTIN','SALESMAN',8,to_date('1981-9-28','YYYY-MM-DD'),1250,1400,3,to_date('1981-9-28','YYYY-MM-DD'),to_date('1981-9-26','YYYY-MM-DD'),'SMITH');</text:p>
          </table:table-cell>
          <table:table-cell table:number-columns-repeated="995"/>
        </table:table-row>
        <table:table-row table:style-name="ro1">
          <table:table-cell office:value-type="float" office:value="15">
            <text:p>15</text:p>
          </table:table-cell>
          <table:table-cell table:style-name="ce5" office:value-type="float" office:value="7839">
            <text:p>7839</text:p>
          </table:table-cell>
          <table:table-cell office:value-type="string">
            <text:p>KING</text:p>
          </table:table-cell>
          <table:table-cell office:value-type="string">
            <text:p>PRESIDENT</text:p>
          </table:table-cell>
          <table:table-cell table:style-name="ce9" office:value-type="string">
            <text:p>null</text:p>
          </table:table-cell>
          <table:table-cell table:number-columns-repeated="4"/>
          <table:table-cell table:style-name="ce11" office:value-type="date" office:date-value="1981-11-17">
            <text:p>17. Nov. 1981</text:p>
          </table:table-cell>
          <table:table-cell table:style-name="ce14" table:formula="of:=IF([.J34]&lt;[.J33];[.K$1];&quot;&quot;)">
            <text:p/>
          </table:table-cell>
          <table:table-cell office:value-type="float" office:value="5000">
            <text:p>50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34]&lt;[.J34];[.O$1];&quot;&quot;)">
            <text:p/>
          </table:table-cell>
          <table:table-cell table:style-name="ce11" office:value-type="date" office:date-value="1981-11-17">
            <text:p>17. Nov. 1981</text:p>
          </table:table-cell>
          <table:table-cell table:style-name="ce14" table:formula="of:=IF([.P34]&lt;[.P33];[.Q$1];&quot;&quot;)">
            <text:p/>
          </table:table-cell>
          <table:table-cell table:style-name="ce14" table:formula="of:=IF(AND([.P34]&gt;[.S34];[.S34]&lt;&gt;0);[.R$1];&quot;&quot;)">
            <text:p/>
          </table:table-cell>
          <table:table-cell table:style-name="ce11"/>
          <table:table-cell/>
          <table:table-cell table:style-name="ce16" table:formula="of:=[.P34]+(RAND()-0.5)*5" office:value-type="date" office:date-value="1981-11-15T01:02:26.777344">
            <text:p>15. Nov. 1981</text:p>
          </table:table-cell>
          <table:table-cell table:style-name="ce16" table:formula="of:=VLOOKUP([.U34];[Sheet2.$A$2:.$B$6];2)" office:value-type="string" office:string-value="SMITH">
            <text:p>SMITH</text:p>
          </table:table-cell>
          <table:table-cell table:style-name="ce16" table:formula="of:=IF([.S34]&lt;&gt;0;[.S34]+(RAND()-0.5)*5;&quot;&quot;)">
            <text:p/>
          </table:table-cell>
          <table:table-cell table:style-name="ce16" table:formula="of:=IF([.W34]&lt;&gt;&quot;&quot;;VLOOKUP([.W34];[Sheet2.$A$2:.$B$6];2);&quot;&quot;)">
            <text:p/>
          </table:table-cell>
          <table:table-cell/>
          <table:table-cell table:formula="of:=[.Z$1]&amp;[.A34]&amp;&quot;,&quot;&amp;[.B34]&amp;&quot;,'&quot;&amp;[.C34]&amp;&quot;','&quot;&amp;[.D34]&amp;&quot;',&quot;&amp;[.E34]&amp;&quot;,to_date('&quot;&amp;YEAR([.J34])&amp;&quot;-&quot;&amp;MONTH([.J34])&amp;&quot;-&quot;&amp;DAY([.J34])&amp;&quot;','YYYY-MM-DD'),&quot;&amp;[.L34]&amp;&quot;,&quot;&amp;[.M34]&amp;&quot;,&quot;&amp;[.N34]&amp;&quot;,to_date('&quot;&amp;YEAR([.P34])&amp;&quot;-&quot;&amp;MONTH([.P34])&amp;&quot;-&quot;&amp;DAY([.P34])&amp;&quot;','YYYY-MM-DD'),to_date('&quot;&amp;YEAR([.U34])&amp;&quot;-&quot;&amp;MONTH([.U34])&amp;&quot;-&quot;&amp;DAY([.U34])&amp;&quot;','YYYY-MM-DD'),'&quot;&amp;[.V34]&amp;&quot;');&quot;" office:value-type="string" office:string-value="insert into EMP (ID,EMPNO,ENAME,JOB,MGR_EMP_ID,HIREDATE,SAL,COMM,DEPT_ID,EFF_BEG_DTM,AUD_BEG_DTM,AUD_BEG_USR) values (15,7839,'KING','PRESIDENT',null,to_date('1981-11-17','YYYY-MM-DD'),5000,null,1,to_date('1981-11-17','YYYY-MM-DD'),to_date('1981-11-15','YYYY-MM-DD'),'SMITH');">
            <text:p>insert into EMP (ID,EMPNO,ENAME,JOB,MGR_EMP_ID,HIREDATE,SAL,COMM,DEPT_ID,EFF_BEG_DTM,AUD_BEG_DTM,AUD_BEG_USR) values (15,7839,'KING','PRESIDENT',null,to_date('1981-11-17','YYYY-MM-DD'),5000,null,1,to_date('1981-11-17','YYYY-MM-DD'),to_date('1981-11-15','YYYY-MM-DD'),'SMITH');</text:p>
          </table:table-cell>
          <table:table-cell table:style-name="ce19" table:formula="of:=[.AA$1]&amp;[.A34]&amp;&quot;,&quot;&amp;[.B34]&amp;&quot;,'&quot;&amp;[.C34]&amp;&quot;','&quot;&amp;[.D34]&amp;&quot;',&quot;&amp;[.E34]&amp;&quot;,to_date('&quot;&amp;YEAR([.J34])&amp;&quot;-&quot;&amp;MONTH([.J34])&amp;&quot;-&quot;&amp;DAY([.J34])&amp;&quot;','YYYY-MM-DD'),&quot;&amp;[.L34]&amp;&quot;,&quot;&amp;[.M34]&amp;&quot;,&quot;&amp;[.N34]&amp;&quot;,to_date('&quot;&amp;YEAR([.P34])&amp;&quot;-&quot;&amp;MONTH([.P34])&amp;&quot;-&quot;&amp;DAY([.P34])&amp;&quot;','YYYY-MM-DD'),to_date('&quot;&amp;YEAR([.S34])&amp;&quot;-&quot;&amp;MONTH([.S34])&amp;&quot;-&quot;&amp;DAY([.S34])&amp;&quot;','YYYY-MM-DD'),'&quot;&amp;[.T34]&amp;&quot;',to_date('&quot;&amp;YEAR([.U34])&amp;&quot;-&quot;&amp;MONTH([.U34])&amp;&quot;-&quot;&amp;DAY([.U34])&amp;&quot;','YYYY-MM-DD'),'&quot;&amp;[.V34]&amp;&quot;',to_date('&quot;&amp;YEAR([.W34])&amp;&quot;-&quot;&amp;MONTH([.W34])&amp;&quot;-&quot;&amp;DAY([.W34])&amp;&quot;','YYYY-MM-DD'),'&quot;&amp;[.X34]&amp;&quot;');&quot;" office:value-type="string" office:string-value="insert into EMP_HIST (EMP_ID,EMPNO,ENAME,JOB,MGR_EMP_ID,HIREDATE,SAL,COMM,DEPT_ID,EFF_BEG_DTM,EFF_END_DTM,LAST_ACTIVE,AUD_BEG_DTM,AUD_BEG_USR,AUD_END_DTM,AUD_END_USR) values (15,7839,'KING','PRESIDENT',null,to_date('1981-11-17','YYYY-MM-DD'),5000,null,1,to_date('1981-11-17','YYYY-MM-DD'),to_date('1899-12-30','YYYY-MM-DD'),'',to_date('1981-11-15','YYYY-MM-DD'),'SMITH',to_date('1899-12-30','YYYY-MM-DD'),'');">
            <text:p>insert into EMP_HIST (EMP_ID,EMPNO,ENAME,JOB,MGR_EMP_ID,HIREDATE,SAL,COMM,DEPT_ID,EFF_BEG_DTM,EFF_END_DTM,LAST_ACTIVE,AUD_BEG_DTM,AUD_BEG_USR,AUD_END_DTM,AUD_END_USR) values (15,7839,'KING','PRESIDENT',null,to_date('1981-11-17','YYYY-MM-DD'),5000,null,1,to_date('1981-11-17','YYYY-MM-DD'),to_date('1899-12-30','YYYY-MM-DD'),'',to_date('1981-11-15','YYYY-MM-DD'),'SMITH',to_date('1899-12-30','YYYY-MM-DD'),'');</text:p>
          </table:table-cell>
          <table:table-cell table:style-name="ce17" office:value-type="string">
            <text:p><text:s/></text:p>
          </table:table-cell>
          <table:table-cell table:style-name="ce19" table:formula="of:=IF([.W34]=&quot;&quot;;[.Z34];[.AA34])" office:value-type="string" office:string-value="insert into EMP (ID,EMPNO,ENAME,JOB,MGR_EMP_ID,HIREDATE,SAL,COMM,DEPT_ID,EFF_BEG_DTM,AUD_BEG_DTM,AUD_BEG_USR) values (15,7839,'KING','PRESIDENT',null,to_date('1981-11-17','YYYY-MM-DD'),5000,null,1,to_date('1981-11-17','YYYY-MM-DD'),to_date('1981-11-15','YYYY-MM-DD'),'SMITH');">
            <text:p>insert into EMP (ID,EMPNO,ENAME,JOB,MGR_EMP_ID,HIREDATE,SAL,COMM,DEPT_ID,EFF_BEG_DTM,AUD_BEG_DTM,AUD_BEG_USR) values (15,7839,'KING','PRESIDENT',null,to_date('1981-11-17','YYYY-MM-DD'),5000,null,1,to_date('1981-11-17','YYYY-MM-DD'),to_date('1981-11-15','YYYY-MM-DD'),'SMITH');</text:p>
          </table:table-cell>
          <table:table-cell table:number-columns-repeated="995"/>
        </table:table-row>
        <table:table-row table:style-name="ro1">
          <table:table-cell office:value-type="float" office:value="16">
            <text:p>16</text:p>
          </table:table-cell>
          <table:table-cell table:style-name="ce6" office:value-type="float" office:value="7876">
            <text:p>7876</text:p>
          </table:table-cell>
          <table:table-cell table:style-name="ce9" office:value-type="string">
            <text:p>ADAMS</text:p>
          </table:table-cell>
          <table:table-cell table:style-name="ce9" office:value-type="string">
            <text:p>CLERK</text:p>
          </table:table-cell>
          <table:table-cell table:style-name="ce9" office:value-type="float" office:value="6">
            <text:p>6</text:p>
          </table:table-cell>
          <table:table-cell table:style-name="ce9" table:number-columns-repeated="3"/>
          <table:table-cell table:style-name="ce9" office:value-type="string">
            <text:p>Jones</text:p>
          </table:table-cell>
          <table:table-cell table:style-name="ce10" office:value-type="date" office:date-value="1981-11-22">
            <text:p>22. Nov. 1981</text:p>
          </table:table-cell>
          <table:table-cell table:style-name="ce14" table:formula="of:=IF([.J35]&lt;[.J34];[.K$1];&quot;&quot;)">
            <text:p/>
          </table:table-cell>
          <table:table-cell table:style-name="ce9" office:value-type="float" office:value="1100">
            <text:p>1100</text:p>
          </table:table-cell>
          <table:table-cell table:style-name="ce9" office:value-type="string">
            <text:p>null</text:p>
          </table:table-cell>
          <table:table-cell table:style-name="ce9" office:value-type="float" office:value="2">
            <text:p>2</text:p>
          </table:table-cell>
          <table:table-cell table:formula="of:=IF([.P35]&lt;[.J35];[.O$1];&quot;&quot;)">
            <text:p/>
          </table:table-cell>
          <table:table-cell table:style-name="ce10" office:value-type="date" office:date-value="1981-11-22">
            <text:p>22. Nov. 1981</text:p>
          </table:table-cell>
          <table:table-cell table:style-name="ce14" table:formula="of:=IF([.P35]&lt;[.P34];[.Q$1];&quot;&quot;)">
            <text:p/>
          </table:table-cell>
          <table:table-cell table:style-name="ce14" table:formula="of:=IF(AND([.P35]&gt;[.S35];[.S35]&lt;&gt;0);[.R$1];&quot;&quot;)">
            <text:p/>
          </table:table-cell>
          <table:table-cell table:style-name="ce10" office:value-type="date" office:date-value="1982-06-15T12:00:00">
            <text:p>15. Jun. 1982</text:p>
          </table:table-cell>
          <table:table-cell office:value-type="string">
            <text:p>Y</text:p>
          </table:table-cell>
          <table:table-cell table:style-name="ce16" table:formula="of:=[.P35]+(RAND()-0.5)*5" office:value-type="date" office:date-value="1981-11-24T08:59:23.085938">
            <text:p>24. Nov. 1981</text:p>
          </table:table-cell>
          <table:table-cell table:style-name="ce16" table:formula="of:=VLOOKUP([.U35];[Sheet2.$A$2:.$B$6];2)" office:value-type="string" office:string-value="SMITH">
            <text:p>SMITH</text:p>
          </table:table-cell>
          <table:table-cell table:style-name="ce16" table:formula="of:=IF([.S35]&lt;&gt;0;[.S35]+(RAND()-0.5)*5;&quot;&quot;)" office:value-type="date" office:date-value="1982-06-15T01:56:37.851563">
            <text:p>15. Jun. 1982</text:p>
          </table:table-cell>
          <table:table-cell table:style-name="ce16" table:formula="of:=IF([.W35]&lt;&gt;&quot;&quot;;VLOOKUP([.W35];[Sheet2.$A$2:.$B$6];2);&quot;&quot;)" office:value-type="string" office:string-value="JAMES">
            <text:p>JAMES</text:p>
          </table:table-cell>
          <table:table-cell/>
          <table:table-cell table:formula="of:=[.Z$1]&amp;[.A35]&amp;&quot;,&quot;&amp;[.B35]&amp;&quot;,'&quot;&amp;[.C35]&amp;&quot;','&quot;&amp;[.D35]&amp;&quot;',&quot;&amp;[.E35]&amp;&quot;,to_date('&quot;&amp;YEAR([.J35])&amp;&quot;-&quot;&amp;MONTH([.J35])&amp;&quot;-&quot;&amp;DAY([.J35])&amp;&quot;','YYYY-MM-DD'),&quot;&amp;[.L35]&amp;&quot;,&quot;&amp;[.M35]&amp;&quot;,&quot;&amp;[.N35]&amp;&quot;,to_date('&quot;&amp;YEAR([.P35])&amp;&quot;-&quot;&amp;MONTH([.P35])&amp;&quot;-&quot;&amp;DAY([.P35])&amp;&quot;','YYYY-MM-DD'),to_date('&quot;&amp;YEAR([.U35])&amp;&quot;-&quot;&amp;MONTH([.U35])&amp;&quot;-&quot;&amp;DAY([.U35])&amp;&quot;','YYYY-MM-DD'),'&quot;&amp;[.V35]&amp;&quot;');&quot;" office:value-type="string" office:string-value="insert into EMP (ID,EMPNO,ENAME,JOB,MGR_EMP_ID,HIREDATE,SAL,COMM,DEPT_ID,EFF_BEG_DTM,AUD_BEG_DTM,AUD_BEG_USR) values (16,7876,'ADAMS','CLERK',6,to_date('1981-11-22','YYYY-MM-DD'),1100,null,2,to_date('1981-11-22','YYYY-MM-DD'),to_date('1981-11-24','YYYY-MM-DD'),'SMITH');">
            <text:p>insert into EMP (ID,EMPNO,ENAME,JOB,MGR_EMP_ID,HIREDATE,SAL,COMM,DEPT_ID,EFF_BEG_DTM,AUD_BEG_DTM,AUD_BEG_USR) values (16,7876,'ADAMS','CLERK',6,to_date('1981-11-22','YYYY-MM-DD'),1100,null,2,to_date('1981-11-22','YYYY-MM-DD'),to_date('1981-11-24','YYYY-MM-DD'),'SMITH');</text:p>
          </table:table-cell>
          <table:table-cell table:style-name="ce19" table:formula="of:=[.AA$1]&amp;[.A35]&amp;&quot;,&quot;&amp;[.B35]&amp;&quot;,'&quot;&amp;[.C35]&amp;&quot;','&quot;&amp;[.D35]&amp;&quot;',&quot;&amp;[.E35]&amp;&quot;,to_date('&quot;&amp;YEAR([.J35])&amp;&quot;-&quot;&amp;MONTH([.J35])&amp;&quot;-&quot;&amp;DAY([.J35])&amp;&quot;','YYYY-MM-DD'),&quot;&amp;[.L35]&amp;&quot;,&quot;&amp;[.M35]&amp;&quot;,&quot;&amp;[.N35]&amp;&quot;,to_date('&quot;&amp;YEAR([.P35])&amp;&quot;-&quot;&amp;MONTH([.P35])&amp;&quot;-&quot;&amp;DAY([.P35])&amp;&quot;','YYYY-MM-DD'),to_date('&quot;&amp;YEAR([.S35])&amp;&quot;-&quot;&amp;MONTH([.S35])&amp;&quot;-&quot;&amp;DAY([.S35])&amp;&quot;','YYYY-MM-DD'),'&quot;&amp;[.T35]&amp;&quot;',to_date('&quot;&amp;YEAR([.U35])&amp;&quot;-&quot;&amp;MONTH([.U35])&amp;&quot;-&quot;&amp;DAY([.U35])&amp;&quot;','YYYY-MM-DD'),'&quot;&amp;[.V35]&amp;&quot;',to_date('&quot;&amp;YEAR([.W35])&amp;&quot;-&quot;&amp;MONTH([.W35])&amp;&quot;-&quot;&amp;DAY([.W35])&amp;&quot;','YYYY-MM-DD'),'&quot;&amp;[.X35]&amp;&quot;');&quot;" office:value-type="string" office:string-value="insert into EMP_HIST (EMP_ID,EMPNO,ENAME,JOB,MGR_EMP_ID,HIREDATE,SAL,COMM,DEPT_ID,EFF_BEG_DTM,EFF_END_DTM,LAST_ACTIVE,AUD_BEG_DTM,AUD_BEG_USR,AUD_END_DTM,AUD_END_USR) values (16,7876,'ADAMS','CLERK',6,to_date('1981-11-22','YYYY-MM-DD'),1100,null,2,to_date('1981-11-22','YYYY-MM-DD'),to_date('1982-6-15','YYYY-MM-DD'),'Y',to_date('1981-11-24','YYYY-MM-DD'),'SMITH',to_date('1982-6-15','YYYY-MM-DD'),'JAMES');">
            <text:p>insert into EMP_HIST (EMP_ID,EMPNO,ENAME,JOB,MGR_EMP_ID,HIREDATE,SAL,COMM,DEPT_ID,EFF_BEG_DTM,EFF_END_DTM,LAST_ACTIVE,AUD_BEG_DTM,AUD_BEG_USR,AUD_END_DTM,AUD_END_USR) values (16,7876,'ADAMS','CLERK',6,to_date('1981-11-22','YYYY-MM-DD'),1100,null,2,to_date('1981-11-22','YYYY-MM-DD'),to_date('1982-6-15','YYYY-MM-DD'),'Y',to_date('1981-11-24','YYYY-MM-DD'),'SMITH',to_date('1982-6-15','YYYY-MM-DD'),'JAMES');</text:p>
          </table:table-cell>
          <table:table-cell table:style-name="ce17" office:value-type="string">
            <text:p><text:s/></text:p>
          </table:table-cell>
          <table:table-cell table:style-name="ce19" table:formula="of:=IF([.W35]=&quot;&quot;;[.Z35];[.AA35])" office:value-type="string" office:string-value="insert into EMP_HIST (EMP_ID,EMPNO,ENAME,JOB,MGR_EMP_ID,HIREDATE,SAL,COMM,DEPT_ID,EFF_BEG_DTM,EFF_END_DTM,LAST_ACTIVE,AUD_BEG_DTM,AUD_BEG_USR,AUD_END_DTM,AUD_END_USR) values (16,7876,'ADAMS','CLERK',6,to_date('1981-11-22','YYYY-MM-DD'),1100,null,2,to_date('1981-11-22','YYYY-MM-DD'),to_date('1982-6-15','YYYY-MM-DD'),'Y',to_date('1981-11-24','YYYY-MM-DD'),'SMITH',to_date('1982-6-15','YYYY-MM-DD'),'JAMES');">
            <text:p>insert into EMP_HIST (EMP_ID,EMPNO,ENAME,JOB,MGR_EMP_ID,HIREDATE,SAL,COMM,DEPT_ID,EFF_BEG_DTM,EFF_END_DTM,LAST_ACTIVE,AUD_BEG_DTM,AUD_BEG_USR,AUD_END_DTM,AUD_END_USR) values (16,7876,'ADAMS','CLERK',6,to_date('1981-11-22','YYYY-MM-DD'),1100,null,2,to_date('1981-11-22','YYYY-MM-DD'),to_date('1982-6-15','YYYY-MM-DD'),'Y',to_date('1981-11-24','YYYY-MM-DD'),'SMITH',to_date('1982-6-15','YYYY-MM-DD'),'JAMES');</text:p>
          </table:table-cell>
          <table:table-cell table:number-columns-repeated="995"/>
        </table:table-row>
        <table:table-row table:style-name="ro1">
          <table:table-cell office:value-type="float" office:value="17">
            <text:p>17</text:p>
          </table:table-cell>
          <table:table-cell table:style-name="ce5" office:value-type="float" office:value="7900">
            <text:p>7900</text:p>
          </table:table-cell>
          <table:table-cell office:value-type="string">
            <text:p>JAMES</text:p>
          </table:table-cell>
          <table:table-cell office:value-type="string">
            <text:p>CLERK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Blake</text:p>
          </table:table-cell>
          <table:table-cell table:style-name="ce11" office:value-type="date" office:date-value="1981-12-03">
            <text:p>3. Dec. 1981</text:p>
          </table:table-cell>
          <table:table-cell table:style-name="ce14" table:formula="of:=IF([.J36]&lt;[.J35];[.K$1];&quot;&quot;)">
            <text:p/>
          </table:table-cell>
          <table:table-cell office:value-type="float" office:value="950">
            <text:p>95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table:formula="of:=IF([.P36]&lt;[.J36];[.O$1];&quot;&quot;)">
            <text:p/>
          </table:table-cell>
          <table:table-cell table:style-name="ce11" office:value-type="date" office:date-value="1981-12-03">
            <text:p>3. Dec. 1981</text:p>
          </table:table-cell>
          <table:table-cell table:style-name="ce14" table:formula="of:=IF([.P36]&lt;[.P35];[.Q$1];&quot;&quot;)">
            <text:p/>
          </table:table-cell>
          <table:table-cell table:style-name="ce14" table:formula="of:=IF(AND([.P36]&gt;[.S36];[.S36]&lt;&gt;0);[.R$1];&quot;&quot;)">
            <text:p/>
          </table:table-cell>
          <table:table-cell table:style-name="ce11"/>
          <table:table-cell/>
          <table:table-cell table:style-name="ce16" table:formula="of:=[.P36]+(RAND()-0.5)*5" office:value-type="date" office:date-value="1981-12-01T10:47:08.320313">
            <text:p>1. Dec. 1981</text:p>
          </table:table-cell>
          <table:table-cell table:style-name="ce16" table:formula="of:=VLOOKUP([.U36];[Sheet2.$A$2:.$B$6];2)" office:value-type="string" office:string-value="SMITH">
            <text:p>SMITH</text:p>
          </table:table-cell>
          <table:table-cell table:style-name="ce16" table:formula="of:=IF([.S36]&lt;&gt;0;[.S36]+(RAND()-0.5)*5;&quot;&quot;)">
            <text:p/>
          </table:table-cell>
          <table:table-cell table:style-name="ce16" table:formula="of:=IF([.W36]&lt;&gt;&quot;&quot;;VLOOKUP([.W36];[Sheet2.$A$2:.$B$6];2);&quot;&quot;)">
            <text:p/>
          </table:table-cell>
          <table:table-cell/>
          <table:table-cell table:formula="of:=[.Z$1]&amp;[.A36]&amp;&quot;,&quot;&amp;[.B36]&amp;&quot;,'&quot;&amp;[.C36]&amp;&quot;','&quot;&amp;[.D36]&amp;&quot;',&quot;&amp;[.E36]&amp;&quot;,to_date('&quot;&amp;YEAR([.J36])&amp;&quot;-&quot;&amp;MONTH([.J36])&amp;&quot;-&quot;&amp;DAY([.J36])&amp;&quot;','YYYY-MM-DD'),&quot;&amp;[.L36]&amp;&quot;,&quot;&amp;[.M36]&amp;&quot;,&quot;&amp;[.N36]&amp;&quot;,to_date('&quot;&amp;YEAR([.P36])&amp;&quot;-&quot;&amp;MONTH([.P36])&amp;&quot;-&quot;&amp;DAY([.P36])&amp;&quot;','YYYY-MM-DD'),to_date('&quot;&amp;YEAR([.U36])&amp;&quot;-&quot;&amp;MONTH([.U36])&amp;&quot;-&quot;&amp;DAY([.U36])&amp;&quot;','YYYY-MM-DD'),'&quot;&amp;[.V36]&amp;&quot;');&quot;" office:value-type="string" office:string-value="insert into EMP (ID,EMPNO,ENAME,JOB,MGR_EMP_ID,HIREDATE,SAL,COMM,DEPT_ID,EFF_BEG_DTM,AUD_BEG_DTM,AUD_BEG_USR) values (17,7900,'JAMES','CLERK',8,to_date('1981-12-3','YYYY-MM-DD'),950,null,3,to_date('1981-12-3','YYYY-MM-DD'),to_date('1981-12-1','YYYY-MM-DD'),'SMITH');">
            <text:p>insert into EMP (ID,EMPNO,ENAME,JOB,MGR_EMP_ID,HIREDATE,SAL,COMM,DEPT_ID,EFF_BEG_DTM,AUD_BEG_DTM,AUD_BEG_USR) values (17,7900,'JAMES','CLERK',8,to_date('1981-12-3','YYYY-MM-DD'),950,null,3,to_date('1981-12-3','YYYY-MM-DD'),to_date('1981-12-1','YYYY-MM-DD'),'SMITH');</text:p>
          </table:table-cell>
          <table:table-cell table:style-name="ce19" table:formula="of:=[.AA$1]&amp;[.A36]&amp;&quot;,&quot;&amp;[.B36]&amp;&quot;,'&quot;&amp;[.C36]&amp;&quot;','&quot;&amp;[.D36]&amp;&quot;',&quot;&amp;[.E36]&amp;&quot;,to_date('&quot;&amp;YEAR([.J36])&amp;&quot;-&quot;&amp;MONTH([.J36])&amp;&quot;-&quot;&amp;DAY([.J36])&amp;&quot;','YYYY-MM-DD'),&quot;&amp;[.L36]&amp;&quot;,&quot;&amp;[.M36]&amp;&quot;,&quot;&amp;[.N36]&amp;&quot;,to_date('&quot;&amp;YEAR([.P36])&amp;&quot;-&quot;&amp;MONTH([.P36])&amp;&quot;-&quot;&amp;DAY([.P36])&amp;&quot;','YYYY-MM-DD'),to_date('&quot;&amp;YEAR([.S36])&amp;&quot;-&quot;&amp;MONTH([.S36])&amp;&quot;-&quot;&amp;DAY([.S36])&amp;&quot;','YYYY-MM-DD'),'&quot;&amp;[.T36]&amp;&quot;',to_date('&quot;&amp;YEAR([.U36])&amp;&quot;-&quot;&amp;MONTH([.U36])&amp;&quot;-&quot;&amp;DAY([.U36])&amp;&quot;','YYYY-MM-DD'),'&quot;&amp;[.V36]&amp;&quot;',to_date('&quot;&amp;YEAR([.W36])&amp;&quot;-&quot;&amp;MONTH([.W36])&amp;&quot;-&quot;&amp;DAY([.W36])&amp;&quot;','YYYY-MM-DD'),'&quot;&amp;[.X36]&amp;&quot;');&quot;" office:value-type="string" office:string-value="insert into EMP_HIST (EMP_ID,EMPNO,ENAME,JOB,MGR_EMP_ID,HIREDATE,SAL,COMM,DEPT_ID,EFF_BEG_DTM,EFF_END_DTM,LAST_ACTIVE,AUD_BEG_DTM,AUD_BEG_USR,AUD_END_DTM,AUD_END_USR) values (17,7900,'JAMES','CLERK',8,to_date('1981-12-3','YYYY-MM-DD'),950,null,3,to_date('1981-12-3','YYYY-MM-DD'),to_date('1899-12-30','YYYY-MM-DD'),'',to_date('1981-12-1','YYYY-MM-DD'),'SMITH',to_date('1899-12-30','YYYY-MM-DD'),'');">
            <text:p>insert into EMP_HIST (EMP_ID,EMPNO,ENAME,JOB,MGR_EMP_ID,HIREDATE,SAL,COMM,DEPT_ID,EFF_BEG_DTM,EFF_END_DTM,LAST_ACTIVE,AUD_BEG_DTM,AUD_BEG_USR,AUD_END_DTM,AUD_END_USR) values (17,7900,'JAMES','CLERK',8,to_date('1981-12-3','YYYY-MM-DD'),950,null,3,to_date('1981-12-3','YYYY-MM-DD'),to_date('1899-12-30','YYYY-MM-DD'),'',to_date('1981-12-1','YYYY-MM-DD'),'SMITH',to_date('1899-12-30','YYYY-MM-DD'),'');</text:p>
          </table:table-cell>
          <table:table-cell table:style-name="ce17" office:value-type="string">
            <text:p><text:s/></text:p>
          </table:table-cell>
          <table:table-cell table:style-name="ce19" table:formula="of:=IF([.W36]=&quot;&quot;;[.Z36];[.AA36])" office:value-type="string" office:string-value="insert into EMP (ID,EMPNO,ENAME,JOB,MGR_EMP_ID,HIREDATE,SAL,COMM,DEPT_ID,EFF_BEG_DTM,AUD_BEG_DTM,AUD_BEG_USR) values (17,7900,'JAMES','CLERK',8,to_date('1981-12-3','YYYY-MM-DD'),950,null,3,to_date('1981-12-3','YYYY-MM-DD'),to_date('1981-12-1','YYYY-MM-DD'),'SMITH');">
            <text:p>insert into EMP (ID,EMPNO,ENAME,JOB,MGR_EMP_ID,HIREDATE,SAL,COMM,DEPT_ID,EFF_BEG_DTM,AUD_BEG_DTM,AUD_BEG_USR) values (17,7900,'JAMES','CLERK',8,to_date('1981-12-3','YYYY-MM-DD'),950,null,3,to_date('1981-12-3','YYYY-MM-DD'),to_date('1981-12-1','YYYY-MM-DD'),'SMITH');</text:p>
          </table:table-cell>
          <table:table-cell table:number-columns-repeated="995"/>
        </table:table-row>
        <table:table-row table:style-name="ro1">
          <table:table-cell office:value-type="float" office:value="18">
            <text:p>18</text:p>
          </table:table-cell>
          <table:table-cell table:style-name="ce5" office:value-type="float" office:value="7902">
            <text:p>7902</text:p>
          </table:table-cell>
          <table:table-cell office:value-type="string">
            <text:p>FORD</text:p>
          </table:table-cell>
          <table:table-cell office:value-type="string">
            <text:p>ANALYST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Jones</text:p>
          </table:table-cell>
          <table:table-cell table:style-name="ce11" office:value-type="date" office:date-value="1981-12-03">
            <text:p>3. Dec. 1981</text:p>
          </table:table-cell>
          <table:table-cell table:style-name="ce14" table:formula="of:=IF([.J37]&lt;[.J36];[.K$1];&quot;&quot;)">
            <text:p/>
          </table:table-cell>
          <table:table-cell office:value-type="float" office:value="3000">
            <text:p>3000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formula="of:=IF([.P37]&lt;[.J37];[.O$1];&quot;&quot;)">
            <text:p/>
          </table:table-cell>
          <table:table-cell table:style-name="ce11" office:value-type="date" office:date-value="1981-12-03">
            <text:p>3. Dec. 1981</text:p>
          </table:table-cell>
          <table:table-cell table:style-name="ce14" table:formula="of:=IF([.P37]&lt;[.P36];[.Q$1];&quot;&quot;)">
            <text:p/>
          </table:table-cell>
          <table:table-cell table:style-name="ce14" table:formula="of:=IF(AND([.P37]&gt;[.S37];[.S37]&lt;&gt;0);[.R$1];&quot;&quot;)">
            <text:p/>
          </table:table-cell>
          <table:table-cell table:style-name="ce11"/>
          <table:table-cell/>
          <table:table-cell table:style-name="ce16" table:formula="of:=[.P37]+(RAND()-0.5)*5" office:value-type="date" office:date-value="1981-12-02T04:02:42.597656">
            <text:p>2. Dec. 1981</text:p>
          </table:table-cell>
          <table:table-cell table:style-name="ce16" table:formula="of:=VLOOKUP([.U37];[Sheet2.$A$2:.$B$6];2)" office:value-type="string" office:string-value="SMITH">
            <text:p>SMITH</text:p>
          </table:table-cell>
          <table:table-cell table:style-name="ce16" table:formula="of:=IF([.S37]&lt;&gt;0;[.S37]+(RAND()-0.5)*5;&quot;&quot;)">
            <text:p/>
          </table:table-cell>
          <table:table-cell table:style-name="ce16" table:formula="of:=IF([.W37]&lt;&gt;&quot;&quot;;VLOOKUP([.W37];[Sheet2.$A$2:.$B$6];2);&quot;&quot;)">
            <text:p/>
          </table:table-cell>
          <table:table-cell/>
          <table:table-cell table:formula="of:=[.Z$1]&amp;[.A37]&amp;&quot;,&quot;&amp;[.B37]&amp;&quot;,'&quot;&amp;[.C37]&amp;&quot;','&quot;&amp;[.D37]&amp;&quot;',&quot;&amp;[.E37]&amp;&quot;,to_date('&quot;&amp;YEAR([.J37])&amp;&quot;-&quot;&amp;MONTH([.J37])&amp;&quot;-&quot;&amp;DAY([.J37])&amp;&quot;','YYYY-MM-DD'),&quot;&amp;[.L37]&amp;&quot;,&quot;&amp;[.M37]&amp;&quot;,&quot;&amp;[.N37]&amp;&quot;,to_date('&quot;&amp;YEAR([.P37])&amp;&quot;-&quot;&amp;MONTH([.P37])&amp;&quot;-&quot;&amp;DAY([.P37])&amp;&quot;','YYYY-MM-DD'),to_date('&quot;&amp;YEAR([.U37])&amp;&quot;-&quot;&amp;MONTH([.U37])&amp;&quot;-&quot;&amp;DAY([.U37])&amp;&quot;','YYYY-MM-DD'),'&quot;&amp;[.V37]&amp;&quot;');&quot;" office:value-type="string" office:string-value="insert into EMP (ID,EMPNO,ENAME,JOB,MGR_EMP_ID,HIREDATE,SAL,COMM,DEPT_ID,EFF_BEG_DTM,AUD_BEG_DTM,AUD_BEG_USR) values (18,7902,'FORD','ANALYST',6,to_date('1981-12-3','YYYY-MM-DD'),3000,null,2,to_date('1981-12-3','YYYY-MM-DD'),to_date('1981-12-2','YYYY-MM-DD'),'SMITH');">
            <text:p>insert into EMP (ID,EMPNO,ENAME,JOB,MGR_EMP_ID,HIREDATE,SAL,COMM,DEPT_ID,EFF_BEG_DTM,AUD_BEG_DTM,AUD_BEG_USR) values (18,7902,'FORD','ANALYST',6,to_date('1981-12-3','YYYY-MM-DD'),3000,null,2,to_date('1981-12-3','YYYY-MM-DD'),to_date('1981-12-2','YYYY-MM-DD'),'SMITH');</text:p>
          </table:table-cell>
          <table:table-cell table:style-name="ce19" table:formula="of:=[.AA$1]&amp;[.A37]&amp;&quot;,&quot;&amp;[.B37]&amp;&quot;,'&quot;&amp;[.C37]&amp;&quot;','&quot;&amp;[.D37]&amp;&quot;',&quot;&amp;[.E37]&amp;&quot;,to_date('&quot;&amp;YEAR([.J37])&amp;&quot;-&quot;&amp;MONTH([.J37])&amp;&quot;-&quot;&amp;DAY([.J37])&amp;&quot;','YYYY-MM-DD'),&quot;&amp;[.L37]&amp;&quot;,&quot;&amp;[.M37]&amp;&quot;,&quot;&amp;[.N37]&amp;&quot;,to_date('&quot;&amp;YEAR([.P37])&amp;&quot;-&quot;&amp;MONTH([.P37])&amp;&quot;-&quot;&amp;DAY([.P37])&amp;&quot;','YYYY-MM-DD'),to_date('&quot;&amp;YEAR([.S37])&amp;&quot;-&quot;&amp;MONTH([.S37])&amp;&quot;-&quot;&amp;DAY([.S37])&amp;&quot;','YYYY-MM-DD'),'&quot;&amp;[.T37]&amp;&quot;',to_date('&quot;&amp;YEAR([.U37])&amp;&quot;-&quot;&amp;MONTH([.U37])&amp;&quot;-&quot;&amp;DAY([.U37])&amp;&quot;','YYYY-MM-DD'),'&quot;&amp;[.V37]&amp;&quot;',to_date('&quot;&amp;YEAR([.W37])&amp;&quot;-&quot;&amp;MONTH([.W37])&amp;&quot;-&quot;&amp;DAY([.W37])&amp;&quot;','YYYY-MM-DD'),'&quot;&amp;[.X37]&amp;&quot;');&quot;" office:value-type="string" office:string-value="insert into EMP_HIST (EMP_ID,EMPNO,ENAME,JOB,MGR_EMP_ID,HIREDATE,SAL,COMM,DEPT_ID,EFF_BEG_DTM,EFF_END_DTM,LAST_ACTIVE,AUD_BEG_DTM,AUD_BEG_USR,AUD_END_DTM,AUD_END_USR) values (18,7902,'FORD','ANALYST',6,to_date('1981-12-3','YYYY-MM-DD'),3000,null,2,to_date('1981-12-3','YYYY-MM-DD'),to_date('1899-12-30','YYYY-MM-DD'),'',to_date('1981-12-2','YYYY-MM-DD'),'SMITH',to_date('1899-12-30','YYYY-MM-DD'),'');">
            <text:p>insert into EMP_HIST (EMP_ID,EMPNO,ENAME,JOB,MGR_EMP_ID,HIREDATE,SAL,COMM,DEPT_ID,EFF_BEG_DTM,EFF_END_DTM,LAST_ACTIVE,AUD_BEG_DTM,AUD_BEG_USR,AUD_END_DTM,AUD_END_USR) values (18,7902,'FORD','ANALYST',6,to_date('1981-12-3','YYYY-MM-DD'),3000,null,2,to_date('1981-12-3','YYYY-MM-DD'),to_date('1899-12-30','YYYY-MM-DD'),'',to_date('1981-12-2','YYYY-MM-DD'),'SMITH',to_date('1899-12-30','YYYY-MM-DD'),'');</text:p>
          </table:table-cell>
          <table:table-cell table:style-name="ce17" office:value-type="string">
            <text:p><text:s/></text:p>
          </table:table-cell>
          <table:table-cell table:style-name="ce19" table:formula="of:=IF([.W37]=&quot;&quot;;[.Z37];[.AA37])" office:value-type="string" office:string-value="insert into EMP (ID,EMPNO,ENAME,JOB,MGR_EMP_ID,HIREDATE,SAL,COMM,DEPT_ID,EFF_BEG_DTM,AUD_BEG_DTM,AUD_BEG_USR) values (18,7902,'FORD','ANALYST',6,to_date('1981-12-3','YYYY-MM-DD'),3000,null,2,to_date('1981-12-3','YYYY-MM-DD'),to_date('1981-12-2','YYYY-MM-DD'),'SMITH');">
            <text:p>insert into EMP (ID,EMPNO,ENAME,JOB,MGR_EMP_ID,HIREDATE,SAL,COMM,DEPT_ID,EFF_BEG_DTM,AUD_BEG_DTM,AUD_BEG_USR) values (18,7902,'FORD','ANALYST',6,to_date('1981-12-3','YYYY-MM-DD'),3000,null,2,to_date('1981-12-3','YYYY-MM-DD'),to_date('1981-12-2','YYYY-MM-DD'),'SMITH');</text:p>
          </table:table-cell>
          <table:table-cell table:number-columns-repeated="995"/>
        </table:table-row>
        <table:table-row table:style-name="ro1">
          <table:table-cell office:value-type="float" office:value="19">
            <text:p>19</text:p>
          </table:table-cell>
          <table:table-cell table:style-name="ce5" office:value-type="float" office:value="7934">
            <text:p>7934</text:p>
          </table:table-cell>
          <table:table-cell office:value-type="string">
            <text:p>MILLER</text:p>
          </table:table-cell>
          <table:table-cell office:value-type="string">
            <text:p>CLERK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Clark</text:p>
          </table:table-cell>
          <table:table-cell table:style-name="ce11" office:value-type="date" office:date-value="1982-01-23">
            <text:p>23. Jan. 1982</text:p>
          </table:table-cell>
          <table:table-cell table:style-name="ce14" table:formula="of:=IF([.J38]&lt;[.J37];[.K$1];&quot;&quot;)">
            <text:p/>
          </table:table-cell>
          <table:table-cell office:value-type="float" office:value="1300">
            <text:p>13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38]&lt;[.J38];[.O$1];&quot;&quot;)">
            <text:p/>
          </table:table-cell>
          <table:table-cell table:style-name="ce11" office:value-type="date" office:date-value="1982-01-23">
            <text:p>23. Jan. 1982</text:p>
          </table:table-cell>
          <table:table-cell table:style-name="ce14" table:formula="of:=IF([.P38]&lt;[.P37];[.Q$1];&quot;&quot;)">
            <text:p/>
          </table:table-cell>
          <table:table-cell table:style-name="ce14" table:formula="of:=IF(AND([.P38]&gt;[.S38];[.S38]&lt;&gt;0);[.R$1];&quot;&quot;)">
            <text:p/>
          </table:table-cell>
          <table:table-cell table:style-name="ce11"/>
          <table:table-cell/>
          <table:table-cell table:style-name="ce16" table:formula="of:=[.P38]+(RAND()-0.5)*5" office:value-type="date" office:date-value="1982-01-22T05:31:28.769531">
            <text:p>22. Jan. 1982</text:p>
          </table:table-cell>
          <table:table-cell table:style-name="ce16" table:formula="of:=VLOOKUP([.U38];[Sheet2.$A$2:.$B$6];2)" office:value-type="string" office:string-value="JAMES">
            <text:p>JAMES</text:p>
          </table:table-cell>
          <table:table-cell table:style-name="ce16" table:formula="of:=IF([.S38]&lt;&gt;0;[.S38]+(RAND()-0.5)*5;&quot;&quot;)">
            <text:p/>
          </table:table-cell>
          <table:table-cell table:style-name="ce16" table:formula="of:=IF([.W38]&lt;&gt;&quot;&quot;;VLOOKUP([.W38];[Sheet2.$A$2:.$B$6];2);&quot;&quot;)">
            <text:p/>
          </table:table-cell>
          <table:table-cell/>
          <table:table-cell table:formula="of:=[.Z$1]&amp;[.A38]&amp;&quot;,&quot;&amp;[.B38]&amp;&quot;,'&quot;&amp;[.C38]&amp;&quot;','&quot;&amp;[.D38]&amp;&quot;',&quot;&amp;[.E38]&amp;&quot;,to_date('&quot;&amp;YEAR([.J38])&amp;&quot;-&quot;&amp;MONTH([.J38])&amp;&quot;-&quot;&amp;DAY([.J38])&amp;&quot;','YYYY-MM-DD'),&quot;&amp;[.L38]&amp;&quot;,&quot;&amp;[.M38]&amp;&quot;,&quot;&amp;[.N38]&amp;&quot;,to_date('&quot;&amp;YEAR([.P38])&amp;&quot;-&quot;&amp;MONTH([.P38])&amp;&quot;-&quot;&amp;DAY([.P38])&amp;&quot;','YYYY-MM-DD'),to_date('&quot;&amp;YEAR([.U38])&amp;&quot;-&quot;&amp;MONTH([.U38])&amp;&quot;-&quot;&amp;DAY([.U38])&amp;&quot;','YYYY-MM-DD'),'&quot;&amp;[.V38]&amp;&quot;');&quot;" office:value-type="string" office:string-value="insert into EMP (ID,EMPNO,ENAME,JOB,MGR_EMP_ID,HIREDATE,SAL,COMM,DEPT_ID,EFF_BEG_DTM,AUD_BEG_DTM,AUD_BEG_USR) values (19,7934,'MILLER','CLERK',9,to_date('1982-1-23','YYYY-MM-DD'),1300,null,1,to_date('1982-1-23','YYYY-MM-DD'),to_date('1982-1-22','YYYY-MM-DD'),'JAMES');">
            <text:p>insert into EMP (ID,EMPNO,ENAME,JOB,MGR_EMP_ID,HIREDATE,SAL,COMM,DEPT_ID,EFF_BEG_DTM,AUD_BEG_DTM,AUD_BEG_USR) values (19,7934,'MILLER','CLERK',9,to_date('1982-1-23','YYYY-MM-DD'),1300,null,1,to_date('1982-1-23','YYYY-MM-DD'),to_date('1982-1-22','YYYY-MM-DD'),'JAMES');</text:p>
          </table:table-cell>
          <table:table-cell table:style-name="ce19" table:formula="of:=[.AA$1]&amp;[.A38]&amp;&quot;,&quot;&amp;[.B38]&amp;&quot;,'&quot;&amp;[.C38]&amp;&quot;','&quot;&amp;[.D38]&amp;&quot;',&quot;&amp;[.E38]&amp;&quot;,to_date('&quot;&amp;YEAR([.J38])&amp;&quot;-&quot;&amp;MONTH([.J38])&amp;&quot;-&quot;&amp;DAY([.J38])&amp;&quot;','YYYY-MM-DD'),&quot;&amp;[.L38]&amp;&quot;,&quot;&amp;[.M38]&amp;&quot;,&quot;&amp;[.N38]&amp;&quot;,to_date('&quot;&amp;YEAR([.P38])&amp;&quot;-&quot;&amp;MONTH([.P38])&amp;&quot;-&quot;&amp;DAY([.P38])&amp;&quot;','YYYY-MM-DD'),to_date('&quot;&amp;YEAR([.S38])&amp;&quot;-&quot;&amp;MONTH([.S38])&amp;&quot;-&quot;&amp;DAY([.S38])&amp;&quot;','YYYY-MM-DD'),'&quot;&amp;[.T38]&amp;&quot;',to_date('&quot;&amp;YEAR([.U38])&amp;&quot;-&quot;&amp;MONTH([.U38])&amp;&quot;-&quot;&amp;DAY([.U38])&amp;&quot;','YYYY-MM-DD'),'&quot;&amp;[.V38]&amp;&quot;',to_date('&quot;&amp;YEAR([.W38])&amp;&quot;-&quot;&amp;MONTH([.W38])&amp;&quot;-&quot;&amp;DAY([.W38])&amp;&quot;','YYYY-MM-DD'),'&quot;&amp;[.X38]&amp;&quot;');&quot;" office:value-type="string" office:string-value="insert into EMP_HIST (EMP_ID,EMPNO,ENAME,JOB,MGR_EMP_ID,HIREDATE,SAL,COMM,DEPT_ID,EFF_BEG_DTM,EFF_END_DTM,LAST_ACTIVE,AUD_BEG_DTM,AUD_BEG_USR,AUD_END_DTM,AUD_END_USR) values (19,7934,'MILLER','CLERK',9,to_date('1982-1-23','YYYY-MM-DD'),1300,null,1,to_date('1982-1-23','YYYY-MM-DD'),to_date('1899-12-30','YYYY-MM-DD'),'',to_date('1982-1-22','YYYY-MM-DD'),'JAMES',to_date('1899-12-30','YYYY-MM-DD'),'');">
            <text:p>insert into EMP_HIST (EMP_ID,EMPNO,ENAME,JOB,MGR_EMP_ID,HIREDATE,SAL,COMM,DEPT_ID,EFF_BEG_DTM,EFF_END_DTM,LAST_ACTIVE,AUD_BEG_DTM,AUD_BEG_USR,AUD_END_DTM,AUD_END_USR) values (19,7934,'MILLER','CLERK',9,to_date('1982-1-23','YYYY-MM-DD'),1300,null,1,to_date('1982-1-23','YYYY-MM-DD'),to_date('1899-12-30','YYYY-MM-DD'),'',to_date('1982-1-22','YYYY-MM-DD'),'JAMES',to_date('1899-12-30','YYYY-MM-DD'),'');</text:p>
          </table:table-cell>
          <table:table-cell table:style-name="ce17" office:value-type="string">
            <text:p><text:s/></text:p>
          </table:table-cell>
          <table:table-cell table:style-name="ce19" table:formula="of:=IF([.W38]=&quot;&quot;;[.Z38];[.AA38])" office:value-type="string" office:string-value="insert into EMP (ID,EMPNO,ENAME,JOB,MGR_EMP_ID,HIREDATE,SAL,COMM,DEPT_ID,EFF_BEG_DTM,AUD_BEG_DTM,AUD_BEG_USR) values (19,7934,'MILLER','CLERK',9,to_date('1982-1-23','YYYY-MM-DD'),1300,null,1,to_date('1982-1-23','YYYY-MM-DD'),to_date('1982-1-22','YYYY-MM-DD'),'JAMES');">
            <text:p>insert into EMP (ID,EMPNO,ENAME,JOB,MGR_EMP_ID,HIREDATE,SAL,COMM,DEPT_ID,EFF_BEG_DTM,AUD_BEG_DTM,AUD_BEG_USR) values (19,7934,'MILLER','CLERK',9,to_date('1982-1-23','YYYY-MM-DD'),1300,null,1,to_date('1982-1-23','YYYY-MM-DD'),to_date('1982-1-22','YYYY-MM-DD'),'JAMES');</text:p>
          </table:table-cell>
          <table:table-cell table:number-columns-repeated="995"/>
        </table:table-row>
        <table:table-row table:style-name="ro1">
          <table:table-cell office:value-type="float" office:value="20">
            <text:p>20</text:p>
          </table:table-cell>
          <table:table-cell table:style-name="ce5" office:value-type="float" office:value="7788">
            <text:p>7788</text:p>
          </table:table-cell>
          <table:table-cell office:value-type="string">
            <text:p>SCOTT</text:p>
          </table:table-cell>
          <table:table-cell office:value-type="string">
            <text:p>ANALYST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Jones</text:p>
          </table:table-cell>
          <table:table-cell table:style-name="ce11" office:value-type="date" office:date-value="1982-12-09">
            <text:p>9. Dec. 1982</text:p>
          </table:table-cell>
          <table:table-cell table:style-name="ce14" table:formula="of:=IF([.J39]&lt;[.J38];[.K$1];&quot;&quot;)">
            <text:p/>
          </table:table-cell>
          <table:table-cell office:value-type="float" office:value="3000">
            <text:p>3000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formula="of:=IF([.P39]&lt;[.J39];[.O$1];&quot;&quot;)">
            <text:p/>
          </table:table-cell>
          <table:table-cell table:style-name="ce11" office:value-type="date" office:date-value="1982-12-09">
            <text:p>9. Dec. 1982</text:p>
          </table:table-cell>
          <table:table-cell table:style-name="ce14" table:formula="of:=IF([.P39]&lt;[.P38];[.Q$1];&quot;&quot;)">
            <text:p/>
          </table:table-cell>
          <table:table-cell table:style-name="ce14" table:formula="of:=IF(AND([.P39]&gt;[.S39];[.S39]&lt;&gt;0);[.R$1];&quot;&quot;)">
            <text:p/>
          </table:table-cell>
          <table:table-cell table:style-name="ce11"/>
          <table:table-cell/>
          <table:table-cell table:style-name="ce16" table:formula="of:=[.P39]+(RAND()-0.5)*5" office:value-type="date" office:date-value="1982-12-06T17:42:20.039063">
            <text:p>6. Dec. 1982</text:p>
          </table:table-cell>
          <table:table-cell table:style-name="ce16" table:formula="of:=VLOOKUP([.U39];[Sheet2.$A$2:.$B$6];2)" office:value-type="string" office:string-value="JAMES">
            <text:p>JAMES</text:p>
          </table:table-cell>
          <table:table-cell table:style-name="ce16" table:formula="of:=IF([.S39]&lt;&gt;0;[.S39]+(RAND()-0.5)*5;&quot;&quot;)">
            <text:p/>
          </table:table-cell>
          <table:table-cell table:style-name="ce16" table:formula="of:=IF([.W39]&lt;&gt;&quot;&quot;;VLOOKUP([.W39];[Sheet2.$A$2:.$B$6];2);&quot;&quot;)">
            <text:p/>
          </table:table-cell>
          <table:table-cell/>
          <table:table-cell table:formula="of:=[.Z$1]&amp;[.A39]&amp;&quot;,&quot;&amp;[.B39]&amp;&quot;,'&quot;&amp;[.C39]&amp;&quot;','&quot;&amp;[.D39]&amp;&quot;',&quot;&amp;[.E39]&amp;&quot;,to_date('&quot;&amp;YEAR([.J39])&amp;&quot;-&quot;&amp;MONTH([.J39])&amp;&quot;-&quot;&amp;DAY([.J39])&amp;&quot;','YYYY-MM-DD'),&quot;&amp;[.L39]&amp;&quot;,&quot;&amp;[.M39]&amp;&quot;,&quot;&amp;[.N39]&amp;&quot;,to_date('&quot;&amp;YEAR([.P39])&amp;&quot;-&quot;&amp;MONTH([.P39])&amp;&quot;-&quot;&amp;DAY([.P39])&amp;&quot;','YYYY-MM-DD'),to_date('&quot;&amp;YEAR([.U39])&amp;&quot;-&quot;&amp;MONTH([.U39])&amp;&quot;-&quot;&amp;DAY([.U39])&amp;&quot;','YYYY-MM-DD'),'&quot;&amp;[.V39]&amp;&quot;');&quot;" office:value-type="string" office:string-value="insert into EMP (ID,EMPNO,ENAME,JOB,MGR_EMP_ID,HIREDATE,SAL,COMM,DEPT_ID,EFF_BEG_DTM,AUD_BEG_DTM,AUD_BEG_USR) values (20,7788,'SCOTT','ANALYST',6,to_date('1982-12-9','YYYY-MM-DD'),3000,null,2,to_date('1982-12-9','YYYY-MM-DD'),to_date('1982-12-6','YYYY-MM-DD'),'JAMES');">
            <text:p>insert into EMP (ID,EMPNO,ENAME,JOB,MGR_EMP_ID,HIREDATE,SAL,COMM,DEPT_ID,EFF_BEG_DTM,AUD_BEG_DTM,AUD_BEG_USR) values (20,7788,'SCOTT','ANALYST',6,to_date('1982-12-9','YYYY-MM-DD'),3000,null,2,to_date('1982-12-9','YYYY-MM-DD'),to_date('1982-12-6','YYYY-MM-DD'),'JAMES');</text:p>
          </table:table-cell>
          <table:table-cell table:style-name="ce19" table:formula="of:=[.AA$1]&amp;[.A39]&amp;&quot;,&quot;&amp;[.B39]&amp;&quot;,'&quot;&amp;[.C39]&amp;&quot;','&quot;&amp;[.D39]&amp;&quot;',&quot;&amp;[.E39]&amp;&quot;,to_date('&quot;&amp;YEAR([.J39])&amp;&quot;-&quot;&amp;MONTH([.J39])&amp;&quot;-&quot;&amp;DAY([.J39])&amp;&quot;','YYYY-MM-DD'),&quot;&amp;[.L39]&amp;&quot;,&quot;&amp;[.M39]&amp;&quot;,&quot;&amp;[.N39]&amp;&quot;,to_date('&quot;&amp;YEAR([.P39])&amp;&quot;-&quot;&amp;MONTH([.P39])&amp;&quot;-&quot;&amp;DAY([.P39])&amp;&quot;','YYYY-MM-DD'),to_date('&quot;&amp;YEAR([.S39])&amp;&quot;-&quot;&amp;MONTH([.S39])&amp;&quot;-&quot;&amp;DAY([.S39])&amp;&quot;','YYYY-MM-DD'),'&quot;&amp;[.T39]&amp;&quot;',to_date('&quot;&amp;YEAR([.U39])&amp;&quot;-&quot;&amp;MONTH([.U39])&amp;&quot;-&quot;&amp;DAY([.U39])&amp;&quot;','YYYY-MM-DD'),'&quot;&amp;[.V39]&amp;&quot;',to_date('&quot;&amp;YEAR([.W39])&amp;&quot;-&quot;&amp;MONTH([.W39])&amp;&quot;-&quot;&amp;DAY([.W39])&amp;&quot;','YYYY-MM-DD'),'&quot;&amp;[.X39]&amp;&quot;');&quot;" office:value-type="string" office:string-value="insert into EMP_HIST (EMP_ID,EMPNO,ENAME,JOB,MGR_EMP_ID,HIREDATE,SAL,COMM,DEPT_ID,EFF_BEG_DTM,EFF_END_DTM,LAST_ACTIVE,AUD_BEG_DTM,AUD_BEG_USR,AUD_END_DTM,AUD_END_USR) values (20,7788,'SCOTT','ANALYST',6,to_date('1982-12-9','YYYY-MM-DD'),3000,null,2,to_date('1982-12-9','YYYY-MM-DD'),to_date('1899-12-30','YYYY-MM-DD'),'',to_date('1982-12-6','YYYY-MM-DD'),'JAMES',to_date('1899-12-30','YYYY-MM-DD'),'');">
            <text:p>insert into EMP_HIST (EMP_ID,EMPNO,ENAME,JOB,MGR_EMP_ID,HIREDATE,SAL,COMM,DEPT_ID,EFF_BEG_DTM,EFF_END_DTM,LAST_ACTIVE,AUD_BEG_DTM,AUD_BEG_USR,AUD_END_DTM,AUD_END_USR) values (20,7788,'SCOTT','ANALYST',6,to_date('1982-12-9','YYYY-MM-DD'),3000,null,2,to_date('1982-12-9','YYYY-MM-DD'),to_date('1899-12-30','YYYY-MM-DD'),'',to_date('1982-12-6','YYYY-MM-DD'),'JAMES',to_date('1899-12-30','YYYY-MM-DD'),'');</text:p>
          </table:table-cell>
          <table:table-cell table:style-name="ce17" office:value-type="string">
            <text:p><text:s/></text:p>
          </table:table-cell>
          <table:table-cell table:style-name="ce19" table:formula="of:=IF([.W39]=&quot;&quot;;[.Z39];[.AA39])" office:value-type="string" office:string-value="insert into EMP (ID,EMPNO,ENAME,JOB,MGR_EMP_ID,HIREDATE,SAL,COMM,DEPT_ID,EFF_BEG_DTM,AUD_BEG_DTM,AUD_BEG_USR) values (20,7788,'SCOTT','ANALYST',6,to_date('1982-12-9','YYYY-MM-DD'),3000,null,2,to_date('1982-12-9','YYYY-MM-DD'),to_date('1982-12-6','YYYY-MM-DD'),'JAMES');">
            <text:p>insert into EMP (ID,EMPNO,ENAME,JOB,MGR_EMP_ID,HIREDATE,SAL,COMM,DEPT_ID,EFF_BEG_DTM,AUD_BEG_DTM,AUD_BEG_USR) values (20,7788,'SCOTT','ANALYST',6,to_date('1982-12-9','YYYY-MM-DD'),3000,null,2,to_date('1982-12-9','YYYY-MM-DD'),to_date('1982-12-6','YYYY-MM-DD'),'JAMES');</text:p>
          </table:table-cell>
          <table:table-cell table:number-columns-repeated="995"/>
        </table:table-row>
        <table:table-row table:style-name="ro1">
          <table:table-cell office:value-type="float" office:value="21">
            <text:p>21</text:p>
          </table:table-cell>
          <table:table-cell table:style-name="ce5" office:value-type="float" office:value="7876">
            <text:p>7876</text:p>
          </table:table-cell>
          <table:table-cell office:value-type="string">
            <text:p>ADAMS</text:p>
          </table:table-cell>
          <table:table-cell office:value-type="string">
            <text:p>CLERK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Scott</text:p>
          </table:table-cell>
          <table:table-cell table:style-name="ce11" office:value-type="date" office:date-value="1983-01-12">
            <text:p>12. Jan. 1983</text:p>
          </table:table-cell>
          <table:table-cell table:style-name="ce14" table:formula="of:=IF([.J40]&lt;[.J39];[.K$1];&quot;&quot;)">
            <text:p/>
          </table:table-cell>
          <table:table-cell office:value-type="float" office:value="1100">
            <text:p>1100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formula="of:=IF([.P40]&lt;[.J40];[.O$1];&quot;&quot;)">
            <text:p/>
          </table:table-cell>
          <table:table-cell table:style-name="ce11" office:value-type="date" office:date-value="1983-01-12">
            <text:p>12. Jan. 1983</text:p>
          </table:table-cell>
          <table:table-cell table:style-name="ce14" table:formula="of:=IF([.P40]&lt;[.P39];[.Q$1];&quot;&quot;)">
            <text:p/>
          </table:table-cell>
          <table:table-cell table:style-name="ce14" table:formula="of:=IF(AND([.P40]&gt;[.S40];[.S40]&lt;&gt;0);[.R$1];&quot;&quot;)">
            <text:p/>
          </table:table-cell>
          <table:table-cell table:style-name="ce11"/>
          <table:table-cell/>
          <table:table-cell table:style-name="ce16" table:formula="of:=[.P40]+(RAND()-0.5)*5" office:value-type="date" office:date-value="1983-01-09T14:09:25.136719">
            <text:p>9. Jan. 1983</text:p>
          </table:table-cell>
          <table:table-cell table:style-name="ce16" table:formula="of:=VLOOKUP([.U40];[Sheet2.$A$2:.$B$6];2)" office:value-type="string" office:string-value="SMITH">
            <text:p>SMITH</text:p>
          </table:table-cell>
          <table:table-cell table:style-name="ce16" table:formula="of:=IF([.S40]&lt;&gt;0;[.S40]+(RAND()-0.5)*5;&quot;&quot;)">
            <text:p/>
          </table:table-cell>
          <table:table-cell table:style-name="ce16" table:formula="of:=IF([.W40]&lt;&gt;&quot;&quot;;VLOOKUP([.W40];[Sheet2.$A$2:.$B$6];2);&quot;&quot;)">
            <text:p/>
          </table:table-cell>
          <table:table-cell/>
          <table:table-cell table:formula="of:=[.Z$1]&amp;[.A40]&amp;&quot;,&quot;&amp;[.B40]&amp;&quot;,'&quot;&amp;[.C40]&amp;&quot;','&quot;&amp;[.D40]&amp;&quot;',&quot;&amp;[.E40]&amp;&quot;,to_date('&quot;&amp;YEAR([.J40])&amp;&quot;-&quot;&amp;MONTH([.J40])&amp;&quot;-&quot;&amp;DAY([.J40])&amp;&quot;','YYYY-MM-DD'),&quot;&amp;[.L40]&amp;&quot;,&quot;&amp;[.M40]&amp;&quot;,&quot;&amp;[.N40]&amp;&quot;,to_date('&quot;&amp;YEAR([.P40])&amp;&quot;-&quot;&amp;MONTH([.P40])&amp;&quot;-&quot;&amp;DAY([.P40])&amp;&quot;','YYYY-MM-DD'),to_date('&quot;&amp;YEAR([.U40])&amp;&quot;-&quot;&amp;MONTH([.U40])&amp;&quot;-&quot;&amp;DAY([.U40])&amp;&quot;','YYYY-MM-DD'),'&quot;&amp;[.V40]&amp;&quot;');&quot;" office:value-type="string" office:string-value="insert into EMP (ID,EMPNO,ENAME,JOB,MGR_EMP_ID,HIREDATE,SAL,COMM,DEPT_ID,EFF_BEG_DTM,AUD_BEG_DTM,AUD_BEG_USR) values (21,7876,'ADAMS','CLERK',20,to_date('1983-1-12','YYYY-MM-DD'),1100,null,2,to_date('1983-1-12','YYYY-MM-DD'),to_date('1983-1-9','YYYY-MM-DD'),'SMITH');">
            <text:p>insert into EMP (ID,EMPNO,ENAME,JOB,MGR_EMP_ID,HIREDATE,SAL,COMM,DEPT_ID,EFF_BEG_DTM,AUD_BEG_DTM,AUD_BEG_USR) values (21,7876,'ADAMS','CLERK',20,to_date('1983-1-12','YYYY-MM-DD'),1100,null,2,to_date('1983-1-12','YYYY-MM-DD'),to_date('1983-1-9','YYYY-MM-DD'),'SMITH');</text:p>
          </table:table-cell>
          <table:table-cell table:style-name="ce19" table:formula="of:=[.AA$1]&amp;[.A40]&amp;&quot;,&quot;&amp;[.B40]&amp;&quot;,'&quot;&amp;[.C40]&amp;&quot;','&quot;&amp;[.D40]&amp;&quot;',&quot;&amp;[.E40]&amp;&quot;,to_date('&quot;&amp;YEAR([.J40])&amp;&quot;-&quot;&amp;MONTH([.J40])&amp;&quot;-&quot;&amp;DAY([.J40])&amp;&quot;','YYYY-MM-DD'),&quot;&amp;[.L40]&amp;&quot;,&quot;&amp;[.M40]&amp;&quot;,&quot;&amp;[.N40]&amp;&quot;,to_date('&quot;&amp;YEAR([.P40])&amp;&quot;-&quot;&amp;MONTH([.P40])&amp;&quot;-&quot;&amp;DAY([.P40])&amp;&quot;','YYYY-MM-DD'),to_date('&quot;&amp;YEAR([.S40])&amp;&quot;-&quot;&amp;MONTH([.S40])&amp;&quot;-&quot;&amp;DAY([.S40])&amp;&quot;','YYYY-MM-DD'),'&quot;&amp;[.T40]&amp;&quot;',to_date('&quot;&amp;YEAR([.U40])&amp;&quot;-&quot;&amp;MONTH([.U40])&amp;&quot;-&quot;&amp;DAY([.U40])&amp;&quot;','YYYY-MM-DD'),'&quot;&amp;[.V40]&amp;&quot;',to_date('&quot;&amp;YEAR([.W40])&amp;&quot;-&quot;&amp;MONTH([.W40])&amp;&quot;-&quot;&amp;DAY([.W40])&amp;&quot;','YYYY-MM-DD'),'&quot;&amp;[.X40]&amp;&quot;');&quot;" office:value-type="string" office:string-value="insert into EMP_HIST (EMP_ID,EMPNO,ENAME,JOB,MGR_EMP_ID,HIREDATE,SAL,COMM,DEPT_ID,EFF_BEG_DTM,EFF_END_DTM,LAST_ACTIVE,AUD_BEG_DTM,AUD_BEG_USR,AUD_END_DTM,AUD_END_USR) values (21,7876,'ADAMS','CLERK',20,to_date('1983-1-12','YYYY-MM-DD'),1100,null,2,to_date('1983-1-12','YYYY-MM-DD'),to_date('1899-12-30','YYYY-MM-DD'),'',to_date('1983-1-9','YYYY-MM-DD'),'SMITH',to_date('1899-12-30','YYYY-MM-DD'),'');">
            <text:p>insert into EMP_HIST (EMP_ID,EMPNO,ENAME,JOB,MGR_EMP_ID,HIREDATE,SAL,COMM,DEPT_ID,EFF_BEG_DTM,EFF_END_DTM,LAST_ACTIVE,AUD_BEG_DTM,AUD_BEG_USR,AUD_END_DTM,AUD_END_USR) values (21,7876,'ADAMS','CLERK',20,to_date('1983-1-12','YYYY-MM-DD'),1100,null,2,to_date('1983-1-12','YYYY-MM-DD'),to_date('1899-12-30','YYYY-MM-DD'),'',to_date('1983-1-9','YYYY-MM-DD'),'SMITH',to_date('1899-12-30','YYYY-MM-DD'),'');</text:p>
          </table:table-cell>
          <table:table-cell table:style-name="ce17" office:value-type="string">
            <text:p><text:s/></text:p>
          </table:table-cell>
          <table:table-cell table:style-name="ce19" table:formula="of:=IF([.W40]=&quot;&quot;;[.Z40];[.AA40])" office:value-type="string" office:string-value="insert into EMP (ID,EMPNO,ENAME,JOB,MGR_EMP_ID,HIREDATE,SAL,COMM,DEPT_ID,EFF_BEG_DTM,AUD_BEG_DTM,AUD_BEG_USR) values (21,7876,'ADAMS','CLERK',20,to_date('1983-1-12','YYYY-MM-DD'),1100,null,2,to_date('1983-1-12','YYYY-MM-DD'),to_date('1983-1-9','YYYY-MM-DD'),'SMITH');">
            <text:p>insert into EMP (ID,EMPNO,ENAME,JOB,MGR_EMP_ID,HIREDATE,SAL,COMM,DEPT_ID,EFF_BEG_DTM,AUD_BEG_DTM,AUD_BEG_USR) values (21,7876,'ADAMS','CLERK',20,to_date('1983-1-12','YYYY-MM-DD'),1100,null,2,to_date('1983-1-12','YYYY-MM-DD'),to_date('1983-1-9','YYYY-MM-DD'),'SMITH');</text:p>
          </table:table-cell>
          <table:table-cell table:number-columns-repeated="995"/>
        </table:table-row>
        <table:table-row table:style-name="ro1">
          <table:table-cell table:style-name="ce2"/>
          <table:table-cell table:style-name="ce7" table:number-columns-repeated="9"/>
          <table:table-cell table:style-name="ce15"/>
          <table:table-cell table:style-name="ce7" table:number-columns-repeated="3"/>
          <table:table-cell table:style-name="ce15"/>
          <table:table-cell table:style-name="ce7" table:number-columns-repeated="4"/>
          <table:table-cell table:style-name="ce2" table:number-columns-repeated="5"/>
          <table:table-cell/>
          <table:table-cell table:style-name="ce7" table:number-columns-repeated="2"/>
          <table:table-cell/>
          <table:table-cell table:style-name="ce7" table:number-columns-repeated="996"/>
        </table:table-row>
        <table:table-row table:style-name="ro1">
          <table:table-cell table:number-columns-repeated="20"/>
          <table:table-cell table:style-name="ce16" table:formula="of:=MIN([.U1:.U41])" office:value-type="date" office:date-value="1980-10-30T15:20:23.4375">
            <text:p>30. Oct. 1980</text:p>
          </table:table-cell>
          <table:table-cell table:style-name="ce16"/>
          <table:table-cell table:style-name="ce16" table:formula="of:=MIN([.W1:.W41])" office:value-type="date" office:date-value="1981-05-14T13:13:07.5">
            <text:p>14. May. 1981</text:p>
          </table:table-cell>
          <table:table-cell table:style-name="ce16"/>
          <table:table-cell table:number-columns-repeated="1000"/>
        </table:table-row>
        <table:table-row table:style-name="ro2">
          <table:table-cell table:number-columns-repeated="20"/>
          <table:table-cell table:style-name="ce16" table:formula="of:=MAX([.U1:.U41])" office:value-type="date" office:date-value="1983-02-28T08:29:30.117188">
            <text:p>28. Feb. 1983</text:p>
          </table:table-cell>
          <table:table-cell table:style-name="ce16"/>
          <table:table-cell table:style-name="ce16" table:formula="of:=MAX([.W1:.W41])" office:value-type="date" office:date-value="1983-02-24T10:41:12.363281">
            <text:p>24. Feb. 1983</text:p>
          </table:table-cell>
          <table:table-cell table:style-name="ce16"/>
          <table:table-cell/>
          <table:table-cell office:value-type="string">
            <text:p><text:span text:style-name="T1">A</text:span>,<text:span text:style-name="T2">B</text:span>,<text:span text:style-name="T3">C,</text:span><text:span text:style-name="T4">D,</text:span><text:span text:style-name="T5">E,</text:span><text:span text:style-name="T6">J,</text:span><text:span text:style-name="T7">L,</text:span><text:span text:style-name="T8">M,</text:span><text:span text:style-name="T1">N,</text:span><text:span text:style-name="T2">P,</text:span><text:span text:style-name="T3">U,</text:span><text:span text:style-name="T4">V</text:span></text:p>
          </table:table-cell>
          <table:table-cell table:style-name="Default" office:value-type="string">
            <text:p><text:span text:style-name="T1">A,</text:span><text:span text:style-name="T2">B</text:span><text:span text:style-name="T1">,</text:span><text:span text:style-name="T3">C</text:span><text:span text:style-name="T1">,</text:span><text:span text:style-name="T4">D</text:span><text:span text:style-name="T1">,</text:span><text:span text:style-name="T5">E</text:span><text:span text:style-name="T1">,</text:span><text:span text:style-name="T6">J</text:span><text:span text:style-name="T1">,</text:span><text:span text:style-name="T7">L</text:span><text:span text:style-name="T1">,</text:span><text:span text:style-name="T8">M</text:span><text:span text:style-name="T1">,N,</text:span><text:span text:style-name="T2">P</text:span><text:span text:style-name="T1">,</text:span><text:span text:style-name="T3">S</text:span><text:span text:style-name="T1">,</text:span><text:span text:style-name="T4">T</text:span><text:span text:style-name="T1">,</text:span><text:span text:style-name="T5">U</text:span><text:span text:style-name="T1">,</text:span><text:span text:style-name="T6">V</text:span><text:span text:style-name="T1">,</text:span><text:span text:style-name="T7">W</text:span><text:span text:style-name="T1">,</text:span><text:span text:style-name="T8">X</text:span></text:p>
          </table:table-cell>
          <table:table-cell table:number-columns-repeated="997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4" table:default-cell-style-name="ce18"/>
        <table:table-column table:style-name="co4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date" office:date-value="1980-01-01">
            <text:p>01/01/80</text:p>
          </table:table-cell>
          <table:table-cell office:value-type="string">
            <text:p>DAVIS</text:p>
          </table:table-cell>
        </table:table-row>
        <table:table-row table:style-name="ro1">
          <table:table-cell office:value-type="date" office:date-value="1981-01-01">
            <text:p>01/01/81</text:p>
          </table:table-cell>
          <table:table-cell office:value-type="string">
            <text:p>THOMPSON</text:p>
          </table:table-cell>
        </table:table-row>
        <table:table-row table:style-name="ro1">
          <table:table-cell office:value-type="date" office:date-value="1981-08-21">
            <text:p>08/21/81</text:p>
          </table:table-cell>
          <table:table-cell office:value-type="string">
            <text:p>SMITH</text:p>
          </table:table-cell>
        </table:table-row>
        <table:table-row table:style-name="ro1">
          <table:table-cell office:value-type="date" office:date-value="1982-01-01">
            <text:p>01/01/82</text:p>
          </table:table-cell>
          <table:table-cell office:value-type="string">
            <text:p>JAMES</text:p>
          </table:table-cell>
        </table:table-row>
        <table:table-row table:style-name="ro1">
          <table:table-cell office:value-type="date" office:date-value="1983-01-01">
            <text:p>01/01/83</text:p>
          </table:table-cell>
          <table:table-cell office:value-type="string">
            <text:p>SMITH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S1048573">
          <table:sort>
            <table:sort-by table:field-number="1" table:data-type="automatic"/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8">04/18/2012</text:date>, <text:time>08:0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8H42M13S</meta:editing-duration>
    <meta:editing-cycles>40</meta:editing-cycles>
    <meta:generator>OpenOffice.org/3.3$Win32 OpenOffice.org_project/330m20$Build-9567</meta:generator>
    <dc:date>2012-04-18T08:03:51.63</dc:date>
    <dc:creator>Duane Dieterich</dc:creator>
    <meta:document-statistic meta:table-count="3" meta:cell-count="1005" meta:object-count="0"/>
    <meta:user-defined meta:name="Info 1"/>
    <meta:user-defined meta:name="Info 2"/>
    <meta:user-defined meta:name="Info 3"/>
    <meta:user-defined meta:name="Info 4"/>
  </office:meta>
</office:document-meta>
</file>